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images/Bitmaps/sc_userimages.png" manifest:media-type=""/>
  <manifest:file-entry manifest:full-path="Configurations2/images/sc_imagelis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9D000000237A702FEA8C9702C9.gif" manifest:media-type="image/gif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vp_5f_tab_5f_synopsis" style:display-name="dvp_tab_synopsis" style:family="table">
      <style:table-properties style:width="16cm" fo:margin-top="0cm" fo:margin-bottom="0cm" table:align="center" fo:background-color="#ccffff">
        <style:background-image/>
      </style:table-properties>
    </style:style>
    <style:style style:name="dvp_5f_tab_5f_synopsis.A" style:display-name="dvp_tab_synopsis.A" style:family="table-column">
      <style:table-column-properties style:column-width="16cm"/>
    </style:style>
    <style:style style:name="dvp_5f_tab_5f_synopsis.A1" style:display-name="dvp_tab_synopsis.A1" style:family="table-cell">
      <style:table-cell-properties fo:padding="0.499cm" fo:border="0.05pt solid #0099ff"/>
    </style:style>
    <style:style style:name="dvp_5f_code_5f_bash_5f_1" style:display-name="dvp_code_bash_1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1.A" style:display-name="dvp_code_bash_1.A" style:family="table-column">
      <style:table-column-properties style:column-width="2.85cm" style:rel-column-width="23*"/>
    </style:style>
    <style:style style:name="dvp_5f_code_5f_bash_5f_1.1" style:display-name="dvp_code_bash_1.1" style:family="table-row">
      <style:table-row-properties fo:background-color="#e6e6ff" style:weight="bold">
        <style:background-image/>
      </style:table-row-properties>
    </style:style>
    <style:style style:name="dvp_5f_code_5f_bash_5f_1.A1" style:display-name="dvp_code_bash_1.A1" style:family="table-cell">
      <style:table-cell-properties fo:padding="0cm" fo:border="0.55pt solid #000000"/>
    </style:style>
    <style:style style:name="dvp_5f_code_5f_bash_5f_1.2" style:display-name="dvp_code_bash_1.2" style:family="table-row">
      <style:table-row-properties fo:background-color="#ffffcc" style:font="Courier New">
        <style:background-image/>
      </style:table-row-properties>
    </style:style>
    <style:style style:name="dvp_5f_code_5f_bash_5f_2" style:display-name="dvp_code_bash_2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2.A" style:display-name="dvp_code_bash_2.A" style:family="table-column">
      <style:table-column-properties style:column-width="2.85cm" style:rel-column-width="23*"/>
    </style:style>
    <style:style style:name="dvp_5f_code_5f_bash_5f_2.1" style:display-name="dvp_code_bash_2.1" style:family="table-row">
      <style:table-row-properties fo:background-color="#e6e6ff" style:weight="bold">
        <style:background-image/>
      </style:table-row-properties>
    </style:style>
    <style:style style:name="dvp_5f_code_5f_bash_5f_2.A1" style:display-name="dvp_code_bash_2.A1" style:family="table-cell">
      <style:table-cell-properties fo:padding="0cm" fo:border="0.55pt solid #000000"/>
    </style:style>
    <style:style style:name="dvp_5f_code_5f_bash_5f_2.2" style:display-name="dvp_code_bash_2.2" style:family="table-row">
      <style:table-row-properties fo:background-color="#ffffcc" style:font="Courier New">
        <style:background-image/>
      </style:table-row-properties>
    </style:style>
    <style:style style:name="dvp_5f_code_5f_bash_5f_3" style:display-name="dvp_code_bash_3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3.A" style:display-name="dvp_code_bash_3.A" style:family="table-column">
      <style:table-column-properties style:column-width="2.85cm" style:rel-column-width="23*"/>
    </style:style>
    <style:style style:name="dvp_5f_code_5f_bash_5f_3.1" style:display-name="dvp_code_bash_3.1" style:family="table-row">
      <style:table-row-properties fo:background-color="#e6e6ff" style:weight="bold">
        <style:background-image/>
      </style:table-row-properties>
    </style:style>
    <style:style style:name="dvp_5f_code_5f_bash_5f_3.A1" style:display-name="dvp_code_bash_3.A1" style:family="table-cell">
      <style:table-cell-properties fo:padding="0cm" fo:border="0.55pt solid #000000"/>
    </style:style>
    <style:style style:name="dvp_5f_code_5f_bash_5f_3.2" style:display-name="dvp_code_bash_3.2" style:family="table-row">
      <style:table-row-properties fo:background-color="#ffffcc" style:font="Courier New">
        <style:background-image/>
      </style:table-row-properties>
    </style:style>
    <style:style style:name="dvp_5f_code_5f_bash_5f_4" style:display-name="dvp_code_bash_4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4.A" style:display-name="dvp_code_bash_4.A" style:family="table-column">
      <style:table-column-properties style:column-width="2.85cm" style:rel-column-width="23*"/>
    </style:style>
    <style:style style:name="dvp_5f_code_5f_bash_5f_4.1" style:display-name="dvp_code_bash_4.1" style:family="table-row">
      <style:table-row-properties fo:background-color="#e6e6ff" style:weight="bold">
        <style:background-image/>
      </style:table-row-properties>
    </style:style>
    <style:style style:name="dvp_5f_code_5f_bash_5f_4.A1" style:display-name="dvp_code_bash_4.A1" style:family="table-cell">
      <style:table-cell-properties fo:padding="0cm" fo:border="0.55pt solid #000000"/>
    </style:style>
    <style:style style:name="dvp_5f_code_5f_bash_5f_4.2" style:display-name="dvp_code_bash_4.2" style:family="table-row">
      <style:table-row-properties fo:background-color="#ffffcc" style:font="Courier New">
        <style:background-image/>
      </style:table-row-properties>
    </style:style>
    <style:style style:name="dvp_5f_code_5f_bash_5f_5" style:display-name="dvp_code_bash_5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5.A" style:display-name="dvp_code_bash_5.A" style:family="table-column">
      <style:table-column-properties style:column-width="2.85cm" style:rel-column-width="23*"/>
    </style:style>
    <style:style style:name="dvp_5f_code_5f_bash_5f_5.1" style:display-name="dvp_code_bash_5.1" style:family="table-row">
      <style:table-row-properties fo:background-color="#e6e6ff" style:weight="bold">
        <style:background-image/>
      </style:table-row-properties>
    </style:style>
    <style:style style:name="dvp_5f_code_5f_bash_5f_5.A1" style:display-name="dvp_code_bash_5.A1" style:family="table-cell">
      <style:table-cell-properties fo:padding="0cm" fo:border="0.55pt solid #000000"/>
    </style:style>
    <style:style style:name="dvp_5f_code_5f_bash_5f_5.2" style:display-name="dvp_code_bash_5.2" style:family="table-row">
      <style:table-row-properties fo:background-color="#ffffcc" style:font="Courier New">
        <style:background-image/>
      </style:table-row-properties>
    </style:style>
    <style:style style:name="dvp_5f_code_5f_bash_5f_6" style:display-name="dvp_code_bash_6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6.A" style:display-name="dvp_code_bash_6.A" style:family="table-column">
      <style:table-column-properties style:column-width="2.85cm" style:rel-column-width="23*"/>
    </style:style>
    <style:style style:name="dvp_5f_code_5f_bash_5f_6.1" style:display-name="dvp_code_bash_6.1" style:family="table-row">
      <style:table-row-properties fo:background-color="#e6e6ff" style:weight="bold">
        <style:background-image/>
      </style:table-row-properties>
    </style:style>
    <style:style style:name="dvp_5f_code_5f_bash_5f_6.A1" style:display-name="dvp_code_bash_6.A1" style:family="table-cell">
      <style:table-cell-properties fo:padding="0cm" fo:border="0.55pt solid #000000"/>
    </style:style>
    <style:style style:name="dvp_5f_code_5f_bash_5f_6.2" style:display-name="dvp_code_bash_6.2" style:family="table-row">
      <style:table-row-properties fo:background-color="#ffffcc" style:font="Courier New">
        <style:background-image/>
      </style:table-row-properties>
    </style:style>
    <style:style style:name="dvp_5f_code_5f_bash_5f_7" style:display-name="dvp_code_bash_7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7.A" style:display-name="dvp_code_bash_7.A" style:family="table-column">
      <style:table-column-properties style:column-width="2.85cm" style:rel-column-width="23*"/>
    </style:style>
    <style:style style:name="dvp_5f_code_5f_bash_5f_7.1" style:display-name="dvp_code_bash_7.1" style:family="table-row">
      <style:table-row-properties fo:background-color="#e6e6ff" style:weight="bold">
        <style:background-image/>
      </style:table-row-properties>
    </style:style>
    <style:style style:name="dvp_5f_code_5f_bash_5f_7.A1" style:display-name="dvp_code_bash_7.A1" style:family="table-cell">
      <style:table-cell-properties fo:padding="0cm" fo:border="0.55pt solid #000000"/>
    </style:style>
    <style:style style:name="dvp_5f_code_5f_bash_5f_7.2" style:display-name="dvp_code_bash_7.2" style:family="table-row">
      <style:table-row-properties fo:background-color="#ffffcc" style:font="Courier New">
        <style:background-image/>
      </style:table-row-properties>
    </style:style>
    <style:style style:name="dvp_5f_code_5f_bash_5f_8" style:display-name="dvp_code_bash_8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8.A" style:display-name="dvp_code_bash_8.A" style:family="table-column">
      <style:table-column-properties style:column-width="2.85cm" style:rel-column-width="23*"/>
    </style:style>
    <style:style style:name="dvp_5f_code_5f_bash_5f_8.1" style:display-name="dvp_code_bash_8.1" style:family="table-row">
      <style:table-row-properties fo:background-color="#e6e6ff" style:weight="bold">
        <style:background-image/>
      </style:table-row-properties>
    </style:style>
    <style:style style:name="dvp_5f_code_5f_bash_5f_8.A1" style:display-name="dvp_code_bash_8.A1" style:family="table-cell">
      <style:table-cell-properties fo:padding="0cm" fo:border="0.55pt solid #000000"/>
    </style:style>
    <style:style style:name="dvp_5f_code_5f_bash_5f_8.2" style:display-name="dvp_code_bash_8.2" style:family="table-row">
      <style:table-row-properties fo:background-color="#ffffcc" style:font="Courier New">
        <style:background-image/>
      </style:table-row-properties>
    </style:style>
    <style:style style:name="dvp_5f_code_5f_bash_5f_9" style:display-name="dvp_code_bash_9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9.A" style:display-name="dvp_code_bash_9.A" style:family="table-column">
      <style:table-column-properties style:column-width="2.85cm" style:rel-column-width="23*"/>
    </style:style>
    <style:style style:name="dvp_5f_code_5f_bash_5f_9.1" style:display-name="dvp_code_bash_9.1" style:family="table-row">
      <style:table-row-properties fo:background-color="#e6e6ff" style:weight="bold">
        <style:background-image/>
      </style:table-row-properties>
    </style:style>
    <style:style style:name="dvp_5f_code_5f_bash_5f_9.A1" style:display-name="dvp_code_bash_9.A1" style:family="table-cell">
      <style:table-cell-properties fo:padding="0cm" fo:border="0.55pt solid #000000"/>
    </style:style>
    <style:style style:name="dvp_5f_code_5f_bash_5f_9.2" style:display-name="dvp_code_bash_9.2" style:family="table-row">
      <style:table-row-properties fo:background-color="#ffffcc" style:font="Courier New">
        <style:background-image/>
      </style:table-row-properties>
    </style:style>
    <style:style style:name="dvp_5f_code_5f_bash_5f_10" style:display-name="dvp_code_bash_10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10.A" style:display-name="dvp_code_bash_10.A" style:family="table-column">
      <style:table-column-properties style:column-width="2.85cm" style:rel-column-width="23*"/>
    </style:style>
    <style:style style:name="dvp_5f_code_5f_bash_5f_10.1" style:display-name="dvp_code_bash_10.1" style:family="table-row">
      <style:table-row-properties fo:background-color="#e6e6ff" style:weight="bold">
        <style:background-image/>
      </style:table-row-properties>
    </style:style>
    <style:style style:name="dvp_5f_code_5f_bash_5f_10.A1" style:display-name="dvp_code_bash_10.A1" style:family="table-cell">
      <style:table-cell-properties fo:padding="0cm" fo:border="0.55pt solid #000000"/>
    </style:style>
    <style:style style:name="dvp_5f_code_5f_bash_5f_10.2" style:display-name="dvp_code_bash_10.2" style:family="table-row">
      <style:table-row-properties fo:background-color="#ffffcc" style:font="Courier New">
        <style:background-image/>
      </style:table-row-properties>
    </style:style>
    <style:style style:name="dvp_5f_code_5f_bash_5f_11" style:display-name="dvp_code_bash_11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11.A" style:display-name="dvp_code_bash_11.A" style:family="table-column">
      <style:table-column-properties style:column-width="2.85cm" style:rel-column-width="23*"/>
    </style:style>
    <style:style style:name="dvp_5f_code_5f_bash_5f_11.1" style:display-name="dvp_code_bash_11.1" style:family="table-row">
      <style:table-row-properties fo:background-color="#e6e6ff" style:weight="bold">
        <style:background-image/>
      </style:table-row-properties>
    </style:style>
    <style:style style:name="dvp_5f_code_5f_bash_5f_11.A1" style:display-name="dvp_code_bash_11.A1" style:family="table-cell">
      <style:table-cell-properties fo:padding="0cm" fo:border="0.55pt solid #000000"/>
    </style:style>
    <style:style style:name="dvp_5f_code_5f_bash_5f_11.2" style:display-name="dvp_code_bash_11.2" style:family="table-row">
      <style:table-row-properties fo:background-color="#ffffcc" style:font="Courier New">
        <style:background-image/>
      </style:table-row-properties>
    </style:style>
    <style:style style:name="dvp_5f_code_5f_bash_5f_12" style:display-name="dvp_code_bash_12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12.A" style:display-name="dvp_code_bash_12.A" style:family="table-column">
      <style:table-column-properties style:column-width="2.85cm" style:rel-column-width="23*"/>
    </style:style>
    <style:style style:name="dvp_5f_code_5f_bash_5f_12.1" style:display-name="dvp_code_bash_12.1" style:family="table-row">
      <style:table-row-properties fo:background-color="#e6e6ff" style:weight="bold">
        <style:background-image/>
      </style:table-row-properties>
    </style:style>
    <style:style style:name="dvp_5f_code_5f_bash_5f_12.A1" style:display-name="dvp_code_bash_12.A1" style:family="table-cell">
      <style:table-cell-properties fo:padding="0cm" fo:border="0.55pt solid #000000"/>
    </style:style>
    <style:style style:name="dvp_5f_code_5f_bash_5f_12.2" style:display-name="dvp_code_bash_12.2" style:family="table-row">
      <style:table-row-properties fo:background-color="#ffffcc" style:font="Courier New">
        <style:background-image/>
      </style:table-row-properties>
    </style:style>
    <style:style style:name="dvp_5f_code_5f_bash_5f_13" style:display-name="dvp_code_bash_13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13.A" style:display-name="dvp_code_bash_13.A" style:family="table-column">
      <style:table-column-properties style:column-width="2.85cm" style:rel-column-width="23*"/>
    </style:style>
    <style:style style:name="dvp_5f_code_5f_bash_5f_13.1" style:display-name="dvp_code_bash_13.1" style:family="table-row">
      <style:table-row-properties fo:background-color="#e6e6ff" style:weight="bold">
        <style:background-image/>
      </style:table-row-properties>
    </style:style>
    <style:style style:name="dvp_5f_code_5f_bash_5f_13.A1" style:display-name="dvp_code_bash_13.A1" style:family="table-cell">
      <style:table-cell-properties fo:padding="0cm" fo:border="0.55pt solid #000000"/>
    </style:style>
    <style:style style:name="dvp_5f_code_5f_bash_5f_13.2" style:display-name="dvp_code_bash_13.2" style:family="table-row">
      <style:table-row-properties fo:background-color="#ffffcc" style:font="Courier New">
        <style:background-image/>
      </style:table-row-properties>
    </style:style>
    <style:style style:name="dvp_5f_code_5f_bash_5f_14" style:display-name="dvp_code_bash_14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14.A" style:display-name="dvp_code_bash_14.A" style:family="table-column">
      <style:table-column-properties style:column-width="2.85cm" style:rel-column-width="23*"/>
    </style:style>
    <style:style style:name="dvp_5f_code_5f_bash_5f_14.1" style:display-name="dvp_code_bash_14.1" style:family="table-row">
      <style:table-row-properties fo:background-color="#e6e6ff" style:weight="bold">
        <style:background-image/>
      </style:table-row-properties>
    </style:style>
    <style:style style:name="dvp_5f_code_5f_bash_5f_14.A1" style:display-name="dvp_code_bash_14.A1" style:family="table-cell">
      <style:table-cell-properties fo:padding="0cm" fo:border="0.55pt solid #000000"/>
    </style:style>
    <style:style style:name="dvp_5f_code_5f_bash_5f_14.2" style:display-name="dvp_code_bash_14.2" style:family="table-row">
      <style:table-row-properties fo:background-color="#ffffcc" style:font="Courier New">
        <style:background-image/>
      </style:table-row-properties>
    </style:style>
    <style:style style:name="dvp_5f_code_5f_bash_5f_15" style:display-name="dvp_code_bash_15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15.A" style:display-name="dvp_code_bash_15.A" style:family="table-column">
      <style:table-column-properties style:column-width="2.85cm" style:rel-column-width="23*"/>
    </style:style>
    <style:style style:name="dvp_5f_code_5f_bash_5f_15.1" style:display-name="dvp_code_bash_15.1" style:family="table-row">
      <style:table-row-properties fo:background-color="#e6e6ff" style:weight="bold">
        <style:background-image/>
      </style:table-row-properties>
    </style:style>
    <style:style style:name="dvp_5f_code_5f_bash_5f_15.A1" style:display-name="dvp_code_bash_15.A1" style:family="table-cell">
      <style:table-cell-properties fo:padding="0cm" fo:border="0.55pt solid #000000"/>
    </style:style>
    <style:style style:name="dvp_5f_code_5f_bash_5f_15.2" style:display-name="dvp_code_bash_15.2" style:family="table-row">
      <style:table-row-properties fo:background-color="#ffffcc" style:font="Courier New">
        <style:background-image/>
      </style:table-row-properties>
    </style:style>
    <style:style style:name="dvp_5f_code_5f_bash_5f_16" style:display-name="dvp_code_bash_16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16.A" style:display-name="dvp_code_bash_16.A" style:family="table-column">
      <style:table-column-properties style:column-width="2.85cm" style:rel-column-width="23*"/>
    </style:style>
    <style:style style:name="dvp_5f_code_5f_bash_5f_16.1" style:display-name="dvp_code_bash_16.1" style:family="table-row">
      <style:table-row-properties fo:background-color="#e6e6ff" style:weight="bold">
        <style:background-image/>
      </style:table-row-properties>
    </style:style>
    <style:style style:name="dvp_5f_code_5f_bash_5f_16.A1" style:display-name="dvp_code_bash_16.A1" style:family="table-cell">
      <style:table-cell-properties fo:padding="0cm" fo:border="0.55pt solid #000000"/>
    </style:style>
    <style:style style:name="dvp_5f_code_5f_bash_5f_16.2" style:display-name="dvp_code_bash_16.2" style:family="table-row">
      <style:table-row-properties fo:background-color="#ffffcc" style:font="Courier New">
        <style:background-image/>
      </style:table-row-properties>
    </style:style>
    <style:style style:name="dvp_5f_code_5f_bash_5f_17" style:display-name="dvp_code_bash_17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17.A" style:display-name="dvp_code_bash_17.A" style:family="table-column">
      <style:table-column-properties style:column-width="2.85cm" style:rel-column-width="23*"/>
    </style:style>
    <style:style style:name="dvp_5f_code_5f_bash_5f_17.1" style:display-name="dvp_code_bash_17.1" style:family="table-row">
      <style:table-row-properties fo:background-color="#e6e6ff" style:weight="bold">
        <style:background-image/>
      </style:table-row-properties>
    </style:style>
    <style:style style:name="dvp_5f_code_5f_bash_5f_17.A1" style:display-name="dvp_code_bash_17.A1" style:family="table-cell">
      <style:table-cell-properties fo:padding="0cm" fo:border="0.55pt solid #000000"/>
    </style:style>
    <style:style style:name="dvp_5f_code_5f_bash_5f_17.2" style:display-name="dvp_code_bash_17.2" style:family="table-row">
      <style:table-row-properties fo:background-color="#ffffcc" style:font="Courier New">
        <style:background-image/>
      </style:table-row-properties>
    </style:style>
    <style:style style:name="dvp_5f_code_5f_bash_5f_18" style:display-name="dvp_code_bash_18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18.A" style:display-name="dvp_code_bash_18.A" style:family="table-column">
      <style:table-column-properties style:column-width="2.85cm" style:rel-column-width="23*"/>
    </style:style>
    <style:style style:name="dvp_5f_code_5f_bash_5f_18.1" style:display-name="dvp_code_bash_18.1" style:family="table-row">
      <style:table-row-properties fo:background-color="#e6e6ff" style:weight="bold">
        <style:background-image/>
      </style:table-row-properties>
    </style:style>
    <style:style style:name="dvp_5f_code_5f_bash_5f_18.A1" style:display-name="dvp_code_bash_18.A1" style:family="table-cell">
      <style:table-cell-properties fo:padding="0cm" fo:border="0.55pt solid #000000"/>
    </style:style>
    <style:style style:name="dvp_5f_code_5f_bash_5f_18.2" style:display-name="dvp_code_bash_18.2" style:family="table-row">
      <style:table-row-properties fo:background-color="#ffffcc" style:font="Courier New">
        <style:background-image/>
      </style:table-row-properties>
    </style:style>
    <style:style style:name="dvp_5f_code_5f_bash_5f_19" style:display-name="dvp_code_bash_19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19.A" style:display-name="dvp_code_bash_19.A" style:family="table-column">
      <style:table-column-properties style:column-width="2.85cm" style:rel-column-width="23*"/>
    </style:style>
    <style:style style:name="dvp_5f_code_5f_bash_5f_19.1" style:display-name="dvp_code_bash_19.1" style:family="table-row">
      <style:table-row-properties fo:background-color="#e6e6ff" style:weight="bold">
        <style:background-image/>
      </style:table-row-properties>
    </style:style>
    <style:style style:name="dvp_5f_code_5f_bash_5f_19.A1" style:display-name="dvp_code_bash_19.A1" style:family="table-cell">
      <style:table-cell-properties fo:padding="0cm" fo:border="0.55pt solid #000000"/>
    </style:style>
    <style:style style:name="dvp_5f_code_5f_bash_5f_19.2" style:display-name="dvp_code_bash_19.2" style:family="table-row">
      <style:table-row-properties fo:background-color="#ffffcc" style:font="Courier New">
        <style:background-image/>
      </style:table-row-properties>
    </style:style>
    <style:style style:name="dvp_5f_code_5f_bash_5f_20" style:display-name="dvp_code_bash_20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20.A" style:display-name="dvp_code_bash_20.A" style:family="table-column">
      <style:table-column-properties style:column-width="2.85cm" style:rel-column-width="23*"/>
    </style:style>
    <style:style style:name="dvp_5f_code_5f_bash_5f_20.1" style:display-name="dvp_code_bash_20.1" style:family="table-row">
      <style:table-row-properties fo:background-color="#e6e6ff" style:weight="bold">
        <style:background-image/>
      </style:table-row-properties>
    </style:style>
    <style:style style:name="dvp_5f_code_5f_bash_5f_20.A1" style:display-name="dvp_code_bash_20.A1" style:family="table-cell">
      <style:table-cell-properties fo:padding="0cm" fo:border="0.55pt solid #000000"/>
    </style:style>
    <style:style style:name="dvp_5f_code_5f_bash_5f_20.2" style:display-name="dvp_code_bash_20.2" style:family="table-row">
      <style:table-row-properties fo:background-color="#ffffcc" style:font="Courier New">
        <style:background-image/>
      </style:table-row-properties>
    </style:style>
    <style:style style:name="dvp_5f_code_5f_bash_5f_21" style:display-name="dvp_code_bash_21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21.A" style:display-name="dvp_code_bash_21.A" style:family="table-column">
      <style:table-column-properties style:column-width="2.85cm" style:rel-column-width="23*"/>
    </style:style>
    <style:style style:name="dvp_5f_code_5f_bash_5f_21.1" style:display-name="dvp_code_bash_21.1" style:family="table-row">
      <style:table-row-properties fo:background-color="#e6e6ff" style:weight="bold">
        <style:background-image/>
      </style:table-row-properties>
    </style:style>
    <style:style style:name="dvp_5f_code_5f_bash_5f_21.A1" style:display-name="dvp_code_bash_21.A1" style:family="table-cell">
      <style:table-cell-properties fo:padding="0cm" fo:border="0.55pt solid #000000"/>
    </style:style>
    <style:style style:name="dvp_5f_code_5f_bash_5f_21.2" style:display-name="dvp_code_bash_21.2" style:family="table-row">
      <style:table-row-properties fo:background-color="#ffffcc" style:font="Courier New">
        <style:background-image/>
      </style:table-row-properties>
    </style:style>
    <style:style style:name="dvp_5f_code_5f_bash_5f_22" style:display-name="dvp_code_bash_22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22.A" style:display-name="dvp_code_bash_22.A" style:family="table-column">
      <style:table-column-properties style:column-width="2.85cm" style:rel-column-width="23*"/>
    </style:style>
    <style:style style:name="dvp_5f_code_5f_bash_5f_22.1" style:display-name="dvp_code_bash_22.1" style:family="table-row">
      <style:table-row-properties fo:background-color="#e6e6ff" style:weight="bold">
        <style:background-image/>
      </style:table-row-properties>
    </style:style>
    <style:style style:name="dvp_5f_code_5f_bash_5f_22.A1" style:display-name="dvp_code_bash_22.A1" style:family="table-cell">
      <style:table-cell-properties fo:padding="0cm" fo:border="0.55pt solid #000000"/>
    </style:style>
    <style:style style:name="dvp_5f_code_5f_bash_5f_22.2" style:display-name="dvp_code_bash_22.2" style:family="table-row">
      <style:table-row-properties fo:background-color="#ffffcc" style:font="Courier New">
        <style:background-image/>
      </style:table-row-properties>
    </style:style>
    <style:style style:name="dvp_5f_code_5f_bash_5f_23" style:display-name="dvp_code_bash_23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23.A" style:display-name="dvp_code_bash_23.A" style:family="table-column">
      <style:table-column-properties style:column-width="2.85cm" style:rel-column-width="23*"/>
    </style:style>
    <style:style style:name="dvp_5f_code_5f_bash_5f_23.1" style:display-name="dvp_code_bash_23.1" style:family="table-row">
      <style:table-row-properties fo:background-color="#e6e6ff" style:weight="bold">
        <style:background-image/>
      </style:table-row-properties>
    </style:style>
    <style:style style:name="dvp_5f_code_5f_bash_5f_23.A1" style:display-name="dvp_code_bash_23.A1" style:family="table-cell">
      <style:table-cell-properties fo:padding="0cm" fo:border="0.55pt solid #000000"/>
    </style:style>
    <style:style style:name="dvp_5f_code_5f_bash_5f_23.2" style:display-name="dvp_code_bash_23.2" style:family="table-row">
      <style:table-row-properties fo:background-color="#ffffcc" style:font="Courier New">
        <style:background-image/>
      </style:table-row-properties>
    </style:style>
    <style:style style:name="dvp_5f_code_5f_bash_5f_24" style:display-name="dvp_code_bash_24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24.A" style:display-name="dvp_code_bash_24.A" style:family="table-column">
      <style:table-column-properties style:column-width="2.85cm" style:rel-column-width="23*"/>
    </style:style>
    <style:style style:name="dvp_5f_code_5f_bash_5f_24.1" style:display-name="dvp_code_bash_24.1" style:family="table-row">
      <style:table-row-properties fo:background-color="#e6e6ff" style:weight="bold">
        <style:background-image/>
      </style:table-row-properties>
    </style:style>
    <style:style style:name="dvp_5f_code_5f_bash_5f_24.A1" style:display-name="dvp_code_bash_24.A1" style:family="table-cell">
      <style:table-cell-properties fo:padding="0cm" fo:border="0.55pt solid #000000"/>
    </style:style>
    <style:style style:name="dvp_5f_code_5f_bash_5f_24.2" style:display-name="dvp_code_bash_24.2" style:family="table-row">
      <style:table-row-properties fo:background-color="#ffffcc" style:font="Courier New">
        <style:background-image/>
      </style:table-row-properties>
    </style:style>
    <style:style style:name="dvp_5f_code_5f_bash_5f_25" style:display-name="dvp_code_bash_25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25.A" style:display-name="dvp_code_bash_25.A" style:family="table-column">
      <style:table-column-properties style:column-width="2.85cm" style:rel-column-width="23*"/>
    </style:style>
    <style:style style:name="dvp_5f_code_5f_bash_5f_25.1" style:display-name="dvp_code_bash_25.1" style:family="table-row">
      <style:table-row-properties fo:background-color="#e6e6ff" style:weight="bold">
        <style:background-image/>
      </style:table-row-properties>
    </style:style>
    <style:style style:name="dvp_5f_code_5f_bash_5f_25.A1" style:display-name="dvp_code_bash_25.A1" style:family="table-cell">
      <style:table-cell-properties fo:padding="0cm" fo:border="0.55pt solid #000000"/>
    </style:style>
    <style:style style:name="dvp_5f_code_5f_bash_5f_25.2" style:display-name="dvp_code_bash_25.2" style:family="table-row">
      <style:table-row-properties fo:background-color="#ffffcc" style:font="Courier New">
        <style:background-image/>
      </style:table-row-properties>
    </style:style>
    <style:style style:name="dvp_5f_code_5f_bash_5f_26" style:display-name="dvp_code_bash_26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26.A" style:display-name="dvp_code_bash_26.A" style:family="table-column">
      <style:table-column-properties style:column-width="2.85cm" style:rel-column-width="23*"/>
    </style:style>
    <style:style style:name="dvp_5f_code_5f_bash_5f_26.1" style:display-name="dvp_code_bash_26.1" style:family="table-row">
      <style:table-row-properties fo:background-color="#e6e6ff" style:weight="bold">
        <style:background-image/>
      </style:table-row-properties>
    </style:style>
    <style:style style:name="dvp_5f_code_5f_bash_5f_26.A1" style:display-name="dvp_code_bash_26.A1" style:family="table-cell">
      <style:table-cell-properties fo:padding="0cm" fo:border="0.55pt solid #000000"/>
    </style:style>
    <style:style style:name="dvp_5f_code_5f_bash_5f_26.2" style:display-name="dvp_code_bash_26.2" style:family="table-row">
      <style:table-row-properties fo:background-color="#ffffcc" style:font="Courier New">
        <style:background-image/>
      </style:table-row-properties>
    </style:style>
    <style:style style:name="dvp_5f_code_5f_bash_5f_27" style:display-name="dvp_code_bash_27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27.A" style:display-name="dvp_code_bash_27.A" style:family="table-column">
      <style:table-column-properties style:column-width="2.85cm" style:rel-column-width="23*"/>
    </style:style>
    <style:style style:name="dvp_5f_code_5f_bash_5f_27.1" style:display-name="dvp_code_bash_27.1" style:family="table-row">
      <style:table-row-properties fo:background-color="#e6e6ff" style:weight="bold">
        <style:background-image/>
      </style:table-row-properties>
    </style:style>
    <style:style style:name="dvp_5f_code_5f_bash_5f_27.A1" style:display-name="dvp_code_bash_27.A1" style:family="table-cell">
      <style:table-cell-properties fo:padding="0cm" fo:border="0.55pt solid #000000"/>
    </style:style>
    <style:style style:name="dvp_5f_code_5f_bash_5f_27.2" style:display-name="dvp_code_bash_27.2" style:family="table-row">
      <style:table-row-properties fo:background-color="#ffffcc" style:font="Courier New">
        <style:background-image/>
      </style:table-row-properties>
    </style:style>
    <style:style style:name="dvp_5f_code_5f_bash_5f_28" style:display-name="dvp_code_bash_28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28.A" style:display-name="dvp_code_bash_28.A" style:family="table-column">
      <style:table-column-properties style:column-width="2.85cm" style:rel-column-width="23*"/>
    </style:style>
    <style:style style:name="dvp_5f_code_5f_bash_5f_28.1" style:display-name="dvp_code_bash_28.1" style:family="table-row">
      <style:table-row-properties fo:background-color="#e6e6ff" style:weight="bold">
        <style:background-image/>
      </style:table-row-properties>
    </style:style>
    <style:style style:name="dvp_5f_code_5f_bash_5f_28.A1" style:display-name="dvp_code_bash_28.A1" style:family="table-cell">
      <style:table-cell-properties fo:padding="0cm" fo:border="0.55pt solid #000000"/>
    </style:style>
    <style:style style:name="dvp_5f_code_5f_bash_5f_28.2" style:display-name="dvp_code_bash_28.2" style:family="table-row">
      <style:table-row-properties fo:background-color="#ffffcc" style:font="Courier New">
        <style:background-image/>
      </style:table-row-properties>
    </style:style>
    <style:style style:name="dvp_5f_code_5f_bash_5f_29" style:display-name="dvp_code_bash_29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29.A" style:display-name="dvp_code_bash_29.A" style:family="table-column">
      <style:table-column-properties style:column-width="2.85cm" style:rel-column-width="23*"/>
    </style:style>
    <style:style style:name="dvp_5f_code_5f_bash_5f_29.1" style:display-name="dvp_code_bash_29.1" style:family="table-row">
      <style:table-row-properties fo:background-color="#e6e6ff" style:weight="bold">
        <style:background-image/>
      </style:table-row-properties>
    </style:style>
    <style:style style:name="dvp_5f_code_5f_bash_5f_29.A1" style:display-name="dvp_code_bash_29.A1" style:family="table-cell">
      <style:table-cell-properties fo:padding="0cm" fo:border="0.55pt solid #000000"/>
    </style:style>
    <style:style style:name="dvp_5f_code_5f_bash_5f_29.2" style:display-name="dvp_code_bash_29.2" style:family="table-row">
      <style:table-row-properties fo:background-color="#ffffcc" style:font="Courier New">
        <style:background-image/>
      </style:table-row-properties>
    </style:style>
    <style:style style:name="dvp_5f_code_5f_bash_5f_30" style:display-name="dvp_code_bash_30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30.A" style:display-name="dvp_code_bash_30.A" style:family="table-column">
      <style:table-column-properties style:column-width="2.85cm" style:rel-column-width="23*"/>
    </style:style>
    <style:style style:name="dvp_5f_code_5f_bash_5f_30.1" style:display-name="dvp_code_bash_30.1" style:family="table-row">
      <style:table-row-properties fo:background-color="#e6e6ff" style:weight="bold">
        <style:background-image/>
      </style:table-row-properties>
    </style:style>
    <style:style style:name="dvp_5f_code_5f_bash_5f_30.A1" style:display-name="dvp_code_bash_30.A1" style:family="table-cell">
      <style:table-cell-properties fo:padding="0cm" fo:border="0.55pt solid #000000"/>
    </style:style>
    <style:style style:name="dvp_5f_code_5f_bash_5f_30.2" style:display-name="dvp_code_bash_30.2" style:family="table-row">
      <style:table-row-properties fo:background-color="#ffffcc" style:font="Courier New">
        <style:background-image/>
      </style:table-row-properties>
    </style:style>
    <style:style style:name="dvp_5f_code_5f_bash_5f_31" style:display-name="dvp_code_bash_31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31.A" style:display-name="dvp_code_bash_31.A" style:family="table-column">
      <style:table-column-properties style:column-width="2.85cm" style:rel-column-width="23*"/>
    </style:style>
    <style:style style:name="dvp_5f_code_5f_bash_5f_31.1" style:display-name="dvp_code_bash_31.1" style:family="table-row">
      <style:table-row-properties fo:background-color="#e6e6ff" style:weight="bold">
        <style:background-image/>
      </style:table-row-properties>
    </style:style>
    <style:style style:name="dvp_5f_code_5f_bash_5f_31.A1" style:display-name="dvp_code_bash_31.A1" style:family="table-cell">
      <style:table-cell-properties fo:padding="0cm" fo:border="0.55pt solid #000000"/>
    </style:style>
    <style:style style:name="dvp_5f_code_5f_bash_5f_31.2" style:display-name="dvp_code_bash_31.2" style:family="table-row">
      <style:table-row-properties fo:background-color="#ffffcc" style:font="Courier New">
        <style:background-image/>
      </style:table-row-properties>
    </style:style>
    <style:style style:name="dvp_5f_code_5f_bash_5f_32" style:display-name="dvp_code_bash_32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32.A" style:display-name="dvp_code_bash_32.A" style:family="table-column">
      <style:table-column-properties style:column-width="2.85cm" style:rel-column-width="23*"/>
    </style:style>
    <style:style style:name="dvp_5f_code_5f_bash_5f_32.1" style:display-name="dvp_code_bash_32.1" style:family="table-row">
      <style:table-row-properties fo:background-color="#e6e6ff" style:weight="bold">
        <style:background-image/>
      </style:table-row-properties>
    </style:style>
    <style:style style:name="dvp_5f_code_5f_bash_5f_32.A1" style:display-name="dvp_code_bash_32.A1" style:family="table-cell">
      <style:table-cell-properties fo:padding="0cm" fo:border="0.55pt solid #000000"/>
    </style:style>
    <style:style style:name="dvp_5f_code_5f_bash_5f_32.2" style:display-name="dvp_code_bash_32.2" style:family="table-row">
      <style:table-row-properties fo:background-color="#ffffcc" style:font="Courier New">
        <style:background-image/>
      </style:table-row-properties>
    </style:style>
    <style:style style:name="dvp_5f_code_5f_bash_5f_33" style:display-name="dvp_code_bash_33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33.A" style:display-name="dvp_code_bash_33.A" style:family="table-column">
      <style:table-column-properties style:column-width="2.85cm" style:rel-column-width="23*"/>
    </style:style>
    <style:style style:name="dvp_5f_code_5f_bash_5f_33.1" style:display-name="dvp_code_bash_33.1" style:family="table-row">
      <style:table-row-properties fo:background-color="#e6e6ff" style:weight="bold">
        <style:background-image/>
      </style:table-row-properties>
    </style:style>
    <style:style style:name="dvp_5f_code_5f_bash_5f_33.A1" style:display-name="dvp_code_bash_33.A1" style:family="table-cell">
      <style:table-cell-properties fo:padding="0cm" fo:border="0.55pt solid #000000"/>
    </style:style>
    <style:style style:name="dvp_5f_code_5f_bash_5f_33.2" style:display-name="dvp_code_bash_33.2" style:family="table-row">
      <style:table-row-properties fo:background-color="#ffffcc" style:font="Courier New">
        <style:background-image/>
      </style:table-row-properties>
    </style:style>
    <style:style style:name="dvp_5f_code_5f_bash_5f_34" style:display-name="dvp_code_bash_34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34.A" style:display-name="dvp_code_bash_34.A" style:family="table-column">
      <style:table-column-properties style:column-width="2.85cm" style:rel-column-width="23*"/>
    </style:style>
    <style:style style:name="dvp_5f_code_5f_bash_5f_34.1" style:display-name="dvp_code_bash_34.1" style:family="table-row">
      <style:table-row-properties fo:background-color="#e6e6ff" style:weight="bold">
        <style:background-image/>
      </style:table-row-properties>
    </style:style>
    <style:style style:name="dvp_5f_code_5f_bash_5f_34.A1" style:display-name="dvp_code_bash_34.A1" style:family="table-cell">
      <style:table-cell-properties fo:padding="0cm" fo:border="0.55pt solid #000000"/>
    </style:style>
    <style:style style:name="dvp_5f_code_5f_bash_5f_34.2" style:display-name="dvp_code_bash_34.2" style:family="table-row">
      <style:table-row-properties fo:background-color="#ffffcc" style:font="Courier New">
        <style:background-image/>
      </style:table-row-properties>
    </style:style>
    <style:style style:name="dvp_5f_code_5f_bash_5f_35" style:display-name="dvp_code_bash_35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35.A" style:display-name="dvp_code_bash_35.A" style:family="table-column">
      <style:table-column-properties style:column-width="2.85cm" style:rel-column-width="23*"/>
    </style:style>
    <style:style style:name="dvp_5f_code_5f_bash_5f_35.1" style:display-name="dvp_code_bash_35.1" style:family="table-row">
      <style:table-row-properties fo:background-color="#e6e6ff" style:weight="bold">
        <style:background-image/>
      </style:table-row-properties>
    </style:style>
    <style:style style:name="dvp_5f_code_5f_bash_5f_35.A1" style:display-name="dvp_code_bash_35.A1" style:family="table-cell">
      <style:table-cell-properties fo:padding="0cm" fo:border="0.55pt solid #000000"/>
    </style:style>
    <style:style style:name="dvp_5f_code_5f_bash_5f_35.2" style:display-name="dvp_code_bash_35.2" style:family="table-row">
      <style:table-row-properties fo:background-color="#ffffcc" style:font="Courier New">
        <style:background-image/>
      </style:table-row-properties>
    </style:style>
    <style:style style:name="dvp_5f_code_5f_bash_5f_36" style:display-name="dvp_code_bash_36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36.A" style:display-name="dvp_code_bash_36.A" style:family="table-column">
      <style:table-column-properties style:column-width="2.85cm" style:rel-column-width="23*"/>
    </style:style>
    <style:style style:name="dvp_5f_code_5f_bash_5f_36.1" style:display-name="dvp_code_bash_36.1" style:family="table-row">
      <style:table-row-properties fo:background-color="#e6e6ff" style:weight="bold">
        <style:background-image/>
      </style:table-row-properties>
    </style:style>
    <style:style style:name="dvp_5f_code_5f_bash_5f_36.A1" style:display-name="dvp_code_bash_36.A1" style:family="table-cell">
      <style:table-cell-properties fo:padding="0cm" fo:border="0.55pt solid #000000"/>
    </style:style>
    <style:style style:name="dvp_5f_code_5f_bash_5f_36.2" style:display-name="dvp_code_bash_36.2" style:family="table-row">
      <style:table-row-properties fo:background-color="#ffffcc" style:font="Courier New">
        <style:background-image/>
      </style:table-row-properties>
    </style:style>
    <style:style style:name="dvp_5f_code_5f_bash_5f_37" style:display-name="dvp_code_bash_37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37.A" style:display-name="dvp_code_bash_37.A" style:family="table-column">
      <style:table-column-properties style:column-width="2.85cm" style:rel-column-width="23*"/>
    </style:style>
    <style:style style:name="dvp_5f_code_5f_bash_5f_37.1" style:display-name="dvp_code_bash_37.1" style:family="table-row">
      <style:table-row-properties fo:background-color="#e6e6ff" style:weight="bold">
        <style:background-image/>
      </style:table-row-properties>
    </style:style>
    <style:style style:name="dvp_5f_code_5f_bash_5f_37.A1" style:display-name="dvp_code_bash_37.A1" style:family="table-cell">
      <style:table-cell-properties fo:padding="0cm" fo:border="0.55pt solid #000000"/>
    </style:style>
    <style:style style:name="dvp_5f_code_5f_bash_5f_37.2" style:display-name="dvp_code_bash_37.2" style:family="table-row">
      <style:table-row-properties fo:background-color="#ffffcc" style:font="Courier New">
        <style:background-image/>
      </style:table-row-properties>
    </style:style>
    <style:style style:name="dvp_5f_code_5f_bash_5f_38" style:display-name="dvp_code_bash_38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38.A" style:display-name="dvp_code_bash_38.A" style:family="table-column">
      <style:table-column-properties style:column-width="2.85cm" style:rel-column-width="23*"/>
    </style:style>
    <style:style style:name="dvp_5f_code_5f_bash_5f_38.1" style:display-name="dvp_code_bash_38.1" style:family="table-row">
      <style:table-row-properties fo:background-color="#e6e6ff" style:weight="bold">
        <style:background-image/>
      </style:table-row-properties>
    </style:style>
    <style:style style:name="dvp_5f_code_5f_bash_5f_38.A1" style:display-name="dvp_code_bash_38.A1" style:family="table-cell">
      <style:table-cell-properties fo:padding="0cm" fo:border="0.55pt solid #000000"/>
    </style:style>
    <style:style style:name="dvp_5f_code_5f_bash_5f_38.2" style:display-name="dvp_code_bash_38.2" style:family="table-row">
      <style:table-row-properties fo:background-color="#ffffcc" style:font="Courier New">
        <style:background-image/>
      </style:table-row-properties>
    </style:style>
    <style:style style:name="dvp_5f_code_5f_bash_5f_39" style:display-name="dvp_code_bash_39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39.A" style:display-name="dvp_code_bash_39.A" style:family="table-column">
      <style:table-column-properties style:column-width="2.85cm" style:rel-column-width="23*"/>
    </style:style>
    <style:style style:name="dvp_5f_code_5f_bash_5f_39.1" style:display-name="dvp_code_bash_39.1" style:family="table-row">
      <style:table-row-properties fo:background-color="#e6e6ff" style:weight="bold">
        <style:background-image/>
      </style:table-row-properties>
    </style:style>
    <style:style style:name="dvp_5f_code_5f_bash_5f_39.A1" style:display-name="dvp_code_bash_39.A1" style:family="table-cell">
      <style:table-cell-properties fo:padding="0cm" fo:border="0.55pt solid #000000"/>
    </style:style>
    <style:style style:name="dvp_5f_code_5f_bash_5f_39.2" style:display-name="dvp_code_bash_39.2" style:family="table-row">
      <style:table-row-properties fo:background-color="#ffffcc" style:font="Courier New">
        <style:background-image/>
      </style:table-row-properties>
    </style:style>
    <style:style style:name="dvp_5f_code_5f_bash_5f_40" style:display-name="dvp_code_bash_40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40.A" style:display-name="dvp_code_bash_40.A" style:family="table-column">
      <style:table-column-properties style:column-width="2.85cm" style:rel-column-width="23*"/>
    </style:style>
    <style:style style:name="dvp_5f_code_5f_bash_5f_40.1" style:display-name="dvp_code_bash_40.1" style:family="table-row">
      <style:table-row-properties fo:background-color="#e6e6ff" style:weight="bold">
        <style:background-image/>
      </style:table-row-properties>
    </style:style>
    <style:style style:name="dvp_5f_code_5f_bash_5f_40.A1" style:display-name="dvp_code_bash_40.A1" style:family="table-cell">
      <style:table-cell-properties fo:padding="0cm" fo:border="0.55pt solid #000000"/>
    </style:style>
    <style:style style:name="dvp_5f_code_5f_bash_5f_40.2" style:display-name="dvp_code_bash_40.2" style:family="table-row">
      <style:table-row-properties fo:background-color="#ffffcc" style:font="Courier New">
        <style:background-image/>
      </style:table-row-properties>
    </style:style>
    <style:style style:name="dvp_5f_code_5f_bash_5f_41" style:display-name="dvp_code_bash_41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41.A" style:display-name="dvp_code_bash_41.A" style:family="table-column">
      <style:table-column-properties style:column-width="2.85cm" style:rel-column-width="23*"/>
    </style:style>
    <style:style style:name="dvp_5f_code_5f_bash_5f_41.1" style:display-name="dvp_code_bash_41.1" style:family="table-row">
      <style:table-row-properties fo:background-color="#e6e6ff" style:weight="bold">
        <style:background-image/>
      </style:table-row-properties>
    </style:style>
    <style:style style:name="dvp_5f_code_5f_bash_5f_41.A1" style:display-name="dvp_code_bash_41.A1" style:family="table-cell">
      <style:table-cell-properties fo:padding="0cm" fo:border="0.55pt solid #000000"/>
    </style:style>
    <style:style style:name="dvp_5f_code_5f_bash_5f_41.2" style:display-name="dvp_code_bash_41.2" style:family="table-row">
      <style:table-row-properties fo:background-color="#ffffcc" style:font="Courier New">
        <style:background-image/>
      </style:table-row-properties>
    </style:style>
    <style:style style:name="dvp_5f_code_5f_bash_5f_42" style:display-name="dvp_code_bash_42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42.A" style:display-name="dvp_code_bash_42.A" style:family="table-column">
      <style:table-column-properties style:column-width="2.85cm" style:rel-column-width="23*"/>
    </style:style>
    <style:style style:name="dvp_5f_code_5f_bash_5f_42.1" style:display-name="dvp_code_bash_42.1" style:family="table-row">
      <style:table-row-properties fo:background-color="#e6e6ff" style:weight="bold">
        <style:background-image/>
      </style:table-row-properties>
    </style:style>
    <style:style style:name="dvp_5f_code_5f_bash_5f_42.A1" style:display-name="dvp_code_bash_42.A1" style:family="table-cell">
      <style:table-cell-properties fo:padding="0cm" fo:border="0.55pt solid #000000"/>
    </style:style>
    <style:style style:name="dvp_5f_code_5f_bash_5f_42.2" style:display-name="dvp_code_bash_42.2" style:family="table-row">
      <style:table-row-properties fo:background-color="#ffffcc" style:font="Courier New">
        <style:background-image/>
      </style:table-row-properties>
    </style:style>
    <style:style style:name="dvp_5f_code_5f_bash_5f_43" style:display-name="dvp_code_bash_43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43.A" style:display-name="dvp_code_bash_43.A" style:family="table-column">
      <style:table-column-properties style:column-width="2.85cm" style:rel-column-width="23*"/>
    </style:style>
    <style:style style:name="dvp_5f_code_5f_bash_5f_43.1" style:display-name="dvp_code_bash_43.1" style:family="table-row">
      <style:table-row-properties fo:background-color="#e6e6ff" style:weight="bold">
        <style:background-image/>
      </style:table-row-properties>
    </style:style>
    <style:style style:name="dvp_5f_code_5f_bash_5f_43.A1" style:display-name="dvp_code_bash_43.A1" style:family="table-cell">
      <style:table-cell-properties fo:padding="0cm" fo:border="0.55pt solid #000000"/>
    </style:style>
    <style:style style:name="dvp_5f_code_5f_bash_5f_43.2" style:display-name="dvp_code_bash_43.2" style:family="table-row">
      <style:table-row-properties fo:background-color="#ffffcc" style:font="Courier New">
        <style:background-image/>
      </style:table-row-properties>
    </style:style>
    <style:style style:name="dvp_5f_code_5f_bash_5f_44" style:display-name="dvp_code_bash_44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44.A" style:display-name="dvp_code_bash_44.A" style:family="table-column">
      <style:table-column-properties style:column-width="2.85cm" style:rel-column-width="23*"/>
    </style:style>
    <style:style style:name="dvp_5f_code_5f_bash_5f_44.1" style:display-name="dvp_code_bash_44.1" style:family="table-row">
      <style:table-row-properties fo:background-color="#e6e6ff" style:weight="bold">
        <style:background-image/>
      </style:table-row-properties>
    </style:style>
    <style:style style:name="dvp_5f_code_5f_bash_5f_44.A1" style:display-name="dvp_code_bash_44.A1" style:family="table-cell">
      <style:table-cell-properties fo:padding="0cm" fo:border="0.55pt solid #000000"/>
    </style:style>
    <style:style style:name="dvp_5f_code_5f_bash_5f_44.2" style:display-name="dvp_code_bash_44.2" style:family="table-row">
      <style:table-row-properties fo:background-color="#ffffcc" style:font="Courier New">
        <style:background-image/>
      </style:table-row-properties>
    </style:style>
    <style:style style:name="dvp_5f_code_5f_bash_5f_45" style:display-name="dvp_code_bash_45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45.A" style:display-name="dvp_code_bash_45.A" style:family="table-column">
      <style:table-column-properties style:column-width="2.85cm" style:rel-column-width="23*"/>
    </style:style>
    <style:style style:name="dvp_5f_code_5f_bash_5f_45.1" style:display-name="dvp_code_bash_45.1" style:family="table-row">
      <style:table-row-properties fo:background-color="#e6e6ff" style:weight="bold">
        <style:background-image/>
      </style:table-row-properties>
    </style:style>
    <style:style style:name="dvp_5f_code_5f_bash_5f_45.A1" style:display-name="dvp_code_bash_45.A1" style:family="table-cell">
      <style:table-cell-properties fo:padding="0cm" fo:border="0.55pt solid #000000"/>
    </style:style>
    <style:style style:name="dvp_5f_code_5f_bash_5f_45.2" style:display-name="dvp_code_bash_45.2" style:family="table-row">
      <style:table-row-properties fo:background-color="#ffffcc" style:font="Courier New">
        <style:background-image/>
      </style:table-row-properties>
    </style:style>
    <style:style style:name="dvp_5f_code_5f_bash_5f_46" style:display-name="dvp_code_bash_46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46.A" style:display-name="dvp_code_bash_46.A" style:family="table-column">
      <style:table-column-properties style:column-width="2.85cm" style:rel-column-width="23*"/>
    </style:style>
    <style:style style:name="dvp_5f_code_5f_bash_5f_46.1" style:display-name="dvp_code_bash_46.1" style:family="table-row">
      <style:table-row-properties fo:background-color="#e6e6ff" style:weight="bold">
        <style:background-image/>
      </style:table-row-properties>
    </style:style>
    <style:style style:name="dvp_5f_code_5f_bash_5f_46.A1" style:display-name="dvp_code_bash_46.A1" style:family="table-cell">
      <style:table-cell-properties fo:padding="0cm" fo:border="0.55pt solid #000000"/>
    </style:style>
    <style:style style:name="dvp_5f_code_5f_bash_5f_46.2" style:display-name="dvp_code_bash_46.2" style:family="table-row">
      <style:table-row-properties fo:background-color="#ffffcc" style:font="Courier New">
        <style:background-image/>
      </style:table-row-properties>
    </style:style>
    <style:style style:name="dvp_5f_code_5f_bash_5f_47" style:display-name="dvp_code_bash_47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47.A" style:display-name="dvp_code_bash_47.A" style:family="table-column">
      <style:table-column-properties style:column-width="2.85cm" style:rel-column-width="23*"/>
    </style:style>
    <style:style style:name="dvp_5f_code_5f_bash_5f_47.1" style:display-name="dvp_code_bash_47.1" style:family="table-row">
      <style:table-row-properties fo:background-color="#e6e6ff" style:weight="bold">
        <style:background-image/>
      </style:table-row-properties>
    </style:style>
    <style:style style:name="dvp_5f_code_5f_bash_5f_47.A1" style:display-name="dvp_code_bash_47.A1" style:family="table-cell">
      <style:table-cell-properties fo:padding="0cm" fo:border="0.55pt solid #000000"/>
    </style:style>
    <style:style style:name="dvp_5f_code_5f_bash_5f_47.2" style:display-name="dvp_code_bash_47.2" style:family="table-row">
      <style:table-row-properties fo:background-color="#ffffcc" style:font="Courier New">
        <style:background-image/>
      </style:table-row-properties>
    </style:style>
    <style:style style:name="dvp_5f_code_5f_bash_5f_48" style:display-name="dvp_code_bash_48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48.A" style:display-name="dvp_code_bash_48.A" style:family="table-column">
      <style:table-column-properties style:column-width="2.85cm" style:rel-column-width="23*"/>
    </style:style>
    <style:style style:name="dvp_5f_code_5f_bash_5f_48.1" style:display-name="dvp_code_bash_48.1" style:family="table-row">
      <style:table-row-properties fo:background-color="#e6e6ff" style:weight="bold">
        <style:background-image/>
      </style:table-row-properties>
    </style:style>
    <style:style style:name="dvp_5f_code_5f_bash_5f_48.A1" style:display-name="dvp_code_bash_48.A1" style:family="table-cell">
      <style:table-cell-properties fo:padding="0cm" fo:border="0.55pt solid #000000"/>
    </style:style>
    <style:style style:name="dvp_5f_code_5f_bash_5f_48.2" style:display-name="dvp_code_bash_48.2" style:family="table-row">
      <style:table-row-properties fo:background-color="#ffffcc" style:font="Courier New">
        <style:background-image/>
      </style:table-row-properties>
    </style:style>
    <style:style style:name="dvp_5f_code_5f_bash_5f_49" style:display-name="dvp_code_bash_49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49.A" style:display-name="dvp_code_bash_49.A" style:family="table-column">
      <style:table-column-properties style:column-width="2.85cm" style:rel-column-width="23*"/>
    </style:style>
    <style:style style:name="dvp_5f_code_5f_bash_5f_49.1" style:display-name="dvp_code_bash_49.1" style:family="table-row">
      <style:table-row-properties fo:background-color="#e6e6ff" style:weight="bold">
        <style:background-image/>
      </style:table-row-properties>
    </style:style>
    <style:style style:name="dvp_5f_code_5f_bash_5f_49.A1" style:display-name="dvp_code_bash_49.A1" style:family="table-cell">
      <style:table-cell-properties fo:padding="0cm" fo:border="0.55pt solid #000000"/>
    </style:style>
    <style:style style:name="dvp_5f_code_5f_bash_5f_49.2" style:display-name="dvp_code_bash_49.2" style:family="table-row">
      <style:table-row-properties fo:background-color="#ffffcc" style:font="Courier New">
        <style:background-image/>
      </style:table-row-properties>
    </style:style>
    <style:style style:name="dvp_5f_code_5f_bash_5f_50" style:display-name="dvp_code_bash_50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50.A" style:display-name="dvp_code_bash_50.A" style:family="table-column">
      <style:table-column-properties style:column-width="2.85cm" style:rel-column-width="23*"/>
    </style:style>
    <style:style style:name="dvp_5f_code_5f_bash_5f_50.1" style:display-name="dvp_code_bash_50.1" style:family="table-row">
      <style:table-row-properties fo:background-color="#e6e6ff" style:weight="bold">
        <style:background-image/>
      </style:table-row-properties>
    </style:style>
    <style:style style:name="dvp_5f_code_5f_bash_5f_50.A1" style:display-name="dvp_code_bash_50.A1" style:family="table-cell">
      <style:table-cell-properties fo:padding="0cm" fo:border="0.55pt solid #000000"/>
    </style:style>
    <style:style style:name="dvp_5f_code_5f_bash_5f_50.2" style:display-name="dvp_code_bash_50.2" style:family="table-row">
      <style:table-row-properties fo:background-color="#ffffcc" style:font="Courier New">
        <style:background-image/>
      </style:table-row-properties>
    </style:style>
    <style:style style:name="dvp_5f_code_5f_bash_5f_51" style:display-name="dvp_code_bash_51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51.A" style:display-name="dvp_code_bash_51.A" style:family="table-column">
      <style:table-column-properties style:column-width="2.85cm" style:rel-column-width="23*"/>
    </style:style>
    <style:style style:name="dvp_5f_code_5f_bash_5f_51.1" style:display-name="dvp_code_bash_51.1" style:family="table-row">
      <style:table-row-properties fo:background-color="#e6e6ff" style:weight="bold">
        <style:background-image/>
      </style:table-row-properties>
    </style:style>
    <style:style style:name="dvp_5f_code_5f_bash_5f_51.A1" style:display-name="dvp_code_bash_51.A1" style:family="table-cell">
      <style:table-cell-properties fo:padding="0cm" fo:border="0.55pt solid #000000"/>
    </style:style>
    <style:style style:name="dvp_5f_code_5f_bash_5f_51.2" style:display-name="dvp_code_bash_51.2" style:family="table-row">
      <style:table-row-properties fo:background-color="#ffffcc" style:font="Courier New">
        <style:background-image/>
      </style:table-row-properties>
    </style:style>
    <style:style style:name="dvp_5f_code_5f_bash_5f_52" style:display-name="dvp_code_bash_52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52.A" style:display-name="dvp_code_bash_52.A" style:family="table-column">
      <style:table-column-properties style:column-width="2.85cm" style:rel-column-width="23*"/>
    </style:style>
    <style:style style:name="dvp_5f_code_5f_bash_5f_52.1" style:display-name="dvp_code_bash_52.1" style:family="table-row">
      <style:table-row-properties fo:background-color="#e6e6ff" style:weight="bold">
        <style:background-image/>
      </style:table-row-properties>
    </style:style>
    <style:style style:name="dvp_5f_code_5f_bash_5f_52.A1" style:display-name="dvp_code_bash_52.A1" style:family="table-cell">
      <style:table-cell-properties fo:padding="0cm" fo:border="0.55pt solid #000000"/>
    </style:style>
    <style:style style:name="dvp_5f_code_5f_bash_5f_52.2" style:display-name="dvp_code_bash_52.2" style:family="table-row">
      <style:table-row-properties fo:background-color="#ffffcc" style:font="Courier New">
        <style:background-image/>
      </style:table-row-properties>
    </style:style>
    <style:style style:name="dvp_5f_code_5f_bash_5f_53" style:display-name="dvp_code_bash_53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53.A" style:display-name="dvp_code_bash_53.A" style:family="table-column">
      <style:table-column-properties style:column-width="2.85cm" style:rel-column-width="23*"/>
    </style:style>
    <style:style style:name="dvp_5f_code_5f_bash_5f_53.1" style:display-name="dvp_code_bash_53.1" style:family="table-row">
      <style:table-row-properties fo:background-color="#e6e6ff" style:weight="bold">
        <style:background-image/>
      </style:table-row-properties>
    </style:style>
    <style:style style:name="dvp_5f_code_5f_bash_5f_53.A1" style:display-name="dvp_code_bash_53.A1" style:family="table-cell">
      <style:table-cell-properties fo:padding="0cm" fo:border="0.55pt solid #000000"/>
    </style:style>
    <style:style style:name="dvp_5f_code_5f_bash_5f_53.2" style:display-name="dvp_code_bash_53.2" style:family="table-row">
      <style:table-row-properties fo:background-color="#ffffcc" style:font="Courier New">
        <style:background-image/>
      </style:table-row-properties>
    </style:style>
    <style:style style:name="dvp_5f_code_5f_bash_5f_54" style:display-name="dvp_code_bash_54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54.A" style:display-name="dvp_code_bash_54.A" style:family="table-column">
      <style:table-column-properties style:column-width="2.85cm" style:rel-column-width="23*"/>
    </style:style>
    <style:style style:name="dvp_5f_code_5f_bash_5f_54.1" style:display-name="dvp_code_bash_54.1" style:family="table-row">
      <style:table-row-properties fo:background-color="#e6e6ff" style:weight="bold">
        <style:background-image/>
      </style:table-row-properties>
    </style:style>
    <style:style style:name="dvp_5f_code_5f_bash_5f_54.A1" style:display-name="dvp_code_bash_54.A1" style:family="table-cell">
      <style:table-cell-properties fo:padding="0cm" fo:border="0.55pt solid #000000"/>
    </style:style>
    <style:style style:name="dvp_5f_code_5f_bash_5f_54.2" style:display-name="dvp_code_bash_54.2" style:family="table-row">
      <style:table-row-properties fo:background-color="#ffffcc" style:font="Courier New">
        <style:background-image/>
      </style:table-row-properties>
    </style:style>
    <style:style style:name="dvp_5f_code_5f_bash_5f_55" style:display-name="dvp_code_bash_55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55.A" style:display-name="dvp_code_bash_55.A" style:family="table-column">
      <style:table-column-properties style:column-width="2.85cm" style:rel-column-width="23*"/>
    </style:style>
    <style:style style:name="dvp_5f_code_5f_bash_5f_55.1" style:display-name="dvp_code_bash_55.1" style:family="table-row">
      <style:table-row-properties fo:background-color="#e6e6ff" style:weight="bold">
        <style:background-image/>
      </style:table-row-properties>
    </style:style>
    <style:style style:name="dvp_5f_code_5f_bash_5f_55.A1" style:display-name="dvp_code_bash_55.A1" style:family="table-cell">
      <style:table-cell-properties fo:padding="0cm" fo:border="0.55pt solid #000000"/>
    </style:style>
    <style:style style:name="dvp_5f_code_5f_bash_5f_55.2" style:display-name="dvp_code_bash_55.2" style:family="table-row">
      <style:table-row-properties fo:background-color="#ffffcc" style:font="Courier New">
        <style:background-image/>
      </style:table-row-properties>
    </style:style>
    <style:style style:name="dvp_5f_code_5f_bash_5f_56" style:display-name="dvp_code_bash_56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56.A" style:display-name="dvp_code_bash_56.A" style:family="table-column">
      <style:table-column-properties style:column-width="2.85cm" style:rel-column-width="23*"/>
    </style:style>
    <style:style style:name="dvp_5f_code_5f_bash_5f_56.1" style:display-name="dvp_code_bash_56.1" style:family="table-row">
      <style:table-row-properties fo:background-color="#e6e6ff" style:weight="bold">
        <style:background-image/>
      </style:table-row-properties>
    </style:style>
    <style:style style:name="dvp_5f_code_5f_bash_5f_56.A1" style:display-name="dvp_code_bash_56.A1" style:family="table-cell">
      <style:table-cell-properties fo:padding="0cm" fo:border="0.55pt solid #000000"/>
    </style:style>
    <style:style style:name="dvp_5f_code_5f_bash_5f_56.2" style:display-name="dvp_code_bash_56.2" style:family="table-row">
      <style:table-row-properties fo:background-color="#ffffcc" style:font="Courier New">
        <style:background-image/>
      </style:table-row-properties>
    </style:style>
    <style:style style:name="dvp_5f_code_5f_bash_5f_57" style:display-name="dvp_code_bash_57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57.A" style:display-name="dvp_code_bash_57.A" style:family="table-column">
      <style:table-column-properties style:column-width="2.85cm" style:rel-column-width="23*"/>
    </style:style>
    <style:style style:name="dvp_5f_code_5f_bash_5f_57.1" style:display-name="dvp_code_bash_57.1" style:family="table-row">
      <style:table-row-properties fo:background-color="#e6e6ff" style:weight="bold">
        <style:background-image/>
      </style:table-row-properties>
    </style:style>
    <style:style style:name="dvp_5f_code_5f_bash_5f_57.A1" style:display-name="dvp_code_bash_57.A1" style:family="table-cell">
      <style:table-cell-properties fo:padding="0cm" fo:border="0.55pt solid #000000"/>
    </style:style>
    <style:style style:name="dvp_5f_code_5f_bash_5f_57.2" style:display-name="dvp_code_bash_57.2" style:family="table-row">
      <style:table-row-properties fo:background-color="#ffffcc" style:font="Courier New">
        <style:background-image/>
      </style:table-row-properties>
    </style:style>
    <style:style style:name="dvp_5f_code_5f_bash_5f_58" style:display-name="dvp_code_bash_58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58.A" style:display-name="dvp_code_bash_58.A" style:family="table-column">
      <style:table-column-properties style:column-width="2.85cm" style:rel-column-width="23*"/>
    </style:style>
    <style:style style:name="dvp_5f_code_5f_bash_5f_58.1" style:display-name="dvp_code_bash_58.1" style:family="table-row">
      <style:table-row-properties fo:background-color="#e6e6ff" style:weight="bold">
        <style:background-image/>
      </style:table-row-properties>
    </style:style>
    <style:style style:name="dvp_5f_code_5f_bash_5f_58.A1" style:display-name="dvp_code_bash_58.A1" style:family="table-cell">
      <style:table-cell-properties fo:padding="0cm" fo:border="0.55pt solid #000000"/>
    </style:style>
    <style:style style:name="dvp_5f_code_5f_bash_5f_58.2" style:display-name="dvp_code_bash_58.2" style:family="table-row">
      <style:table-row-properties fo:background-color="#ffffcc" style:font="Courier New">
        <style:background-image/>
      </style:table-row-properties>
    </style:style>
    <style:style style:name="dvp_5f_code_5f_bash_5f_59" style:display-name="dvp_code_bash_59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59.A" style:display-name="dvp_code_bash_59.A" style:family="table-column">
      <style:table-column-properties style:column-width="2.85cm" style:rel-column-width="23*"/>
    </style:style>
    <style:style style:name="dvp_5f_code_5f_bash_5f_59.1" style:display-name="dvp_code_bash_59.1" style:family="table-row">
      <style:table-row-properties fo:background-color="#e6e6ff" style:weight="bold">
        <style:background-image/>
      </style:table-row-properties>
    </style:style>
    <style:style style:name="dvp_5f_code_5f_bash_5f_59.A1" style:display-name="dvp_code_bash_59.A1" style:family="table-cell">
      <style:table-cell-properties fo:padding="0cm" fo:border="0.55pt solid #000000"/>
    </style:style>
    <style:style style:name="dvp_5f_code_5f_bash_5f_59.2" style:display-name="dvp_code_bash_59.2" style:family="table-row">
      <style:table-row-properties fo:background-color="#ffffcc" style:font="Courier New">
        <style:background-image/>
      </style:table-row-properties>
    </style:style>
    <style:style style:name="dvp_5f_code_5f_bash_5f_60" style:display-name="dvp_code_bash_60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60.A" style:display-name="dvp_code_bash_60.A" style:family="table-column">
      <style:table-column-properties style:column-width="2.85cm" style:rel-column-width="23*"/>
    </style:style>
    <style:style style:name="dvp_5f_code_5f_bash_5f_60.1" style:display-name="dvp_code_bash_60.1" style:family="table-row">
      <style:table-row-properties fo:background-color="#e6e6ff" style:weight="bold">
        <style:background-image/>
      </style:table-row-properties>
    </style:style>
    <style:style style:name="dvp_5f_code_5f_bash_5f_60.A1" style:display-name="dvp_code_bash_60.A1" style:family="table-cell">
      <style:table-cell-properties fo:padding="0cm" fo:border="0.55pt solid #000000"/>
    </style:style>
    <style:style style:name="dvp_5f_code_5f_bash_5f_60.2" style:display-name="dvp_code_bash_60.2" style:family="table-row">
      <style:table-row-properties fo:background-color="#ffffcc" style:font="Courier New">
        <style:background-image/>
      </style:table-row-properties>
    </style:style>
    <style:style style:name="dvp_5f_code_5f_text_5f_61" style:display-name="dvp_code_text_61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text_5f_61.A" style:display-name="dvp_code_text_61.A" style:family="table-column">
      <style:table-column-properties style:column-width="2.85cm" style:rel-column-width="23*"/>
    </style:style>
    <style:style style:name="dvp_5f_code_5f_text_5f_61.1" style:display-name="dvp_code_text_61.1" style:family="table-row">
      <style:table-row-properties fo:background-color="#e6e6ff" style:weight="bold">
        <style:background-image/>
      </style:table-row-properties>
    </style:style>
    <style:style style:name="dvp_5f_code_5f_text_5f_61.A1" style:display-name="dvp_code_text_61.A1" style:family="table-cell">
      <style:table-cell-properties fo:padding="0cm" fo:border="0.55pt solid #000000"/>
    </style:style>
    <style:style style:name="dvp_5f_code_5f_text_5f_61.2" style:display-name="dvp_code_text_61.2" style:family="table-row">
      <style:table-row-properties fo:background-color="#ffffcc" style:font="Courier New">
        <style:background-image/>
      </style:table-row-properties>
    </style:style>
    <style:style style:name="dvp_5f_code_5f_text_5f_62" style:display-name="dvp_code_text_62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text_5f_62.A" style:display-name="dvp_code_text_62.A" style:family="table-column">
      <style:table-column-properties style:column-width="2.85cm" style:rel-column-width="23*"/>
    </style:style>
    <style:style style:name="dvp_5f_code_5f_text_5f_62.1" style:display-name="dvp_code_text_62.1" style:family="table-row">
      <style:table-row-properties fo:background-color="#e6e6ff" style:weight="bold">
        <style:background-image/>
      </style:table-row-properties>
    </style:style>
    <style:style style:name="dvp_5f_code_5f_text_5f_62.A1" style:display-name="dvp_code_text_62.A1" style:family="table-cell">
      <style:table-cell-properties fo:padding="0cm" fo:border="0.55pt solid #000000"/>
    </style:style>
    <style:style style:name="dvp_5f_code_5f_text_5f_62.2" style:display-name="dvp_code_text_62.2" style:family="table-row">
      <style:table-row-properties fo:background-color="#ffffcc" style:font="Courier New">
        <style:background-image/>
      </style:table-row-properties>
    </style:style>
    <style:style style:name="dvp_5f_code_5f_text_5f_63" style:display-name="dvp_code_text_63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text_5f_63.A" style:display-name="dvp_code_text_63.A" style:family="table-column">
      <style:table-column-properties style:column-width="2.85cm" style:rel-column-width="23*"/>
    </style:style>
    <style:style style:name="dvp_5f_code_5f_text_5f_63.1" style:display-name="dvp_code_text_63.1" style:family="table-row">
      <style:table-row-properties fo:background-color="#e6e6ff" style:weight="bold">
        <style:background-image/>
      </style:table-row-properties>
    </style:style>
    <style:style style:name="dvp_5f_code_5f_text_5f_63.A1" style:display-name="dvp_code_text_63.A1" style:family="table-cell">
      <style:table-cell-properties fo:padding="0cm" fo:border="0.55pt solid #000000"/>
    </style:style>
    <style:style style:name="dvp_5f_code_5f_text_5f_63.2" style:display-name="dvp_code_text_63.2" style:family="table-row">
      <style:table-row-properties fo:background-color="#ffffcc" style:font="Courier New">
        <style:background-image/>
      </style:table-row-properties>
    </style:style>
    <style:style style:name="dvp_5f_code_5f_text_5f_64" style:display-name="dvp_code_text_64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text_5f_64.A" style:display-name="dvp_code_text_64.A" style:family="table-column">
      <style:table-column-properties style:column-width="2.85cm" style:rel-column-width="23*"/>
    </style:style>
    <style:style style:name="dvp_5f_code_5f_text_5f_64.1" style:display-name="dvp_code_text_64.1" style:family="table-row">
      <style:table-row-properties fo:background-color="#e6e6ff" style:weight="bold">
        <style:background-image/>
      </style:table-row-properties>
    </style:style>
    <style:style style:name="dvp_5f_code_5f_text_5f_64.A1" style:display-name="dvp_code_text_64.A1" style:family="table-cell">
      <style:table-cell-properties fo:padding="0cm" fo:border="0.55pt solid #000000"/>
    </style:style>
    <style:style style:name="dvp_5f_code_5f_text_5f_64.2" style:display-name="dvp_code_text_64.2" style:family="table-row">
      <style:table-row-properties fo:background-color="#ffffcc" style:font="Courier New">
        <style:background-image/>
      </style:table-row-properties>
    </style:style>
    <style:style style:name="dvp_5f_code_5f_text_5f_65" style:display-name="dvp_code_text_65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text_5f_65.A" style:display-name="dvp_code_text_65.A" style:family="table-column">
      <style:table-column-properties style:column-width="2.85cm" style:rel-column-width="23*"/>
    </style:style>
    <style:style style:name="dvp_5f_code_5f_text_5f_65.1" style:display-name="dvp_code_text_65.1" style:family="table-row">
      <style:table-row-properties fo:background-color="#e6e6ff" style:weight="bold">
        <style:background-image/>
      </style:table-row-properties>
    </style:style>
    <style:style style:name="dvp_5f_code_5f_text_5f_65.A1" style:display-name="dvp_code_text_65.A1" style:family="table-cell">
      <style:table-cell-properties fo:padding="0cm" fo:border="0.55pt solid #000000"/>
    </style:style>
    <style:style style:name="dvp_5f_code_5f_text_5f_65.2" style:display-name="dvp_code_text_65.2" style:family="table-row">
      <style:table-row-properties fo:background-color="#ffffcc" style:font="Courier New">
        <style:background-image/>
      </style:table-row-properties>
    </style:style>
    <style:style style:name="dvp_5f_code_5f_text_5f_66" style:display-name="dvp_code_text_66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text_5f_66.A" style:display-name="dvp_code_text_66.A" style:family="table-column">
      <style:table-column-properties style:column-width="2.85cm" style:rel-column-width="23*"/>
    </style:style>
    <style:style style:name="dvp_5f_code_5f_text_5f_66.1" style:display-name="dvp_code_text_66.1" style:family="table-row">
      <style:table-row-properties fo:background-color="#e6e6ff" style:weight="bold">
        <style:background-image/>
      </style:table-row-properties>
    </style:style>
    <style:style style:name="dvp_5f_code_5f_text_5f_66.A1" style:display-name="dvp_code_text_66.A1" style:family="table-cell">
      <style:table-cell-properties fo:padding="0cm" fo:border="0.55pt solid #000000"/>
    </style:style>
    <style:style style:name="dvp_5f_code_5f_text_5f_66.2" style:display-name="dvp_code_text_66.2" style:family="table-row">
      <style:table-row-properties fo:background-color="#ffffcc" style:font="Courier New">
        <style:background-image/>
      </style:table-row-properties>
    </style:style>
    <style:style style:name="dvp_5f_code_5f_text_5f_67" style:display-name="dvp_code_text_67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text_5f_67.A" style:display-name="dvp_code_text_67.A" style:family="table-column">
      <style:table-column-properties style:column-width="2.85cm" style:rel-column-width="23*"/>
    </style:style>
    <style:style style:name="dvp_5f_code_5f_text_5f_67.1" style:display-name="dvp_code_text_67.1" style:family="table-row">
      <style:table-row-properties fo:background-color="#e6e6ff" style:weight="bold">
        <style:background-image/>
      </style:table-row-properties>
    </style:style>
    <style:style style:name="dvp_5f_code_5f_text_5f_67.A1" style:display-name="dvp_code_text_67.A1" style:family="table-cell">
      <style:table-cell-properties fo:padding="0cm" fo:border="0.55pt solid #000000"/>
    </style:style>
    <style:style style:name="dvp_5f_code_5f_text_5f_67.2" style:display-name="dvp_code_text_67.2" style:family="table-row">
      <style:table-row-properties fo:background-color="#ffffcc" style:font="Courier New">
        <style:background-image/>
      </style:table-row-properties>
    </style:style>
    <style:style style:name="dvp_5f_code_5f_text_5f_68" style:display-name="dvp_code_text_68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text_5f_68.A" style:display-name="dvp_code_text_68.A" style:family="table-column">
      <style:table-column-properties style:column-width="2.85cm" style:rel-column-width="23*"/>
    </style:style>
    <style:style style:name="dvp_5f_code_5f_text_5f_68.1" style:display-name="dvp_code_text_68.1" style:family="table-row">
      <style:table-row-properties fo:background-color="#e6e6ff" style:weight="bold">
        <style:background-image/>
      </style:table-row-properties>
    </style:style>
    <style:style style:name="dvp_5f_code_5f_text_5f_68.A1" style:display-name="dvp_code_text_68.A1" style:family="table-cell">
      <style:table-cell-properties fo:padding="0cm" fo:border="0.55pt solid #000000"/>
    </style:style>
    <style:style style:name="dvp_5f_code_5f_text_5f_68.2" style:display-name="dvp_code_text_68.2" style:family="table-row">
      <style:table-row-properties fo:background-color="#ffffcc" style:font="Courier New">
        <style:background-image/>
      </style:table-row-properties>
    </style:style>
    <style:style style:name="dvp_5f_code_5f_text_5f_69" style:display-name="dvp_code_text_69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text_5f_69.A" style:display-name="dvp_code_text_69.A" style:family="table-column">
      <style:table-column-properties style:column-width="2.85cm" style:rel-column-width="23*"/>
    </style:style>
    <style:style style:name="dvp_5f_code_5f_text_5f_69.1" style:display-name="dvp_code_text_69.1" style:family="table-row">
      <style:table-row-properties fo:background-color="#e6e6ff" style:weight="bold">
        <style:background-image/>
      </style:table-row-properties>
    </style:style>
    <style:style style:name="dvp_5f_code_5f_text_5f_69.A1" style:display-name="dvp_code_text_69.A1" style:family="table-cell">
      <style:table-cell-properties fo:padding="0cm" fo:border="0.55pt solid #000000"/>
    </style:style>
    <style:style style:name="dvp_5f_code_5f_text_5f_69.2" style:display-name="dvp_code_text_69.2" style:family="table-row">
      <style:table-row-properties fo:background-color="#ffffcc" style:font="Courier New">
        <style:background-image/>
      </style:table-row-properties>
    </style:style>
    <style:style style:name="dvp_5f_code_5f_text_5f_70" style:display-name="dvp_code_text_70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text_5f_70.A" style:display-name="dvp_code_text_70.A" style:family="table-column">
      <style:table-column-properties style:column-width="2.85cm" style:rel-column-width="23*"/>
    </style:style>
    <style:style style:name="dvp_5f_code_5f_text_5f_70.1" style:display-name="dvp_code_text_70.1" style:family="table-row">
      <style:table-row-properties fo:background-color="#e6e6ff" style:weight="bold">
        <style:background-image/>
      </style:table-row-properties>
    </style:style>
    <style:style style:name="dvp_5f_code_5f_text_5f_70.A1" style:display-name="dvp_code_text_70.A1" style:family="table-cell">
      <style:table-cell-properties fo:padding="0cm" fo:border="0.55pt solid #000000"/>
    </style:style>
    <style:style style:name="dvp_5f_code_5f_text_5f_70.2" style:display-name="dvp_code_text_70.2" style:family="table-row">
      <style:table-row-properties fo:background-color="#ffffcc" style:font="Courier New">
        <style:background-image/>
      </style:table-row-properties>
    </style:style>
    <style:style style:name="dvp_5f_code_5f_text_5f_71" style:display-name="dvp_code_text_71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text_5f_71.A" style:display-name="dvp_code_text_71.A" style:family="table-column">
      <style:table-column-properties style:column-width="2.85cm" style:rel-column-width="23*"/>
    </style:style>
    <style:style style:name="dvp_5f_code_5f_text_5f_71.1" style:display-name="dvp_code_text_71.1" style:family="table-row">
      <style:table-row-properties fo:background-color="#e6e6ff" style:weight="bold">
        <style:background-image/>
      </style:table-row-properties>
    </style:style>
    <style:style style:name="dvp_5f_code_5f_text_5f_71.A1" style:display-name="dvp_code_text_71.A1" style:family="table-cell">
      <style:table-cell-properties fo:padding="0cm" fo:border="0.55pt solid #000000"/>
    </style:style>
    <style:style style:name="dvp_5f_code_5f_text_5f_71.2" style:display-name="dvp_code_text_71.2" style:family="table-row">
      <style:table-row-properties fo:background-color="#ffffcc" style:font="Courier New">
        <style:background-image/>
      </style:table-row-properties>
    </style:style>
    <style:style style:name="dvp_5f_code_5f_text_5f_72" style:display-name="dvp_code_text_72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text_5f_72.A" style:display-name="dvp_code_text_72.A" style:family="table-column">
      <style:table-column-properties style:column-width="2.85cm" style:rel-column-width="23*"/>
    </style:style>
    <style:style style:name="dvp_5f_code_5f_text_5f_72.1" style:display-name="dvp_code_text_72.1" style:family="table-row">
      <style:table-row-properties fo:background-color="#e6e6ff" style:weight="bold">
        <style:background-image/>
      </style:table-row-properties>
    </style:style>
    <style:style style:name="dvp_5f_code_5f_text_5f_72.A1" style:display-name="dvp_code_text_72.A1" style:family="table-cell">
      <style:table-cell-properties fo:padding="0cm" fo:border="0.55pt solid #000000"/>
    </style:style>
    <style:style style:name="dvp_5f_code_5f_text_5f_72.2" style:display-name="dvp_code_text_72.2" style:family="table-row">
      <style:table-row-properties fo:background-color="#ffffcc" style:font="Courier New">
        <style:background-image/>
      </style:table-row-properties>
    </style:style>
    <style:style style:name="dvp_5f_code_5f_text_5f_73" style:display-name="dvp_code_text_73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text_5f_73.A" style:display-name="dvp_code_text_73.A" style:family="table-column">
      <style:table-column-properties style:column-width="2.85cm" style:rel-column-width="23*"/>
    </style:style>
    <style:style style:name="dvp_5f_code_5f_text_5f_73.1" style:display-name="dvp_code_text_73.1" style:family="table-row">
      <style:table-row-properties fo:background-color="#e6e6ff" style:weight="bold">
        <style:background-image/>
      </style:table-row-properties>
    </style:style>
    <style:style style:name="dvp_5f_code_5f_text_5f_73.A1" style:display-name="dvp_code_text_73.A1" style:family="table-cell">
      <style:table-cell-properties fo:padding="0cm" fo:border="0.55pt solid #000000"/>
    </style:style>
    <style:style style:name="dvp_5f_code_5f_text_5f_73.2" style:display-name="dvp_code_text_73.2" style:family="table-row">
      <style:table-row-properties fo:background-color="#ffffcc" style:font="Courier New">
        <style:background-image/>
      </style:table-row-properties>
    </style:style>
    <style:style style:name="dvp_5f_code_5f_text_5f_74" style:display-name="dvp_code_text_74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text_5f_74.A" style:display-name="dvp_code_text_74.A" style:family="table-column">
      <style:table-column-properties style:column-width="2.85cm" style:rel-column-width="23*"/>
    </style:style>
    <style:style style:name="dvp_5f_code_5f_text_5f_74.1" style:display-name="dvp_code_text_74.1" style:family="table-row">
      <style:table-row-properties fo:background-color="#e6e6ff" style:weight="bold">
        <style:background-image/>
      </style:table-row-properties>
    </style:style>
    <style:style style:name="dvp_5f_code_5f_text_5f_74.A1" style:display-name="dvp_code_text_74.A1" style:family="table-cell">
      <style:table-cell-properties fo:padding="0cm" fo:border="0.55pt solid #000000"/>
    </style:style>
    <style:style style:name="dvp_5f_code_5f_text_5f_74.2" style:display-name="dvp_code_text_74.2" style:family="table-row">
      <style:table-row-properties fo:background-color="#ffffcc" style:font="Courier New">
        <style:background-image/>
      </style:table-row-properties>
    </style:style>
    <style:style style:name="dvp_5f_code_5f_text_5f_75" style:display-name="dvp_code_text_75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text_5f_75.A" style:display-name="dvp_code_text_75.A" style:family="table-column">
      <style:table-column-properties style:column-width="2.85cm" style:rel-column-width="23*"/>
    </style:style>
    <style:style style:name="dvp_5f_code_5f_text_5f_75.1" style:display-name="dvp_code_text_75.1" style:family="table-row">
      <style:table-row-properties fo:background-color="#e6e6ff" style:weight="bold">
        <style:background-image/>
      </style:table-row-properties>
    </style:style>
    <style:style style:name="dvp_5f_code_5f_text_5f_75.A1" style:display-name="dvp_code_text_75.A1" style:family="table-cell">
      <style:table-cell-properties fo:padding="0cm" fo:border="0.55pt solid #000000"/>
    </style:style>
    <style:style style:name="dvp_5f_code_5f_text_5f_75.2" style:display-name="dvp_code_text_75.2" style:family="table-row">
      <style:table-row-properties fo:background-color="#ffffcc" style:font="Courier New">
        <style:background-image/>
      </style:table-row-properties>
    </style:style>
    <style:style style:name="dvp_5f_code_5f_text_5f_76" style:display-name="dvp_code_text_76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text_5f_76.A" style:display-name="dvp_code_text_76.A" style:family="table-column">
      <style:table-column-properties style:column-width="2.85cm" style:rel-column-width="23*"/>
    </style:style>
    <style:style style:name="dvp_5f_code_5f_text_5f_76.1" style:display-name="dvp_code_text_76.1" style:family="table-row">
      <style:table-row-properties fo:background-color="#e6e6ff" style:weight="bold">
        <style:background-image/>
      </style:table-row-properties>
    </style:style>
    <style:style style:name="dvp_5f_code_5f_text_5f_76.A1" style:display-name="dvp_code_text_76.A1" style:family="table-cell">
      <style:table-cell-properties fo:padding="0cm" fo:border="0.55pt solid #000000"/>
    </style:style>
    <style:style style:name="dvp_5f_code_5f_text_5f_76.2" style:display-name="dvp_code_text_76.2" style:family="table-row">
      <style:table-row-properties fo:background-color="#ffffcc" style:font="Courier New">
        <style:background-image/>
      </style:table-row-properties>
    </style:style>
    <style:style style:name="dvp_5f_code_5f_text_5f_77" style:display-name="dvp_code_text_77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text_5f_77.A" style:display-name="dvp_code_text_77.A" style:family="table-column">
      <style:table-column-properties style:column-width="2.85cm" style:rel-column-width="23*"/>
    </style:style>
    <style:style style:name="dvp_5f_code_5f_text_5f_77.1" style:display-name="dvp_code_text_77.1" style:family="table-row">
      <style:table-row-properties fo:background-color="#e6e6ff" style:weight="bold">
        <style:background-image/>
      </style:table-row-properties>
    </style:style>
    <style:style style:name="dvp_5f_code_5f_text_5f_77.A1" style:display-name="dvp_code_text_77.A1" style:family="table-cell">
      <style:table-cell-properties fo:padding="0cm" fo:border="0.55pt solid #000000"/>
    </style:style>
    <style:style style:name="dvp_5f_code_5f_text_5f_77.2" style:display-name="dvp_code_text_77.2" style:family="table-row">
      <style:table-row-properties fo:background-color="#ffffcc" style:font="Courier New">
        <style:background-image/>
      </style:table-row-properties>
    </style:style>
    <style:style style:name="dvp_5f_code_5f_text_5f_78" style:display-name="dvp_code_text_78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text_5f_78.A" style:display-name="dvp_code_text_78.A" style:family="table-column">
      <style:table-column-properties style:column-width="2.85cm" style:rel-column-width="23*"/>
    </style:style>
    <style:style style:name="dvp_5f_code_5f_text_5f_78.1" style:display-name="dvp_code_text_78.1" style:family="table-row">
      <style:table-row-properties fo:background-color="#e6e6ff" style:weight="bold">
        <style:background-image/>
      </style:table-row-properties>
    </style:style>
    <style:style style:name="dvp_5f_code_5f_text_5f_78.A1" style:display-name="dvp_code_text_78.A1" style:family="table-cell">
      <style:table-cell-properties fo:padding="0cm" fo:border="0.55pt solid #000000"/>
    </style:style>
    <style:style style:name="dvp_5f_code_5f_text_5f_78.2" style:display-name="dvp_code_text_78.2" style:family="table-row">
      <style:table-row-properties fo:background-color="#ffffcc" style:font="Courier New">
        <style:background-image/>
      </style:table-row-properties>
    </style:style>
    <style:style style:name="dvp_5f_code_5f_text_5f_79" style:display-name="dvp_code_text_79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text_5f_79.A" style:display-name="dvp_code_text_79.A" style:family="table-column">
      <style:table-column-properties style:column-width="2.85cm" style:rel-column-width="23*"/>
    </style:style>
    <style:style style:name="dvp_5f_code_5f_text_5f_79.1" style:display-name="dvp_code_text_79.1" style:family="table-row">
      <style:table-row-properties fo:background-color="#e6e6ff" style:weight="bold">
        <style:background-image/>
      </style:table-row-properties>
    </style:style>
    <style:style style:name="dvp_5f_code_5f_text_5f_79.A1" style:display-name="dvp_code_text_79.A1" style:family="table-cell">
      <style:table-cell-properties fo:padding="0cm" fo:border="0.55pt solid #000000"/>
    </style:style>
    <style:style style:name="dvp_5f_code_5f_text_5f_79.2" style:display-name="dvp_code_text_79.2" style:family="table-row">
      <style:table-row-properties fo:background-color="#ffffcc" style:font="Courier New">
        <style:background-image/>
      </style:table-row-properties>
    </style:style>
    <style:style style:name="dvp_5f_code_5f_text_5f_80" style:display-name="dvp_code_text_80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text_5f_80.A" style:display-name="dvp_code_text_80.A" style:family="table-column">
      <style:table-column-properties style:column-width="2.85cm" style:rel-column-width="23*"/>
    </style:style>
    <style:style style:name="dvp_5f_code_5f_text_5f_80.1" style:display-name="dvp_code_text_80.1" style:family="table-row">
      <style:table-row-properties fo:background-color="#e6e6ff" style:weight="bold">
        <style:background-image/>
      </style:table-row-properties>
    </style:style>
    <style:style style:name="dvp_5f_code_5f_text_5f_80.A1" style:display-name="dvp_code_text_80.A1" style:family="table-cell">
      <style:table-cell-properties fo:padding="0cm" fo:border="0.55pt solid #000000"/>
    </style:style>
    <style:style style:name="dvp_5f_code_5f_text_5f_80.2" style:display-name="dvp_code_text_80.2" style:family="table-row">
      <style:table-row-properties fo:background-color="#ffffcc" style:font="Courier New">
        <style:background-image/>
      </style:table-row-properties>
    </style:style>
    <style:style style:name="dvp_5f_code_5f_text_5f_81" style:display-name="dvp_code_text_81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text_5f_81.A" style:display-name="dvp_code_text_81.A" style:family="table-column">
      <style:table-column-properties style:column-width="2.85cm" style:rel-column-width="23*"/>
    </style:style>
    <style:style style:name="dvp_5f_code_5f_text_5f_81.1" style:display-name="dvp_code_text_81.1" style:family="table-row">
      <style:table-row-properties fo:background-color="#e6e6ff" style:weight="bold">
        <style:background-image/>
      </style:table-row-properties>
    </style:style>
    <style:style style:name="dvp_5f_code_5f_text_5f_81.A1" style:display-name="dvp_code_text_81.A1" style:family="table-cell">
      <style:table-cell-properties fo:padding="0cm" fo:border="0.55pt solid #000000"/>
    </style:style>
    <style:style style:name="dvp_5f_code_5f_text_5f_81.2" style:display-name="dvp_code_text_81.2" style:family="table-row">
      <style:table-row-properties fo:background-color="#ffffcc" style:font="Courier New">
        <style:background-image/>
      </style:table-row-properties>
    </style:style>
    <style:style style:name="dvp_5f_code_5f_text_5f_82" style:display-name="dvp_code_text_82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text_5f_82.A" style:display-name="dvp_code_text_82.A" style:family="table-column">
      <style:table-column-properties style:column-width="2.85cm" style:rel-column-width="23*"/>
    </style:style>
    <style:style style:name="dvp_5f_code_5f_text_5f_82.1" style:display-name="dvp_code_text_82.1" style:family="table-row">
      <style:table-row-properties fo:background-color="#e6e6ff" style:weight="bold">
        <style:background-image/>
      </style:table-row-properties>
    </style:style>
    <style:style style:name="dvp_5f_code_5f_text_5f_82.A1" style:display-name="dvp_code_text_82.A1" style:family="table-cell">
      <style:table-cell-properties fo:padding="0cm" fo:border="0.55pt solid #000000"/>
    </style:style>
    <style:style style:name="dvp_5f_code_5f_text_5f_82.2" style:display-name="dvp_code_text_82.2" style:family="table-row">
      <style:table-row-properties fo:background-color="#ffffcc" style:font="Courier New">
        <style:background-image/>
      </style:table-row-properties>
    </style:style>
    <style:style style:name="dvp_5f_code_5f_bash_5f_83" style:display-name="dvp_code_bash_83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83.A" style:display-name="dvp_code_bash_83.A" style:family="table-column">
      <style:table-column-properties style:column-width="2.85cm" style:rel-column-width="23*"/>
    </style:style>
    <style:style style:name="dvp_5f_code_5f_bash_5f_83.1" style:display-name="dvp_code_bash_83.1" style:family="table-row">
      <style:table-row-properties fo:background-color="#e6e6ff" style:weight="bold">
        <style:background-image/>
      </style:table-row-properties>
    </style:style>
    <style:style style:name="dvp_5f_code_5f_bash_5f_83.A1" style:display-name="dvp_code_bash_83.A1" style:family="table-cell">
      <style:table-cell-properties fo:padding="0cm" fo:border="0.55pt solid #000000"/>
    </style:style>
    <style:style style:name="dvp_5f_code_5f_bash_5f_83.2" style:display-name="dvp_code_bash_83.2" style:family="table-row">
      <style:table-row-properties fo:background-color="#ffffcc" style:font="Courier New">
        <style:background-image/>
      </style:table-row-properties>
    </style:style>
    <style:style style:name="dvp_5f_code_5f_text_5f_84" style:display-name="dvp_code_text_84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text_5f_84.A" style:display-name="dvp_code_text_84.A" style:family="table-column">
      <style:table-column-properties style:column-width="2.85cm" style:rel-column-width="23*"/>
    </style:style>
    <style:style style:name="dvp_5f_code_5f_text_5f_84.1" style:display-name="dvp_code_text_84.1" style:family="table-row">
      <style:table-row-properties fo:background-color="#e6e6ff" style:weight="bold">
        <style:background-image/>
      </style:table-row-properties>
    </style:style>
    <style:style style:name="dvp_5f_code_5f_text_5f_84.A1" style:display-name="dvp_code_text_84.A1" style:family="table-cell">
      <style:table-cell-properties fo:padding="0cm" fo:border="0.55pt solid #000000"/>
    </style:style>
    <style:style style:name="dvp_5f_code_5f_text_5f_84.2" style:display-name="dvp_code_text_84.2" style:family="table-row">
      <style:table-row-properties fo:background-color="#ffffcc" style:font="Courier New">
        <style:background-image/>
      </style:table-row-properties>
    </style:style>
    <style:style style:name="dvp_5f_code_5f_text_5f_85" style:display-name="dvp_code_text_85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text_5f_85.A" style:display-name="dvp_code_text_85.A" style:family="table-column">
      <style:table-column-properties style:column-width="2.85cm" style:rel-column-width="23*"/>
    </style:style>
    <style:style style:name="dvp_5f_code_5f_text_5f_85.1" style:display-name="dvp_code_text_85.1" style:family="table-row">
      <style:table-row-properties fo:background-color="#e6e6ff" style:weight="bold">
        <style:background-image/>
      </style:table-row-properties>
    </style:style>
    <style:style style:name="dvp_5f_code_5f_text_5f_85.A1" style:display-name="dvp_code_text_85.A1" style:family="table-cell">
      <style:table-cell-properties fo:padding="0cm" fo:border="0.55pt solid #000000"/>
    </style:style>
    <style:style style:name="dvp_5f_code_5f_text_5f_85.2" style:display-name="dvp_code_text_85.2" style:family="table-row">
      <style:table-row-properties fo:background-color="#ffffcc" style:font="Courier New">
        <style:background-image/>
      </style:table-row-properties>
    </style:style>
    <style:style style:name="dvp_5f_code_5f_bash_5f_86" style:display-name="dvp_code_bash_86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86.A" style:display-name="dvp_code_bash_86.A" style:family="table-column">
      <style:table-column-properties style:column-width="2.85cm" style:rel-column-width="23*"/>
    </style:style>
    <style:style style:name="dvp_5f_code_5f_bash_5f_86.1" style:display-name="dvp_code_bash_86.1" style:family="table-row">
      <style:table-row-properties fo:background-color="#e6e6ff" style:weight="bold">
        <style:background-image/>
      </style:table-row-properties>
    </style:style>
    <style:style style:name="dvp_5f_code_5f_bash_5f_86.A1" style:display-name="dvp_code_bash_86.A1" style:family="table-cell">
      <style:table-cell-properties fo:padding="0cm" fo:border="0.55pt solid #000000"/>
    </style:style>
    <style:style style:name="dvp_5f_code_5f_bash_5f_86.2" style:display-name="dvp_code_bash_86.2" style:family="table-row">
      <style:table-row-properties fo:background-color="#ffffcc" style:font="Courier New">
        <style:background-image/>
      </style:table-row-properties>
    </style:style>
    <style:style style:name="dvp_5f_code_5f_bash_5f_87" style:display-name="dvp_code_bash_87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87.A" style:display-name="dvp_code_bash_87.A" style:family="table-column">
      <style:table-column-properties style:column-width="2.85cm" style:rel-column-width="23*"/>
    </style:style>
    <style:style style:name="dvp_5f_code_5f_bash_5f_87.1" style:display-name="dvp_code_bash_87.1" style:family="table-row">
      <style:table-row-properties fo:background-color="#e6e6ff" style:weight="bold">
        <style:background-image/>
      </style:table-row-properties>
    </style:style>
    <style:style style:name="dvp_5f_code_5f_bash_5f_87.A1" style:display-name="dvp_code_bash_87.A1" style:family="table-cell">
      <style:table-cell-properties fo:padding="0cm" fo:border="0.55pt solid #000000"/>
    </style:style>
    <style:style style:name="dvp_5f_code_5f_bash_5f_87.2" style:display-name="dvp_code_bash_87.2" style:family="table-row">
      <style:table-row-properties fo:background-color="#ffffcc" style:font="Courier New">
        <style:background-image/>
      </style:table-row-properties>
    </style:style>
    <style:style style:name="dvp_5f_code_5f_bash_5f_88" style:display-name="dvp_code_bash_88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88.A" style:display-name="dvp_code_bash_88.A" style:family="table-column">
      <style:table-column-properties style:column-width="2.85cm" style:rel-column-width="23*"/>
    </style:style>
    <style:style style:name="dvp_5f_code_5f_bash_5f_88.1" style:display-name="dvp_code_bash_88.1" style:family="table-row">
      <style:table-row-properties fo:background-color="#e6e6ff" style:weight="bold">
        <style:background-image/>
      </style:table-row-properties>
    </style:style>
    <style:style style:name="dvp_5f_code_5f_bash_5f_88.A1" style:display-name="dvp_code_bash_88.A1" style:family="table-cell">
      <style:table-cell-properties fo:padding="0cm" fo:border="0.55pt solid #000000"/>
    </style:style>
    <style:style style:name="dvp_5f_code_5f_bash_5f_88.2" style:display-name="dvp_code_bash_88.2" style:family="table-row">
      <style:table-row-properties fo:background-color="#ffffcc" style:font="Courier New">
        <style:background-image/>
      </style:table-row-properties>
    </style:style>
    <style:style style:name="dvp_5f_code_5f_text_5f_89" style:display-name="dvp_code_text_89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text_5f_89.A" style:display-name="dvp_code_text_89.A" style:family="table-column">
      <style:table-column-properties style:column-width="2.85cm" style:rel-column-width="23*"/>
    </style:style>
    <style:style style:name="dvp_5f_code_5f_text_5f_89.1" style:display-name="dvp_code_text_89.1" style:family="table-row">
      <style:table-row-properties fo:background-color="#e6e6ff" style:weight="bold">
        <style:background-image/>
      </style:table-row-properties>
    </style:style>
    <style:style style:name="dvp_5f_code_5f_text_5f_89.A1" style:display-name="dvp_code_text_89.A1" style:family="table-cell">
      <style:table-cell-properties fo:padding="0cm" fo:border="0.55pt solid #000000"/>
    </style:style>
    <style:style style:name="dvp_5f_code_5f_text_5f_89.2" style:display-name="dvp_code_text_89.2" style:family="table-row">
      <style:table-row-properties fo:background-color="#ffffcc" style:font="Courier New">
        <style:background-image/>
      </style:table-row-properties>
    </style:style>
    <style:style style:name="dvp_5f_code_5f_text_5f_90" style:display-name="dvp_code_text_90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text_5f_90.A" style:display-name="dvp_code_text_90.A" style:family="table-column">
      <style:table-column-properties style:column-width="2.85cm" style:rel-column-width="23*"/>
    </style:style>
    <style:style style:name="dvp_5f_code_5f_text_5f_90.1" style:display-name="dvp_code_text_90.1" style:family="table-row">
      <style:table-row-properties fo:background-color="#e6e6ff" style:weight="bold">
        <style:background-image/>
      </style:table-row-properties>
    </style:style>
    <style:style style:name="dvp_5f_code_5f_text_5f_90.A1" style:display-name="dvp_code_text_90.A1" style:family="table-cell">
      <style:table-cell-properties fo:padding="0cm" fo:border="0.55pt solid #000000"/>
    </style:style>
    <style:style style:name="dvp_5f_code_5f_text_5f_90.2" style:display-name="dvp_code_text_90.2" style:family="table-row">
      <style:table-row-properties fo:background-color="#ffffcc" style:font="Courier New">
        <style:background-image/>
      </style:table-row-properties>
    </style:style>
    <style:style style:name="dvp_5f_code_5f_bash_5f_91" style:display-name="dvp_code_bash_91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91.A" style:display-name="dvp_code_bash_91.A" style:family="table-column">
      <style:table-column-properties style:column-width="2.85cm" style:rel-column-width="23*"/>
    </style:style>
    <style:style style:name="dvp_5f_code_5f_bash_5f_91.1" style:display-name="dvp_code_bash_91.1" style:family="table-row">
      <style:table-row-properties fo:background-color="#e6e6ff" style:weight="bold">
        <style:background-image/>
      </style:table-row-properties>
    </style:style>
    <style:style style:name="dvp_5f_code_5f_bash_5f_91.A1" style:display-name="dvp_code_bash_91.A1" style:family="table-cell">
      <style:table-cell-properties fo:padding="0cm" fo:border="0.55pt solid #000000"/>
    </style:style>
    <style:style style:name="dvp_5f_code_5f_bash_5f_91.2" style:display-name="dvp_code_bash_91.2" style:family="table-row">
      <style:table-row-properties fo:background-color="#ffffcc" style:font="Courier New">
        <style:background-image/>
      </style:table-row-properties>
    </style:style>
    <style:style style:name="dvp_5f_code_5f_bash_5f_92" style:display-name="dvp_code_bash_92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92.A" style:display-name="dvp_code_bash_92.A" style:family="table-column">
      <style:table-column-properties style:column-width="2.85cm" style:rel-column-width="23*"/>
    </style:style>
    <style:style style:name="dvp_5f_code_5f_bash_5f_92.1" style:display-name="dvp_code_bash_92.1" style:family="table-row">
      <style:table-row-properties fo:background-color="#e6e6ff" style:weight="bold">
        <style:background-image/>
      </style:table-row-properties>
    </style:style>
    <style:style style:name="dvp_5f_code_5f_bash_5f_92.A1" style:display-name="dvp_code_bash_92.A1" style:family="table-cell">
      <style:table-cell-properties fo:padding="0cm" fo:border="0.55pt solid #000000"/>
    </style:style>
    <style:style style:name="dvp_5f_code_5f_bash_5f_92.2" style:display-name="dvp_code_bash_92.2" style:family="table-row">
      <style:table-row-properties fo:background-color="#ffffcc" style:font="Courier New">
        <style:background-image/>
      </style:table-row-properties>
    </style:style>
    <style:style style:name="dvp_5f_code_5f_bash_5f_93" style:display-name="dvp_code_bash_93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93.A" style:display-name="dvp_code_bash_93.A" style:family="table-column">
      <style:table-column-properties style:column-width="2.85cm" style:rel-column-width="23*"/>
    </style:style>
    <style:style style:name="dvp_5f_code_5f_bash_5f_93.1" style:display-name="dvp_code_bash_93.1" style:family="table-row">
      <style:table-row-properties fo:background-color="#e6e6ff" style:weight="bold">
        <style:background-image/>
      </style:table-row-properties>
    </style:style>
    <style:style style:name="dvp_5f_code_5f_bash_5f_93.A1" style:display-name="dvp_code_bash_93.A1" style:family="table-cell">
      <style:table-cell-properties fo:padding="0cm" fo:border="0.55pt solid #000000"/>
    </style:style>
    <style:style style:name="dvp_5f_code_5f_bash_5f_93.2" style:display-name="dvp_code_bash_93.2" style:family="table-row">
      <style:table-row-properties fo:background-color="#ffffcc" style:font="Courier New">
        <style:background-image/>
      </style:table-row-properties>
    </style:style>
    <style:style style:name="dvp_5f_code_5f_bash_5f_94" style:display-name="dvp_code_bash_94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94.A" style:display-name="dvp_code_bash_94.A" style:family="table-column">
      <style:table-column-properties style:column-width="2.85cm" style:rel-column-width="23*"/>
    </style:style>
    <style:style style:name="dvp_5f_code_5f_bash_5f_94.1" style:display-name="dvp_code_bash_94.1" style:family="table-row">
      <style:table-row-properties fo:background-color="#e6e6ff" style:weight="bold">
        <style:background-image/>
      </style:table-row-properties>
    </style:style>
    <style:style style:name="dvp_5f_code_5f_bash_5f_94.A1" style:display-name="dvp_code_bash_94.A1" style:family="table-cell">
      <style:table-cell-properties fo:padding="0cm" fo:border="0.55pt solid #000000"/>
    </style:style>
    <style:style style:name="dvp_5f_code_5f_bash_5f_94.2" style:display-name="dvp_code_bash_94.2" style:family="table-row">
      <style:table-row-properties fo:background-color="#ffffcc" style:font="Courier New">
        <style:background-image/>
      </style:table-row-properties>
    </style:style>
    <style:style style:name="dvp_5f_code_5f_bash_5f_95" style:display-name="dvp_code_bash_95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95.A" style:display-name="dvp_code_bash_95.A" style:family="table-column">
      <style:table-column-properties style:column-width="2.85cm" style:rel-column-width="23*"/>
    </style:style>
    <style:style style:name="dvp_5f_code_5f_bash_5f_95.1" style:display-name="dvp_code_bash_95.1" style:family="table-row">
      <style:table-row-properties fo:background-color="#e6e6ff" style:weight="bold">
        <style:background-image/>
      </style:table-row-properties>
    </style:style>
    <style:style style:name="dvp_5f_code_5f_bash_5f_95.A1" style:display-name="dvp_code_bash_95.A1" style:family="table-cell">
      <style:table-cell-properties fo:padding="0cm" fo:border="0.55pt solid #000000"/>
    </style:style>
    <style:style style:name="dvp_5f_code_5f_bash_5f_95.2" style:display-name="dvp_code_bash_95.2" style:family="table-row">
      <style:table-row-properties fo:background-color="#ffffcc" style:font="Courier New">
        <style:background-image/>
      </style:table-row-properties>
    </style:style>
    <style:style style:name="dvp_5f_code_5f_bash_5f_96" style:display-name="dvp_code_bash_96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96.A" style:display-name="dvp_code_bash_96.A" style:family="table-column">
      <style:table-column-properties style:column-width="2.85cm" style:rel-column-width="23*"/>
    </style:style>
    <style:style style:name="dvp_5f_code_5f_bash_5f_96.1" style:display-name="dvp_code_bash_96.1" style:family="table-row">
      <style:table-row-properties fo:background-color="#e6e6ff" style:weight="bold">
        <style:background-image/>
      </style:table-row-properties>
    </style:style>
    <style:style style:name="dvp_5f_code_5f_bash_5f_96.A1" style:display-name="dvp_code_bash_96.A1" style:family="table-cell">
      <style:table-cell-properties fo:padding="0cm" fo:border="0.55pt solid #000000"/>
    </style:style>
    <style:style style:name="dvp_5f_code_5f_bash_5f_96.2" style:display-name="dvp_code_bash_96.2" style:family="table-row">
      <style:table-row-properties fo:background-color="#ffffcc" style:font="Courier New">
        <style:background-image/>
      </style:table-row-properties>
    </style:style>
    <style:style style:name="dvp_5f_code_5f_bash_5f_97" style:display-name="dvp_code_bash_97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97.A" style:display-name="dvp_code_bash_97.A" style:family="table-column">
      <style:table-column-properties style:column-width="2.85cm" style:rel-column-width="23*"/>
    </style:style>
    <style:style style:name="dvp_5f_code_5f_bash_5f_97.1" style:display-name="dvp_code_bash_97.1" style:family="table-row">
      <style:table-row-properties fo:background-color="#e6e6ff" style:weight="bold">
        <style:background-image/>
      </style:table-row-properties>
    </style:style>
    <style:style style:name="dvp_5f_code_5f_bash_5f_97.A1" style:display-name="dvp_code_bash_97.A1" style:family="table-cell">
      <style:table-cell-properties fo:padding="0cm" fo:border="0.55pt solid #000000"/>
    </style:style>
    <style:style style:name="dvp_5f_code_5f_bash_5f_97.2" style:display-name="dvp_code_bash_97.2" style:family="table-row">
      <style:table-row-properties fo:background-color="#ffffcc" style:font="Courier New">
        <style:background-image/>
      </style:table-row-properties>
    </style:style>
    <style:style style:name="dvp_5f_code_5f_bash_5f_98" style:display-name="dvp_code_bash_98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98.A" style:display-name="dvp_code_bash_98.A" style:family="table-column">
      <style:table-column-properties style:column-width="2.85cm" style:rel-column-width="23*"/>
    </style:style>
    <style:style style:name="dvp_5f_code_5f_bash_5f_98.1" style:display-name="dvp_code_bash_98.1" style:family="table-row">
      <style:table-row-properties fo:background-color="#e6e6ff" style:weight="bold">
        <style:background-image/>
      </style:table-row-properties>
    </style:style>
    <style:style style:name="dvp_5f_code_5f_bash_5f_98.A1" style:display-name="dvp_code_bash_98.A1" style:family="table-cell">
      <style:table-cell-properties fo:padding="0cm" fo:border="0.55pt solid #000000"/>
    </style:style>
    <style:style style:name="dvp_5f_code_5f_bash_5f_98.2" style:display-name="dvp_code_bash_98.2" style:family="table-row">
      <style:table-row-properties fo:background-color="#ffffcc" style:font="Courier New">
        <style:background-image/>
      </style:table-row-properties>
    </style:style>
    <style:style style:name="dvp_5f_code_5f_bash_5f_99" style:display-name="dvp_code_bash_99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99.A" style:display-name="dvp_code_bash_99.A" style:family="table-column">
      <style:table-column-properties style:column-width="2.85cm" style:rel-column-width="23*"/>
    </style:style>
    <style:style style:name="dvp_5f_code_5f_bash_5f_99.1" style:display-name="dvp_code_bash_99.1" style:family="table-row">
      <style:table-row-properties fo:background-color="#e6e6ff" style:weight="bold">
        <style:background-image/>
      </style:table-row-properties>
    </style:style>
    <style:style style:name="dvp_5f_code_5f_bash_5f_99.A1" style:display-name="dvp_code_bash_99.A1" style:family="table-cell">
      <style:table-cell-properties fo:padding="0cm" fo:border="0.55pt solid #000000"/>
    </style:style>
    <style:style style:name="dvp_5f_code_5f_bash_5f_99.2" style:display-name="dvp_code_bash_99.2" style:family="table-row">
      <style:table-row-properties fo:background-color="#ffffcc" style:font="Courier New">
        <style:background-image/>
      </style:table-row-properties>
    </style:style>
    <style:style style:name="dvp_5f_code_5f_bash_5f_100" style:display-name="dvp_code_bash_100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100.A" style:display-name="dvp_code_bash_100.A" style:family="table-column">
      <style:table-column-properties style:column-width="2.85cm" style:rel-column-width="23*"/>
    </style:style>
    <style:style style:name="dvp_5f_code_5f_bash_5f_100.1" style:display-name="dvp_code_bash_100.1" style:family="table-row">
      <style:table-row-properties fo:background-color="#e6e6ff" style:weight="bold">
        <style:background-image/>
      </style:table-row-properties>
    </style:style>
    <style:style style:name="dvp_5f_code_5f_bash_5f_100.A1" style:display-name="dvp_code_bash_100.A1" style:family="table-cell">
      <style:table-cell-properties fo:padding="0cm" fo:border="0.55pt solid #000000"/>
    </style:style>
    <style:style style:name="dvp_5f_code_5f_bash_5f_100.2" style:display-name="dvp_code_bash_100.2" style:family="table-row">
      <style:table-row-properties fo:background-color="#ffffcc" style:font="Courier New">
        <style:background-image/>
      </style:table-row-properties>
    </style:style>
    <style:style style:name="dvp_5f_code_5f_bash_5f_101" style:display-name="dvp_code_bash_101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101.A" style:display-name="dvp_code_bash_101.A" style:family="table-column">
      <style:table-column-properties style:column-width="2.85cm" style:rel-column-width="23*"/>
    </style:style>
    <style:style style:name="dvp_5f_code_5f_bash_5f_101.1" style:display-name="dvp_code_bash_101.1" style:family="table-row">
      <style:table-row-properties fo:background-color="#e6e6ff" style:weight="bold">
        <style:background-image/>
      </style:table-row-properties>
    </style:style>
    <style:style style:name="dvp_5f_code_5f_bash_5f_101.A1" style:display-name="dvp_code_bash_101.A1" style:family="table-cell">
      <style:table-cell-properties fo:padding="0cm" fo:border="0.55pt solid #000000"/>
    </style:style>
    <style:style style:name="dvp_5f_code_5f_bash_5f_101.2" style:display-name="dvp_code_bash_101.2" style:family="table-row">
      <style:table-row-properties fo:background-color="#ffffcc" style:font="Courier New">
        <style:background-image/>
      </style:table-row-properties>
    </style:style>
    <style:style style:name="dvp_5f_code_5f_bash_5f_102" style:display-name="dvp_code_bash_102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102.A" style:display-name="dvp_code_bash_102.A" style:family="table-column">
      <style:table-column-properties style:column-width="2.85cm" style:rel-column-width="23*"/>
    </style:style>
    <style:style style:name="dvp_5f_code_5f_bash_5f_102.1" style:display-name="dvp_code_bash_102.1" style:family="table-row">
      <style:table-row-properties fo:background-color="#e6e6ff" style:weight="bold">
        <style:background-image/>
      </style:table-row-properties>
    </style:style>
    <style:style style:name="dvp_5f_code_5f_bash_5f_102.A1" style:display-name="dvp_code_bash_102.A1" style:family="table-cell">
      <style:table-cell-properties fo:padding="0cm" fo:border="0.55pt solid #000000"/>
    </style:style>
    <style:style style:name="dvp_5f_code_5f_bash_5f_102.2" style:display-name="dvp_code_bash_102.2" style:family="table-row">
      <style:table-row-properties fo:background-color="#ffffcc" style:font="Courier New">
        <style:background-image/>
      </style:table-row-properties>
    </style:style>
    <style:style style:name="dvp_5f_code_5f_bash_5f_103" style:display-name="dvp_code_bash_103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103.A" style:display-name="dvp_code_bash_103.A" style:family="table-column">
      <style:table-column-properties style:column-width="2.85cm" style:rel-column-width="23*"/>
    </style:style>
    <style:style style:name="dvp_5f_code_5f_bash_5f_103.1" style:display-name="dvp_code_bash_103.1" style:family="table-row">
      <style:table-row-properties fo:background-color="#e6e6ff" style:weight="bold">
        <style:background-image/>
      </style:table-row-properties>
    </style:style>
    <style:style style:name="dvp_5f_code_5f_bash_5f_103.A1" style:display-name="dvp_code_bash_103.A1" style:family="table-cell">
      <style:table-cell-properties fo:padding="0cm" fo:border="0.55pt solid #000000"/>
    </style:style>
    <style:style style:name="dvp_5f_code_5f_bash_5f_103.2" style:display-name="dvp_code_bash_103.2" style:family="table-row">
      <style:table-row-properties fo:background-color="#ffffcc" style:font="Courier New">
        <style:background-image/>
      </style:table-row-properties>
    </style:style>
    <style:style style:name="dvp_5f_code_5f_bash_5f_104" style:display-name="dvp_code_bash_104" style:family="table">
      <style:table-properties style:width="17.099cm" style:rel-width="90%" fo:margin-top="0.4cm" fo:margin-bottom="0.4cm" table:align="center" fo:background-color="#ffffcc">
        <style:background-image/>
      </style:table-properties>
    </style:style>
    <style:style style:name="dvp_5f_code_5f_bash_5f_104.A" style:display-name="dvp_code_bash_104.A" style:family="table-column">
      <style:table-column-properties style:column-width="2.85cm" style:rel-column-width="23*"/>
    </style:style>
    <style:style style:name="dvp_5f_code_5f_bash_5f_104.1" style:display-name="dvp_code_bash_104.1" style:family="table-row">
      <style:table-row-properties fo:background-color="#e6e6ff" style:weight="bold">
        <style:background-image/>
      </style:table-row-properties>
    </style:style>
    <style:style style:name="dvp_5f_code_5f_bash_5f_104.A1" style:display-name="dvp_code_bash_104.A1" style:family="table-cell">
      <style:table-cell-properties fo:padding="0cm" fo:border="0.55pt solid #000000"/>
    </style:style>
    <style:style style:name="dvp_5f_code_5f_bash_5f_104.2" style:display-name="dvp_code_bash_104.2" style:family="table-row">
      <style:table-row-properties fo:background-color="#ffffcc" style:font="Courier New">
        <style:background-image/>
      </style:table-row-properties>
    </style:style>
    <style:style style:name="P1" style:family="paragraph" style:parent-style-name="Standard">
      <style:text-properties officeooo:paragraph-rsid="001a17e0"/>
    </style:style>
    <style:style style:name="P2" style:family="paragraph" style:parent-style-name="Standard">
      <style:text-properties officeooo:paragraph-rsid="0029cf53"/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.199cm" loext:contextual-spacing="false" fo:text-align="center" style:justify-single-word="false"/>
    </style:style>
    <style:style style:name="P5" style:family="paragraph" style:parent-style-name="Standard">
      <style:paragraph-properties fo:margin-top="0cm" fo:margin-bottom="0.199cm" loext:contextual-spacing="false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 style:list-style-name="List_20_1"/>
    <style:style style:name="P7" style:family="paragraph" style:parent-style-name="Standard" style:list-style-name="liste_20_1_20_dvp"/>
    <style:style style:name="P8" style:family="paragraph" style:parent-style-name="Standard" style:list-style-name="liste_20_1_20_dvp">
      <style:text-properties officeooo:paragraph-rsid="001a17e0"/>
    </style:style>
    <style:style style:name="P9" style:family="paragraph" style:parent-style-name="Standard">
      <style:text-properties officeooo:paragraph-rsid="001a17e0"/>
    </style:style>
    <style:style style:name="P10" style:family="paragraph" style:parent-style-name="Standard">
      <style:text-properties officeooo:paragraph-rsid="0029cf53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7ec23"/>
    </style:style>
    <style:style style:name="T2" style:family="text">
      <style:text-properties officeooo:rsid="0018f1e8"/>
    </style:style>
    <style:style style:name="T3" style:family="text">
      <style:text-properties officeooo:rsid="001a17e0"/>
    </style:style>
    <style:style style:name="T4" style:family="text">
      <style:text-properties officeooo:rsid="001b7152"/>
    </style:style>
    <style:style style:name="T5" style:family="text">
      <style:text-properties officeooo:rsid="001d3b58"/>
    </style:style>
    <style:style style:name="T6" style:family="text">
      <style:text-properties officeooo:rsid="001e57b3"/>
    </style:style>
    <style:style style:name="T7" style:family="text">
      <style:text-properties officeooo:rsid="0021fb79"/>
    </style:style>
    <style:style style:name="T8" style:family="text"/>
    <style:style style:name="T9" style:family="text">
      <style:text-properties officeooo:rsid="0022497b"/>
    </style:style>
    <style:style style:name="T10" style:family="text">
      <style:text-properties officeooo:rsid="002310b1"/>
    </style:style>
    <style:style style:name="T11" style:family="text">
      <style:text-properties officeooo:rsid="0023f118"/>
    </style:style>
    <style:style style:name="T12" style:family="text">
      <style:text-properties officeooo:rsid="002502a8"/>
    </style:style>
    <style:style style:name="T13" style:family="text">
      <style:text-properties officeooo:rsid="00255bd9"/>
    </style:style>
    <style:style style:name="T14" style:family="text">
      <style:text-properties officeooo:rsid="00258ad0"/>
    </style:style>
    <style:style style:name="T15" style:family="text">
      <style:text-properties officeooo:rsid="00274631"/>
    </style:style>
    <style:style style:name="T16" style:family="text">
      <style:text-properties officeooo:rsid="00277008"/>
    </style:style>
    <style:style style:name="T17" style:family="text">
      <style:text-properties officeooo:rsid="002a9905"/>
    </style:style>
    <style:style style:name="T18" style:family="text">
      <style:text-properties fo:color="#ffffff" style:font-name="Verdana1" fo:font-size="14pt" fo:font-style="normal" fo:font-weight="bold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9" style:family="text">
      <style:text-properties style:font-name="Verdana" fo:font-size="10pt"/>
    </style:style>
    <style:style style:name="T20" style:family="text">
      <style:text-properties officeooo:rsid="0017ec23"/>
    </style:style>
    <style:style style:name="T21" style:family="text">
      <style:text-properties officeooo:rsid="0018f1e8"/>
    </style:style>
    <style:style style:name="T22" style:family="text">
      <style:text-properties officeooo:rsid="001a17e0"/>
    </style:style>
    <style:style style:name="T23" style:family="text">
      <style:text-properties officeooo:rsid="001b7152"/>
    </style:style>
    <style:style style:name="T24" style:family="text">
      <style:text-properties officeooo:rsid="001d3b58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1e57b3"/>
    </style:style>
    <style:style style:name="T27" style:family="text">
      <style:text-properties officeooo:rsid="0021fb79"/>
    </style:style>
    <style:style style:name="T28" style:family="text">
      <style:text-properties officeooo:rsid="0022497b"/>
    </style:style>
    <style:style style:name="T29" style:family="text">
      <style:text-properties officeooo:rsid="002310b1"/>
    </style:style>
    <style:style style:name="T30" style:family="text">
      <style:text-properties officeooo:rsid="0023f118"/>
    </style:style>
    <style:style style:name="T31" style:family="text">
      <style:text-properties officeooo:rsid="002502a8"/>
    </style:style>
    <style:style style:name="T32" style:family="text">
      <style:text-properties officeooo:rsid="00255bd9"/>
    </style:style>
    <style:style style:name="T33" style:family="text">
      <style:text-properties fo:font-weight="normal" officeooo:rsid="00255bd9" style:font-weight-asian="normal" style:font-weight-complex="normal"/>
    </style:style>
    <style:style style:name="T34" style:family="text">
      <style:text-properties officeooo:rsid="00258ad0"/>
    </style:style>
    <style:style style:name="T35" style:family="text">
      <style:text-properties officeooo:rsid="00274631"/>
    </style:style>
    <style:style style:name="T36" style:family="text">
      <style:text-properties officeooo:rsid="00277008"/>
    </style:style>
    <style:style style:name="T37" style:family="text">
      <style:text-properties officeooo:rsid="00284f0f"/>
    </style:style>
    <style:style style:name="T38" style:family="text">
      <style:text-properties officeooo:rsid="0029cf53"/>
    </style:style>
    <style:style style:name="T39" style:family="text">
      <style:text-properties officeooo:rsid="002a9905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>
        <text:changed-region xml:id="ct499883152" text:id="ct499883152">
          <text:insertion>
            <office:change-info>
              <dc:creator>bruno barthel</dc:creator>
              <dc:date>2019-04-24T09:50:56</dc:date>
            </office:change-info>
          </text:insertion>
        </text:changed-region>
        <text:changed-region xml:id="ct499882480" text:id="ct499882480">
          <text:deletion>
            <office:change-info>
              <dc:creator>bruno barthel</dc:creator>
              <dc:date>2019-04-24T09:50:58</dc:date>
            </office:change-info>
            <text:p text:style-name="Standard"><text:span text:style-name="T1">o</text:span></text:p>
          </text:deletion>
        </text:changed-region>
        <text:changed-region xml:id="ct499364096" text:id="ct499364096">
          <text:insertion>
            <office:change-info>
              <dc:creator>bruno barthel</dc:creator>
              <dc:date>2019-04-24T09:52:29</dc:date>
            </office:change-info>
          </text:insertion>
        </text:changed-region>
        <text:changed-region xml:id="ct499362304" text:id="ct499362304">
          <text:deletion>
            <office:change-info>
              <dc:creator>bruno barthel</dc:creator>
              <dc:date>2019-04-24T09:52:29</dc:date>
            </office:change-info>
            <text:p text:style-name="Standard">.</text:p>
          </text:deletion>
        </text:changed-region>
        <text:changed-region xml:id="ct499362752" text:id="ct499362752">
          <text:insertion>
            <office:change-info>
              <dc:creator>bruno barthel</dc:creator>
              <dc:date>2019-04-24T09:52:20</dc:date>
            </office:change-info>
          </text:insertion>
        </text:changed-region>
        <text:changed-region xml:id="ct499362976" text:id="ct499362976">
          <text:deletion>
            <office:change-info>
              <dc:creator>bruno barthel</dc:creator>
              <dc:date>2019-04-24T09:52:20</dc:date>
            </office:change-info>
            <text:p text:style-name="Standard"><text:span text:style-name="T1">L</text:span></text:p>
          </text:deletion>
        </text:changed-region>
        <text:changed-region xml:id="ct499365216" text:id="ct499365216">
          <text:deletion>
            <office:change-info>
              <dc:creator>bruno barthel</dc:creator>
              <dc:date>2019-04-24T09:52:39</dc:date>
            </office:change-info>
            <text:p text:style-name="Standard">façon </text:p>
          </text:deletion>
        </text:changed-region>
        <text:changed-region xml:id="ct501534848" text:id="ct501534848">
          <text:insertion>
            <office:change-info>
              <dc:creator>bruno barthel</dc:creator>
              <dc:date>2019-04-24T09:58:09</dc:date>
            </office:change-info>
          </text:insertion>
        </text:changed-region>
        <text:changed-region xml:id="ct448098336" text:id="ct448098336">
          <text:insertion>
            <office:change-info>
              <dc:creator>bruno barthel</dc:creator>
              <dc:date>2019-04-24T12:05:12</dc:date>
            </office:change-info>
          </text:insertion>
        </text:changed-region>
        <text:changed-region xml:id="ct501537760" text:id="ct501537760">
          <text:insertion>
            <office:change-info>
              <dc:creator>bruno barthel</dc:creator>
              <dc:date>2019-04-24T09:58:59</dc:date>
            </office:change-info>
          </text:insertion>
        </text:changed-region>
        <text:changed-region xml:id="ct409797344" text:id="ct409797344">
          <text:insertion>
            <office:change-info>
              <dc:creator>bruno barthel</dc:creator>
              <dc:date>2019-04-24T09:56:36</dc:date>
            </office:change-info>
          </text:insertion>
        </text:changed-region>
        <text:changed-region xml:id="ct498672128" text:id="ct498672128">
          <text:deletion>
            <office:change-info>
              <dc:creator>bruno barthel</dc:creator>
              <dc:date>2019-04-24T09:56:38</dc:date>
            </office:change-info>
            <text:p text:style-name="Standard"><text:span text:style-name="T2">r</text:span></text:p>
          </text:deletion>
        </text:changed-region>
        <text:changed-region xml:id="ct499363200" text:id="ct499363200">
          <text:insertion>
            <office:change-info>
              <dc:creator>bruno barthel</dc:creator>
              <dc:date>2019-04-24T09:52:22</dc:date>
            </office:change-info>
          </text:insertion>
        </text:changed-region>
        <text:changed-region xml:id="ct499363424" text:id="ct499363424">
          <text:deletion>
            <office:change-info>
              <dc:creator>bruno barthel</dc:creator>
              <dc:date>2019-04-24T09:52:22</dc:date>
            </office:change-info>
            <text:p text:style-name="Standard"><text:span text:style-name="T1">L</text:span></text:p>
          </text:deletion>
        </text:changed-region>
        <text:changed-region xml:id="ct500383904" text:id="ct500383904">
          <text:deletion>
            <office:change-info>
              <dc:creator>bruno barthel</dc:creator>
              <dc:date>2019-04-24T09:53:38</dc:date>
            </office:change-info>
            <text:p text:style-name="Standard">façon consiste</text:p>
          </text:deletion>
        </text:changed-region>
        <text:changed-region xml:id="ct499882928" text:id="ct499882928">
          <text:insertion>
            <office:change-info>
              <dc:creator>bruno barthel</dc:creator>
              <dc:date>2019-04-24T09:53:38</dc:date>
            </office:change-info>
          </text:insertion>
        </text:changed-region>
        <text:changed-region xml:id="ct494853344" text:id="ct494853344">
          <text:insertion>
            <office:change-info>
              <dc:creator>bruno barthel</dc:creator>
              <dc:date>2019-04-24T09:54:06</dc:date>
            </office:change-info>
          </text:insertion>
        </text:changed-region>
        <text:changed-region xml:id="ct494852896" text:id="ct494852896">
          <text:deletion>
            <office:change-info>
              <dc:creator>bruno barthel</dc:creator>
              <dc:date>2019-04-24T09:53:44</dc:date>
            </office:change-info>
            <text:p text:style-name="Standard"><text:span text:style-name="T2"><text:s/>à utiliser</text:span></text:p>
          </text:deletion>
        </text:changed-region>
        <text:changed-region xml:id="ct454874496" text:id="ct454874496">
          <text:insertion>
            <office:change-info>
              <dc:creator>bruno barthel</dc:creator>
              <dc:date>2019-04-24T12:05:19</dc:date>
            </office:change-info>
          </text:insertion>
        </text:changed-region>
        <text:changed-region xml:id="ct499363648" text:id="ct499363648">
          <text:insertion>
            <office:change-info>
              <dc:creator>bruno barthel</dc:creator>
              <dc:date>2019-04-24T09:52:23</dc:date>
            </office:change-info>
          </text:insertion>
        </text:changed-region>
        <text:changed-region xml:id="ct499363872" text:id="ct499363872">
          <text:deletion>
            <office:change-info>
              <dc:creator>bruno barthel</dc:creator>
              <dc:date>2019-04-24T09:52:23</dc:date>
            </office:change-info>
            <text:p text:style-name="Standard"><text:span text:style-name="T1">L</text:span></text:p>
          </text:deletion>
        </text:changed-region>
        <text:changed-region xml:id="ct494853120" text:id="ct494853120">
          <text:deletion>
            <office:change-info>
              <dc:creator>bruno barthel</dc:creator>
              <dc:date>2019-04-24T09:54:41</dc:date>
            </office:change-info>
            <text:p text:style-name="Standard">façon</text:p>
          </text:deletion>
        </text:changed-region>
        <text:changed-region xml:id="ct496438128" text:id="ct496438128">
          <text:insertion>
            <office:change-info>
              <dc:creator>bruno barthel</dc:creator>
              <dc:date>2019-04-24T09:54:41</dc:date>
            </office:change-info>
          </text:insertion>
        </text:changed-region>
        <text:changed-region xml:id="ct502230512" text:id="ct502230512">
          <text:deletion>
            <office:change-info>
              <dc:creator>bruno barthel</dc:creator>
              <dc:date>2019-04-24T09:54:49</dc:date>
            </office:change-info>
            <text:p text:style-name="Standard"><text:span text:style-name="T2"><text:s/>consiste à utiliser</text:span></text:p>
          </text:deletion>
        </text:changed-region>
        <text:changed-region xml:id="ct454878752" text:id="ct454878752">
          <text:insertion>
            <office:change-info>
              <dc:creator>bruno barthel</dc:creator>
              <dc:date>2019-04-24T12:05:27</dc:date>
            </office:change-info>
          </text:insertion>
        </text:changed-region>
        <text:changed-region xml:id="ct496731856" text:id="ct496731856">
          <text:insertion>
            <office:change-info>
              <dc:creator>bruno barthel</dc:creator>
              <dc:date>2019-04-24T09:56:45</dc:date>
            </office:change-info>
          </text:insertion>
        </text:changed-region>
        <text:changed-region xml:id="ct498052096" text:id="ct498052096">
          <text:deletion>
            <office:change-info>
              <dc:creator>bruno barthel</dc:creator>
              <dc:date>2019-04-24T09:56:46</dc:date>
            </office:change-info>
            <text:p text:style-name="Standard"><text:span text:style-name="T2">r</text:span></text:p>
          </text:deletion>
        </text:changed-region>
        <text:changed-region xml:id="ct448099008" text:id="ct448099008">
          <text:insertion>
            <office:change-info>
              <dc:creator>bruno barthel</dc:creator>
              <dc:date>2019-04-24T12:05:39</dc:date>
            </office:change-info>
          </text:insertion>
        </text:changed-region>
        <text:changed-region xml:id="ct499190576" text:id="ct499190576">
          <text:insertion>
            <office:change-info>
              <dc:creator>bruno barthel</dc:creator>
              <dc:date>2019-04-24T10:00:26</dc:date>
            </office:change-info>
          </text:insertion>
        </text:changed-region>
        <text:changed-region xml:id="ct499190128" text:id="ct499190128">
          <text:deletion>
            <office:change-info>
              <dc:creator>bruno barthel</dc:creator>
              <dc:date>2019-04-24T10:00:26</dc:date>
            </office:change-info>
            <text:h text:style-name="Heading_20_2" text:outline-level="2"><text:span text:style-name="T3">i</text:span></text:h>
          </text:deletion>
        </text:changed-region>
        <text:changed-region xml:id="ct501537984" text:id="ct501537984">
          <text:insertion>
            <office:change-info>
              <dc:creator>bruno barthel</dc:creator>
              <dc:date>2019-04-24T09:59:58</dc:date>
            </office:change-info>
          </text:insertion>
        </text:changed-region>
        <text:changed-region xml:id="ct501535968" text:id="ct501535968">
          <text:deletion>
            <office:change-info>
              <dc:creator>bruno barthel</dc:creator>
              <dc:date>2019-04-24T09:59:59</dc:date>
            </office:change-info>
            <text:h text:style-name="Heading_20_2" text:outline-level="2"><text:span text:style-name="T2">i</text:span></text:h>
          </text:deletion>
        </text:changed-region>
        <text:changed-region xml:id="ct499889872" text:id="ct499889872">
          <text:insertion>
            <office:change-info>
              <dc:creator>bruno barthel</dc:creator>
              <dc:date>2019-04-24T10:09:17</dc:date>
            </office:change-info>
          </text:insertion>
        </text:changed-region>
        <text:changed-region xml:id="ct499890096" text:id="ct499890096">
          <text:insertion>
            <office:change-info>
              <dc:creator>bruno barthel</dc:creator>
              <dc:date>2019-04-24T10:09:22</dc:date>
            </office:change-info>
          </text:insertion>
        </text:changed-region>
        <text:changed-region xml:id="ct499890768" text:id="ct499890768">
          <text:deletion>
            <office:change-info>
              <dc:creator>bruno barthel</dc:creator>
              <dc:date>2019-04-24T10:09:06</dc:date>
            </office:change-info>
            <text:p text:style-name="Standard">dans </text:p>
          </text:deletion>
        </text:changed-region>
        <text:changed-region xml:id="ct499192592" text:id="ct499192592">
          <text:insertion>
            <office:change-info>
              <dc:creator>bruno barthel</dc:creator>
              <dc:date>2019-04-24T10:05:02</dc:date>
            </office:change-info>
          </text:insertion>
        </text:changed-region>
        <text:changed-region xml:id="ct499192144" text:id="ct499192144">
          <text:deletion>
            <office:change-info>
              <dc:creator>bruno barthel</dc:creator>
              <dc:date>2019-04-24T10:04:59</dc:date>
            </office:change-info>
            <text:p text:style-name="Standard"><text:span text:style-name="T3">e.g</text:span></text:p>
          </text:deletion>
        </text:changed-region>
        <text:changed-region xml:id="ct499192368" text:id="ct499192368">
          <text:deletion>
            <office:change-info>
              <dc:creator>bruno barthel</dc:creator>
              <dc:date>2019-04-24T10:05:00</dc:date>
            </office:change-info>
            <text:p text:style-name="Standard"><text:span text:style-name="T3">.</text:span></text:p>
          </text:deletion>
        </text:changed-region>
        <text:changed-region xml:id="ct499192816" text:id="ct499192816">
          <text:insertion>
            <office:change-info>
              <dc:creator>bruno barthel</dc:creator>
              <dc:date>2019-04-24T10:05:56</dc:date>
            </office:change-info>
          </text:insertion>
        </text:changed-region>
        <text:changed-region xml:id="ct499364544" text:id="ct499364544">
          <text:insertion>
            <office:change-info>
              <dc:creator>bruno barthel</dc:creator>
              <dc:date>2019-04-24T10:05:39</dc:date>
            </office:change-info>
          </text:insertion>
        </text:changed-region>
        <text:changed-region xml:id="ct499365440" text:id="ct499365440">
          <text:deletion>
            <office:change-info>
              <dc:creator>bruno barthel</dc:creator>
              <dc:date>2019-04-24T10:05:41</dc:date>
            </office:change-info>
            <text:p text:style-name="P1"><text:span text:style-name="T3">e.g.</text:span></text:p>
          </text:deletion>
        </text:changed-region>
        <text:changed-region xml:id="ct502230064" text:id="ct502230064">
          <text:insertion>
            <office:change-info>
              <dc:creator>bruno barthel</dc:creator>
              <dc:date>2019-04-24T10:07:24</dc:date>
            </office:change-info>
          </text:insertion>
        </text:changed-region>
        <text:changed-region xml:id="ct502232080" text:id="ct502232080">
          <text:insertion>
            <office:change-info>
              <dc:creator>bruno barthel</dc:creator>
              <dc:date>2019-04-24T10:07:26</dc:date>
            </office:change-info>
          </text:insertion>
        </text:changed-region>
        <text:changed-region xml:id="ct499574768" text:id="ct499574768">
          <text:insertion>
            <office:change-info>
              <dc:creator>bruno barthel</dc:creator>
              <dc:date>2019-04-24T10:12:14</dc:date>
            </office:change-info>
          </text:insertion>
        </text:changed-region>
        <text:changed-region xml:id="ct498673248" text:id="ct498673248">
          <text:insertion>
            <office:change-info>
              <dc:creator>bruno barthel</dc:creator>
              <dc:date>2019-04-24T10:12:18</dc:date>
            </office:change-info>
          </text:insertion>
        </text:changed-region>
        <text:changed-region xml:id="ct501536192" text:id="ct501536192">
          <text:insertion>
            <office:change-info>
              <dc:creator>bruno barthel</dc:creator>
              <dc:date>2019-04-24T10:13:39</dc:date>
            </office:change-info>
          </text:insertion>
        </text:changed-region>
        <text:changed-region xml:id="ct499365664" text:id="ct499365664">
          <text:deletion>
            <office:change-info>
              <dc:creator>bruno barthel</dc:creator>
              <dc:date>2019-04-24T10:13:44</dc:date>
            </office:change-info>
            <text:h text:style-name="Heading_20_2" text:outline-level="2"><text:span text:style-name="T4">email</text:span></text:h>
          </text:deletion>
        </text:changed-region>
        <text:changed-region xml:id="ct499362528" text:id="ct499362528">
          <text:insertion>
            <office:change-info>
              <dc:creator>bruno barthel</dc:creator>
              <dc:date>2019-04-24T10:15:27</dc:date>
            </office:change-info>
          </text:insertion>
        </text:changed-region>
        <text:changed-region xml:id="ct494854240" text:id="ct494854240">
          <text:deletion>
            <office:change-info>
              <dc:creator>bruno barthel</dc:creator>
              <dc:date>2019-04-24T10:15:30</dc:date>
            </office:change-info>
            <text:p text:style-name="Standard"><text:span text:style-name="T4">A</text:span></text:p>
          </text:deletion>
        </text:changed-region>
        <text:changed-region xml:id="ct502229840" text:id="ct502229840">
          <text:insertion>
            <office:change-info>
              <dc:creator>bruno barthel</dc:creator>
              <dc:date>2019-04-24T10:16:59</dc:date>
            </office:change-info>
          </text:insertion>
        </text:changed-region>
        <text:changed-region xml:id="ct502228944" text:id="ct502228944">
          <text:insertion>
            <office:change-info>
              <dc:creator>bruno barthel</dc:creator>
              <dc:date>2019-04-24T10:17:00</dc:date>
            </office:change-info>
          </text:insertion>
        </text:changed-region>
        <text:changed-region xml:id="ct502228720" text:id="ct502228720">
          <text:deletion>
            <office:change-info>
              <dc:creator>bruno barthel</dc:creator>
              <dc:date>2019-04-24T10:17:02</dc:date>
            </office:change-info>
            <text:p text:style-name="Standard"><text:span text:style-name="T4">I</text:span></text:p>
          </text:deletion>
        </text:changed-region>
        <text:changed-region xml:id="ct502229392" text:id="ct502229392">
          <text:insertion>
            <office:change-info>
              <dc:creator>bruno barthel</dc:creator>
              <dc:date>2019-04-24T10:17:30</dc:date>
            </office:change-info>
          </text:insertion>
        </text:changed-region>
        <text:changed-region xml:id="ct502229168" text:id="ct502229168">
          <text:insertion>
            <office:change-info>
              <dc:creator>bruno barthel</dc:creator>
              <dc:date>2019-04-24T10:17:41</dc:date>
            </office:change-info>
          </text:insertion>
        </text:changed-region>
        <text:changed-region xml:id="ct499574992" text:id="ct499574992">
          <text:insertion>
            <office:change-info>
              <dc:creator>bruno barthel</dc:creator>
              <dc:date>2019-04-24T10:18:21</dc:date>
            </office:change-info>
          </text:insertion>
        </text:changed-region>
        <text:changed-region xml:id="ct397105360" text:id="ct397105360">
          <text:deletion>
            <office:change-info>
              <dc:creator>bruno barthel</dc:creator>
              <dc:date>2019-04-24T10:18:22</dc:date>
            </office:change-info>
            <text:h text:style-name="Heading_20_2" text:outline-level="2"><text:span text:style-name="T4">i</text:span></text:h>
          </text:deletion>
        </text:changed-region>
        <text:changed-region xml:id="ct397105808" text:id="ct397105808">
          <text:insertion>
            <office:change-info>
              <dc:creator>bruno barthel</dc:creator>
              <dc:date>2019-04-24T10:19:02</dc:date>
            </office:change-info>
          </text:insertion>
        </text:changed-region>
        <text:changed-region xml:id="ct397104912" text:id="ct397104912">
          <text:deletion>
            <office:change-info>
              <dc:creator>bruno barthel</dc:creator>
              <dc:date>2019-04-24T10:19:08</dc:date>
            </office:change-info>
            <text:p text:style-name="Standard"><text:span text:style-name="T5">I</text:span></text:p>
          </text:deletion>
        </text:changed-region>
        <text:changed-region xml:id="ct397104016" text:id="ct397104016">
          <text:insertion>
            <office:change-info>
              <dc:creator>bruno barthel</dc:creator>
              <dc:date>2019-04-24T10:19:36</dc:date>
            </office:change-info>
          </text:insertion>
        </text:changed-region>
        <text:changed-region xml:id="ct397104688" text:id="ct397104688">
          <text:insertion>
            <office:change-info>
              <dc:creator>bruno barthel</dc:creator>
              <dc:date>2019-04-24T10:20:40</dc:date>
            </office:change-info>
          </text:insertion>
        </text:changed-region>
        <text:changed-region xml:id="ct502231856" text:id="ct502231856">
          <text:format-change>
            <office:change-info>
              <dc:creator>bruno barthel</dc:creator>
              <dc:date>2019-04-24T10:21:18</dc:date>
            </office:change-info>
          </text:format-change>
        </text:changed-region>
        <text:changed-region xml:id="ct397104240" text:id="ct397104240">
          <text:insertion>
            <office:change-info>
              <dc:creator>bruno barthel</dc:creator>
              <dc:date>2019-04-24T10:20:43</dc:date>
            </office:change-info>
          </text:insertion>
        </text:changed-region>
        <text:changed-region xml:id="ct499883824" text:id="ct499883824">
          <text:insertion>
            <office:change-info>
              <dc:creator>bruno barthel</dc:creator>
              <dc:date>2019-04-24T09:51:27</dc:date>
            </office:change-info>
          </text:insertion>
        </text:changed-region>
        <text:changed-region xml:id="ct499883376" text:id="ct499883376">
          <text:deletion>
            <office:change-info>
              <dc:creator>bruno barthel</dc:creator>
              <dc:date>2019-04-24T09:51:25</dc:date>
            </office:change-info>
            <text:p text:style-name="Standard"><text:span text:style-name="T1">o</text:span></text:p>
          </text:deletion>
        </text:changed-region>
        <text:changed-region xml:id="ct397105136" text:id="ct397105136">
          <text:insertion>
            <office:change-info>
              <dc:creator>bruno barthel</dc:creator>
              <dc:date>2019-04-24T10:22:06</dc:date>
            </office:change-info>
          </text:insertion>
        </text:changed-region>
        <text:changed-region xml:id="ct397106256" text:id="ct397106256">
          <text:insertion>
            <office:change-info>
              <dc:creator>bruno barthel</dc:creator>
              <dc:date>2019-04-24T10:23:41</dc:date>
            </office:change-info>
          </text:insertion>
        </text:changed-region>
        <text:changed-region xml:id="ct499889648" text:id="ct499889648">
          <text:deletion>
            <office:change-info>
              <dc:creator>bruno barthel</dc:creator>
              <dc:date>2019-04-24T10:23:46</dc:date>
            </office:change-info>
            <text:p text:style-name="Standard"><text:s/>request</text:p>
          </text:deletion>
        </text:changed-region>
        <text:changed-region xml:id="ct499191696" text:id="ct499191696">
          <text:insertion>
            <office:change-info>
              <dc:creator>bruno barthel</dc:creator>
              <dc:date>2019-04-24T10:22:29</dc:date>
            </office:change-info>
          </text:insertion>
        </text:changed-region>
        <text:changed-region xml:id="ct499189232" text:id="ct499189232">
          <text:deletion>
            <office:change-info>
              <dc:creator>bruno barthel</dc:creator>
              <dc:date>2019-04-24T10:22:30</dc:date>
            </office:change-info>
            <text:p text:style-name="Standard"><text:span text:style-name="T5">o</text:span></text:p>
          </text:deletion>
        </text:changed-region>
        <text:changed-region xml:id="ct499890320" text:id="ct499890320">
          <text:insertion>
            <office:change-info>
              <dc:creator>bruno barthel</dc:creator>
              <dc:date>2019-04-24T10:24:11</dc:date>
            </office:change-info>
          </text:insertion>
        </text:changed-region>
        <text:changed-region xml:id="ct499191024" text:id="ct499191024">
          <text:deletion>
            <office:change-info>
              <dc:creator>bruno barthel</dc:creator>
              <dc:date>2019-04-24T10:24:14</dc:date>
            </office:change-info>
            <text:p text:style-name="Standard"><text:span text:style-name="T6">A</text:span></text:p>
          </text:deletion>
        </text:changed-region>
        <text:changed-region xml:id="ct397107600" text:id="ct397107600">
          <text:insertion>
            <office:change-info>
              <dc:creator>bruno barthel</dc:creator>
              <dc:date>2019-04-24T10:24:45</dc:date>
            </office:change-info>
          </text:insertion>
        </text:changed-region>
        <text:changed-region xml:id="ct501584000" text:id="ct501584000">
          <text:insertion>
            <office:change-info>
              <dc:creator>bruno barthel</dc:creator>
              <dc:date>2019-04-24T10:25:20</dc:date>
            </office:change-info>
          </text:insertion>
        </text:changed-region>
        <text:changed-region xml:id="ct501584224" text:id="ct501584224">
          <text:insertion>
            <office:change-info>
              <dc:creator>bruno barthel</dc:creator>
              <dc:date>2019-04-24T10:25:24</dc:date>
            </office:change-info>
          </text:insertion>
        </text:changed-region>
        <text:changed-region xml:id="ct501584448" text:id="ct501584448">
          <text:insertion>
            <office:change-info>
              <dc:creator>bruno barthel</dc:creator>
              <dc:date>2019-04-24T10:25:52</dc:date>
            </office:change-info>
          </text:insertion>
        </text:changed-region>
        <text:changed-region xml:id="ct501584672" text:id="ct501584672">
          <text:deletion>
            <office:change-info>
              <dc:creator>bruno barthel</dc:creator>
              <dc:date>2019-04-24T10:25:52</dc:date>
            </office:change-info>
            <text:p text:style-name="Standard"><text:span text:style-name="T6">A</text:span></text:p>
          </text:deletion>
        </text:changed-region>
        <text:changed-region xml:id="ct501584896" text:id="ct501584896">
          <text:insertion>
            <office:change-info>
              <dc:creator>bruno barthel</dc:creator>
              <dc:date>2019-04-24T10:27:28</dc:date>
            </office:change-info>
          </text:insertion>
        </text:changed-region>
        <text:changed-region xml:id="ct501585344" text:id="ct501585344">
          <text:deletion>
            <office:change-info>
              <dc:creator>bruno barthel</dc:creator>
              <dc:date>2019-04-24T10:27:31</dc:date>
            </office:change-info>
            <text:p text:style-name="Standard"><text:span text:style-name="T6">A</text:span></text:p>
          </text:deletion>
        </text:changed-region>
        <text:changed-region xml:id="ct501585568" text:id="ct501585568">
          <text:insertion>
            <office:change-info>
              <dc:creator>bruno barthel</dc:creator>
              <dc:date>2019-04-24T10:27:38</dc:date>
            </office:change-info>
          </text:insertion>
        </text:changed-region>
        <text:changed-region xml:id="ct501586240" text:id="ct501586240">
          <text:deletion>
            <office:change-info>
              <dc:creator>bruno barthel</dc:creator>
              <dc:date>2019-04-24T10:27:52</dc:date>
            </office:change-info>
            <text:p text:style-name="Standard">l</text:p>
          </text:deletion>
        </text:changed-region>
        <text:changed-region xml:id="ct501586016" text:id="ct501586016">
          <text:insertion>
            <office:change-info>
              <dc:creator>bruno barthel</dc:creator>
              <dc:date>2019-04-24T10:28:21</dc:date>
            </office:change-info>
          </text:insertion>
        </text:changed-region>
        <text:changed-region xml:id="ct501586464" text:id="ct501586464">
          <text:insertion>
            <office:change-info>
              <dc:creator>bruno barthel</dc:creator>
              <dc:date>2019-04-24T10:29:21</dc:date>
            </office:change-info>
          </text:insertion>
        </text:changed-region>
        <text:changed-region xml:id="ct501585792" text:id="ct501585792">
          <text:deletion>
            <office:change-info>
              <dc:creator>bruno barthel</dc:creator>
              <dc:date>2019-04-24T10:29:33</dc:date>
            </office:change-info>
            <text:p text:style-name="Standard"><text:span text:style-name="T6">A</text:span></text:p>
          </text:deletion>
        </text:changed-region>
        <text:changed-region xml:id="ct501586912" text:id="ct501586912">
          <text:insertion>
            <office:change-info>
              <dc:creator>bruno barthel</dc:creator>
              <dc:date>2019-04-24T10:30:05</dc:date>
            </office:change-info>
          </text:insertion>
        </text:changed-region>
        <text:changed-region xml:id="ct501587360" text:id="ct501587360">
          <text:deletion>
            <office:change-info>
              <dc:creator>bruno barthel</dc:creator>
              <dc:date>2019-04-24T10:30:08</dc:date>
            </office:change-info>
            <text:p text:style-name="Standard"><text:span text:style-name="T6">I</text:span></text:p>
          </text:deletion>
        </text:changed-region>
        <text:changed-region xml:id="ct501662576" text:id="ct501662576">
          <text:insertion>
            <office:change-info>
              <dc:creator>bruno barthel</dc:creator>
              <dc:date>2019-04-24T10:35:13</dc:date>
            </office:change-info>
          </text:insertion>
        </text:changed-region>
        <text:changed-region xml:id="ct501663248" text:id="ct501663248">
          <text:insertion>
            <office:change-info>
              <dc:creator>bruno barthel</dc:creator>
              <dc:date>2019-04-24T10:35:17</dc:date>
            </office:change-info>
          </text:insertion>
        </text:changed-region>
        <text:changed-region xml:id="ct501588096" text:id="ct501588096">
          <text:deletion>
            <office:change-info>
              <dc:creator>bruno barthel</dc:creator>
              <dc:date>2019-04-24T10:31:01</dc:date>
            </office:change-info>
            <text:p text:style-name="Standard">toujours </text:p>
          </text:deletion>
        </text:changed-region>
        <text:changed-region xml:id="ct501588320" text:id="ct501588320">
          <text:insertion>
            <office:change-info>
              <dc:creator>bruno barthel</dc:creator>
              <dc:date>2019-04-24T10:31:03</dc:date>
            </office:change-info>
          </text:insertion>
        </text:changed-region>
        <text:changed-region xml:id="ct501588768" text:id="ct501588768">
          <text:deletion>
            <office:change-info>
              <dc:creator>bruno barthel</dc:creator>
              <dc:date>2019-04-24T10:31:03</dc:date>
            </office:change-info>
            <text:p text:style-name="Standard"><text:span text:style-name="T6">r</text:span></text:p>
          </text:deletion>
        </text:changed-region>
        <text:changed-region xml:id="ct501588992" text:id="ct501588992">
          <text:insertion>
            <office:change-info>
              <dc:creator>bruno barthel</dc:creator>
              <dc:date>2019-04-24T10:31:04</dc:date>
            </office:change-info>
          </text:insertion>
        </text:changed-region>
        <text:changed-region xml:id="ct501587584" text:id="ct501587584">
          <text:insertion>
            <office:change-info>
              <dc:creator>bruno barthel</dc:creator>
              <dc:date>2019-04-24T10:30:38</dc:date>
            </office:change-info>
          </text:insertion>
        </text:changed-region>
        <text:changed-region xml:id="ct501587136" text:id="ct501587136">
          <text:insertion>
            <office:change-info>
              <dc:creator>bruno barthel</dc:creator>
              <dc:date>2019-04-24T10:30:48</dc:date>
            </office:change-info>
          </text:insertion>
        </text:changed-region>
        <text:changed-region xml:id="ct501590560" text:id="ct501590560">
          <text:insertion>
            <office:change-info>
              <dc:creator>bruno barthel</dc:creator>
              <dc:date>2019-04-24T10:33:00</dc:date>
            </office:change-info>
          </text:insertion>
        </text:changed-region>
        <text:changed-region xml:id="ct501591008" text:id="ct501591008">
          <text:deletion>
            <office:change-info>
              <dc:creator>bruno barthel</dc:creator>
              <dc:date>2019-04-24T10:33:02</dc:date>
            </office:change-info>
            <text:p text:style-name="Standard"><text:span text:style-name="T6">A</text:span></text:p>
          </text:deletion>
        </text:changed-region>
        <text:changed-region xml:id="ct501590784" text:id="ct501590784">
          <text:insertion>
            <office:change-info>
              <dc:creator>bruno barthel</dc:creator>
              <dc:date>2019-04-24T10:33:35</dc:date>
            </office:change-info>
          </text:insertion>
        </text:changed-region>
        <text:changed-region xml:id="ct501591232" text:id="ct501591232">
          <text:insertion>
            <office:change-info>
              <dc:creator>bruno barthel</dc:creator>
              <dc:date>2019-04-24T10:33:46</dc:date>
            </office:change-info>
          </text:insertion>
        </text:changed-region>
        <text:changed-region xml:id="ct501661904" text:id="ct501661904">
          <text:deletion>
            <office:change-info>
              <dc:creator>bruno barthel</dc:creator>
              <dc:date>2019-04-24T10:33:49</dc:date>
            </office:change-info>
            <text:p text:style-name="Standard">,</text:p>
          </text:deletion>
        </text:changed-region>
        <text:changed-region xml:id="ct501663472" text:id="ct501663472">
          <text:insertion>
            <office:change-info>
              <dc:creator>bruno barthel</dc:creator>
              <dc:date>2019-04-24T10:35:43</dc:date>
            </office:change-info>
          </text:insertion>
        </text:changed-region>
        <text:changed-region xml:id="ct501663024" text:id="ct501663024">
          <text:insertion>
            <office:change-info>
              <dc:creator>bruno barthel</dc:creator>
              <dc:date>2019-04-24T10:35:49</dc:date>
            </office:change-info>
          </text:insertion>
        </text:changed-region>
        <text:changed-region xml:id="ct501664144" text:id="ct501664144">
          <text:insertion>
            <office:change-info>
              <dc:creator>bruno barthel</dc:creator>
              <dc:date>2019-04-24T10:36:34</dc:date>
            </office:change-info>
          </text:insertion>
        </text:changed-region>
        <text:changed-region xml:id="ct501663696" text:id="ct501663696">
          <text:insertion>
            <office:change-info>
              <dc:creator>bruno barthel</dc:creator>
              <dc:date>2019-04-24T10:36:01</dc:date>
            </office:change-info>
          </text:insertion>
        </text:changed-region>
        <text:changed-region xml:id="ct501663920" text:id="ct501663920">
          <text:insertion>
            <office:change-info>
              <dc:creator>bruno barthel</dc:creator>
              <dc:date>2019-04-24T10:36:07</dc:date>
            </office:change-info>
          </text:insertion>
        </text:changed-region>
        <text:changed-region xml:id="ct501664368" text:id="ct501664368">
          <text:deletion>
            <office:change-info>
              <dc:creator>bruno barthel</dc:creator>
              <dc:date>2019-04-24T10:36:09</dc:date>
            </office:change-info>
            <text:p text:style-name="Standard"><text:span text:style-name="T7">le</text:span></text:p>
          </text:deletion>
        </text:changed-region>
        <text:changed-region xml:id="ct501664592" text:id="ct501664592">
          <text:insertion>
            <office:change-info>
              <dc:creator>bruno barthel</dc:creator>
              <dc:date>2019-04-24T10:36:37</dc:date>
            </office:change-info>
          </text:insertion>
        </text:changed-region>
        <text:changed-region xml:id="ct501664816" text:id="ct501664816">
          <text:insertion>
            <office:change-info>
              <dc:creator>bruno barthel</dc:creator>
              <dc:date>2019-04-24T10:37:07</dc:date>
            </office:change-info>
          </text:insertion>
        </text:changed-region>
        <text:changed-region xml:id="ct501587808" text:id="ct501587808">
          <text:insertion>
            <office:change-info>
              <dc:creator>bruno barthel</dc:creator>
              <dc:date>2019-04-24T10:37:37</dc:date>
            </office:change-info>
          </text:insertion>
        </text:changed-region>
        <text:changed-region xml:id="ct501585120" text:id="ct501585120">
          <text:deletion>
            <office:change-info>
              <dc:creator>bruno barthel</dc:creator>
              <dc:date>2019-04-24T10:37:40</dc:date>
            </office:change-info>
            <text:p text:style-name="Standard"><text:span text:style-name="T7">N</text:span></text:p>
          </text:deletion>
        </text:changed-region>
        <text:changed-region xml:id="ct501665040" text:id="ct501665040">
          <text:deletion>
            <office:change-info>
              <dc:creator>bruno barthel</dc:creator>
              <dc:date>2019-04-24T10:37:35</dc:date>
            </office:change-info>
            <text:p text:style-name="Standard">e</text:p>
          </text:deletion>
        </text:changed-region>
        <text:changed-region xml:id="ct449622992" text:id="ct449622992">
          <text:deletion>
            <office:change-info>
              <dc:creator>bruno barthel</dc:creator>
              <dc:date>2019-04-24T10:40:05</dc:date>
            </office:change-info>
            <text:p text:style-name="Standard"><text:span text:style-name="Teletype"><text:s/></text:span></text:p>
          </text:deletion>
        </text:changed-region>
        <text:changed-region xml:id="ct449630608" text:id="ct449630608">
          <text:insertion>
            <office:change-info>
              <dc:creator>bruno barthel</dc:creator>
              <dc:date>2019-04-24T10:40:03</dc:date>
            </office:change-info>
          </text:insertion>
        </text:changed-region>
        <text:changed-region xml:id="ct449625680" text:id="ct449625680">
          <text:insertion>
            <office:change-info>
              <dc:creator>bruno barthel</dc:creator>
              <dc:date>2019-04-24T10:40:33</dc:date>
            </office:change-info>
          </text:insertion>
        </text:changed-region>
        <text:changed-region xml:id="ct449630384" text:id="ct449630384">
          <text:deletion>
            <office:change-info>
              <dc:creator>bruno barthel</dc:creator>
              <dc:date>2019-04-24T10:40:41</dc:date>
            </office:change-info>
            <text:p text:style-name="Standard"><text:span text:style-name="T9">A</text:span></text:p>
          </text:deletion>
        </text:changed-region>
        <text:changed-region xml:id="ct449629712" text:id="ct449629712">
          <text:insertion>
            <office:change-info>
              <dc:creator>bruno barthel</dc:creator>
              <dc:date>2019-04-24T10:40:46</dc:date>
            </office:change-info>
          </text:insertion>
        </text:changed-region>
        <text:changed-region xml:id="ct449627248" text:id="ct449627248">
          <text:insertion>
            <office:change-info>
              <dc:creator>bruno barthel</dc:creator>
              <dc:date>2019-04-24T10:41:17</dc:date>
            </office:change-info>
          </text:insertion>
        </text:changed-region>
        <text:changed-region xml:id="ct449627472" text:id="ct449627472">
          <text:insertion>
            <office:change-info>
              <dc:creator>bruno barthel</dc:creator>
              <dc:date>2019-04-24T10:41:28</dc:date>
            </office:change-info>
          </text:insertion>
        </text:changed-region>
        <text:changed-region xml:id="ct449630160" text:id="ct449630160">
          <text:deletion>
            <office:change-info>
              <dc:creator>bruno barthel</dc:creator>
              <dc:date>2019-04-24T10:41:28</dc:date>
            </office:change-info>
            <text:p text:style-name="Standard"><text:span text:style-name="T9">P</text:span></text:p>
          </text:deletion>
        </text:changed-region>
        <text:changed-region xml:id="ct449628816" text:id="ct449628816">
          <text:insertion>
            <office:change-info>
              <dc:creator>bruno barthel</dc:creator>
              <dc:date>2019-04-24T10:42:02</dc:date>
            </office:change-info>
          </text:insertion>
        </text:changed-region>
        <text:changed-region xml:id="ct449627920" text:id="ct449627920">
          <text:deletion>
            <office:change-info>
              <dc:creator>bruno barthel</dc:creator>
              <dc:date>2019-04-24T10:42:04</dc:date>
            </office:change-info>
            <text:p text:style-name="Standard"> :</text:p>
          </text:deletion>
        </text:changed-region>
        <text:changed-region xml:id="ct450410016" text:id="ct450410016">
          <text:insertion>
            <office:change-info>
              <dc:creator>bruno barthel</dc:creator>
              <dc:date>2019-04-24T10:44:39</dc:date>
            </office:change-info>
          </text:insertion>
        </text:changed-region>
        <text:changed-region xml:id="ct449628592" text:id="ct449628592">
          <text:insertion>
            <office:change-info>
              <dc:creator>bruno barthel</dc:creator>
              <dc:date>2019-04-24T10:44:46</dc:date>
            </office:change-info>
          </text:insertion>
        </text:changed-region>
        <text:changed-region xml:id="ct450410240" text:id="ct450410240">
          <text:deletion>
            <office:change-info>
              <dc:creator>bruno barthel</dc:creator>
              <dc:date>2019-04-24T10:44:48</dc:date>
            </office:change-info>
            <text:p text:style-name="Standard">,</text:p>
          </text:deletion>
        </text:changed-region>
        <text:changed-region xml:id="ct450410464" text:id="ct450410464">
          <text:insertion>
            <office:change-info>
              <dc:creator>bruno barthel</dc:creator>
              <dc:date>2019-04-24T10:44:54</dc:date>
            </office:change-info>
          </text:insertion>
        </text:changed-region>
        <text:changed-region xml:id="ct450409792" text:id="ct450409792">
          <text:insertion>
            <office:change-info>
              <dc:creator>bruno barthel</dc:creator>
              <dc:date>2019-04-24T10:45:56</dc:date>
            </office:change-info>
          </text:insertion>
        </text:changed-region>
        <text:changed-region xml:id="ct450409568" text:id="ct450409568">
          <text:insertion>
            <office:change-info>
              <dc:creator>bruno barthel</dc:creator>
              <dc:date>2019-04-24T10:46:00</dc:date>
            </office:change-info>
          </text:insertion>
        </text:changed-region>
        <text:changed-region xml:id="ct450411360" text:id="ct450411360">
          <text:deletion>
            <office:change-info>
              <dc:creator>bruno barthel</dc:creator>
              <dc:date>2019-04-24T10:46:02</dc:date>
            </office:change-info>
            <text:p text:style-name="Standard"><text:span text:style-name="T9"><text:s/>elle</text:span></text:p>
          </text:deletion>
        </text:changed-region>
        <text:changed-region xml:id="ct450411136" text:id="ct450411136">
          <text:insertion>
            <office:change-info>
              <dc:creator>bruno barthel</dc:creator>
              <dc:date>2019-04-24T10:46:53</dc:date>
            </office:change-info>
          </text:insertion>
        </text:changed-region>
        <text:changed-region xml:id="ct450410912" text:id="ct450410912">
          <text:insertion>
            <office:change-info>
              <dc:creator>bruno barthel</dc:creator>
              <dc:date>2019-04-24T10:47:49</dc:date>
            </office:change-info>
          </text:insertion>
        </text:changed-region>
        <text:changed-region xml:id="ct450411584" text:id="ct450411584">
          <text:insertion>
            <office:change-info>
              <dc:creator>bruno barthel</dc:creator>
              <dc:date>2019-04-24T10:47:54</dc:date>
            </office:change-info>
          </text:insertion>
        </text:changed-region>
        <text:changed-region xml:id="ct450411808" text:id="ct450411808">
          <text:insertion>
            <office:change-info>
              <dc:creator>bruno barthel</dc:creator>
              <dc:date>2019-04-24T10:48:30</dc:date>
            </office:change-info>
          </text:insertion>
        </text:changed-region>
        <text:changed-region xml:id="ct450412032" text:id="ct450412032">
          <text:insertion>
            <office:change-info>
              <dc:creator>bruno barthel</dc:creator>
              <dc:date>2019-04-24T10:48:35</dc:date>
            </office:change-info>
          </text:insertion>
        </text:changed-region>
        <text:changed-region xml:id="ct410087728" text:id="ct410087728">
          <text:deletion>
            <office:change-info>
              <dc:creator>bruno barthel</dc:creator>
              <dc:date>2019-04-24T10:49:32</dc:date>
            </office:change-info>
            <text:p text:style-name="Standard">C’est la bonne manière d’annuler un <text:span text:style-name="Italique">commit</text:span> existant dans un historique qui a été publié.</text:p>
          </text:deletion>
        </text:changed-region>
        <text:changed-region xml:id="ct410088176" text:id="ct410088176">
          <text:insertion>
            <office:change-info>
              <dc:creator>bruno barthel</dc:creator>
              <dc:date>2019-04-24T10:49:36</dc:date>
            </office:change-info>
          </text:insertion>
        </text:changed-region>
        <text:changed-region xml:id="ct410087280" text:id="ct410087280">
          <text:deletion>
            <office:change-info>
              <dc:creator>bruno barthel</dc:creator>
              <dc:date>2019-04-24T10:50:17</dc:date>
            </office:change-info>
            <text:p text:style-name="Standard">En effet </text:p>
          </text:deletion>
        </text:changed-region>
        <text:changed-region xml:id="ct410085264" text:id="ct410085264">
          <text:insertion>
            <office:change-info>
              <dc:creator>bruno barthel</dc:creator>
              <dc:date>2019-04-24T10:50:20</dc:date>
            </office:change-info>
          </text:insertion>
        </text:changed-region>
        <text:changed-region xml:id="ct410086384" text:id="ct410086384">
          <text:deletion>
            <office:change-info>
              <dc:creator>bruno barthel</dc:creator>
              <dc:date>2019-04-24T10:50:20</dc:date>
            </office:change-info>
            <text:p text:style-name="Standard"><text:span text:style-name="T10">u</text:span></text:p>
          </text:deletion>
        </text:changed-region>
        <text:changed-region xml:id="ct501590112" text:id="ct501590112">
          <text:insertion>
            <office:change-info>
              <dc:creator>bruno barthel</dc:creator>
              <dc:date>2019-04-24T10:50:50</dc:date>
            </office:change-info>
          </text:insertion>
        </text:changed-region>
        <text:changed-region xml:id="ct501535072" text:id="ct501535072">
          <text:insertion>
            <office:change-info>
              <dc:creator>bruno barthel</dc:creator>
              <dc:date>2019-04-24T10:51:00</dc:date>
            </office:change-info>
          </text:insertion>
        </text:changed-region>
        <text:changed-region xml:id="ct501536640" text:id="ct501536640">
          <text:insertion>
            <office:change-info>
              <dc:creator>bruno barthel</dc:creator>
              <dc:date>2019-04-24T10:52:31</dc:date>
            </office:change-info>
          </text:insertion>
        </text:changed-region>
        <text:changed-region xml:id="ct501538432" text:id="ct501538432">
          <text:insertion>
            <office:change-info>
              <dc:creator>bruno barthel</dc:creator>
              <dc:date>2019-04-24T10:52:45</dc:date>
            </office:change-info>
          </text:insertion>
        </text:changed-region>
        <text:changed-region xml:id="ct410085936" text:id="ct410085936">
          <text:deletion>
            <office:change-info>
              <dc:creator>bruno barthel</dc:creator>
              <dc:date>2019-04-24T10:52:47</dc:date>
            </office:change-info>
            <text:p text:style-name="Standard"><text:span text:style-name="T10">ainer</text:span></text:p>
          </text:deletion>
        </text:changed-region>
        <text:changed-region xml:id="ct410085712" text:id="ct410085712">
          <text:insertion>
            <office:change-info>
              <dc:creator>bruno barthel</dc:creator>
              <dc:date>2019-04-24T10:53:32</dc:date>
            </office:change-info>
          </text:insertion>
        </text:changed-region>
        <text:changed-region xml:id="ct410084816" text:id="ct410084816">
          <text:insertion>
            <office:change-info>
              <dc:creator>bruno barthel</dc:creator>
              <dc:date>2019-04-24T10:54:12</dc:date>
            </office:change-info>
          </text:insertion>
        </text:changed-region>
        <text:changed-region xml:id="ct410086160" text:id="ct410086160">
          <text:insertion>
            <office:change-info>
              <dc:creator>bruno barthel</dc:creator>
              <dc:date>2019-04-24T10:53:40</dc:date>
            </office:change-info>
          </text:insertion>
        </text:changed-region>
        <text:changed-region xml:id="ct410086608" text:id="ct410086608">
          <text:insertion>
            <office:change-info>
              <dc:creator>bruno barthel</dc:creator>
              <dc:date>2019-04-24T10:53:49</dc:date>
            </office:change-info>
          </text:insertion>
        </text:changed-region>
        <text:changed-region xml:id="ct410087056" text:id="ct410087056">
          <text:insertion>
            <office:change-info>
              <dc:creator>bruno barthel</dc:creator>
              <dc:date>2019-04-24T10:54:02</dc:date>
            </office:change-info>
          </text:insertion>
        </text:changed-region>
        <text:changed-region xml:id="ct397104464" text:id="ct397104464">
          <text:insertion>
            <office:change-info>
              <dc:creator>bruno barthel</dc:creator>
              <dc:date>2019-04-24T10:55:13</dc:date>
            </office:change-info>
          </text:insertion>
        </text:changed-region>
        <text:changed-region xml:id="ct397106704" text:id="ct397106704">
          <text:insertion>
            <office:change-info>
              <dc:creator>bruno barthel</dc:creator>
              <dc:date>2019-04-24T10:55:39</dc:date>
            </office:change-info>
          </text:insertion>
        </text:changed-region>
        <text:changed-region xml:id="ct501586688" text:id="ct501586688">
          <text:insertion>
            <office:change-info>
              <dc:creator>bruno barthel</dc:creator>
              <dc:date>2019-04-24T10:56:06</dc:date>
            </office:change-info>
          </text:insertion>
        </text:changed-region>
        <text:changed-region xml:id="ct409024544" text:id="ct409024544">
          <text:deletion>
            <office:change-info>
              <dc:creator>bruno barthel</dc:creator>
              <dc:date>2019-04-24T10:56:10</dc:date>
            </office:change-info>
            <text:p text:style-name="Standard"><text:span text:style-name="T10">N</text:span></text:p>
          </text:deletion>
        </text:changed-region>
        <text:changed-region xml:id="ct409022976" text:id="ct409022976">
          <text:deletion>
            <office:change-info>
              <dc:creator>bruno barthel</dc:creator>
              <dc:date>2019-04-24T10:57:41</dc:date>
            </office:change-info>
            <text:p text:style-name="Standard">Cette question est donc de savoir ce que l’on cherche à comparer.</text:p>
          </text:deletion>
        </text:changed-region>
        <text:changed-region xml:id="ct409022304" text:id="ct409022304">
          <text:insertion>
            <office:change-info>
              <dc:creator>bruno barthel</dc:creator>
              <dc:date>2019-04-24T10:56:39</dc:date>
            </office:change-info>
          </text:insertion>
        </text:changed-region>
        <text:changed-region xml:id="ct409026336" text:id="ct409026336">
          <text:deletion>
            <office:change-info>
              <dc:creator>bruno barthel</dc:creator>
              <dc:date>2019-04-24T10:56:39</dc:date>
            </office:change-info>
            <text:p text:style-name="Standard"><text:span text:style-name="T10">è</text:span></text:p>
          </text:deletion>
        </text:changed-region>
        <text:changed-region xml:id="ct409028352" text:id="ct409028352">
          <text:insertion>
            <office:change-info>
              <dc:creator>bruno barthel</dc:creator>
              <dc:date>2019-04-24T10:56:55</dc:date>
            </office:change-info>
          </text:insertion>
        </text:changed-region>
        <text:changed-region xml:id="ct409022752" text:id="ct409022752">
          <text:deletion>
            <office:change-info>
              <dc:creator>bruno barthel</dc:creator>
              <dc:date>2019-04-24T10:56:56</dc:date>
            </office:change-info>
            <text:p text:style-name="Standard"><text:span text:style-name="T10">è</text:span></text:p>
          </text:deletion>
        </text:changed-region>
        <text:changed-region xml:id="ct409023200" text:id="ct409023200">
          <text:deletion>
            <office:change-info>
              <dc:creator>bruno barthel</dc:creator>
              <dc:date>2019-04-24T10:57:44</dc:date>
            </office:change-info>
            <text:p text:style-name="Standard">Cette question est donc de savoir comment comparer les branches.</text:p>
          </text:deletion>
        </text:changed-region>
        <text:changed-region xml:id="ct409023872" text:id="ct409023872">
          <text:deletion>
            <office:change-info>
              <dc:creator>bruno barthel</dc:creator>
              <dc:date>2019-04-24T10:58:47</dc:date>
            </office:change-info>
            <text:p text:style-name="Standard">Ceci</text:p>
          </text:deletion>
        </text:changed-region>
        <text:changed-region xml:id="ct409024096" text:id="ct409024096">
          <text:insertion>
            <office:change-info>
              <dc:creator>bruno barthel</dc:creator>
              <dc:date>2019-04-24T10:58:47</dc:date>
            </office:change-info>
          </text:insertion>
        </text:changed-region>
        <text:changed-region xml:id="ct500385024" text:id="ct500385024">
          <text:insertion>
            <office:change-info>
              <dc:creator>bruno barthel</dc:creator>
              <dc:date>2019-04-24T10:59:15</dc:date>
            </office:change-info>
          </text:insertion>
        </text:changed-region>
        <text:changed-region xml:id="ct500384576" text:id="ct500384576">
          <text:deletion>
            <office:change-info>
              <dc:creator>bruno barthel</dc:creator>
              <dc:date>2019-04-24T10:59:15</dc:date>
            </office:change-info>
            <text:p text:style-name="Standard"><text:span text:style-name="T11">i</text:span></text:p>
          </text:deletion>
        </text:changed-region>
        <text:changed-region xml:id="ct450413824" text:id="ct450413824">
          <text:insertion>
            <office:change-info>
              <dc:creator>bruno barthel</dc:creator>
              <dc:date>2019-04-24T10:59:20</dc:date>
            </office:change-info>
          </text:insertion>
        </text:changed-region>
        <text:changed-region xml:id="ct450412256" text:id="ct450412256">
          <text:deletion>
            <office:change-info>
              <dc:creator>bruno barthel</dc:creator>
              <dc:date>2019-04-24T10:59:20</dc:date>
            </office:change-info>
            <text:p text:style-name="Standard"><text:span text:style-name="T11">i</text:span></text:p>
          </text:deletion>
        </text:changed-region>
        <text:changed-region xml:id="ct449629040" text:id="ct449629040">
          <text:insertion>
            <office:change-info>
              <dc:creator>bruno barthel</dc:creator>
              <dc:date>2019-04-24T10:59:25</dc:date>
            </office:change-info>
          </text:insertion>
        </text:changed-region>
        <text:changed-region xml:id="ct449623440" text:id="ct449623440">
          <text:deletion>
            <office:change-info>
              <dc:creator>bruno barthel</dc:creator>
              <dc:date>2019-04-24T10:59:26</dc:date>
            </office:change-info>
            <text:p text:style-name="Standard"><text:span text:style-name="T11">i</text:span></text:p>
          </text:deletion>
        </text:changed-region>
        <text:changed-region xml:id="ct499189904" text:id="ct499189904">
          <text:insertion>
            <office:change-info>
              <dc:creator>bruno barthel</dc:creator>
              <dc:date>2019-04-24T10:59:29</dc:date>
            </office:change-info>
          </text:insertion>
        </text:changed-region>
        <text:changed-region xml:id="ct499189456" text:id="ct499189456">
          <text:deletion>
            <office:change-info>
              <dc:creator>bruno barthel</dc:creator>
              <dc:date>2019-04-24T10:59:29</dc:date>
            </office:change-info>
            <text:p text:style-name="Standard"><text:span text:style-name="T11">i</text:span></text:p>
          </text:deletion>
        </text:changed-region>
        <text:changed-region xml:id="ct410085040" text:id="ct410085040">
          <text:insertion>
            <office:change-info>
              <dc:creator>bruno barthel</dc:creator>
              <dc:date>2019-04-24T11:00:20</dc:date>
            </office:change-info>
          </text:insertion>
        </text:changed-region>
        <text:changed-region xml:id="ct500384352" text:id="ct500384352">
          <text:deletion>
            <office:change-info>
              <dc:creator>bruno barthel</dc:creator>
              <dc:date>2019-04-24T11:00:18</dc:date>
            </office:change-info>
            <text:p text:style-name="Standard"><text:span text:style-name="T11">i</text:span></text:p>
          </text:deletion>
        </text:changed-region>
        <text:changed-region xml:id="ct409029472" text:id="ct409029472">
          <text:insertion>
            <office:change-info>
              <dc:creator>bruno barthel</dc:creator>
              <dc:date>2019-04-24T11:00:30</dc:date>
            </office:change-info>
          </text:insertion>
        </text:changed-region>
        <text:changed-region xml:id="ct409028576" text:id="ct409028576">
          <text:deletion>
            <office:change-info>
              <dc:creator>bruno barthel</dc:creator>
              <dc:date>2019-04-24T11:00:29</dc:date>
            </office:change-info>
            <text:p text:style-name="Standard"><text:span text:style-name="T11">i</text:span></text:p>
          </text:deletion>
        </text:changed-region>
        <text:changed-region xml:id="ct449533440" text:id="ct449533440">
          <text:insertion>
            <office:change-info>
              <dc:creator>bruno barthel</dc:creator>
              <dc:date>2019-04-24T11:01:07</dc:date>
            </office:change-info>
          </text:insertion>
        </text:changed-region>
        <text:changed-region xml:id="ct409023648" text:id="ct409023648">
          <text:insertion>
            <office:change-info>
              <dc:creator>bruno barthel</dc:creator>
              <dc:date>2019-04-24T11:01:42</dc:date>
            </office:change-info>
          </text:insertion>
        </text:changed-region>
        <text:changed-region xml:id="ct409029920" text:id="ct409029920">
          <text:deletion>
            <office:change-info>
              <dc:creator>bruno barthel</dc:creator>
              <dc:date>2019-04-24T11:01:37</dc:date>
            </office:change-info>
            <text:p text:style-name="Standard">tent</text:p>
          </text:deletion>
        </text:changed-region>
        <text:changed-region xml:id="ct449538144" text:id="ct449538144">
          <text:deletion>
            <office:change-info>
              <dc:creator>bruno barthel</dc:creator>
              <dc:date>2019-04-24T11:02:17</dc:date>
            </office:change-info>
            <text:p text:style-name="Standard">si</text:p>
          </text:deletion>
        </text:changed-region>
        <text:changed-region xml:id="ct449537920" text:id="ct449537920">
          <text:insertion>
            <office:change-info>
              <dc:creator>bruno barthel</dc:creator>
              <dc:date>2019-04-24T11:02:18</dc:date>
            </office:change-info>
          </text:insertion>
        </text:changed-region>
        <text:changed-region xml:id="ct449538592" text:id="ct449538592">
          <text:insertion>
            <office:change-info>
              <dc:creator>bruno barthel</dc:creator>
              <dc:date>2019-04-24T11:03:01</dc:date>
            </office:change-info>
          </text:insertion>
        </text:changed-region>
        <text:changed-region xml:id="ct449537696" text:id="ct449537696">
          <text:insertion>
            <office:change-info>
              <dc:creator>bruno barthel</dc:creator>
              <dc:date>2019-04-24T11:03:37</dc:date>
            </office:change-info>
          </text:insertion>
        </text:changed-region>
        <text:changed-region xml:id="ct449537472" text:id="ct449537472">
          <text:insertion>
            <office:change-info>
              <dc:creator>bruno barthel</dc:creator>
              <dc:date>2019-04-24T11:03:41</dc:date>
            </office:change-info>
          </text:insertion>
        </text:changed-region>
        <text:changed-region xml:id="ct449537248" text:id="ct449537248">
          <text:insertion>
            <office:change-info>
              <dc:creator>bruno barthel</dc:creator>
              <dc:date>2019-04-24T11:03:49</dc:date>
            </office:change-info>
          </text:insertion>
        </text:changed-region>
        <text:changed-region xml:id="ct449536800" text:id="ct449536800">
          <text:deletion>
            <office:change-info>
              <dc:creator>bruno barthel</dc:creator>
              <dc:date>2019-04-24T11:03:49</dc:date>
            </office:change-info>
            <text:p text:style-name="Standard"><text:span text:style-name="T12">s</text:span></text:p>
          </text:deletion>
        </text:changed-region>
        <text:changed-region xml:id="ct449535456" text:id="ct449535456">
          <text:deletion>
            <office:change-info>
              <dc:creator>bruno barthel</dc:creator>
              <dc:date>2019-04-24T11:06:51</dc:date>
            </office:change-info>
            <text:p text:style-name="Standard">l’action de </text:p>
          </text:deletion>
        </text:changed-region>
        <text:changed-region xml:id="ct449534336" text:id="ct449534336">
          <text:deletion>
            <office:change-info>
              <dc:creator>bruno barthel</dc:creator>
              <dc:date>2019-04-24T11:04:54</dc:date>
            </office:change-info>
            <text:p text:style-name="Standard">fusionner</text:p>
          </text:deletion>
        </text:changed-region>
        <text:changed-region xml:id="ct449540384" text:id="ct449540384">
          <text:insertion>
            <office:change-info>
              <dc:creator>bruno barthel</dc:creator>
              <dc:date>2019-04-24T11:07:15</dc:date>
            </office:change-info>
          </text:insertion>
        </text:changed-region>
        <text:changed-region xml:id="ct449535008" text:id="ct449535008">
          <text:insertion>
            <office:change-info>
              <dc:creator>bruno barthel</dc:creator>
              <dc:date>2019-04-24T11:06:54</dc:date>
            </office:change-info>
          </text:insertion>
        </text:changed-region>
        <text:changed-region xml:id="ct449537024" text:id="ct449537024">
          <text:deletion>
            <office:change-info>
              <dc:creator>bruno barthel</dc:creator>
              <dc:date>2019-04-24T11:07:02</dc:date>
            </office:change-info>
            <text:p text:style-name="Standard"><text:span text:style-name="T12"><text:s/>une branche avec une autre</text:span></text:p>
          </text:deletion>
        </text:changed-region>
        <text:changed-region xml:id="ct449539936" text:id="ct449539936">
          <text:deletion>
            <office:change-info>
              <dc:creator>bruno barthel</dc:creator>
              <dc:date>2019-04-24T11:08:24</dc:date>
            </office:change-info>
            <text:p text:style-name="Standard">vers</text:p>
          </text:deletion>
        </text:changed-region>
        <text:changed-region xml:id="ct409025664" text:id="ct409025664">
          <text:insertion>
            <office:change-info>
              <dc:creator>bruno barthel</dc:creator>
              <dc:date>2019-04-24T11:08:24</dc:date>
            </office:change-info>
          </text:insertion>
        </text:changed-region>
        <text:changed-region xml:id="ct409026560" text:id="ct409026560">
          <text:insertion>
            <office:change-info>
              <dc:creator>bruno barthel</dc:creator>
              <dc:date>2019-04-24T11:08:43</dc:date>
            </office:change-info>
          </text:insertion>
        </text:changed-region>
        <text:changed-region xml:id="ct409024768" text:id="ct409024768">
          <text:insertion>
            <office:change-info>
              <dc:creator>bruno barthel</dc:creator>
              <dc:date>2019-04-24T11:08:59</dc:date>
            </office:change-info>
          </text:insertion>
        </text:changed-region>
        <text:changed-region xml:id="ct409029248" text:id="ct409029248">
          <text:deletion>
            <office:change-info>
              <dc:creator>bruno barthel</dc:creator>
              <dc:date>2019-04-24T11:09:24</dc:date>
            </office:change-info>
            <text:p text:style-name="Standard">s</text:p>
          </text:deletion>
        </text:changed-region>
        <text:changed-region xml:id="ct409027904" text:id="ct409027904">
          <text:insertion>
            <office:change-info>
              <dc:creator>bruno barthel</dc:creator>
              <dc:date>2019-04-24T11:09:33</dc:date>
            </office:change-info>
          </text:insertion>
        </text:changed-region>
        <text:changed-region xml:id="ct409025216" text:id="ct409025216">
          <text:deletion>
            <office:change-info>
              <dc:creator>bruno barthel</dc:creator>
              <dc:date>2019-04-24T11:10:55</dc:date>
            </office:change-info>
            <text:p text:style-name="Standard">e</text:p>
          </text:deletion>
        </text:changed-region>
        <text:changed-region xml:id="ct409029696" text:id="ct409029696">
          <text:insertion>
            <office:change-info>
              <dc:creator>bruno barthel</dc:creator>
              <dc:date>2019-04-24T11:11:08</dc:date>
            </office:change-info>
          </text:insertion>
        </text:changed-region>
        <text:changed-region xml:id="ct409023424" text:id="ct409023424">
          <text:insertion>
            <office:change-info>
              <dc:creator>bruno barthel</dc:creator>
              <dc:date>2019-04-24T11:11:25</dc:date>
            </office:change-info>
          </text:insertion>
        </text:changed-region>
        <text:changed-region xml:id="ct449539488" text:id="ct449539488">
          <text:deletion>
            <office:change-info>
              <dc:creator>bruno barthel</dc:creator>
              <dc:date>2019-04-24T11:11:35</dc:date>
            </office:change-info>
            <text:p text:style-name="Standard">te</text:p>
          </text:deletion>
        </text:changed-region>
        <text:changed-region xml:id="ct449539264" text:id="ct449539264">
          <text:insertion>
            <office:change-info>
              <dc:creator>bruno barthel</dc:creator>
              <dc:date>2019-04-24T11:11:43</dc:date>
            </office:change-info>
          </text:insertion>
        </text:changed-region>
        <text:changed-region xml:id="ct449539040" text:id="ct449539040">
          <text:deletion>
            <office:change-info>
              <dc:creator>bruno barthel</dc:creator>
              <dc:date>2019-04-24T11:11:43</dc:date>
            </office:change-info>
            <text:p text:style-name="Standard"><text:span text:style-name="T13">a</text:span></text:p>
          </text:deletion>
        </text:changed-region>
        <text:changed-region xml:id="ct449538368" text:id="ct449538368">
          <text:insertion>
            <office:change-info>
              <dc:creator>bruno barthel</dc:creator>
              <dc:date>2019-04-24T11:11:54</dc:date>
            </office:change-info>
          </text:insertion>
        </text:changed-region>
        <text:changed-region xml:id="ct449538816" text:id="ct449538816">
          <text:deletion>
            <office:change-info>
              <dc:creator>bruno barthel</dc:creator>
              <dc:date>2019-04-24T11:12:12</dc:date>
            </office:change-info>
            <text:p text:style-name="Standard"><text:span text:style-name="Teletype"><text:s/></text:span></text:p>
          </text:deletion>
        </text:changed-region>
        <text:changed-region xml:id="ct449534784" text:id="ct449534784">
          <text:insertion>
            <office:change-info>
              <dc:creator>bruno barthel</dc:creator>
              <dc:date>2019-04-24T11:12:11</dc:date>
            </office:change-info>
          </text:insertion>
        </text:changed-region>
        <text:changed-region xml:id="ct449536128" text:id="ct449536128">
          <text:insertion>
            <office:change-info>
              <dc:creator>bruno barthel</dc:creator>
              <dc:date>2019-04-24T11:12:42</dc:date>
            </office:change-info>
          </text:insertion>
        </text:changed-region>
        <text:changed-region xml:id="ct449536352" text:id="ct449536352">
          <text:deletion>
            <office:change-info>
              <dc:creator>bruno barthel</dc:creator>
              <dc:date>2019-04-24T11:12:42</dc:date>
            </office:change-info>
            <text:p text:style-name="Standard"><text:span text:style-name="T13">S</text:span></text:p>
          </text:deletion>
        </text:changed-region>
        <text:changed-region xml:id="ct449535680" text:id="ct449535680">
          <text:insertion>
            <office:change-info>
              <dc:creator>bruno barthel</dc:creator>
              <dc:date>2019-04-24T11:12:23</dc:date>
            </office:change-info>
          </text:insertion>
        </text:changed-region>
        <text:changed-region xml:id="ct449535904" text:id="ct449535904">
          <text:insertion>
            <office:change-info>
              <dc:creator>bruno barthel</dc:creator>
              <dc:date>2019-04-24T11:12:54</dc:date>
            </office:change-info>
          </text:insertion>
        </text:changed-region>
        <text:changed-region xml:id="ct449536576" text:id="ct449536576">
          <text:deletion>
            <office:change-info>
              <dc:creator>bruno barthel</dc:creator>
              <dc:date>2019-04-24T11:12:54</dc:date>
            </office:change-info>
            <text:p text:style-name="Standard"><text:span text:style-name="T13">i</text:span></text:p>
          </text:deletion>
        </text:changed-region>
        <text:changed-region xml:id="ct449540608" text:id="ct449540608">
          <text:insertion>
            <office:change-info>
              <dc:creator>bruno barthel</dc:creator>
              <dc:date>2019-04-24T11:13:00</dc:date>
            </office:change-info>
          </text:insertion>
        </text:changed-region>
        <text:changed-region xml:id="ct449540832" text:id="ct449540832">
          <text:insertion>
            <office:change-info>
              <dc:creator>bruno barthel</dc:creator>
              <dc:date>2019-04-24T11:13:08</dc:date>
            </office:change-info>
          </text:insertion>
        </text:changed-region>
        <text:changed-region xml:id="ct449541056" text:id="ct449541056">
          <text:insertion>
            <office:change-info>
              <dc:creator>bruno barthel</dc:creator>
              <dc:date>2019-04-24T11:13:37</dc:date>
            </office:change-info>
          </text:insertion>
        </text:changed-region>
        <text:changed-region xml:id="ct449541280" text:id="ct449541280">
          <text:insertion>
            <office:change-info>
              <dc:creator>bruno barthel</dc:creator>
              <dc:date>2019-04-24T11:13:39</dc:date>
            </office:change-info>
          </text:insertion>
        </text:changed-region>
        <text:changed-region xml:id="ct499365888" text:id="ct499365888">
          <text:deletion>
            <office:change-info>
              <dc:creator>bruno barthel</dc:creator>
              <dc:date>2019-04-24T11:13:49</dc:date>
            </office:change-info>
            <text:p text:style-name="Standard"><text:span text:style-name="T13">en ajoutant </text:span></text:p>
          </text:deletion>
        </text:changed-region>
        <text:changed-region xml:id="ct410087952" text:id="ct410087952">
          <text:insertion>
            <office:change-info>
              <dc:creator>bruno barthel</dc:creator>
              <dc:date>2019-04-24T11:14:20</dc:date>
            </office:change-info>
          </text:insertion>
        </text:changed-region>
        <text:changed-region xml:id="ct501588544" text:id="ct501588544">
          <text:insertion>
            <office:change-info>
              <dc:creator>bruno barthel</dc:creator>
              <dc:date>2019-04-24T11:14:23</dc:date>
            </office:change-info>
          </text:insertion>
        </text:changed-region>
        <text:changed-region xml:id="ct455144288" text:id="ct455144288">
          <text:deletion>
            <office:change-info>
              <dc:creator>bruno barthel</dc:creator>
              <dc:date>2019-04-24T11:14:24</dc:date>
            </office:change-info>
            <text:p text:style-name="Standard"><text:span text:style-name="T13">ées</text:span></text:p>
          </text:deletion>
        </text:changed-region>
        <text:changed-region xml:id="ct455144736" text:id="ct455144736">
          <text:insertion>
            <office:change-info>
              <dc:creator>bruno barthel</dc:creator>
              <dc:date>2019-04-24T11:14:44</dc:date>
            </office:change-info>
          </text:insertion>
        </text:changed-region>
        <text:changed-region xml:id="ct455144512" text:id="ct455144512">
          <text:insertion>
            <office:change-info>
              <dc:creator>bruno barthel</dc:creator>
              <dc:date>2019-04-24T11:14:50</dc:date>
            </office:change-info>
          </text:insertion>
        </text:changed-region>
        <text:changed-region xml:id="ct455148320" text:id="ct455148320">
          <text:insertion>
            <office:change-info>
              <dc:creator>bruno barthel</dc:creator>
              <dc:date>2019-04-24T11:14:59</dc:date>
            </office:change-info>
          </text:insertion>
        </text:changed-region>
        <text:changed-region xml:id="ct455148544" text:id="ct455148544">
          <text:insertion>
            <office:change-info>
              <dc:creator>bruno barthel</dc:creator>
              <dc:date>2019-04-24T11:15:01</dc:date>
            </office:change-info>
          </text:insertion>
        </text:changed-region>
        <text:changed-region xml:id="ct455148768" text:id="ct455148768">
          <text:deletion>
            <office:change-info>
              <dc:creator>bruno barthel</dc:creator>
              <dc:date>2019-04-24T11:15:02</dc:date>
            </office:change-info>
            <text:p text:style-name="Standard"><text:span text:style-name="Teletype">.</text:span></text:p>
          </text:deletion>
        </text:changed-region>
        <text:changed-region xml:id="ct455149440" text:id="ct455149440">
          <text:deletion>
            <office:change-info>
              <dc:creator>bruno barthel</dc:creator>
              <dc:date>2019-04-24T11:15:31</dc:date>
            </office:change-info>
            <text:p text:style-name="Standard">débute</text:p>
          </text:deletion>
        </text:changed-region>
        <text:changed-region xml:id="ct455149664" text:id="ct455149664">
          <text:insertion>
            <office:change-info>
              <dc:creator>bruno barthel</dc:creator>
              <dc:date>2019-04-24T11:15:31</dc:date>
            </office:change-info>
          </text:insertion>
        </text:changed-region>
        <text:changed-region xml:id="ct455149216" text:id="ct455149216">
          <text:insertion>
            <office:change-info>
              <dc:creator>bruno barthel</dc:creator>
              <dc:date>2019-04-24T11:15:06</dc:date>
            </office:change-info>
          </text:insertion>
        </text:changed-region>
        <text:changed-region xml:id="ct455148992" text:id="ct455148992">
          <text:deletion>
            <office:change-info>
              <dc:creator>bruno barthel</dc:creator>
              <dc:date>2019-04-24T11:15:04</dc:date>
            </office:change-info>
            <text:p text:style-name="Standard"><text:span text:style-name="Teletype">.</text:span></text:p>
          </text:deletion>
        </text:changed-region>
        <text:changed-region xml:id="ct455147424" text:id="ct455147424">
          <text:insertion>
            <office:change-info>
              <dc:creator>bruno barthel</dc:creator>
              <dc:date>2019-04-24T11:16:36</dc:date>
            </office:change-info>
          </text:insertion>
        </text:changed-region>
        <text:changed-region xml:id="ct455145856" text:id="ct455145856">
          <text:insertion>
            <office:change-info>
              <dc:creator>bruno barthel</dc:creator>
              <dc:date>2019-04-24T11:16:42</dc:date>
            </office:change-info>
          </text:insertion>
        </text:changed-region>
        <text:changed-region xml:id="ct455146080" text:id="ct455146080">
          <text:insertion>
            <office:change-info>
              <dc:creator>bruno barthel</dc:creator>
              <dc:date>2019-04-24T11:17:58</dc:date>
            </office:change-info>
          </text:insertion>
        </text:changed-region>
        <text:changed-region xml:id="ct455147872" text:id="ct455147872">
          <text:insertion>
            <office:change-info>
              <dc:creator>bruno barthel</dc:creator>
              <dc:date>2019-04-24T11:18:00</dc:date>
            </office:change-info>
          </text:insertion>
        </text:changed-region>
        <text:changed-region xml:id="ct455146528" text:id="ct455146528">
          <text:deletion>
            <office:change-info>
              <dc:creator>bruno barthel</dc:creator>
              <dc:date>2019-04-24T11:18:03</dc:date>
            </office:change-info>
            <text:p text:style-name="Standard"><text:span text:style-name="T13">à</text:span></text:p>
          </text:deletion>
        </text:changed-region>
        <text:changed-region xml:id="ct455144960" text:id="ct455144960">
          <text:insertion>
            <office:change-info>
              <dc:creator>bruno barthel</dc:creator>
              <dc:date>2019-04-24T11:18:14</dc:date>
            </office:change-info>
          </text:insertion>
        </text:changed-region>
        <text:changed-region xml:id="ct455145184" text:id="ct455145184">
          <text:insertion>
            <office:change-info>
              <dc:creator>bruno barthel</dc:creator>
              <dc:date>2019-04-24T11:17:25</dc:date>
            </office:change-info>
          </text:insertion>
        </text:changed-region>
        <text:changed-region xml:id="ct455146976" text:id="ct455146976">
          <text:insertion>
            <office:change-info>
              <dc:creator>bruno barthel</dc:creator>
              <dc:date>2019-04-24T11:17:29</dc:date>
            </office:change-info>
          </text:insertion>
        </text:changed-region>
        <text:changed-region xml:id="ct455147648" text:id="ct455147648">
          <text:insertion>
            <office:change-info>
              <dc:creator>bruno barthel</dc:creator>
              <dc:date>2019-04-24T11:18:29</dc:date>
            </office:change-info>
          </text:insertion>
        </text:changed-region>
        <text:changed-region xml:id="ct455145408" text:id="ct455145408">
          <text:insertion>
            <office:change-info>
              <dc:creator>bruno barthel</dc:creator>
              <dc:date>2019-04-24T11:18:32</dc:date>
            </office:change-info>
          </text:insertion>
        </text:changed-region>
        <text:changed-region xml:id="ct455146304" text:id="ct455146304">
          <text:insertion>
            <office:change-info>
              <dc:creator>bruno barthel</dc:creator>
              <dc:date>2019-04-24T11:18:52</dc:date>
            </office:change-info>
          </text:insertion>
        </text:changed-region>
        <text:changed-region xml:id="ct455148096" text:id="ct455148096">
          <text:deletion>
            <office:change-info>
              <dc:creator>bruno barthel</dc:creator>
              <dc:date>2019-04-24T11:18:52</dc:date>
            </office:change-info>
            <text:p text:style-name="Standard"><text:span text:style-name="T14">é</text:span></text:p>
          </text:deletion>
        </text:changed-region>
        <text:changed-region xml:id="ct455150560" text:id="ct455150560">
          <text:insertion>
            <office:change-info>
              <dc:creator>bruno barthel</dc:creator>
              <dc:date>2019-04-24T11:19:06</dc:date>
            </office:change-info>
          </text:insertion>
        </text:changed-region>
        <text:changed-region xml:id="ct455151232" text:id="ct455151232">
          <text:insertion>
            <office:change-info>
              <dc:creator>bruno barthel</dc:creator>
              <dc:date>2019-04-24T11:19:13</dc:date>
            </office:change-info>
          </text:insertion>
        </text:changed-region>
        <text:changed-region xml:id="ct455151904" text:id="ct455151904">
          <text:insertion>
            <office:change-info>
              <dc:creator>bruno barthel</dc:creator>
              <dc:date>2019-04-24T11:19:19</dc:date>
            </office:change-info>
          </text:insertion>
        </text:changed-region>
        <text:changed-region xml:id="ct455151680" text:id="ct455151680">
          <text:insertion>
            <office:change-info>
              <dc:creator>bruno barthel</dc:creator>
              <dc:date>2019-04-24T11:19:26</dc:date>
            </office:change-info>
          </text:insertion>
        </text:changed-region>
        <text:changed-region xml:id="ct455151456" text:id="ct455151456">
          <text:insertion>
            <office:change-info>
              <dc:creator>bruno barthel</dc:creator>
              <dc:date>2019-04-24T11:19:30</dc:date>
            </office:change-info>
          </text:insertion>
        </text:changed-region>
        <text:changed-region xml:id="ct449535232" text:id="ct449535232">
          <text:deletion>
            <office:change-info>
              <dc:creator>bruno barthel</dc:creator>
              <dc:date>2019-04-24T11:19:47</dc:date>
            </office:change-info>
            <text:p text:style-name="Standard"><text:s/></text:p>
          </text:deletion>
        </text:changed-region>
        <text:changed-region xml:id="ct409024992" text:id="ct409024992">
          <text:insertion>
            <office:change-info>
              <dc:creator>bruno barthel</dc:creator>
              <dc:date>2019-04-24T11:20:08</dc:date>
            </office:change-info>
          </text:insertion>
        </text:changed-region>
        <text:changed-region xml:id="ct449540160" text:id="ct449540160">
          <text:insertion>
            <office:change-info>
              <dc:creator>bruno barthel</dc:creator>
              <dc:date>2019-04-24T11:20:15</dc:date>
            </office:change-info>
          </text:insertion>
        </text:changed-region>
        <text:changed-region xml:id="ct455152128" text:id="ct455152128">
          <text:insertion>
            <office:change-info>
              <dc:creator>bruno barthel</dc:creator>
              <dc:date>2019-04-24T11:20:26</dc:date>
            </office:change-info>
          </text:insertion>
        </text:changed-region>
        <text:changed-region xml:id="ct501657136" text:id="ct501657136">
          <text:deletion>
            <office:change-info>
              <dc:creator>bruno barthel</dc:creator>
              <dc:date>2019-04-24T11:20:35</dc:date>
            </office:change-info>
            <text:p text:style-name="Standard">à</text:p>
          </text:deletion>
        </text:changed-region>
        <text:changed-region xml:id="ct501657360" text:id="ct501657360">
          <text:insertion>
            <office:change-info>
              <dc:creator>bruno barthel</dc:creator>
              <dc:date>2019-04-24T11:20:35</dc:date>
            </office:change-info>
          </text:insertion>
        </text:changed-region>
        <text:changed-region xml:id="ct501657584" text:id="ct501657584">
          <text:insertion>
            <office:change-info>
              <dc:creator>bruno barthel</dc:creator>
              <dc:date>2019-04-24T11:21:30</dc:date>
            </office:change-info>
          </text:insertion>
        </text:changed-region>
        <text:changed-region xml:id="ct501657808" text:id="ct501657808">
          <text:deletion>
            <office:change-info>
              <dc:creator>bruno barthel</dc:creator>
              <dc:date>2019-04-24T11:21:30</dc:date>
            </office:change-info>
            <text:h text:style-name="Heading_20_2" text:outline-level="2"><text:span text:style-name="T14">é</text:span></text:h>
          </text:deletion>
        </text:changed-region>
        <text:changed-region xml:id="ct397053328" text:id="ct397053328">
          <text:insertion>
            <office:change-info>
              <dc:creator>bruno barthel</dc:creator>
              <dc:date>2019-04-24T11:21:35</dc:date>
            </office:change-info>
          </text:insertion>
        </text:changed-region>
        <text:changed-region xml:id="ct397053552" text:id="ct397053552">
          <text:deletion>
            <office:change-info>
              <dc:creator>bruno barthel</dc:creator>
              <dc:date>2019-04-24T11:21:35</dc:date>
            </office:change-info>
            <text:h text:style-name="Heading_20_2" text:outline-level="2"><text:span text:style-name="T14">é</text:span></text:h>
          </text:deletion>
        </text:changed-region>
        <text:changed-region xml:id="ct397049968" text:id="ct397049968">
          <text:insertion>
            <office:change-info>
              <dc:creator>bruno barthel</dc:creator>
              <dc:date>2019-04-24T11:22:16</dc:date>
            </office:change-info>
          </text:insertion>
        </text:changed-region>
        <text:changed-region xml:id="ct397052880" text:id="ct397052880">
          <text:deletion>
            <office:change-info>
              <dc:creator>bruno barthel</dc:creator>
              <dc:date>2019-04-24T11:22:26</dc:date>
            </office:change-info>
            <text:p text:style-name="Standard"><text:span text:style-name="T14">P</text:span></text:p>
          </text:deletion>
        </text:changed-region>
        <text:changed-region xml:id="ct397052208" text:id="ct397052208">
          <text:insertion>
            <office:change-info>
              <dc:creator>bruno barthel</dc:creator>
              <dc:date>2019-04-24T11:22:53</dc:date>
            </office:change-info>
          </text:insertion>
        </text:changed-region>
        <text:changed-region xml:id="ct397052432" text:id="ct397052432">
          <text:deletion>
            <office:change-info>
              <dc:creator>bruno barthel</dc:creator>
              <dc:date>2019-04-24T11:22:52</dc:date>
            </office:change-info>
            <text:p text:style-name="Standard"><text:span text:style-name="T14">A</text:span></text:p>
          </text:deletion>
        </text:changed-region>
        <text:changed-region xml:id="ct397052656" text:id="ct397052656">
          <text:insertion>
            <office:change-info>
              <dc:creator>bruno barthel</dc:creator>
              <dc:date>2019-04-24T11:22:56</dc:date>
            </office:change-info>
          </text:insertion>
        </text:changed-region>
        <text:changed-region xml:id="ct397050864" text:id="ct397050864">
          <text:insertion>
            <office:change-info>
              <dc:creator>bruno barthel</dc:creator>
              <dc:date>2019-04-24T11:23:00</dc:date>
            </office:change-info>
          </text:insertion>
        </text:changed-region>
        <text:changed-region xml:id="ct397051312" text:id="ct397051312">
          <text:deletion>
            <office:change-info>
              <dc:creator>bruno barthel</dc:creator>
              <dc:date>2019-04-24T11:23:00</dc:date>
            </office:change-info>
            <text:p text:style-name="Standard"><text:span text:style-name="T14">l</text:span></text:p>
          </text:deletion>
        </text:changed-region>
        <text:changed-region xml:id="ct397050192" text:id="ct397050192">
          <text:insertion>
            <office:change-info>
              <dc:creator>bruno barthel</dc:creator>
              <dc:date>2019-04-24T11:23:07</dc:date>
            </office:change-info>
          </text:insertion>
        </text:changed-region>
        <text:changed-region xml:id="ct397050416" text:id="ct397050416">
          <text:deletion>
            <office:change-info>
              <dc:creator>bruno barthel</dc:creator>
              <dc:date>2019-04-24T11:23:08</dc:date>
            </office:change-info>
            <text:p text:style-name="Standard"><text:span text:style-name="T14">i</text:span></text:p>
          </text:deletion>
        </text:changed-region>
        <text:changed-region xml:id="ct397051760" text:id="ct397051760">
          <text:insertion>
            <office:change-info>
              <dc:creator>bruno barthel</dc:creator>
              <dc:date>2019-04-24T11:23:17</dc:date>
            </office:change-info>
          </text:insertion>
        </text:changed-region>
        <text:changed-region xml:id="ct397051984" text:id="ct397051984">
          <text:deletion>
            <office:change-info>
              <dc:creator>bruno barthel</dc:creator>
              <dc:date>2019-04-24T11:23:16</dc:date>
            </office:change-info>
            <text:p text:style-name="Standard">,</text:p>
          </text:deletion>
        </text:changed-region>
        <text:changed-region xml:id="ct397051536" text:id="ct397051536">
          <text:insertion>
            <office:change-info>
              <dc:creator>bruno barthel</dc:creator>
              <dc:date>2019-04-24T11:23:21</dc:date>
            </office:change-info>
          </text:insertion>
        </text:changed-region>
        <text:changed-region xml:id="ct397051088" text:id="ct397051088">
          <text:deletion>
            <office:change-info>
              <dc:creator>bruno barthel</dc:creator>
              <dc:date>2019-04-24T11:23:21</dc:date>
            </office:change-info>
            <text:p text:style-name="Standard"><text:span text:style-name="T14">s</text:span></text:p>
          </text:deletion>
        </text:changed-region>
        <text:changed-region xml:id="ct501659376" text:id="ct501659376">
          <text:insertion>
            <office:change-info>
              <dc:creator>bruno barthel</dc:creator>
              <dc:date>2019-04-24T11:25:06</dc:date>
            </office:change-info>
          </text:insertion>
        </text:changed-region>
        <text:changed-region xml:id="ct501660720" text:id="ct501660720">
          <text:deletion>
            <office:change-info>
              <dc:creator>bruno barthel</dc:creator>
              <dc:date>2019-04-24T11:25:05</dc:date>
            </office:change-info>
            <text:p text:style-name="Standard"><text:span text:style-name="T14">é</text:span></text:p>
          </text:deletion>
        </text:changed-region>
        <text:changed-region xml:id="ct501658256" text:id="ct501658256">
          <text:insertion>
            <office:change-info>
              <dc:creator>bruno barthel</dc:creator>
              <dc:date>2019-04-24T11:25:17</dc:date>
            </office:change-info>
          </text:insertion>
        </text:changed-region>
        <text:changed-region xml:id="ct501658032" text:id="ct501658032">
          <text:insertion>
            <office:change-info>
              <dc:creator>bruno barthel</dc:creator>
              <dc:date>2019-04-24T11:25:24</dc:date>
            </office:change-info>
          </text:insertion>
        </text:changed-region>
        <text:changed-region xml:id="ct501660048" text:id="ct501660048">
          <text:insertion>
            <office:change-info>
              <dc:creator>bruno barthel</dc:creator>
              <dc:date>2019-04-24T11:25:40</dc:date>
            </office:change-info>
          </text:insertion>
        </text:changed-region>
        <text:changed-region xml:id="ct501660272" text:id="ct501660272">
          <text:deletion>
            <office:change-info>
              <dc:creator>bruno barthel</dc:creator>
              <dc:date>2019-04-24T11:25:39</dc:date>
            </office:change-info>
            <text:p text:style-name="Standard"><text:span text:style-name="T14">é</text:span></text:p>
          </text:deletion>
        </text:changed-region>
        <text:changed-region xml:id="ct501659824" text:id="ct501659824">
          <text:insertion>
            <office:change-info>
              <dc:creator>bruno barthel</dc:creator>
              <dc:date>2019-04-24T11:26:03</dc:date>
            </office:change-info>
          </text:insertion>
        </text:changed-region>
        <text:changed-region xml:id="ct501660496" text:id="ct501660496">
          <text:deletion>
            <office:change-info>
              <dc:creator>bruno barthel</dc:creator>
              <dc:date>2019-04-24T11:26:04</dc:date>
            </office:change-info>
            <text:p text:style-name="Standard"><text:span text:style-name="T14">ez</text:span></text:p>
          </text:deletion>
        </text:changed-region>
        <text:changed-region xml:id="ct501658928" text:id="ct501658928">
          <text:insertion>
            <office:change-info>
              <dc:creator>bruno barthel</dc:creator>
              <dc:date>2019-04-24T11:26:13</dc:date>
            </office:change-info>
          </text:insertion>
        </text:changed-region>
        <text:changed-region xml:id="ct501659600" text:id="ct501659600">
          <text:insertion>
            <office:change-info>
              <dc:creator>bruno barthel</dc:creator>
              <dc:date>2019-04-24T11:26:21</dc:date>
            </office:change-info>
          </text:insertion>
        </text:changed-region>
        <text:changed-region xml:id="ct501658480" text:id="ct501658480">
          <text:deletion>
            <office:change-info>
              <dc:creator>bruno barthel</dc:creator>
              <dc:date>2019-04-24T11:26:21</dc:date>
            </office:change-info>
            <text:p text:style-name="Standard"><text:span text:style-name="T14">é</text:span></text:p>
          </text:deletion>
        </text:changed-region>
        <text:changed-region xml:id="ct452233232" text:id="ct452233232">
          <text:deletion>
            <office:change-info>
              <dc:creator>bruno barthel</dc:creator>
              <dc:date>2019-04-24T11:32:25</dc:date>
            </office:change-info>
            <text:h text:style-name="Heading_20_2" text:outline-level="2">e</text:h>
          </text:deletion>
        </text:changed-region>
        <text:changed-region xml:id="ct455145632" text:id="ct455145632">
          <text:insertion>
            <office:change-info>
              <dc:creator>bruno barthel</dc:creator>
              <dc:date>2019-04-24T11:29:31</dc:date>
            </office:change-info>
          </text:insertion>
        </text:changed-region>
        <text:changed-region xml:id="ct452230544" text:id="ct452230544">
          <text:deletion>
            <office:change-info>
              <dc:creator>bruno barthel</dc:creator>
              <dc:date>2019-04-24T11:32:22</dc:date>
            </office:change-info>
            <text:h text:style-name="Heading_20_2" text:outline-level="2">e</text:h>
          </text:deletion>
        </text:changed-region>
        <text:changed-region xml:id="ct452219344" text:id="ct452219344">
          <text:deletion>
            <office:change-info>
              <dc:creator>bruno barthel</dc:creator>
              <dc:date>2019-04-24T11:32:10</dc:date>
            </office:change-info>
            <text:p text:style-name="Standard"><text:s/></text:p>
          </text:deletion>
        </text:changed-region>
        <text:changed-region xml:id="ct409026784" text:id="ct409026784">
          <text:insertion>
            <office:change-info>
              <dc:creator>bruno barthel</dc:creator>
              <dc:date>2019-04-24T11:32:11</dc:date>
            </office:change-info>
          </text:insertion>
        </text:changed-region>
        <text:changed-region xml:id="ct452230096" text:id="ct452230096">
          <text:deletion>
            <office:change-info>
              <dc:creator>bruno barthel</dc:creator>
              <dc:date>2019-04-24T11:32:17</dc:date>
            </office:change-info>
            <text:h text:style-name="Heading_20_2" text:outline-level="2">e</text:h>
          </text:deletion>
        </text:changed-region>
        <text:changed-region xml:id="ct452230320" text:id="ct452230320">
          <text:deletion>
            <office:change-info>
              <dc:creator>bruno barthel</dc:creator>
              <dc:date>2019-04-24T11:39:47</dc:date>
            </office:change-info>
            <text:h text:style-name="Heading_20_1" text:outline-level="1">logs</text:h>
          </text:deletion>
        </text:changed-region>
        <text:changed-region xml:id="ct452227184" text:id="ct452227184">
          <text:insertion>
            <office:change-info>
              <dc:creator>bruno barthel</dc:creator>
              <dc:date>2019-04-24T11:39:47</dc:date>
            </office:change-info>
          </text:insertion>
        </text:changed-region>
        <text:changed-region xml:id="ct452231664" text:id="ct452231664">
          <text:insertion>
            <office:change-info>
              <dc:creator>bruno barthel</dc:creator>
              <dc:date>2019-04-24T11:43:58</dc:date>
            </office:change-info>
          </text:insertion>
        </text:changed-region>
        <text:changed-region xml:id="ct452231888" text:id="ct452231888">
          <text:insertion>
            <office:change-info>
              <dc:creator>bruno barthel</dc:creator>
              <dc:date>2019-04-24T11:39:53</dc:date>
            </office:change-info>
          </text:insertion>
        </text:changed-region>
        <text:changed-region xml:id="ct452232336" text:id="ct452232336">
          <text:deletion>
            <office:change-info>
              <dc:creator>bruno barthel</dc:creator>
              <dc:date>2019-04-24T11:39:56</dc:date>
            </office:change-info>
            <text:h text:style-name="Heading_20_2" text:outline-level="2"><text:span text:style-name="T15">e log</text:span></text:h>
          </text:deletion>
        </text:changed-region>
        <text:changed-region xml:id="ct452229872" text:id="ct452229872">
          <text:insertion>
            <office:change-info>
              <dc:creator>bruno barthel</dc:creator>
              <dc:date>2019-04-24T11:40:10</dc:date>
            </office:change-info>
          </text:insertion>
        </text:changed-region>
        <text:changed-region xml:id="ct452224272" text:id="ct452224272">
          <text:deletion>
            <office:change-info>
              <dc:creator>bruno barthel</dc:creator>
              <dc:date>2019-04-24T11:42:30</dc:date>
            </office:change-info>
            <text:p text:style-name="Standard"><text:span text:style-name="T15">e</text:span></text:p>
          </text:deletion>
        </text:changed-region>
        <text:changed-region xml:id="ct452228304" text:id="ct452228304">
          <text:insertion>
            <office:change-info>
              <dc:creator>bruno barthel</dc:creator>
              <dc:date>2019-04-24T11:42:07</dc:date>
            </office:change-info>
          </text:insertion>
        </text:changed-region>
        <text:changed-region xml:id="ct452232784" text:id="ct452232784">
          <text:insertion>
            <office:change-info>
              <dc:creator>bruno barthel</dc:creator>
              <dc:date>2019-04-24T11:42:09</dc:date>
            </office:change-info>
          </text:insertion>
        </text:changed-region>
        <text:changed-region xml:id="ct452227856" text:id="ct452227856">
          <text:deletion>
            <office:change-info>
              <dc:creator>bruno barthel</dc:creator>
              <dc:date>2019-04-24T11:40:28</dc:date>
            </office:change-info>
            <text:p text:style-name="Standard">s</text:p>
          </text:deletion>
        </text:changed-region>
        <text:changed-region xml:id="ct452222704" text:id="ct452222704">
          <text:insertion>
            <office:change-info>
              <dc:creator>bruno barthel</dc:creator>
              <dc:date>2019-04-24T11:40:34</dc:date>
            </office:change-info>
          </text:insertion>
        </text:changed-region>
        <text:changed-region xml:id="ct452220912" text:id="ct452220912">
          <text:insertion>
            <office:change-info>
              <dc:creator>bruno barthel</dc:creator>
              <dc:date>2019-04-24T11:41:36</dc:date>
            </office:change-info>
          </text:insertion>
        </text:changed-region>
        <text:changed-region xml:id="ct452228528" text:id="ct452228528">
          <text:deletion>
            <office:change-info>
              <dc:creator>bruno barthel</dc:creator>
              <dc:date>2019-04-24T11:41:37</dc:date>
            </office:change-info>
            <text:p text:style-name="Standard"><text:s/>…</text:p>
          </text:deletion>
        </text:changed-region>
        <text:changed-region xml:id="ct452232112" text:id="ct452232112">
          <text:insertion>
            <office:change-info>
              <dc:creator>bruno barthel</dc:creator>
              <dc:date>2019-04-24T11:43:05</dc:date>
            </office:change-info>
          </text:insertion>
        </text:changed-region>
        <text:changed-region xml:id="ct452235024" text:id="ct452235024">
          <text:deletion>
            <office:change-info>
              <dc:creator>bruno barthel</dc:creator>
              <dc:date>2019-04-24T11:43:08</dc:date>
            </office:change-info>
            <text:h text:style-name="Heading_20_2" text:outline-level="2"><text:span text:style-name="T16">e log</text:span></text:h>
          </text:deletion>
        </text:changed-region>
        <text:changed-region xml:id="ct452234576" text:id="ct452234576">
          <text:deletion>
            <office:change-info>
              <dc:creator>bruno barthel</dc:creator>
              <dc:date>2019-04-24T11:43:34</dc:date>
            </office:change-info>
            <text:h text:style-name="Heading_20_2" text:outline-level="2">le log</text:h>
          </text:deletion>
        </text:changed-region>
        <text:changed-region xml:id="ct397053104" text:id="ct397053104">
          <text:insertion>
            <office:change-info>
              <dc:creator>bruno barthel</dc:creator>
              <dc:date>2019-04-24T11:43:34</dc:date>
            </office:change-info>
          </text:insertion>
        </text:changed-region>
        <text:changed-region xml:id="ct501659152" text:id="ct501659152">
          <text:deletion>
            <office:change-info>
              <dc:creator>bruno barthel</dc:creator>
              <dc:date>2019-04-24T11:43:45</dc:date>
            </office:change-info>
            <text:h text:style-name="Heading_20_2" text:outline-level="2">le log</text:h>
          </text:deletion>
        </text:changed-region>
        <text:changed-region xml:id="ct501658704" text:id="ct501658704">
          <text:insertion>
            <office:change-info>
              <dc:creator>bruno barthel</dc:creator>
              <dc:date>2019-04-24T11:43:45</dc:date>
            </office:change-info>
          </text:insertion>
        </text:changed-region>
        <text:changed-region xml:id="ct454869792" text:id="ct454869792">
          <text:deletion>
            <office:change-info>
              <dc:creator>bruno barthel</dc:creator>
              <dc:date>2019-04-24T11:48:41</dc:date>
            </office:change-info>
            <text:h text:style-name="Heading_20_2" text:outline-level="2">un changelog</text:h>
          </text:deletion>
        </text:changed-region>
        <text:changed-region xml:id="ct454873824" text:id="ct454873824">
          <text:insertion>
            <office:change-info>
              <dc:creator>bruno barthel</dc:creator>
              <dc:date>2019-04-24T11:48:41</dc:date>
            </office:change-info>
          </text:insertion>
        </text:changed-region>
        <text:changed-region xml:id="ct454866656" text:id="ct454866656">
          <text:deletion>
            <office:change-info>
              <dc:creator>bruno barthel</dc:creator>
              <dc:date>2019-04-24T11:46:03</dc:date>
            </office:change-info>
            <text:h text:style-name="Heading_20_2" text:outline-level="2">le log</text:h>
          </text:deletion>
        </text:changed-region>
        <text:changed-region xml:id="ct454870016" text:id="ct454870016">
          <text:insertion>
            <office:change-info>
              <dc:creator>bruno barthel</dc:creator>
              <dc:date>2019-04-24T11:46:03</dc:date>
            </office:change-info>
          </text:insertion>
        </text:changed-region>
        <text:changed-region xml:id="ct454870240" text:id="ct454870240">
          <text:deletion>
            <office:change-info>
              <dc:creator>bruno barthel</dc:creator>
              <dc:date>2019-04-24T11:46:17</dc:date>
            </office:change-info>
            <text:h text:style-name="Heading_20_2" text:outline-level="2">le log</text:h>
          </text:deletion>
        </text:changed-region>
        <text:changed-region xml:id="ct454870464" text:id="ct454870464">
          <text:insertion>
            <office:change-info>
              <dc:creator>bruno barthel</dc:creator>
              <dc:date>2019-04-24T11:46:17</dc:date>
            </office:change-info>
          </text:insertion>
        </text:changed-region>
        <text:changed-region xml:id="ct454870688" text:id="ct454870688">
          <text:deletion>
            <office:change-info>
              <dc:creator>bruno barthel</dc:creator>
              <dc:date>2019-04-24T11:46:28</dc:date>
            </office:change-info>
            <text:h text:style-name="Heading_20_2" text:outline-level="2">du log</text:h>
          </text:deletion>
        </text:changed-region>
        <text:changed-region xml:id="ct454870912" text:id="ct454870912">
          <text:insertion>
            <office:change-info>
              <dc:creator>bruno barthel</dc:creator>
              <dc:date>2019-04-24T11:46:28</dc:date>
            </office:change-info>
          </text:insertion>
        </text:changed-region>
        <text:changed-region xml:id="ct454866208" text:id="ct454866208">
          <text:insertion>
            <office:change-info>
              <dc:creator>bruno barthel</dc:creator>
              <dc:date>2019-04-24T11:46:49</dc:date>
            </office:change-info>
          </text:insertion>
        </text:changed-region>
        <text:changed-region xml:id="ct454869568" text:id="ct454869568">
          <text:insertion>
            <office:change-info>
              <dc:creator>bruno barthel</dc:creator>
              <dc:date>2019-04-24T11:47:04</dc:date>
            </office:change-info>
          </text:insertion>
        </text:changed-region>
        <text:changed-region xml:id="ct452233904" text:id="ct452233904">
          <text:insertion>
            <office:change-info>
              <dc:creator>bruno barthel</dc:creator>
              <dc:date>2019-04-24T11:47:41</dc:date>
            </office:change-info>
          </text:insertion>
        </text:changed-region>
        <text:changed-region xml:id="ct455151008" text:id="ct455151008">
          <text:insertion>
            <office:change-info>
              <dc:creator>bruno barthel</dc:creator>
              <dc:date>2019-04-24T11:47:47</dc:date>
            </office:change-info>
          </text:insertion>
        </text:changed-region>
        <text:changed-region xml:id="ct454873152" text:id="ct454873152">
          <text:insertion>
            <office:change-info>
              <dc:creator>bruno barthel</dc:creator>
              <dc:date>2019-04-24T11:48:07</dc:date>
            </office:change-info>
          </text:insertion>
        </text:changed-region>
        <text:changed-region xml:id="ct454872480" text:id="ct454872480">
          <text:deletion>
            <office:change-info>
              <dc:creator>bruno barthel</dc:creator>
              <dc:date>2019-04-24T11:48:05</dc:date>
            </office:change-info>
            <text:p text:style-name="Standard">.</text:p>
          </text:deletion>
        </text:changed-region>
        <text:changed-region xml:id="ct454872928" text:id="ct454872928">
          <text:insertion>
            <office:change-info>
              <dc:creator>bruno barthel</dc:creator>
              <dc:date>2019-04-24T11:48:14</dc:date>
            </office:change-info>
          </text:insertion>
        </text:changed-region>
        <text:changed-region xml:id="ct454873600" text:id="ct454873600">
          <text:deletion>
            <office:change-info>
              <dc:creator>bruno barthel</dc:creator>
              <dc:date>2019-04-24T11:48:13</dc:date>
            </office:change-info>
            <text:p text:style-name="Standard">.</text:p>
          </text:deletion>
        </text:changed-region>
        <text:changed-region xml:id="ct454873376" text:id="ct454873376">
          <text:insertion>
            <office:change-info>
              <dc:creator>bruno barthel</dc:creator>
              <dc:date>2019-04-24T11:49:33</dc:date>
            </office:change-info>
          </text:insertion>
        </text:changed-region>
        <text:changed-region xml:id="ct454871808" text:id="ct454871808">
          <text:insertion>
            <office:change-info>
              <dc:creator>bruno barthel</dc:creator>
              <dc:date>2019-04-24T11:49:57</dc:date>
            </office:change-info>
          </text:insertion>
        </text:changed-region>
        <text:changed-region xml:id="ct454871584" text:id="ct454871584">
          <text:insertion>
            <office:change-info>
              <dc:creator>bruno barthel</dc:creator>
              <dc:date>2019-04-24T11:50:13</dc:date>
            </office:change-info>
          </text:insertion>
        </text:changed-region>
        <text:changed-region xml:id="ct454872032" text:id="ct454872032">
          <text:insertion>
            <office:change-info>
              <dc:creator>bruno barthel</dc:creator>
              <dc:date>2019-04-24T11:50:45</dc:date>
            </office:change-info>
          </text:insertion>
        </text:changed-region>
        <text:changed-region xml:id="ct454874944" text:id="ct454874944">
          <text:insertion>
            <office:change-info>
              <dc:creator>bruno barthel</dc:creator>
              <dc:date>2019-04-24T11:51:23</dc:date>
            </office:change-info>
          </text:insertion>
        </text:changed-region>
        <text:changed-region xml:id="ct454875168" text:id="ct454875168">
          <text:deletion>
            <office:change-info>
              <dc:creator>bruno barthel</dc:creator>
              <dc:date>2019-04-24T11:51:22</dc:date>
            </office:change-info>
            <text:p text:style-name="Standard">.</text:p>
          </text:deletion>
        </text:changed-region>
        <text:changed-region xml:id="ct454875392" text:id="ct454875392">
          <text:deletion>
            <office:change-info>
              <dc:creator>bruno barthel</dc:creator>
              <dc:date>2019-04-24T11:51:30</dc:date>
            </office:change-info>
            <text:p text:style-name="Standard">.</text:p>
          </text:deletion>
        </text:changed-region>
        <text:changed-region xml:id="ct454875616" text:id="ct454875616">
          <text:insertion>
            <office:change-info>
              <dc:creator>bruno barthel</dc:creator>
              <dc:date>2019-04-24T11:51:32</dc:date>
            </office:change-info>
          </text:insertion>
        </text:changed-region>
        <text:changed-region xml:id="ct454876064" text:id="ct454876064">
          <text:insertion>
            <office:change-info>
              <dc:creator>bruno barthel</dc:creator>
              <dc:date>2019-04-24T11:51:51</dc:date>
            </office:change-info>
          </text:insertion>
        </text:changed-region>
        <text:changed-region xml:id="ct454875840" text:id="ct454875840">
          <text:deletion>
            <office:change-info>
              <dc:creator>bruno barthel</dc:creator>
              <dc:date>2019-04-24T11:51:43</dc:date>
            </office:change-info>
            <text:p text:style-name="Standard">!</text:p>
          </text:deletion>
        </text:changed-region>
        <text:changed-region xml:id="ct454876288" text:id="ct454876288">
          <text:insertion>
            <office:change-info>
              <dc:creator>bruno barthel</dc:creator>
              <dc:date>2019-04-24T11:51:55</dc:date>
            </office:change-info>
          </text:insertion>
        </text:changed-region>
        <text:changed-region xml:id="ct454876512" text:id="ct454876512">
          <text:deletion>
            <office:change-info>
              <dc:creator>bruno barthel</dc:creator>
              <dc:date>2019-04-24T11:51:53</dc:date>
            </office:change-info>
            <text:p text:style-name="Standard">!</text:p>
          </text:deletion>
        </text:changed-region>
        <text:changed-region xml:id="ct454877408" text:id="ct454877408">
          <text:insertion>
            <office:change-info>
              <dc:creator>bruno barthel</dc:creator>
              <dc:date>2019-04-24T11:52:21</dc:date>
            </office:change-info>
          </text:insertion>
        </text:changed-region>
        <text:changed-region xml:id="ct454876736" text:id="ct454876736">
          <text:deletion>
            <office:change-info>
              <dc:creator>bruno barthel</dc:creator>
              <dc:date>2019-04-24T11:52:17</dc:date>
            </office:change-info>
            <text:p text:style-name="Standard">.</text:p>
          </text:deletion>
        </text:changed-region>
        <text:changed-region xml:id="ct454874720" text:id="ct454874720">
          <text:insertion>
            <office:change-info>
              <dc:creator>bruno barthel</dc:creator>
              <dc:date>2019-04-24T11:53:08</dc:date>
            </office:change-info>
          </text:insertion>
        </text:changed-region>
        <text:changed-region xml:id="ct454872256" text:id="ct454872256">
          <text:insertion>
            <office:change-info>
              <dc:creator>bruno barthel</dc:creator>
              <dc:date>2019-04-24T11:54:06</dc:date>
            </office:change-info>
          </text:insertion>
        </text:changed-region>
        <text:changed-region xml:id="ct454874272" text:id="ct454874272">
          <text:insertion>
            <office:change-info>
              <dc:creator>bruno barthel</dc:creator>
              <dc:date>2019-04-24T11:53:40</dc:date>
            </office:change-info>
          </text:insertion>
        </text:changed-region>
        <text:changed-region xml:id="ct454877184" text:id="ct454877184">
          <text:insertion>
            <office:change-info>
              <dc:creator>bruno barthel</dc:creator>
              <dc:date>2019-04-24T11:55:37</dc:date>
            </office:change-info>
          </text:insertion>
        </text:changed-region>
        <text:changed-region xml:id="ct454866432" text:id="ct454866432">
          <text:insertion>
            <office:change-info>
              <dc:creator>bruno barthel</dc:creator>
              <dc:date>2019-04-24T11:56:13</dc:date>
            </office:change-info>
          </text:insertion>
        </text:changed-region>
        <text:changed-region xml:id="ct454868000" text:id="ct454868000">
          <text:insertion>
            <office:change-info>
              <dc:creator>bruno barthel</dc:creator>
              <dc:date>2019-04-24T11:56:17</dc:date>
            </office:change-info>
          </text:insertion>
        </text:changed-region>
        <text:changed-region xml:id="ct454868224" text:id="ct454868224">
          <text:insertion>
            <office:change-info>
              <dc:creator>bruno barthel</dc:creator>
              <dc:date>2019-04-24T11:56:34</dc:date>
            </office:change-info>
          </text:insertion>
        </text:changed-region>
        <text:changed-region xml:id="ct454871136" text:id="ct454871136">
          <text:deletion>
            <office:change-info>
              <dc:creator>bruno barthel</dc:creator>
              <dc:date>2019-04-24T11:56:31</dc:date>
            </office:change-info>
            <text:p text:style-name="P2">votre fork </text:p>
          </text:deletion>
        </text:changed-region>
        <text:changed-region xml:id="ct454868672" text:id="ct454868672">
          <text:insertion>
            <office:change-info>
              <dc:creator>bruno barthel</dc:creator>
              <dc:date>2019-04-24T11:56:47</dc:date>
            </office:change-info>
          </text:insertion>
        </text:changed-region>
        <text:changed-region xml:id="ct454867552" text:id="ct454867552">
          <text:insertion>
            <office:change-info>
              <dc:creator>bruno barthel</dc:creator>
              <dc:date>2019-04-24T11:56:54</dc:date>
            </office:change-info>
          </text:insertion>
        </text:changed-region>
        <text:changed-region xml:id="ct454865984" text:id="ct454865984">
          <text:insertion>
            <office:change-info>
              <dc:creator>bruno barthel</dc:creator>
              <dc:date>2019-04-24T11:57:28</dc:date>
            </office:change-info>
          </text:insertion>
        </text:changed-region>
        <text:changed-region xml:id="ct454877856" text:id="ct454877856">
          <text:insertion>
            <office:change-info>
              <dc:creator>bruno barthel</dc:creator>
              <dc:date>2019-04-24T11:57:52</dc:date>
            </office:change-info>
          </text:insertion>
        </text:changed-region>
        <text:changed-region xml:id="ct454878976" text:id="ct454878976">
          <text:insertion>
            <office:change-info>
              <dc:creator>bruno barthel</dc:creator>
              <dc:date>2019-04-24T11:58:11</dc:date>
            </office:change-info>
          </text:insertion>
        </text:changed-region>
        <text:changed-region xml:id="ct454878080" text:id="ct454878080">
          <text:deletion>
            <office:change-info>
              <dc:creator>bruno barthel</dc:creator>
              <dc:date>2019-04-24T11:58:25</dc:date>
            </office:change-info>
            <text:p text:style-name="Standard">,</text:p>
          </text:deletion>
        </text:changed-region>
        <text:changed-region xml:id="ct454878528" text:id="ct454878528">
          <text:insertion>
            <office:change-info>
              <dc:creator>bruno barthel</dc:creator>
              <dc:date>2019-04-24T11:58:35</dc:date>
            </office:change-info>
          </text:insertion>
        </text:changed-region>
        <text:changed-region xml:id="ct454879200" text:id="ct454879200">
          <text:insertion>
            <office:change-info>
              <dc:creator>bruno barthel</dc:creator>
              <dc:date>2019-04-24T11:58:57</dc:date>
            </office:change-info>
          </text:insertion>
        </text:changed-region>
        <text:changed-region xml:id="ct454879424" text:id="ct454879424">
          <text:insertion>
            <office:change-info>
              <dc:creator>bruno barthel</dc:creator>
              <dc:date>2019-04-24T11:59:11</dc:date>
            </office:change-info>
          </text:insertion>
        </text:changed-region>
        <text:changed-region xml:id="ct454879648" text:id="ct454879648">
          <text:insertion>
            <office:change-info>
              <dc:creator>bruno barthel</dc:creator>
              <dc:date>2019-04-24T12:00:00</dc:date>
            </office:change-info>
          </text:insertion>
        </text:changed-region>
        <text:changed-region xml:id="ct454880096" text:id="ct454880096">
          <text:deletion>
            <office:change-info>
              <dc:creator>bruno barthel</dc:creator>
              <dc:date>2019-04-24T12:00:01</dc:date>
            </office:change-info>
            <text:p text:style-name="Standard">A </text:p>
          </text:deletion>
        </text:changed-region>
        <text:changed-region xml:id="ct454879872" text:id="ct454879872">
          <text:insertion>
            <office:change-info>
              <dc:creator>bruno barthel</dc:creator>
              <dc:date>2019-04-24T12:00:31</dc:date>
            </office:change-info>
          </text:insertion>
        </text:changed-region>
        <text:changed-region xml:id="ct454874048" text:id="ct454874048">
          <text:deletion>
            <office:change-info>
              <dc:creator>bruno barthel</dc:creator>
              <dc:date>2019-04-24T12:01:16</dc:date>
            </office:change-info>
            <text:p text:style-name="Standard">comment ils</text:p>
          </text:deletion>
        </text:changed-region>
        <text:changed-region xml:id="ct454880320" text:id="ct454880320">
          <text:insertion>
            <office:change-info>
              <dc:creator>bruno barthel</dc:creator>
              <dc:date>2019-04-24T12:01:16</dc:date>
            </office:change-info>
          </text:insertion>
        </text:changed-region>
        <text:changed-region xml:id="ct454880544" text:id="ct454880544">
          <text:insertion>
            <office:change-info>
              <dc:creator>bruno barthel</dc:creator>
              <dc:date>2019-04-24T12:01:24</dc:date>
            </office:change-info>
          </text:insertion>
        </text:changed-region>
        <text:changed-region xml:id="ct454880768" text:id="ct454880768">
          <text:insertion>
            <office:change-info>
              <dc:creator>bruno barthel</dc:creator>
              <dc:date>2019-04-24T12:01:48</dc:date>
            </office:change-info>
          </text:insertion>
        </text:changed-region>
        <text:changed-region xml:id="ct454880992" text:id="ct454880992">
          <text:insertion>
            <office:change-info>
              <dc:creator>bruno barthel</dc:creator>
              <dc:date>2019-04-24T12:01:52</dc:date>
            </office:change-info>
          </text:insertion>
        </text:changed-region>
        <text:changed-region xml:id="ct454881216" text:id="ct454881216">
          <text:insertion>
            <office:change-info>
              <dc:creator>bruno barthel</dc:creator>
              <dc:date>2019-04-24T12:02:14</dc:date>
            </office:change-info>
          </text:insertion>
        </text:changed-region>
        <text:changed-region xml:id="ct454881664" text:id="ct454881664">
          <text:insertion>
            <office:change-info>
              <dc:creator>bruno barthel</dc:creator>
              <dc:date>2019-04-24T12:02:30</dc:date>
            </office:change-info>
          </text:insertion>
        </text:changed-region>
        <text:changed-region xml:id="ct454881440" text:id="ct454881440">
          <text:deletion>
            <office:change-info>
              <dc:creator>bruno barthel</dc:creator>
              <dc:date>2019-04-24T12:02:29</dc:date>
            </office:change-info>
            <text:p text:style-name="Standard">,</text:p>
          </text:deletion>
        </text:changed-region>
        <text:changed-region xml:id="ct452220688" text:id="ct452220688">
          <text:insertion>
            <office:change-info>
              <dc:creator>bruno barthel</dc:creator>
              <dc:date>2019-04-24T12:02:33</dc:date>
            </office:change-info>
          </text:insertion>
        </text:changed-region>
        <text:changed-region xml:id="ct452233008" text:id="ct452233008">
          <text:deletion>
            <office:change-info>
              <dc:creator>bruno barthel</dc:creator>
              <dc:date>2019-04-24T12:02:33</dc:date>
            </office:change-info>
            <text:p text:style-name="Standard"><text:span text:style-name="T17">i</text:span></text:p>
          </text:deletion>
        </text:changed-region>
        <text:changed-region xml:id="ct452233680" text:id="ct452233680">
          <text:insertion>
            <office:change-info>
              <dc:creator>bruno barthel</dc:creator>
              <dc:date>2019-04-24T12:02:39</dc:date>
            </office:change-info>
          </text:insertion>
        </text:changed-region>
        <text:changed-region xml:id="ct452234352" text:id="ct452234352">
          <text:insertion>
            <office:change-info>
              <dc:creator>bruno barthel</dc:creator>
              <dc:date>2019-04-24T12:02:45</dc:date>
            </office:change-info>
          </text:insertion>
        </text:changed-region>
        <text:changed-region xml:id="ct452230992" text:id="ct452230992">
          <text:insertion>
            <office:change-info>
              <dc:creator>bruno barthel</dc:creator>
              <dc:date>2019-04-24T12:02:59</dc:date>
            </office:change-info>
          </text:insertion>
        </text:changed-region>
        <text:changed-region xml:id="ct452231216" text:id="ct452231216">
          <text:insertion>
            <office:change-info>
              <dc:creator>bruno barthel</dc:creator>
              <dc:date>2019-04-24T12:03:00</dc:date>
            </office:change-info>
          </text:insertion>
        </text:changed-region>
        <text:changed-region xml:id="ct452228752" text:id="ct452228752">
          <text:insertion>
            <office:change-info>
              <dc:creator>bruno barthel</dc:creator>
              <dc:date>2019-04-24T12:03:04</dc:date>
            </office:change-info>
          </text:insertion>
        </text:changed-region>
        <text:changed-region xml:id="ct452226512" text:id="ct452226512">
          <text:insertion>
            <office:change-info>
              <dc:creator>bruno barthel</dc:creator>
              <dc:date>2019-04-24T12:03:18</dc:date>
            </office:change-info>
          </text:insertion>
        </text:changed-region>
        <text:changed-region xml:id="ct452229200" text:id="ct452229200">
          <text:insertion>
            <office:change-info>
              <dc:creator>bruno barthel</dc:creator>
              <dc:date>2019-04-24T12:03:21</dc:date>
            </office:change-info>
          </text:insertion>
        </text:changed-region>
        <text:changed-region xml:id="ct452228080" text:id="ct452228080">
          <text:insertion>
            <office:change-info>
              <dc:creator>bruno barthel</dc:creator>
              <dc:date>2019-04-24T12:03:25</dc:date>
            </office:change-info>
          </text:insertion>
        </text:changed-region>
        <text:changed-region xml:id="ct452225392" text:id="ct452225392">
          <text:insertion>
            <office:change-info>
              <dc:creator>bruno barthel</dc:creator>
              <dc:date>2019-04-24T12:03:29</dc:date>
            </office:change-info>
          </text:insertion>
        </text:changed-region>
        <text:changed-region xml:id="ct452233456" text:id="ct452233456">
          <text:deletion>
            <office:change-info>
              <dc:creator>bruno barthel</dc:creator>
              <dc:date>2019-04-24T12:03:29</dc:date>
            </office:change-info>
            <text:p text:style-name="Standard"><text:span text:style-name="T17">l</text:span></text:p>
          </text:deletion>
        </text:changed-region>
        <text:changed-region xml:id="ct448092512" text:id="ct448092512">
          <text:insertion>
            <office:change-info>
              <dc:creator>bruno barthel</dc:creator>
              <dc:date>2019-04-24T12:03:55</dc:date>
            </office:change-info>
          </text:insertion>
        </text:changed-region>
        <text:changed-region xml:id="ct448096320" text:id="ct448096320">
          <text:insertion>
            <office:change-info>
              <dc:creator>bruno barthel</dc:creator>
              <dc:date>2019-04-24T12:04:01</dc:date>
            </office:change-info>
          </text:insertion>
        </text:changed-region>
        <text:changed-region xml:id="ct448096768" text:id="ct448096768">
          <text:insertion>
            <office:change-info>
              <dc:creator>bruno barthel</dc:creator>
              <dc:date>2019-04-24T12:04:04</dc:date>
            </office:change-info>
          </text:insertion>
        </text:changed-region>
        <text:changed-region xml:id="ct448096544" text:id="ct448096544">
          <text:deletion>
            <office:change-info>
              <dc:creator>bruno barthel</dc:creator>
              <dc:date>2019-04-24T12:04:06</dc:date>
            </office:change-info>
            <text:p text:style-name="Standard">.</text:p>
          </text:deletion>
        </text:changed-region>
        <text:changed-region xml:id="ct448097664" text:id="ct448097664">
          <text:insertion>
            <office:change-info>
              <dc:creator>bruno barthel</dc:creator>
              <dc:date>2019-04-24T12:04:21</dc:date>
            </office:change-info>
          </text:insertion>
        </text:changed-region>
        <text:changed-region xml:id="ct448097216" text:id="ct448097216">
          <text:deletion>
            <office:change-info>
              <dc:creator>bruno barthel</dc:creator>
              <dc:date>2019-04-24T12:04:19</dc:date>
            </office:change-info>
            <text:p text:style-name="Standard">.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2018-12-01" text:name="cu_miseajour"/>
        <text:user-field-decl office:value-type="string" office:string-value="2018-12-01" text:name="cu_date"/>
        <text:user-field-decl office:value-type="string" office:string-value="Developpez" text:name="cu_licauteur"/>
        <text:user-field-decl office:value-type="string" office:string-value="Marc Loupias" text:name="cu_fullname1"/>
        <text:user-field-decl office:value-type="string" office:string-value="marco46" text:name="cu_alias1"/>
        <text:user-field-decl office:value-type="string" office:string-value="https://www.developpez.net/forums/u70899/marco46/" text:name="cu_url1"/>
        <text:user-field-decl office:value-type="string" office:string-value="" text:name="cu_homepagetitle1"/>
        <text:user-field-decl office:value-type="string" office:string-value="" text:name="cu_homepageurl1"/>
        <text:user-field-decl office:value-type="string" office:string-value="" text:name="cu_blog1"/>
        <text:user-field-decl office:value-type="string" office:string-value="0" text:name="cu_sautDePageAvantSection"/>
        <text:user-field-decl office:value-type="string" office:string-value="FinDocument" text:name="cu_notesBasPage"/>
        <text:user-field-decl office:value-type="string" office:string-value="42" text:name="cu_rubrique"/>
        <text:user-field-decl office:value-type="string" office:string-value="4" text:name="cu_lictype"/>
        <text:user-field-decl office:value-type="string" office:string-value="marco46-http" text:name="cu_serveur"/>
        <text:user-field-decl office:value-type="string" office:string-value="faq/git/" text:name="cu_chemin"/>
        <text:user-field-decl office:value-type="string" office:string-value="https://alm.developpez.com/faq/git/" text:name="cu_urlhttp"/>
        <text:user-field-decl office:value-type="string" office:string-value="" text:name="cu_pdffilename"/>
        <text:user-field-decl office:value-type="string" office:string-value="" text:name="cu_cssperso"/>
        <text:user-field-decl office:value-type="string" office:string-value="" text:name="cu_largeur_max_image"/>
        <text:user-field-decl office:value-type="string" office:string-value="" text:name="cu_hauteur_max_image"/>
        <text:user-field-decl office:value-type="string" office:string-value="" text:name="cu_xiti_alias"/>
        <text:user-field-decl office:value-type="string" office:string-value="" text:name="cu_xiti_logger"/>
        <text:user-field-decl office:value-type="string" office:string-value="" text:name="cu_xiti_id"/>
        <text:user-field-decl office:value-type="string" office:string-value="" text:name="cu_xiti_nom"/>
        <text:user-field-decl office:value-type="string" office:string-value="" text:name="cu_google-analytics"/>
        <text:user-field-decl office:value-type="string" office:string-value="0" text:name="cu_nosummary"/>
        <text:user-field-decl office:value-type="string" office:string-value="0" text:name="cu_nosummarypage"/>
        <text:user-field-decl office:value-type="string" office:string-value="1" text:name="cu_nozip"/>
        <text:user-field-decl office:value-type="string" office:string-value="1" text:name="cu_nodownload"/>
        <text:user-field-decl office:value-type="string" office:string-value="1" text:name="cu_nopdf"/>
        <text:user-field-decl office:value-type="string" office:string-value="0" text:name="cu_nobookmarks"/>
        <text:user-field-decl office:value-type="string" office:string-value="1" text:name="cu_noebook"/>
        <text:user-field-decl office:value-type="string" office:string-value="0" text:name="cu_microsofttraduction"/>
        <text:user-field-decl office:value-type="string" office:string-value="/home/marco/dev/dev.com/kit-dev.com" text:name="cu_kitodt_racine"/>
        <text:user-field-decl office:value-type="string" office:string-value="/home/marco/dev/dev.com/kit-dev.com/kitodt/perl/buildxml_from_oooxml.pl" text:name="cu_kitodt_programme"/>
        <text:user-field-decl office:value-type="string" office:string-value="dvlp-faq-git" text:name="cu_kitodt_nomarticle"/>
        <text:user-field-decl office:value-type="string" office:string-value="0" text:name="cu_kitodt_indent"/>
        <text:user-field-decl office:value-type="string" office:string-value="/home/marco/dev/dev.com/kit-dev.com/documents/dvlp-faq-git" text:name="cu_repertoire_article"/>
        <text:user-field-decl office:value-type="string" office:string-value="16" text:name="cu_version_kitodt"/>
        <text:user-field-decl office:value-type="string" office:string-value="19" text:name="cu_version_kitooodvp"/>
        <text:user-field-decl office:value-type="string" office:string-value="FAQ Git" text:name="cu_description"/>
        <text:user-field-decl office:value-type="string" office:string-value="faq, SCM, Git" text:name="cu_keywords"/>
        <text:user-field-decl office:value-type="string" office:string-value="FAQ Git" text:name="cu_page"/>
        <text:user-field-decl office:value-type="string" office:string-value="FAQ Git" text:name="cu_article"/>
        <text:user-field-decl office:value-type="string" office:string-value="2018" text:name="cu_licannee"/>
        <text:user-field-decl office:value-type="string" office:string-value="FAQGIT" text:name="cu_nomfaq"/>
        <text:user-field-decl office:value-type="string" office:string-value="auteur" text:name="cu_role_auteur1"/>
        <text:user-field-decl office:value-type="string" office:string-value="correcteur" text:name="cu_role_auteur2"/>
        <text:user-field-decl office:value-type="string" office:string-value="littlewhite" text:name="cu_alias2"/>
        <text:user-field-decl office:value-type="string" office:string-value="Little White" text:name="cu_fullname2"/>
        <text:user-field-decl office:value-type="string" office:string-value="https://www.developpez.net/forums/u240267/littlewhite/" text:name="cu_url2"/>
        <text:user-field-decl office:value-type="string" office:string-value="correcteur" text:name="cu_role_auteur3"/>
        <text:user-field-decl office:value-type="string" office:string-value="mickael-baron" text:name="cu_alias3"/>
        <text:user-field-decl office:value-type="string" office:string-value="Mickael Baron" text:name="cu_fullname3"/>
        <text:user-field-decl office:value-type="string" office:string-value="https://www.developpez.net/forums/u69211/mickael-baron/" text:name="cu_url3"/>
        <text:user-field-decl office:value-type="string" office:string-value="correcteur" text:name="cu_role_auteur4"/>
        <text:user-field-decl office:value-type="string" office:string-value="songbird" text:name="cu_alias4"/>
        <text:user-field-decl office:value-type="string" office:string-value="Songbird" text:name="cu_fullname4"/>
        <text:user-field-decl office:value-type="string" office:string-value="https://www.developpez.net/forums/u897329/songbird/" text:name="cu_url4"/>
        <text:user-field-decl office:value-type="string" office:string-value="file:///C:/DVP/Article_Dvp/documents/" text:name="RepertoireOuverture"/>
        <text:user-field-decl office:value-type="string" office:string-value="C:\DVP\Article_Dvp\documents\auteurs-kitooodvp.ods" text:name="cu_fichier_auteurs"/>
        <text:user-field-decl office:value-type="string" office:string-value="escartefigue" text:name="cu_alias5"/>
        <text:user-field-decl office:value-type="string" office:string-value="Bruno Barthel" text:name="cu_fullname5"/>
        <text:user-field-decl office:value-type="string" office:string-value="https://www.developpez.net/forums/u795608/escartefigue/" text:name="cu_url5"/>
        <text:user-field-decl office:value-type="string" office:string-value="" text:name="cu_homepageurl5"/>
        <text:user-field-decl office:value-type="string" office:string-value="" text:name="cu_homepagetitle5"/>
        <text:user-field-decl office:value-type="string" office:string-value="" text:name="cu_blog5"/>
        <text:user-field-decl office:value-type="string" office:string-value="" text:name="cu_badge5"/>
        <text:user-field-decl office:value-type="string" office:string-value="" text:name="cu_google-plus5"/>
        <text:user-field-decl office:value-type="string" office:string-value="correcteur" text:name="cu_role_auteur5"/>
        <text:user-field-decl office:value-type="string" office:string-value="Perso" text:name="cu_liens5_lien1_type"/>
        <text:user-field-decl office:value-type="string" office:string-value="" text:name="cu_liens5_lien1_icone"/>
        <text:user-field-decl office:value-type="string" office:string-value="" text:name="cu_liens5_lien1_title"/>
        <text:user-field-decl office:value-type="string" office:string-value="" text:name="cu_liens5_lien1_url"/>
      </text:user-field-decls>
      <text:section text:style-name="Sect1" text:name="dvp_sec_titre">
        <text:p text:style-name="modele_20_kitodt"><text:span text:style-name="titre_5f_page">FAQ Git</text:span> </text:p>
      </text:section>
      <text:section text:style-name="Sect1" text:name="dvp_avant_sous_titre" text:display="none" text:protected="true">
        <text:p text:style-name="P5"/>
      </text:section>
      <text:section text:style-name="Sect1" text:name="dvp_sec_sous_titre">
        <text:p text:style-name="Standard"/>
      </text:section>
      <text:section text:style-name="Sect1" text:name="dvp_sec_auteur" text:protected="true">
        <text:p text:style-name="P4">Date de publication : <text:user-field-get text:name="cu_date">2018-12-01</text:user-field-get>, date de mise à jour : <text:user-field-get text:name="cu_miseajour">2018-12-01</text:user-field-get></text:p>
        <text:p text:style-name="P4">Auteur principal : <text:user-field-get text:name="cu_fullname1">Marc Loupias</text:user-field-get></text:p>
      </text:section>
      <text:section text:style-name="Sect1" text:name="dvp_sec_synopsis">
        <table:table table:name="dvp_tab_synopsis" table:style-name="dvp_5f_tab_5f_synopsis">
          <table:table-column table:style-name="dvp_5f_tab_5f_synopsis.A"/>
          <table:table-row>
            <table:table-cell table:style-name="dvp_5f_tab_5f_synopsis.A1" office:value-type="string">
              <text:p text:style-name="Standard">FAQ Git en français pour developpez.com</text:p>
            </table:table-cell>
          </table:table-row>
        </table:table>
        <text:p text:style-name="P3"/>
      </text:section>
      <text:h text:style-name="Heading_20_1" text:outline-level="1">Généralités</text:h>
      <text:h text:style-name="Heading_20_2" text:outline-level="2">Qu’est ce que Git ?</text:h>
      <text:p text:style-name="Standard">Git est un système de contrôle de révision décentralisé et rapide.</text:p>
      <text:p text:style-name="Standard">Il a été écrit en 2005 à l’initiative de Linus Torvalds pour gérer les sources du kernel Linux.</text:p>
      <text:h text:style-name="Heading_20_2" text:outline-level="2">Que signifie Git ?</text:h>
      <text:p text:style-name="Standard">Il n’y a pas de réponses précises, on ne sait pas s’il s’agit d’un acronyme ou d’un mot. Le nom date de la toute première livraison du projet.<text:line-break/>Le fichier <text:a xlink:type="simple" xlink:href="https://github.com/git/git/blob/master/README.md" text:style-name="Internet_20_link" text:visited-style-name="Visited_20_Internet_20_Link">README du projet</text:a> contient quelques explications.<text:line-break/>En argot britannique il s’agit également d’une insulte.</text:p>
      <text:h text:style-name="Heading_20_2" text:outline-level="2">Où trouver de la documentation pour Git ?</text:h>
      <text:p text:style-name="Standard">Le site officiel est disponible à l’adresse <text:a xlink:type="simple" xlink:href="https://git-scm.com/" text:style-name="Internet_20_link" text:visited-style-name="Visited_20_Internet_20_Link">https://git-scm.com/</text:a>. La documentation est hébergée <text:a xlink:type="simple" xlink:href="https://git-scm.com/doc" text:style-name="Internet_20_link" text:visited-style-name="Visited_20_Internet_20_Link">au même endroit</text:a>.</text:p>
      <text:h text:style-name="Heading_20_2" text:outline-level="2">Où trouver le code source de Git ?</text:h>
      <text:p text:style-name="Standard">Un miroir du code du projet est hébergé sur <text:a xlink:type="simple" xlink:href="https://github.com/git/git" text:style-name="Internet_20_link" text:visited-style-name="Visited_20_Internet_20_Link">GitHub</text:a>.</text:p>
      <text:h text:style-name="Heading_20_2" text:outline-level="2"><text:soft-page-break/>Quelles sont les différences entre un SCM centralisé comme Subversion et un SCM décentralisé comme Git ?</text:h>
      <text:p text:style-name="Standard">Elles sont trop nombreuses pour être listées dans une FAQ, mais d’une manière générale :</text:p>
      <text:list xml:id="list589324197" text:style-name="List_20_1">
        <text:list-item>
          <text:p text:style-name="P6">pas d’autorité centrale obligatoire ;</text:p>
        </text:list-item>
        <text:list-item>
          <text:p text:style-name="P6">un utilisateur clonant un projet dispose de la totalité de l’historique sur sa machine ;</text:p>
        </text:list-item>
        <text:list-item>
          <text:p text:style-name="P6">tout est fait hors-ligne ;</text:p>
        </text:list-item>
        <text:list-item>
          <text:p text:style-name="P6">il n’y a pas besoin d’un serveur central pour partager du code entre deux développeurs.</text:p>
        </text:list-item>
      </text:list>
      <text:h text:style-name="Heading_20_2" text:outline-level="2">Qu’est-ce qu’un dépôt (repository) Git ?</text:h>
      <text:p text:style-name="Standard">Il s’agit d’un répertoire versionné par Git. Ce répertoire contient à sa racine un répertoire <text:span text:style-name="Teletype">.git</text:span> contenant toutes les données liées à ce dépôt.<text:line-break/>Un dépôt Git est donc autoporté via ce répertoire et peut être déplacé depuis le répertoire racine (pour backup ou autre).<text:line-break/>Aucune information nécessaire à l’usage du dépôt n’est stockée à l’extérieur.</text:p>
      <text:p text:style-name="Standard">Un dépôt Git correspond généralement à un projet unique, mais ce n’est pas forcément le cas.<text:line-break/>Certaines organisations utilisent un dépôt unique pour gérer les codes sources de tous leurs projets.<text:line-break/>Cette stratégie est nommée la <text:span text:style-name="T19">« </text:span>monorepo strategy<text:span text:style-name="T19"> »</text:span>.<text:line-break/>C’est notamment le cas de Google qui a expliqué en détail sa stratégie lors d’<text:a xlink:type="simple" xlink:href="https://www.youtube.com/watch?v=W71BTkUbdqE" text:style-name="Internet_20_link" text:visited-style-name="Visited_20_Internet_20_Link">une conférence en 2015</text:a>.</text:p>
      <text:p text:style-name="Standard">Un dépôt est donc composé d’un répertoire <text:span text:style-name="Teletype">.git</text:span> et du répertoire de travail.<text:line-break/>Le répertoire <text:span text:style-name="Teletype">.git</text:span> contient toutes les meta-données du dépôt.<text:line-break/>Le répertoire de travail (le répertoire courant) reflète l’état actuel <text:span text:style-name="Teletype">checkout</text:span> par Git (un commit, une branche ou un tag).</text:p>
      <text:p text:style-name="Standard">Il est à noter qu’un dépôt Git peut être utilisé entièrement en local et cela même, s’il n’est pas partagé et que vous êtes le seul utilisateur.</text:p>
      <text:h text:style-name="Heading_20_2" text:outline-level="2">Qu’est-ce qu’dépôt distant (remote) ?</text:h>
      <text:p text:style-name="Standard">Il s’agit d’un dépôt nu (<text:span text:style-name="Italique">bare repository</text:span> en anglais) servant d’espace de partage.<text:line-break/>Il peut être local (si vous exposez vos sources depuis votre propre machine) ou distant.<text:line-break/>Il est généralement accompagné d’un client web pour fournir une solution de gestion de projet intégrée (GitHub, GitLab, Gitblit…).</text:p>
      <text:h text:style-name="Heading_20_2" text:outline-level="2"><text:soft-page-break/>Que désignent les termes upstream et downstream ?</text:h>
      <text:p text:style-name="Standard">Ces termes sont souvent employés dans les conversations en anglais à propos de Git et également dans sa documentation officielle.</text:p>
      <text:p text:style-name="Standard"><text:span text:style-name="Italique">upstream</text:span> désigne le dépôt distant depuis lequel vous tirez des informations vers votre dépôt local (<text:span text:style-name="Teletype">clone</text:span>, <text:span text:style-name="Teletype">pull</text:span>, <text:span text:style-name="Teletype">fetch</text:span>…) ou vers lequel vous poussez des informations (<text:span text:style-name="Teletype">push</text:span>). Par conséquent, c’est la centralisation du travail de tous les contributeurs.</text:p>
      <text:p text:style-name="Standard"><text:span text:style-name="Italique">downstream</text:span> désigne tous les dépôts qui dépendent d’un <text:span text:style-name="Italique">upstream</text:span> pour leur synchronisation.</text:p>
      <text:p text:style-name="Standard">Si par exemple vous avez un projet hébergé sur un site comme GitHub ou GitLab, le dépôt sur ce site est l’<text:span text:style-name="Italique">upstream</text:span>, le dép<text:change-start text:change-id="ct499883152"/><text:span text:style-name="T1">ô</text:span><text:change-end text:change-id="ct499883152"/><text:change text:change-id="ct499882480"/>t officiel du projet, et chaque dépôt cloné depuis l’<text:span text:style-name="Italique">upstream</text:span> est un <text:span text:style-name="Italique">downstream</text:span>.</text:p>
      <text:h text:style-name="Heading_20_1" text:outline-level="1">Installation et configuration</text:h>
      <text:h text:style-name="Heading_20_2" text:outline-level="2">Comment installer Git sur Windows ?</text:h>
      <text:p text:style-name="Standard">Téléchargez le client Git approprié depuis <text:a xlink:type="simple" xlink:href="https://git-scm.com/downloads" text:style-name="Internet_20_link" text:visited-style-name="Visited_20_Internet_20_Link">la page officielle</text:a>, lancez l’installeur et suivez les instructions.</text:p>
      <text:h text:style-name="Heading_20_2" text:outline-level="2">Comment installer Git sur macOS ?</text:h>
      <text:p text:style-name="Standard">Il existe plusieurs façons d’installer Git sous macOS<text:change-start text:change-id="ct499364096"/> :<text:change-end text:change-id="ct499364096"/><text:change text:change-id="ct499362304"/></text:p>
      <text:list xml:id="list224310521202999" text:style-name="List_20_1">
        <text:list-item>
          <text:p text:style-name="P6"><text:change-start text:change-id="ct499362752"/><text:span text:style-name="T1">l</text:span><text:change-end text:change-id="ct499362752"/><text:change text:change-id="ct499362976"/>a première <text:change text:change-id="ct499365216"/><text:change-start text:change-id="ct501534848"/><office:annotation><dc:creator>bruno barthel</dc:creator><dc:date>2019-04-24T09:58:09.908000000</dc:date><text:p text:style-name="P11"><text:span text:style-name="T40">Reformulation pour éviter la répétition de « façon » et de « consiste à »</text:span></text:p></office:annotation><text:change-end text:change-id="ct501534848"/>consiste à installer XCode qui inclut Git (Apple Git-xy). <text:change-start text:change-id="ct448098336"/><text:line-break/><text:change-end text:change-id="ct448098336"/>Depuis un terminal, <text:change-start text:change-id="ct501537760"/><office:annotation><dc:creator>bruno barthel</dc:creator><dc:date>2019-04-24T09:58:59.953000000</dc:date><text:p text:style-name="P11"><text:span text:style-name="T40">Harmonisation du mode avec le paragraphe qui précède et l’alinéa qui suit</text:span></text:p></office:annotation><text:change-end text:change-id="ct501537760"/>saisi<text:change-start text:change-id="ct409797344"/><text:span text:style-name="T2">ssez</text:span><text:change-end text:change-id="ct409797344"/><text:change text:change-id="ct498672128"/> la ligne de commande =&gt; <text:span text:style-name="Teletype">xcode-select --install</text:span>.</text:p>
        </text:list-item>
        <text:list-item>
          <text:p text:style-name="P6"><text:change-start text:change-id="ct499363200"/><text:span text:style-name="T1">l</text:span><text:change-end text:change-id="ct499363200"/><text:change text:change-id="ct499363424"/>a deuxième <text:change text:change-id="ct500383904"/><text:change-start text:change-id="ct499882928"/>r<text:span text:style-name="T2">epose sur l’utilisation</text:span><text:change-end text:change-id="ct499882928"/><text:change-start text:change-id="ct494853344"/><text:span text:style-name="T2"> de</text:span><text:change-end text:change-id="ct494853344"/><text:change text:change-id="ct494852896"/> <text:a xlink:type="simple" xlink:href="https://sourceforge.net/projects/git-osx-installer/" text:style-name="Internet_20_link" text:visited-style-name="Visited_20_Internet_20_Link">Git-osx-install</text:a>. <text:change-start text:change-id="ct454874496"/><text:line-break/><text:change-end text:change-id="ct454874496"/>Téléchargez le fichier .dmg et lancez l’installation en suivant les instructions.</text:p>
        </text:list-item>
        <text:list-item>
          <text:p text:style-name="P6"><text:change-start text:change-id="ct499363648"/><text:span text:style-name="T1">l</text:span><text:change-end text:change-id="ct499363648"/><text:change text:change-id="ct499363872"/>a troisième <text:change text:change-id="ct494853120"/><text:change-start text:change-id="ct496438128"/><text:span text:style-name="T2">réside dans l’utilisation de</text:span><text:change-end text:change-id="ct496438128"/><text:change text:change-id="ct502230512"/> <text:a xlink:type="simple" xlink:href="https://brew.sh/index_fr" text:style-name="Internet_20_link" text:visited-style-name="Visited_20_Internet_20_Link">Homebrew</text:a>. <text:change-start text:change-id="ct454878752"/><text:line-break/><text:change-end text:change-id="ct454878752"/>En supposant que <text:a xlink:type="simple" xlink:href="https://brew.sh/index_fr" text:style-name="Internet_20_link" text:visited-style-name="Visited_20_Internet_20_Link">Homebrew</text:a> soit installé, depuis un terminal saisi<text:change-start text:change-id="ct496731856"/><text:span text:style-name="T2">ssez</text:span><text:change-end text:change-id="ct496731856"/><text:change text:change-id="ct498052096"/> la ligne <text:change-start text:change-id="ct448099008"/><text:line-break/><text:change-end text:change-id="ct448099008"/>de commande =&gt; <text:span text:style-name="Teletype">brew install git</text:span>.</text:p>
        </text:list-item>
      </text:list>
      <text:h text:style-name="Heading_20_2" text:outline-level="2">Comment installer Git sur Linux ?</text:h>
      <text:p text:style-name="Standard">Pour la majorité des distributions, Git sera disponible au travers du gestionnaire de paquets.<text:line-break/>Par exemple, pour Debian, vous pouvez l’installer ainsi :</text:p>
      <table:table table:name="dvp_code_bash_1" table:style-name="dvp_5f_code_5f_bash_5f_1">
        <table:table-column table:style-name="dvp_5f_code_5f_bash_5f_1.A" table:number-columns-repeated="6"/>
        <text:soft-page-break/>
        <table:table-row table:style-name="dvp_5f_code_5f_bash_5f_1.1">
          <table:table-cell table:style-name="dvp_5f_code_5f_bash_5f_1.A1" office:value-type="string">
            <text:p text:style-name="Standard"/>
          </table:table-cell>
          <table:table-cell table:style-name="dvp_5f_code_5f_bash_5f_1.A1" office:value-type="string">
            <text:p text:style-name="Standard">bash</text:p>
          </table:table-cell>
          <table:table-cell table:style-name="dvp_5f_code_5f_bash_5f_1.A1" office:value-type="string">
            <text:p text:style-name="Standard"/>
          </table:table-cell>
          <table:table-cell table:style-name="dvp_5f_code_5f_bash_5f_1.A1" office:value-type="string">
            <text:p text:style-name="Standard">1</text:p>
          </table:table-cell>
          <table:table-cell table:style-name="dvp_5f_code_5f_bash_5f_1.A1" office:value-type="string">
            <text:p text:style-name="Standard">1</text:p>
          </table:table-cell>
          <table:table-cell table:style-name="dvp_5f_code_5f_bash_5f_1.A1" office:value-type="string">
            <text:p text:style-name="Standard"/>
          </table:table-cell>
        </table:table-row>
        <table:table-row table:style-name="dvp_5f_code_5f_bash_5f_1.2">
          <table:table-cell table:style-name="dvp_5f_code_5f_bash_5f_1.A1" table:number-columns-spanned="6" office:value-type="string">
            <text:p text:style-name="dvp_5f_code">apt-get install git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h text:style-name="Heading_20_2" text:outline-level="2">Comment conna<text:change-start text:change-id="ct499190576"/><text:span text:style-name="T3">î</text:span><text:change-end text:change-id="ct499190576"/><text:change text:change-id="ct499190128"/>tre la liste des commandes Git ?</text:h>
      <table:table table:name="dvp_code_bash_2" table:style-name="dvp_5f_code_5f_bash_5f_2">
        <table:table-column table:style-name="dvp_5f_code_5f_bash_5f_2.A" table:number-columns-repeated="6"/>
        <table:table-row table:style-name="dvp_5f_code_5f_bash_5f_2.1">
          <table:table-cell table:style-name="dvp_5f_code_5f_bash_5f_2.A1" office:value-type="string">
            <text:p text:style-name="Standard"/>
          </table:table-cell>
          <table:table-cell table:style-name="dvp_5f_code_5f_bash_5f_2.A1" office:value-type="string">
            <text:p text:style-name="Standard">bash</text:p>
          </table:table-cell>
          <table:table-cell table:style-name="dvp_5f_code_5f_bash_5f_2.A1" office:value-type="string">
            <text:p text:style-name="Standard"/>
          </table:table-cell>
          <table:table-cell table:style-name="dvp_5f_code_5f_bash_5f_2.A1" office:value-type="string">
            <text:p text:style-name="Standard">1</text:p>
          </table:table-cell>
          <table:table-cell table:style-name="dvp_5f_code_5f_bash_5f_2.A1" office:value-type="string">
            <text:p text:style-name="Standard">1</text:p>
          </table:table-cell>
          <table:table-cell table:style-name="dvp_5f_code_5f_bash_5f_2.A1" office:value-type="string">
            <text:p text:style-name="Standard"/>
          </table:table-cell>
        </table:table-row>
        <table:table-row table:style-name="dvp_5f_code_5f_bash_5f_2.2">
          <table:table-cell table:style-name="dvp_5f_code_5f_bash_5f_2.A1" table:number-columns-spanned="6" office:value-type="string">
            <text:p text:style-name="dvp_5f_code">$ git help<text:line-break/>usage: git [--version] [--help] [-C &lt;path&gt;] [-c name=value]<text:line-break/> <text:s text:c="10"/>[--exec-path[=&lt;path&gt;]] [--html-path] [--man-path] [--info-path]<text:line-break/> <text:s text:c="10"/>[-p | --paginate | --no-pager] [--no-replace-objects] [--bare]<text:line-break/> <text:s text:c="10"/>[--git-dir=&lt;path&gt;] [--work-tree=&lt;path&gt;] [--namespace=&lt;name&gt;]<text:line-break/> <text:s text:c="10"/>&lt;command&gt; [&lt;args&gt;]<text:line-break/><text:line-break/>These are common Git commands used in various situations:<text:line-break/><text:line-break/>start a working area (see also: git help tutorial)<text:line-break/> <text:s text:c="2"/>clone <text:s text:c="5"/>Clone a repository into a new directory<text:line-break/> <text:s text:c="2"/>init <text:s text:c="6"/>Create an empty Git repository or reinitialize an existing one<text:line-break/><text:line-break/>work on the current change (see also: git help everyday)<text:line-break/> <text:s text:c="2"/>add <text:s text:c="7"/>Add file contents to the index<text:line-break/> <text:s text:c="2"/>mv <text:s text:c="8"/>Move or rename a file, a directory, or a symlink<text:line-break/> <text:s text:c="2"/>reset <text:s text:c="5"/>Reset current HEAD to the specified state<text:line-break/> <text:s text:c="2"/>rm <text:s text:c="8"/>Remove files from the working tree and from the index<text:line-break/><text:line-break/>examine the history and state (see also: git help revisions)<text:line-break/> <text:s text:c="2"/>bisect <text:s text:c="4"/>Use binary search to find the commit that introduced a bug<text:line-break/> <text:s text:c="2"/>grep <text:s text:c="6"/>Print lines matching a pattern<text:line-break/> <text:s text:c="2"/>log <text:s text:c="7"/>Show commit logs<text:line-break/> <text:s text:c="2"/>show <text:s text:c="6"/>Show various types of objects<text:line-break/> <text:s text:c="2"/>status <text:s text:c="4"/>Show the working tree status<text:line-break/><text:line-break/>grow, mark and tweak your common history<text:line-break/> <text:s text:c="2"/>branch <text:s text:c="4"/>List, create, or delete branches<text:line-break/> <text:s text:c="2"/>checkout <text:s text:c="2"/>Switch branches or restore working tree files<text:line-break/> <text:s text:c="2"/>commit <text:s text:c="4"/>Record changes to the repository<text:line-break/> <text:s text:c="2"/>diff <text:s text:c="6"/>Show changes between commits, commit and working tree, etc<text:line-break/> <text:s text:c="2"/>merge <text:s text:c="5"/>Join two or more development histories together<text:line-break/> <text:s text:c="2"/>rebase <text:s text:c="4"/>Reapply commits on top of another base tip<text:line-break/> <text:s text:c="2"/>tag <text:s text:c="7"/>Create, list, delete or verify a tag object signed with GPG<text:line-break/><text:line-break/>collaborate (see also: git help workflows)<text:line-break/> <text:s text:c="2"/>fetch <text:s text:c="5"/>Download objects and refs from another repository<text:line-break/> <text:s text:c="2"/>pull <text:s text:c="6"/>Fetch from and integrate with another repository or a local branch<text:line-break/> <text:s text:c="2"/>push <text:s text:c="6"/>Update remote refs along with associated objects<text:line-break/><text:line-break/><text:soft-page-break/>'git help -a' and 'git help -g' list available subcommands and some<text:line-break/>concept guides. See 'git help &lt;command&gt;' or 'git help &lt;concept&gt;'<text:line-break/>to read about a specific subcommand or concept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h text:style-name="Heading_20_2" text:outline-level="2">Comment conna<text:change-start text:change-id="ct501537984"/><text:span text:style-name="T2">î</text:span><text:change-end text:change-id="ct501537984"/><text:change text:change-id="ct501535968"/>tre la version de votre Git ?</text:h>
      <table:table table:name="dvp_code_bash_3" table:style-name="dvp_5f_code_5f_bash_5f_3">
        <table:table-column table:style-name="dvp_5f_code_5f_bash_5f_3.A" table:number-columns-repeated="6"/>
        <table:table-row table:style-name="dvp_5f_code_5f_bash_5f_3.1">
          <table:table-cell table:style-name="dvp_5f_code_5f_bash_5f_3.A1" office:value-type="string">
            <text:p text:style-name="Standard"/>
          </table:table-cell>
          <table:table-cell table:style-name="dvp_5f_code_5f_bash_5f_3.A1" office:value-type="string">
            <text:p text:style-name="Standard">bash</text:p>
          </table:table-cell>
          <table:table-cell table:style-name="dvp_5f_code_5f_bash_5f_3.A1" office:value-type="string">
            <text:p text:style-name="Standard"/>
          </table:table-cell>
          <table:table-cell table:style-name="dvp_5f_code_5f_bash_5f_3.A1" office:value-type="string">
            <text:p text:style-name="Standard">1</text:p>
          </table:table-cell>
          <table:table-cell table:style-name="dvp_5f_code_5f_bash_5f_3.A1" office:value-type="string">
            <text:p text:style-name="Standard">1</text:p>
          </table:table-cell>
          <table:table-cell table:style-name="dvp_5f_code_5f_bash_5f_3.A1" office:value-type="string">
            <text:p text:style-name="Standard"/>
          </table:table-cell>
        </table:table-row>
        <table:table-row table:style-name="dvp_5f_code_5f_bash_5f_3.2">
          <table:table-cell table:style-name="dvp_5f_code_5f_bash_5f_3.A1" table:number-columns-spanned="6" office:value-type="string">
            <text:p text:style-name="dvp_5f_code">$ git version<text:line-break/>git version 2.19.1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h text:style-name="Heading_20_2" text:outline-level="2">Quels sont les fichiers de configuration de Git ?</text:h>
      <text:p text:style-name="Standard">Les fichiers de configuration de Git sont<text:change-start text:change-id="ct499889872"/> <text:span text:style-name="T4">pris dans</text:span><text:change-end text:change-id="ct499889872"/> les <text:change-start text:change-id="ct499890096"/><text:span text:style-name="T4">emplacements </text:span><text:change-end text:change-id="ct499890096"/>suivants (l’ordre ci-dessous correspond à l’ordre de lecture par Git, la dernière valeur lue est la valeur prise en compte) :</text:p>
      <text:list xml:id="list1657390907" text:style-name="liste_20_1_20_dvp">
        <text:list-item>
          <text:p text:style-name="P7"><text:change text:change-id="ct499890768"/>le répertoire d’installation de Git (<text:change-start text:change-id="ct499192592"/><text:span text:style-name="T3">p. ex.</text:span><text:change-end text:change-id="ct499192592"/><text:change text:change-id="ct499192144"/><text:change text:change-id="ct499192368"/><text:change-start text:change-id="ct499192816"/><office:annotation><dc:creator>bruno barthel</dc:creator><dc:date>2019-04-24T10:05:56.507000000</dc:date><text:p text:style-name="P11"><text:span text:style-name="T40">« e.g. » n’est pas recommandé.</text:span><text:span text:style-name="T40"><text:line-break/></text:span><text:span text:style-name="T40">C’est une abréviation d’origine latine mais d’usage anglophone ;-)</text:span></text:p><text:p text:style-name="P11"><text:span text:style-name="T40">cf. http://www.les-abreviations.com/autres-abreviations.html</text:span></text:p></office:annotation><text:change-end text:change-id="ct499192816"/> <text:span text:style-name="Teletype">C:\ProgramData\Git\config</text:span>) ;</text:p>
        </text:list-item>
        <text:list-item>
          <text:p text:style-name="P8">la configuration système (<text:change-start text:change-id="ct499364544"/><text:span text:style-name="T3">p. ex.</text:span><text:change-end text:change-id="ct499364544"/><text:change text:change-id="ct499365440"/> <text:span text:style-name="Teletype">C:\Program Files\Git\mingw64\etc\gitconfig</text:span>) ;</text:p>
        </text:list-item>
        <text:list-item>
          <text:p text:style-name="P7">la configuration globale dans le répertoire utilisateur (<text:span text:style-name="Teletype">%HOMEPATH%\.gitconfig</text:span>) ;</text:p>
        </text:list-item>
        <text:list-item>
          <text:p text:style-name="P7">la configuration locale (spécifique à un répertoire) (<text:span text:style-name="Teletype">.git/config</text:span>).</text:p>
        </text:list-item>
      </text:list>
      <text:h text:style-name="Heading_20_2" text:outline-level="2">Comment afficher la configuration courante de Git ?</text:h>
      <table:table table:name="dvp_code_bash_4" table:style-name="dvp_5f_code_5f_bash_5f_4">
        <table:table-column table:style-name="dvp_5f_code_5f_bash_5f_4.A" table:number-columns-repeated="6"/>
        <table:table-row table:style-name="dvp_5f_code_5f_bash_5f_4.1">
          <table:table-cell table:style-name="dvp_5f_code_5f_bash_5f_4.A1" office:value-type="string">
            <text:p text:style-name="Standard"/>
          </table:table-cell>
          <table:table-cell table:style-name="dvp_5f_code_5f_bash_5f_4.A1" office:value-type="string">
            <text:p text:style-name="Standard">bash</text:p>
          </table:table-cell>
          <table:table-cell table:style-name="dvp_5f_code_5f_bash_5f_4.A1" office:value-type="string">
            <text:p text:style-name="Standard"/>
          </table:table-cell>
          <table:table-cell table:style-name="dvp_5f_code_5f_bash_5f_4.A1" office:value-type="string">
            <text:p text:style-name="Standard">1</text:p>
          </table:table-cell>
          <table:table-cell table:style-name="dvp_5f_code_5f_bash_5f_4.A1" office:value-type="string">
            <text:p text:style-name="Standard">1</text:p>
          </table:table-cell>
          <table:table-cell table:style-name="dvp_5f_code_5f_bash_5f_4.A1" office:value-type="string">
            <text:p text:style-name="Standard"/>
          </table:table-cell>
        </table:table-row>
        <table:table-row table:style-name="dvp_5f_code_5f_bash_5f_4.2">
          <table:table-cell table:style-name="dvp_5f_code_5f_bash_5f_4.A1" table:number-columns-spanned="6" office:value-type="string">
            <text:p text:style-name="dvp_5f_code">$ git config --list<text:line-break/>user.name=marlou<text:line-break/>user.email=pro@marc-loupias.fr<text:line-break/>core.autocrlf=false<text:line-break/>core.excludesfile=/home/marco/.gitignore_global<text:line-break/>core.repositoryformatversion=0<text:line-break/>core.filemode=true<text:line-break/>core.bare=false<text:line-break/>core.logallrefupdates=true<text:line-break/>remote.origin.url=https://github.com/MarcLoupias/dev.com-faq-git.git<text:line-break/><text:soft-page-break/>remote.origin.fetch=+refs/heads/*:refs/remotes/origin/*<text:line-break/>branch.master.remote=origin<text:line-break/>branch.master.merge=refs/heads/master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L’option <text:span text:style-name="Teletype">--show-origin</text:span> permet d’afficher<text:change-start text:change-id="ct502230064"/>,<text:change-end text:change-id="ct502230064"/> en face d’une option<text:change-start text:change-id="ct502232080"/>,<text:change-end text:change-id="ct502232080"/> dans quel fichier de configuration la configuration est définie.</text:p>
      <table:table table:name="dvp_code_bash_5" table:style-name="dvp_5f_code_5f_bash_5f_5">
        <table:table-column table:style-name="dvp_5f_code_5f_bash_5f_5.A" table:number-columns-repeated="6"/>
        <table:table-row table:style-name="dvp_5f_code_5f_bash_5f_5.1">
          <table:table-cell table:style-name="dvp_5f_code_5f_bash_5f_5.A1" office:value-type="string">
            <text:p text:style-name="Standard"/>
          </table:table-cell>
          <table:table-cell table:style-name="dvp_5f_code_5f_bash_5f_5.A1" office:value-type="string">
            <text:p text:style-name="Standard">bash</text:p>
          </table:table-cell>
          <table:table-cell table:style-name="dvp_5f_code_5f_bash_5f_5.A1" office:value-type="string">
            <text:p text:style-name="Standard"/>
          </table:table-cell>
          <table:table-cell table:style-name="dvp_5f_code_5f_bash_5f_5.A1" office:value-type="string">
            <text:p text:style-name="Standard">1</text:p>
          </table:table-cell>
          <table:table-cell table:style-name="dvp_5f_code_5f_bash_5f_5.A1" office:value-type="string">
            <text:p text:style-name="Standard">1</text:p>
          </table:table-cell>
          <table:table-cell table:style-name="dvp_5f_code_5f_bash_5f_5.A1" office:value-type="string">
            <text:p text:style-name="Standard"/>
          </table:table-cell>
        </table:table-row>
        <table:table-row table:style-name="dvp_5f_code_5f_bash_5f_5.2">
          <table:table-cell table:style-name="dvp_5f_code_5f_bash_5f_5.A1" table:number-columns-spanned="6" office:value-type="string">
            <text:p text:style-name="dvp_5f_code">$ git config --list --show-origin<text:line-break/>file:/home/marco/.gitconfig <text:s text:c="4"/>user.name=marlou<text:line-break/>file:/home/marco/.gitconfig <text:s text:c="4"/>user.email=pro@marc-loupias.fr<text:line-break/>file:/home/marco/.gitconfig <text:s text:c="4"/>core.autocrlf=false<text:line-break/>file:/home/marco/.gitconfig <text:s text:c="4"/>core.excludesfile=/home/marco/.gitignore_global<text:line-break/>file:.git/config <text:s text:c="7"/>core.repositoryformatversion=0<text:line-break/>file:.git/config <text:s text:c="7"/>core.filemode=true<text:line-break/>file:.git/config <text:s text:c="7"/>core.bare=false<text:line-break/>file:.git/config <text:s text:c="7"/>core.logallrefupdates=true<text:line-break/>file:.git/config <text:s text:c="7"/>remote.origin.url=https://github.com/MarcLoupias/dev.com-faq-git.git<text:line-break/>file:.git/config <text:s text:c="7"/>remote.origin.fetch=+refs/heads/*:refs/remotes/origin/*<text:line-break/>file:.git/config <text:s text:c="7"/>branch.master.remote=origin<text:line-break/>file:.git/config <text:s text:c="7"/>branch.master.merge=refs/heads/master<text:line-break/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h text:style-name="Heading_20_2" text:outline-level="2">Comment exclure des fichiers ?</text:h>
      <text:p text:style-name="Standard">Il existe trois manières d’exclure des fichiers du champ de Git :</text:p>
      <text:list xml:id="list224311254159158" text:style-name="List_20_1">
        <text:list-item>
          <text:p text:style-name="P6">par projet<text:change-start text:change-id="ct499574768"/> <text:change-end text:change-id="ct499574768"/>: créer un fichier <text:span text:style-name="Teletype">.gitignore</text:span> dans le dépôt ;</text:p>
        </text:list-item>
        <text:list-item>
          <text:p text:style-name="P6">par dépôt<text:change-start text:change-id="ct498673248"/> <text:change-end text:change-id="ct498673248"/>: dans le fichier <text:span text:style-name="Teletype">.git/info/excludes</text:span> ;</text:p>
        </text:list-item>
        <text:list-item>
          <text:p text:style-name="P6">par machine : au travers du fichier <text:span text:style-name="Teletype">~/.gitignore_global</text:span> qui est un fichier référencé par défaut depuis la configuration utilisateur de <text:span text:style-name="Teletype">~/.gitconfig</text:span>.</text:p>
        </text:list-item>
      </text:list>
      <text:h text:style-name="Heading_20_2" text:outline-level="2">Comment changer son nom d’utilisateur ?</text:h>
      <table:table table:name="dvp_code_bash_6" table:style-name="dvp_5f_code_5f_bash_5f_6">
        <table:table-column table:style-name="dvp_5f_code_5f_bash_5f_6.A" table:number-columns-repeated="6"/>
        <table:table-row table:style-name="dvp_5f_code_5f_bash_5f_6.1">
          <table:table-cell table:style-name="dvp_5f_code_5f_bash_5f_6.A1" office:value-type="string">
            <text:p text:style-name="Standard"/>
          </table:table-cell>
          <table:table-cell table:style-name="dvp_5f_code_5f_bash_5f_6.A1" office:value-type="string">
            <text:p text:style-name="Standard">bash</text:p>
          </table:table-cell>
          <table:table-cell table:style-name="dvp_5f_code_5f_bash_5f_6.A1" office:value-type="string">
            <text:p text:style-name="Standard"/>
          </table:table-cell>
          <table:table-cell table:style-name="dvp_5f_code_5f_bash_5f_6.A1" office:value-type="string">
            <text:p text:style-name="Standard">1</text:p>
          </table:table-cell>
          <table:table-cell table:style-name="dvp_5f_code_5f_bash_5f_6.A1" office:value-type="string">
            <text:p text:style-name="Standard">1</text:p>
          </table:table-cell>
          <table:table-cell table:style-name="dvp_5f_code_5f_bash_5f_6.A1" office:value-type="string">
            <text:p text:style-name="Standard"/>
          </table:table-cell>
        </table:table-row>
        <text:soft-page-break/>
        <table:table-row table:style-name="dvp_5f_code_5f_bash_5f_6.2">
          <table:table-cell table:style-name="dvp_5f_code_5f_bash_5f_6.A1" table:number-columns-spanned="6" office:value-type="string">
            <text:p text:style-name="dvp_5f_code">git config --global user.name "votre nom"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h text:style-name="Heading_20_2" text:outline-level="2">Comment changer son <text:change-start text:change-id="ct501536192"/><text:span text:style-name="T4">adresse courriel</text:span><text:change-end text:change-id="ct501536192"/><text:change text:change-id="ct499365664"/> ?</text:h>
      <table:table table:name="dvp_code_bash_7" table:style-name="dvp_5f_code_5f_bash_5f_7">
        <table:table-column table:style-name="dvp_5f_code_5f_bash_5f_7.A" table:number-columns-repeated="6"/>
        <table:table-row table:style-name="dvp_5f_code_5f_bash_5f_7.1">
          <table:table-cell table:style-name="dvp_5f_code_5f_bash_5f_7.A1" office:value-type="string">
            <text:p text:style-name="Standard"/>
          </table:table-cell>
          <table:table-cell table:style-name="dvp_5f_code_5f_bash_5f_7.A1" office:value-type="string">
            <text:p text:style-name="Standard">bash</text:p>
          </table:table-cell>
          <table:table-cell table:style-name="dvp_5f_code_5f_bash_5f_7.A1" office:value-type="string">
            <text:p text:style-name="Standard"/>
          </table:table-cell>
          <table:table-cell table:style-name="dvp_5f_code_5f_bash_5f_7.A1" office:value-type="string">
            <text:p text:style-name="Standard">1</text:p>
          </table:table-cell>
          <table:table-cell table:style-name="dvp_5f_code_5f_bash_5f_7.A1" office:value-type="string">
            <text:p text:style-name="Standard">1</text:p>
          </table:table-cell>
          <table:table-cell table:style-name="dvp_5f_code_5f_bash_5f_7.A1" office:value-type="string">
            <text:p text:style-name="Standard"/>
          </table:table-cell>
        </table:table-row>
        <table:table-row table:style-name="dvp_5f_code_5f_bash_5f_7.2">
          <table:table-cell table:style-name="dvp_5f_code_5f_bash_5f_7.A1" table:number-columns-spanned="6" office:value-type="string">
            <text:p text:style-name="dvp_5f_code">git config --global user.email moi@domaine.tld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h text:style-name="Heading_20_2" text:outline-level="2">Comment changer l’URL d’un dépôt distant ?</text:h>
      <table:table table:name="dvp_code_bash_8" table:style-name="dvp_5f_code_5f_bash_5f_8">
        <table:table-column table:style-name="dvp_5f_code_5f_bash_5f_8.A" table:number-columns-repeated="6"/>
        <table:table-row table:style-name="dvp_5f_code_5f_bash_5f_8.1">
          <table:table-cell table:style-name="dvp_5f_code_5f_bash_5f_8.A1" office:value-type="string">
            <text:p text:style-name="Standard"/>
          </table:table-cell>
          <table:table-cell table:style-name="dvp_5f_code_5f_bash_5f_8.A1" office:value-type="string">
            <text:p text:style-name="Standard">bash</text:p>
          </table:table-cell>
          <table:table-cell table:style-name="dvp_5f_code_5f_bash_5f_8.A1" office:value-type="string">
            <text:p text:style-name="Standard"/>
          </table:table-cell>
          <table:table-cell table:style-name="dvp_5f_code_5f_bash_5f_8.A1" office:value-type="string">
            <text:p text:style-name="Standard">1</text:p>
          </table:table-cell>
          <table:table-cell table:style-name="dvp_5f_code_5f_bash_5f_8.A1" office:value-type="string">
            <text:p text:style-name="Standard">1</text:p>
          </table:table-cell>
          <table:table-cell table:style-name="dvp_5f_code_5f_bash_5f_8.A1" office:value-type="string">
            <text:p text:style-name="Standard"/>
          </table:table-cell>
        </table:table-row>
        <table:table-row table:style-name="dvp_5f_code_5f_bash_5f_8.2">
          <table:table-cell table:style-name="dvp_5f_code_5f_bash_5f_8.A1" table:number-columns-spanned="6" office:value-type="string">
            <text:p text:style-name="dvp_5f_code">$ git remote set-url origin https://domaine.tld/repo.git<text:line-break/># ou<text:line-break/>$ git remote add origin https://domaine.tld/repo.git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<text:change-start text:change-id="ct499362528"/><text:span text:style-name="T4">Cette commande a</text:span><text:change-end text:change-id="ct499362528"/><text:change text:change-id="ct494854240"/> pour effet de changer l’url pour le <text:span text:style-name="Teletype">fetch</text:span> et pour le <text:span text:style-name="Teletype">push</text:span>.</text:p>
      <text:p text:style-name="Standard">Pour limiter l’effet du changement à la <text:span text:style-name="Teletype">push</text:span> url uniquement, ajouter l’option <text:span text:style-name="Teletype">--push</text:span> :</text:p>
      <table:table table:name="dvp_code_bash_9" table:style-name="dvp_5f_code_5f_bash_5f_9">
        <table:table-column table:style-name="dvp_5f_code_5f_bash_5f_9.A" table:number-columns-repeated="6"/>
        <table:table-row table:style-name="dvp_5f_code_5f_bash_5f_9.1">
          <table:table-cell table:style-name="dvp_5f_code_5f_bash_5f_9.A1" office:value-type="string">
            <text:p text:style-name="Standard"/>
          </table:table-cell>
          <table:table-cell table:style-name="dvp_5f_code_5f_bash_5f_9.A1" office:value-type="string">
            <text:p text:style-name="Standard">bash</text:p>
          </table:table-cell>
          <table:table-cell table:style-name="dvp_5f_code_5f_bash_5f_9.A1" office:value-type="string">
            <text:p text:style-name="Standard"/>
          </table:table-cell>
          <table:table-cell table:style-name="dvp_5f_code_5f_bash_5f_9.A1" office:value-type="string">
            <text:p text:style-name="Standard">1</text:p>
          </table:table-cell>
          <table:table-cell table:style-name="dvp_5f_code_5f_bash_5f_9.A1" office:value-type="string">
            <text:p text:style-name="Standard">1</text:p>
          </table:table-cell>
          <table:table-cell table:style-name="dvp_5f_code_5f_bash_5f_9.A1" office:value-type="string">
            <text:p text:style-name="Standard"/>
          </table:table-cell>
        </table:table-row>
        <table:table-row table:style-name="dvp_5f_code_5f_bash_5f_9.2">
          <table:table-cell table:style-name="dvp_5f_code_5f_bash_5f_9.A1" table:number-columns-spanned="6" office:value-type="string">
            <text:p text:style-name="dvp_5f_code">git remote set-url --push origin https://domain.tld/repo.git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Notez l’absence d’une option <text:span text:style-name="Teletype">-fetch</text:span> pour changer la <text:span text:style-name="Teletype">fetch</text:span> url. Lorsque l’upstream de <text:span text:style-name="Teletype">pull</text:span> et l’upstream de <text:span text:style-name="Teletype">push</text:span> sont différents, il est recommandé d’avoir des alias différents pour les remotes plutôt qu’un seul alias avec deux urls différentes.</text:p>
      <text:h text:style-name="Heading_20_1" text:outline-level="1"><text:soft-page-break/>Initialisation d’un dépôt</text:h>
      <text:h text:style-name="Heading_20_2" text:outline-level="2">Comment initialiser un dépôt ?</text:h>
      <table:table table:name="dvp_code_bash_10" table:style-name="dvp_5f_code_5f_bash_5f_10">
        <table:table-column table:style-name="dvp_5f_code_5f_bash_5f_10.A" table:number-columns-repeated="6"/>
        <table:table-row table:style-name="dvp_5f_code_5f_bash_5f_10.1">
          <table:table-cell table:style-name="dvp_5f_code_5f_bash_5f_10.A1" office:value-type="string">
            <text:p text:style-name="Standard"/>
          </table:table-cell>
          <table:table-cell table:style-name="dvp_5f_code_5f_bash_5f_10.A1" office:value-type="string">
            <text:p text:style-name="Standard">bash</text:p>
          </table:table-cell>
          <table:table-cell table:style-name="dvp_5f_code_5f_bash_5f_10.A1" office:value-type="string">
            <text:p text:style-name="Standard"/>
          </table:table-cell>
          <table:table-cell table:style-name="dvp_5f_code_5f_bash_5f_10.A1" office:value-type="string">
            <text:p text:style-name="Standard">1</text:p>
          </table:table-cell>
          <table:table-cell table:style-name="dvp_5f_code_5f_bash_5f_10.A1" office:value-type="string">
            <text:p text:style-name="Standard">1</text:p>
          </table:table-cell>
          <table:table-cell table:style-name="dvp_5f_code_5f_bash_5f_10.A1" office:value-type="string">
            <text:p text:style-name="Standard"/>
          </table:table-cell>
        </table:table-row>
        <table:table-row table:style-name="dvp_5f_code_5f_bash_5f_10.2">
          <table:table-cell table:style-name="dvp_5f_code_5f_bash_5f_10.A1" table:number-columns-spanned="6" office:value-type="string">
            <text:p text:style-name="dvp_5f_code">$ cd /home/user/dev/projet-toto<text:line-break/>$ git init<text:line-break/>Initialized empty Git repository in /home/user/dev/projet-toto/.git/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<text:change-start text:change-id="ct502229840"/><text:span text:style-name="T4">Cet</text:span><text:change-end text:change-id="ct502229840"/><text:change-start text:change-id="ct502228944"/><text:span text:style-name="T4">te commande i</text:span><text:change-end text:change-id="ct502228944"/><text:change text:change-id="ct502228720"/>nitialise un dépôt dans le répertoire courant. Le dépôt est composé du répertoire <text:span text:style-name="Teletype">.git</text:span> contenant les métadonnées du dépôt et le répertoire de travail (<text:span text:style-name="Italique">working directory</text:span>).</text:p>
      <text:h text:style-name="Heading_20_2" text:outline-level="2">Comment initialiser un dépôt nu (bare repository) ?</text:h>
      <table:table table:name="dvp_code_bash_11" table:style-name="dvp_5f_code_5f_bash_5f_11">
        <table:table-column table:style-name="dvp_5f_code_5f_bash_5f_11.A" table:number-columns-repeated="6"/>
        <table:table-row table:style-name="dvp_5f_code_5f_bash_5f_11.1">
          <table:table-cell table:style-name="dvp_5f_code_5f_bash_5f_11.A1" office:value-type="string">
            <text:p text:style-name="Standard"/>
          </table:table-cell>
          <table:table-cell table:style-name="dvp_5f_code_5f_bash_5f_11.A1" office:value-type="string">
            <text:p text:style-name="Standard">bash</text:p>
          </table:table-cell>
          <table:table-cell table:style-name="dvp_5f_code_5f_bash_5f_11.A1" office:value-type="string">
            <text:p text:style-name="Standard"/>
          </table:table-cell>
          <table:table-cell table:style-name="dvp_5f_code_5f_bash_5f_11.A1" office:value-type="string">
            <text:p text:style-name="Standard">1</text:p>
          </table:table-cell>
          <table:table-cell table:style-name="dvp_5f_code_5f_bash_5f_11.A1" office:value-type="string">
            <text:p text:style-name="Standard">1</text:p>
          </table:table-cell>
          <table:table-cell table:style-name="dvp_5f_code_5f_bash_5f_11.A1" office:value-type="string">
            <text:p text:style-name="Standard"/>
          </table:table-cell>
        </table:table-row>
        <table:table-row table:style-name="dvp_5f_code_5f_bash_5f_11.2">
          <table:table-cell table:style-name="dvp_5f_code_5f_bash_5f_11.A1" table:number-columns-spanned="6" office:value-type="string">
            <text:p text:style-name="dvp_5f_code">git init --bare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Un dépôt nu ne contient pas de répertoire de travail. On ne peut donc pas travailler avec (créer des commits etc.). Il sert seulement à partager son travail (utilisé comme source pour les autres). Généralement<text:change-start text:change-id="ct502229392"/>,<text:change-end text:change-id="ct502229392"/> les dépôts sans répertoire de travail (<text:span text:style-name="Italique">bare repository</text:span>) sont créés par des outils web comme GitHub ou GitLab<text:change-start text:change-id="ct502229168"/>,<text:change-end text:change-id="ct502229168"/> pour centraliser le travail entre développeurs et faciliter la collaboration via diverses fonctionnalités (gestion des issues, des milestones…)</text:p>
      <text:h text:style-name="Heading_20_2" text:outline-level="2">Comment cloner un dépôt ?</text:h>
      <table:table table:name="dvp_code_bash_12" table:style-name="dvp_5f_code_5f_bash_5f_12">
        <table:table-column table:style-name="dvp_5f_code_5f_bash_5f_12.A" table:number-columns-repeated="6"/>
        <table:table-row table:style-name="dvp_5f_code_5f_bash_5f_12.1">
          <table:table-cell table:style-name="dvp_5f_code_5f_bash_5f_12.A1" office:value-type="string">
            <text:p text:style-name="Standard"/>
          </table:table-cell>
          <table:table-cell table:style-name="dvp_5f_code_5f_bash_5f_12.A1" office:value-type="string">
            <text:p text:style-name="Standard">bash</text:p>
          </table:table-cell>
          <table:table-cell table:style-name="dvp_5f_code_5f_bash_5f_12.A1" office:value-type="string">
            <text:p text:style-name="Standard"/>
          </table:table-cell>
          <table:table-cell table:style-name="dvp_5f_code_5f_bash_5f_12.A1" office:value-type="string">
            <text:p text:style-name="Standard">1</text:p>
          </table:table-cell>
          <table:table-cell table:style-name="dvp_5f_code_5f_bash_5f_12.A1" office:value-type="string">
            <text:p text:style-name="Standard">1</text:p>
          </table:table-cell>
          <table:table-cell table:style-name="dvp_5f_code_5f_bash_5f_12.A1" office:value-type="string">
            <text:p text:style-name="Standard"/>
          </table:table-cell>
        </table:table-row>
        <table:table-row table:style-name="dvp_5f_code_5f_bash_5f_12.2">
          <table:table-cell table:style-name="dvp_5f_code_5f_bash_5f_12.A1" table:number-columns-spanned="6" office:value-type="string">
            <text:p text:style-name="dvp_5f_code">git clone &lt;url&gt;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Où <text:span text:style-name="Teletype">&lt;url&gt;</text:span> est l’url du dépôt Git à cloner.</text:p>
      <text:h text:style-name="Heading_20_2" text:outline-level="2"><text:soft-page-break/>Comment conna<text:change-start text:change-id="ct499574992"/><text:span text:style-name="T4">î</text:span><text:change-end text:change-id="ct499574992"/><text:change text:change-id="ct397105360"/>tre l’état du dépôt ?</text:h>
      <text:p text:style-name="Standard"><text:change-start text:change-id="ct397105808"/><text:span text:style-name="T5">La commande ci-dessous i</text:span><text:change-end text:change-id="ct397105808"/><text:change text:change-id="ct397104912"/>ndique sur quelle branche on se trouve actuellement et donne l’état du répertoire de travail (<text:span text:style-name="Italique">working directory</text:span>).</text:p>
      <text:p text:style-name="Standard">Par exemple avec un répertoire de travail (<text:span text:style-name="Italique">working directory</text:span>) propre :</text:p>
      <table:table table:name="dvp_code_bash_13" table:style-name="dvp_5f_code_5f_bash_5f_13">
        <table:table-column table:style-name="dvp_5f_code_5f_bash_5f_13.A" table:number-columns-repeated="6"/>
        <table:table-row table:style-name="dvp_5f_code_5f_bash_5f_13.1">
          <table:table-cell table:style-name="dvp_5f_code_5f_bash_5f_13.A1" office:value-type="string">
            <text:p text:style-name="Standard"/>
          </table:table-cell>
          <table:table-cell table:style-name="dvp_5f_code_5f_bash_5f_13.A1" office:value-type="string">
            <text:p text:style-name="Standard">bash</text:p>
          </table:table-cell>
          <table:table-cell table:style-name="dvp_5f_code_5f_bash_5f_13.A1" office:value-type="string">
            <text:p text:style-name="Standard"/>
          </table:table-cell>
          <table:table-cell table:style-name="dvp_5f_code_5f_bash_5f_13.A1" office:value-type="string">
            <text:p text:style-name="Standard">1</text:p>
          </table:table-cell>
          <table:table-cell table:style-name="dvp_5f_code_5f_bash_5f_13.A1" office:value-type="string">
            <text:p text:style-name="Standard">1</text:p>
          </table:table-cell>
          <table:table-cell table:style-name="dvp_5f_code_5f_bash_5f_13.A1" office:value-type="string">
            <text:p text:style-name="Standard"/>
          </table:table-cell>
        </table:table-row>
        <table:table-row table:style-name="dvp_5f_code_5f_bash_5f_13.2">
          <table:table-cell table:style-name="dvp_5f_code_5f_bash_5f_13.A1" table:number-columns-spanned="6" office:value-type="string">
            <text:p text:style-name="dvp_5f_code">$ git status<text:line-break/># On branch master<text:line-break/>nothing to commit, working directory clean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Autre exemple avec un répertoire de travail (<text:span text:style-name="Italique">working directory</text:span>) contenant des modifications en cours :</text:p>
      <table:table table:name="dvp_code_bash_14" table:style-name="dvp_5f_code_5f_bash_5f_14">
        <table:table-column table:style-name="dvp_5f_code_5f_bash_5f_14.A" table:number-columns-repeated="6"/>
        <table:table-row table:style-name="dvp_5f_code_5f_bash_5f_14.1">
          <table:table-cell table:style-name="dvp_5f_code_5f_bash_5f_14.A1" office:value-type="string">
            <text:p text:style-name="Standard"/>
          </table:table-cell>
          <table:table-cell table:style-name="dvp_5f_code_5f_bash_5f_14.A1" office:value-type="string">
            <text:p text:style-name="Standard">bash</text:p>
          </table:table-cell>
          <table:table-cell table:style-name="dvp_5f_code_5f_bash_5f_14.A1" office:value-type="string">
            <text:p text:style-name="Standard"/>
          </table:table-cell>
          <table:table-cell table:style-name="dvp_5f_code_5f_bash_5f_14.A1" office:value-type="string">
            <text:p text:style-name="Standard">1</text:p>
          </table:table-cell>
          <table:table-cell table:style-name="dvp_5f_code_5f_bash_5f_14.A1" office:value-type="string">
            <text:p text:style-name="Standard">1</text:p>
          </table:table-cell>
          <table:table-cell table:style-name="dvp_5f_code_5f_bash_5f_14.A1" office:value-type="string">
            <text:p text:style-name="Standard"/>
          </table:table-cell>
        </table:table-row>
        <table:table-row table:style-name="dvp_5f_code_5f_bash_5f_14.2">
          <table:table-cell table:style-name="dvp_5f_code_5f_bash_5f_14.A1" table:number-columns-spanned="6" office:value-type="string">
            <text:p text:style-name="dvp_5f_code">$ git status<text:line-break/># On branch master<text:line-break/># Changes to be committed:<text:line-break/># <text:s text:c="2"/>(use "git reset HEAD &lt;file&gt;..." to unstage)<text:line-break/>#<text:line-break/># <text:s text:c="5"/>modified: <text:s text:c="2"/>index.html<text:line-break/>#<text:line-break/># Changes not staged for commit:<text:line-break/># <text:s text:c="2"/>(use "git add &lt;file&gt;..." to update what will be committed)<text:line-break/>#<text:line-break/># <text:s text:c="5"/>modified: <text:s text:c="2"/>lib/simplegit.rb<text:line-break/>#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Dans cet exemple<text:change-start text:change-id="ct397104016"/>,<text:change-end text:change-id="ct397104016"/> le fichier <text:span text:style-name="Teletype">index.html</text:span> a été modifié et a été indexé pour être embarqué dans le prochain commit. Le fichier <text:span text:style-name="Teletype">lib/simplegit.rb</text:span> a été modifié mais n’est pas indexé.</text:p>
      <text:h text:style-name="Heading_20_1" text:outline-level="1">Les dépôts distants (remotes)</text:h>
      <text:h text:style-name="Heading_20_2" text:outline-level="2">Comment lister les dépôts distants d’un dépôt ?</text:h>
      <table:table table:name="dvp_code_bash_15" table:style-name="dvp_5f_code_5f_bash_5f_15">
        <table:table-column table:style-name="dvp_5f_code_5f_bash_5f_15.A" table:number-columns-repeated="6"/>
        <table:table-row table:style-name="dvp_5f_code_5f_bash_5f_15.1">
          <table:table-cell table:style-name="dvp_5f_code_5f_bash_5f_15.A1" office:value-type="string">
            <text:p text:style-name="Standard"/>
          </table:table-cell>
          <table:table-cell table:style-name="dvp_5f_code_5f_bash_5f_15.A1" office:value-type="string">
            <text:p text:style-name="Standard">bash</text:p>
          </table:table-cell>
          <table:table-cell table:style-name="dvp_5f_code_5f_bash_5f_15.A1" office:value-type="string">
            <text:p text:style-name="Standard"/>
          </table:table-cell>
          <table:table-cell table:style-name="dvp_5f_code_5f_bash_5f_15.A1" office:value-type="string">
            <text:p text:style-name="Standard">1</text:p>
          </table:table-cell>
          <table:table-cell table:style-name="dvp_5f_code_5f_bash_5f_15.A1" office:value-type="string">
            <text:p text:style-name="Standard">1</text:p>
          </table:table-cell>
          <table:table-cell table:style-name="dvp_5f_code_5f_bash_5f_15.A1" office:value-type="string">
            <text:p text:style-name="Standard"/>
          </table:table-cell>
        </table:table-row>
        <text:soft-page-break/>
        <table:table-row table:style-name="dvp_5f_code_5f_bash_5f_15.2">
          <table:table-cell table:style-name="dvp_5f_code_5f_bash_5f_15.A1" table:number-columns-spanned="6" office:value-type="string">
            <text:p text:style-name="dvp_5f_code">$ git remote -v<text:line-break/>origin https://www.domain.tld/git/repo.git (fetch)<text:line-break/>origin https://www.domain.tld/git/repo.git (push)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Un dépôt distant (<text:span text:style-name="Italique">remote</text:span>) est désigné par deux URL, une URL de <text:span text:style-name="Teletype">fetch</text:span> (indique où tirer les modifications effectuées par les autres développeurs) et une URL de <text:span text:style-name="Teletype">push</text:span> (indique où pousser ses propres modifications).</text:p>
      <text:p text:style-name="Standard">Certaines organisations adoptent le <text:span text:style-name="Teletype">forking model</text:span> pour gérer la collaboration dans le projet. Un nouveau développeur clonera le projet depuis le dépôt central, <text:change-start text:change-id="ct397104688"/>«<text:span text:style-name="T25"> </text:span><text:change-end text:change-id="ct397104688"/><text:change-start text:change-id="ct502231856"/><text:span text:style-name="T25">forkera</text:span><text:change-end text:change-id="ct502231856"/><text:change-start text:change-id="ct397104240"/><text:span text:style-name="T25"> </text:span>»<office:annotation><dc:creator>bruno barthel</dc:creator><dc:date>2019-04-24T10:20:55.662000000</dc:date><text:p text:style-name="P11"><text:span text:style-name="T40">Ce terme de jargon nécessite une explication</text:span></text:p></office:annotation><text:change-end text:change-id="ct397104240"/> ensuite ce dépôt puis changera l’URL pour pousser sur son fork au lieu du dépôt central. Les modifications du fork vers le dép<text:change-start text:change-id="ct499883824"/><text:span text:style-name="T1">ô</text:span><text:change-end text:change-id="ct499883824"/><text:change text:change-id="ct499883376"/>t central seront effectuées au travers <text:change-start text:change-id="ct397105136"/><text:span text:style-name="T5">d’une </text:span><text:change-end text:change-id="ct397105136"/><text:change-start text:change-id="ct397106256"/><text:span text:style-name="T5">requête </text:span><text:change-end text:change-id="ct397106256"/>pull/merge<text:change text:change-id="ct499889648"/> depuis l’outil web présent sur le dép<text:change-start text:change-id="ct499191696"/><text:span text:style-name="T5">ô</text:span><text:change-end text:change-id="ct499191696"/><text:change text:change-id="ct499189232"/>t central (GitHub, GitLab…). Ce modèle a pour avantage de simplifier et de sécuriser fortement la gestion des droits en écriture sur le dépôt central.</text:p>
      <text:h text:style-name="Heading_20_2" text:outline-level="2">Comment ajouter un dépôt distant ?</text:h>
      <table:table table:name="dvp_code_bash_16" table:style-name="dvp_5f_code_5f_bash_5f_16">
        <table:table-column table:style-name="dvp_5f_code_5f_bash_5f_16.A" table:number-columns-repeated="6"/>
        <table:table-row table:style-name="dvp_5f_code_5f_bash_5f_16.1">
          <table:table-cell table:style-name="dvp_5f_code_5f_bash_5f_16.A1" office:value-type="string">
            <text:p text:style-name="Standard"/>
          </table:table-cell>
          <table:table-cell table:style-name="dvp_5f_code_5f_bash_5f_16.A1" office:value-type="string">
            <text:p text:style-name="Standard">bash</text:p>
          </table:table-cell>
          <table:table-cell table:style-name="dvp_5f_code_5f_bash_5f_16.A1" office:value-type="string">
            <text:p text:style-name="Standard"/>
          </table:table-cell>
          <table:table-cell table:style-name="dvp_5f_code_5f_bash_5f_16.A1" office:value-type="string">
            <text:p text:style-name="Standard">1</text:p>
          </table:table-cell>
          <table:table-cell table:style-name="dvp_5f_code_5f_bash_5f_16.A1" office:value-type="string">
            <text:p text:style-name="Standard">1</text:p>
          </table:table-cell>
          <table:table-cell table:style-name="dvp_5f_code_5f_bash_5f_16.A1" office:value-type="string">
            <text:p text:style-name="Standard"/>
          </table:table-cell>
        </table:table-row>
        <table:table-row table:style-name="dvp_5f_code_5f_bash_5f_16.2">
          <table:table-cell table:style-name="dvp_5f_code_5f_bash_5f_16.A1" table:number-columns-spanned="6" office:value-type="string">
            <text:p text:style-name="dvp_5f_code">git remote add &lt;alias&gt; &lt;chemin/url&gt;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Où <text:span text:style-name="Teletype">&lt;alias&gt;</text:span> désigne le nom du dépôt distant (<text:span text:style-name="Italique">remote</text:span>).</text:p>
      <text:h text:style-name="Heading_20_2" text:outline-level="2">Comment inspecter un dépôt distant ?</text:h>
      <table:table table:name="dvp_code_bash_17" table:style-name="dvp_5f_code_5f_bash_5f_17">
        <table:table-column table:style-name="dvp_5f_code_5f_bash_5f_17.A" table:number-columns-repeated="6"/>
        <table:table-row table:style-name="dvp_5f_code_5f_bash_5f_17.1">
          <table:table-cell table:style-name="dvp_5f_code_5f_bash_5f_17.A1" office:value-type="string">
            <text:p text:style-name="Standard"/>
          </table:table-cell>
          <table:table-cell table:style-name="dvp_5f_code_5f_bash_5f_17.A1" office:value-type="string">
            <text:p text:style-name="Standard">bash</text:p>
          </table:table-cell>
          <table:table-cell table:style-name="dvp_5f_code_5f_bash_5f_17.A1" office:value-type="string">
            <text:p text:style-name="Standard"/>
          </table:table-cell>
          <table:table-cell table:style-name="dvp_5f_code_5f_bash_5f_17.A1" office:value-type="string">
            <text:p text:style-name="Standard">1</text:p>
          </table:table-cell>
          <table:table-cell table:style-name="dvp_5f_code_5f_bash_5f_17.A1" office:value-type="string">
            <text:p text:style-name="Standard">1</text:p>
          </table:table-cell>
          <table:table-cell table:style-name="dvp_5f_code_5f_bash_5f_17.A1" office:value-type="string">
            <text:p text:style-name="Standard"/>
          </table:table-cell>
        </table:table-row>
        <table:table-row table:style-name="dvp_5f_code_5f_bash_5f_17.2">
          <table:table-cell table:style-name="dvp_5f_code_5f_bash_5f_17.A1" table:number-columns-spanned="6" office:value-type="string">
            <text:p text:style-name="dvp_5f_code">$ git remote show origin<text:line-break/>* distante origin<text:line-break/> <text:s/>URL de rapatriement : https://github.com/MarcLoupias/dev.com-faq-git.git<text:line-break/> <text:s/>URL push : https://github.com/MarcLoupias/dev.com-faq-git.git<text:line-break/> <text:s/>Branche HEAD : master<text:line-break/> <text:s/>Branche distante :<text:line-break/> <text:s text:c="3"/>master suivi<text:line-break/> <text:s/>Branche locale configurée pour 'git pull' :<text:line-break/> <text:s text:c="3"/>master fusionne avec la distante master<text:line-break/> <text:s/>Référence locale configurée pour 'git push' :<text:line-break/> <text:s text:c="3"/>master pousse vers master (à jour)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soft-page-break/></text:p>
      <text:p text:style-name="Standard"><text:change-start text:change-id="ct499890320"/><text:span text:style-name="T6">Cette commande a</text:span><text:change-end text:change-id="ct499890320"/><text:change text:change-id="ct499191024"/>ffiche l’état du dépôt distant (<text:span text:style-name="Teletype">fetch</text:span> et <text:span text:style-name="Teletype">push</text:span>), <text:change-start text:change-id="ct397107600"/><text:span text:style-name="T6">la </text:span><text:change-end text:change-id="ct397107600"/>liste des branches, si elles sont trackées ou non, <text:change-start text:change-id="ct501584000"/><text:span text:style-name="T6">et si les </text:span><text:change-end text:change-id="ct501584000"/>branches locales <text:change-start text:change-id="ct501584224"/><text:span text:style-name="T6">sont </text:span><text:change-end text:change-id="ct501584224"/>configurées pour un <text:span text:style-name="Teletype">pull</text:span> et pour un <text:span text:style-name="Teletype">push</text:span>.</text:p>
      <text:h text:style-name="Heading_20_2" text:outline-level="2">Comment supprimer un dépôt distant ?</text:h>
      <table:table table:name="dvp_code_bash_18" table:style-name="dvp_5f_code_5f_bash_5f_18">
        <table:table-column table:style-name="dvp_5f_code_5f_bash_5f_18.A" table:number-columns-repeated="6"/>
        <table:table-row table:style-name="dvp_5f_code_5f_bash_5f_18.1">
          <table:table-cell table:style-name="dvp_5f_code_5f_bash_5f_18.A1" office:value-type="string">
            <text:p text:style-name="Standard"/>
          </table:table-cell>
          <table:table-cell table:style-name="dvp_5f_code_5f_bash_5f_18.A1" office:value-type="string">
            <text:p text:style-name="Standard">bash</text:p>
          </table:table-cell>
          <table:table-cell table:style-name="dvp_5f_code_5f_bash_5f_18.A1" office:value-type="string">
            <text:p text:style-name="Standard"/>
          </table:table-cell>
          <table:table-cell table:style-name="dvp_5f_code_5f_bash_5f_18.A1" office:value-type="string">
            <text:p text:style-name="Standard">1</text:p>
          </table:table-cell>
          <table:table-cell table:style-name="dvp_5f_code_5f_bash_5f_18.A1" office:value-type="string">
            <text:p text:style-name="Standard">1</text:p>
          </table:table-cell>
          <table:table-cell table:style-name="dvp_5f_code_5f_bash_5f_18.A1" office:value-type="string">
            <text:p text:style-name="Standard"/>
          </table:table-cell>
        </table:table-row>
        <table:table-row table:style-name="dvp_5f_code_5f_bash_5f_18.2">
          <table:table-cell table:style-name="dvp_5f_code_5f_bash_5f_18.A1" table:number-columns-spanned="6" office:value-type="string">
            <text:p text:style-name="dvp_5f_code">git remote rm &lt;remote&gt;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Où <text:span text:style-name="Teletype">remote</text:span> désigne le nom du dépôt distant.</text:p>
      <text:h text:style-name="Heading_20_2" text:outline-level="2">Comment renommer un dépôt distant ?</text:h>
      <table:table table:name="dvp_code_bash_19" table:style-name="dvp_5f_code_5f_bash_5f_19">
        <table:table-column table:style-name="dvp_5f_code_5f_bash_5f_19.A" table:number-columns-repeated="6"/>
        <table:table-row table:style-name="dvp_5f_code_5f_bash_5f_19.1">
          <table:table-cell table:style-name="dvp_5f_code_5f_bash_5f_19.A1" office:value-type="string">
            <text:p text:style-name="Standard"/>
          </table:table-cell>
          <table:table-cell table:style-name="dvp_5f_code_5f_bash_5f_19.A1" office:value-type="string">
            <text:p text:style-name="Standard">bash</text:p>
          </table:table-cell>
          <table:table-cell table:style-name="dvp_5f_code_5f_bash_5f_19.A1" office:value-type="string">
            <text:p text:style-name="Standard"/>
          </table:table-cell>
          <table:table-cell table:style-name="dvp_5f_code_5f_bash_5f_19.A1" office:value-type="string">
            <text:p text:style-name="Standard">1</text:p>
          </table:table-cell>
          <table:table-cell table:style-name="dvp_5f_code_5f_bash_5f_19.A1" office:value-type="string">
            <text:p text:style-name="Standard">1</text:p>
          </table:table-cell>
          <table:table-cell table:style-name="dvp_5f_code_5f_bash_5f_19.A1" office:value-type="string">
            <text:p text:style-name="Standard"/>
          </table:table-cell>
        </table:table-row>
        <table:table-row table:style-name="dvp_5f_code_5f_bash_5f_19.2">
          <table:table-cell table:style-name="dvp_5f_code_5f_bash_5f_19.A1" table:number-columns-spanned="6" office:value-type="string">
            <text:p text:style-name="dvp_5f_code">git remote rename &lt;old&gt; &lt;new&gt;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Où <text:span text:style-name="Teletype">&lt;old&gt;</text:span> désigne le nom du dépôt distant à changer et <text:span text:style-name="Teletype">&lt;new&gt;</text:span> le nouveau nom à donner.</text:p>
      <text:p text:style-name="Standard">Par exemple :</text:p>
      <table:table table:name="dvp_code_bash_20" table:style-name="dvp_5f_code_5f_bash_5f_20">
        <table:table-column table:style-name="dvp_5f_code_5f_bash_5f_20.A" table:number-columns-repeated="6"/>
        <table:table-row table:style-name="dvp_5f_code_5f_bash_5f_20.1">
          <table:table-cell table:style-name="dvp_5f_code_5f_bash_5f_20.A1" office:value-type="string">
            <text:p text:style-name="Standard"/>
          </table:table-cell>
          <table:table-cell table:style-name="dvp_5f_code_5f_bash_5f_20.A1" office:value-type="string">
            <text:p text:style-name="Standard">bash</text:p>
          </table:table-cell>
          <table:table-cell table:style-name="dvp_5f_code_5f_bash_5f_20.A1" office:value-type="string">
            <text:p text:style-name="Standard"/>
          </table:table-cell>
          <table:table-cell table:style-name="dvp_5f_code_5f_bash_5f_20.A1" office:value-type="string">
            <text:p text:style-name="Standard">1</text:p>
          </table:table-cell>
          <table:table-cell table:style-name="dvp_5f_code_5f_bash_5f_20.A1" office:value-type="string">
            <text:p text:style-name="Standard">1</text:p>
          </table:table-cell>
          <table:table-cell table:style-name="dvp_5f_code_5f_bash_5f_20.A1" office:value-type="string">
            <text:p text:style-name="Standard"/>
          </table:table-cell>
        </table:table-row>
        <table:table-row table:style-name="dvp_5f_code_5f_bash_5f_20.2">
          <table:table-cell table:style-name="dvp_5f_code_5f_bash_5f_20.A1" table:number-columns-spanned="6" office:value-type="string">
            <text:p text:style-name="dvp_5f_code">git remote rename origin dist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<text:change-start text:change-id="ct501584448"/><text:span text:style-name="T6">a</text:span><text:change-end text:change-id="ct501584448"/><text:change text:change-id="ct501584672"/> pour effet de modifier le nom du dépôt distant de <text:span text:style-name="Teletype">origin</text:span> en <text:span text:style-name="Teletype">dist</text:span>.</text:p>
      <text:h text:style-name="Heading_20_2" text:outline-level="2"><text:soft-page-break/>Comment mettre à jour la représentation locale d’un dépôt distant (fetch) ?</text:h>
      <table:table table:name="dvp_code_bash_21" table:style-name="dvp_5f_code_5f_bash_5f_21">
        <table:table-column table:style-name="dvp_5f_code_5f_bash_5f_21.A" table:number-columns-repeated="6"/>
        <table:table-row table:style-name="dvp_5f_code_5f_bash_5f_21.1">
          <table:table-cell table:style-name="dvp_5f_code_5f_bash_5f_21.A1" office:value-type="string">
            <text:p text:style-name="Standard"/>
          </table:table-cell>
          <table:table-cell table:style-name="dvp_5f_code_5f_bash_5f_21.A1" office:value-type="string">
            <text:p text:style-name="Standard">bash</text:p>
          </table:table-cell>
          <table:table-cell table:style-name="dvp_5f_code_5f_bash_5f_21.A1" office:value-type="string">
            <text:p text:style-name="Standard"/>
          </table:table-cell>
          <table:table-cell table:style-name="dvp_5f_code_5f_bash_5f_21.A1" office:value-type="string">
            <text:p text:style-name="Standard">1</text:p>
          </table:table-cell>
          <table:table-cell table:style-name="dvp_5f_code_5f_bash_5f_21.A1" office:value-type="string">
            <text:p text:style-name="Standard">1</text:p>
          </table:table-cell>
          <table:table-cell table:style-name="dvp_5f_code_5f_bash_5f_21.A1" office:value-type="string">
            <text:p text:style-name="Standard"/>
          </table:table-cell>
        </table:table-row>
        <table:table-row table:style-name="dvp_5f_code_5f_bash_5f_21.2">
          <table:table-cell table:style-name="dvp_5f_code_5f_bash_5f_21.A1" table:number-columns-spanned="6" office:value-type="string">
            <text:p text:style-name="dvp_5f_code">git fetch &lt;remote&gt;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Où <text:span text:style-name="Teletype">&lt;remote&gt;</text:span> correspond au nom du dépôt distant (<text:span text:style-name="Teletype">origin</text:span> par défaut lors d’un clone).</text:p>
      <text:h text:style-name="Heading_20_2" text:outline-level="2">Comment mettre à jour une branche locale avec une branche distante (pull) ?</text:h>
      <table:table table:name="dvp_code_bash_22" table:style-name="dvp_5f_code_5f_bash_5f_22">
        <table:table-column table:style-name="dvp_5f_code_5f_bash_5f_22.A" table:number-columns-repeated="6"/>
        <table:table-row table:style-name="dvp_5f_code_5f_bash_5f_22.1">
          <table:table-cell table:style-name="dvp_5f_code_5f_bash_5f_22.A1" office:value-type="string">
            <text:p text:style-name="Standard"/>
          </table:table-cell>
          <table:table-cell table:style-name="dvp_5f_code_5f_bash_5f_22.A1" office:value-type="string">
            <text:p text:style-name="Standard">bash</text:p>
          </table:table-cell>
          <table:table-cell table:style-name="dvp_5f_code_5f_bash_5f_22.A1" office:value-type="string">
            <text:p text:style-name="Standard"/>
          </table:table-cell>
          <table:table-cell table:style-name="dvp_5f_code_5f_bash_5f_22.A1" office:value-type="string">
            <text:p text:style-name="Standard">1</text:p>
          </table:table-cell>
          <table:table-cell table:style-name="dvp_5f_code_5f_bash_5f_22.A1" office:value-type="string">
            <text:p text:style-name="Standard">1</text:p>
          </table:table-cell>
          <table:table-cell table:style-name="dvp_5f_code_5f_bash_5f_22.A1" office:value-type="string">
            <text:p text:style-name="Standard"/>
          </table:table-cell>
        </table:table-row>
        <table:table-row table:style-name="dvp_5f_code_5f_bash_5f_22.2">
          <table:table-cell table:style-name="dvp_5f_code_5f_bash_5f_22.A1" table:number-columns-spanned="6" office:value-type="string">
            <text:p text:style-name="dvp_5f_code">git checkout &lt;branche&gt;<text:line-break/>git pull &lt;remote&gt; &lt;branche&gt;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Où <text:span text:style-name="Teletype">&lt;remote&gt;</text:span> correspond au nom du dépôt distant (<text:span text:style-name="Teletype">origin</text:span> par défaut lors d’un clone) et <text:span text:style-name="Teletype">&lt;branche&gt;</text:span> au nom de la branche.</text:p>
      <text:p text:style-name="Standard">La commande <text:span text:style-name="Teletype">pull</text:span> exécute en réalité un <text:span text:style-name="Teletype">fetch</text:span> suivi d’un <text:span text:style-name="Teletype">merge</text:span>, au détail cela donnerait :</text:p>
      <table:table table:name="dvp_code_bash_23" table:style-name="dvp_5f_code_5f_bash_5f_23">
        <table:table-column table:style-name="dvp_5f_code_5f_bash_5f_23.A" table:number-columns-repeated="6"/>
        <table:table-row table:style-name="dvp_5f_code_5f_bash_5f_23.1">
          <table:table-cell table:style-name="dvp_5f_code_5f_bash_5f_23.A1" office:value-type="string">
            <text:p text:style-name="Standard"/>
          </table:table-cell>
          <table:table-cell table:style-name="dvp_5f_code_5f_bash_5f_23.A1" office:value-type="string">
            <text:p text:style-name="Standard">bash</text:p>
          </table:table-cell>
          <table:table-cell table:style-name="dvp_5f_code_5f_bash_5f_23.A1" office:value-type="string">
            <text:p text:style-name="Standard"/>
          </table:table-cell>
          <table:table-cell table:style-name="dvp_5f_code_5f_bash_5f_23.A1" office:value-type="string">
            <text:p text:style-name="Standard">1</text:p>
          </table:table-cell>
          <table:table-cell table:style-name="dvp_5f_code_5f_bash_5f_23.A1" office:value-type="string">
            <text:p text:style-name="Standard">1</text:p>
          </table:table-cell>
          <table:table-cell table:style-name="dvp_5f_code_5f_bash_5f_23.A1" office:value-type="string">
            <text:p text:style-name="Standard"/>
          </table:table-cell>
        </table:table-row>
        <table:table-row table:style-name="dvp_5f_code_5f_bash_5f_23.2">
          <table:table-cell table:style-name="dvp_5f_code_5f_bash_5f_23.A1" table:number-columns-spanned="6" office:value-type="string">
            <text:p text:style-name="dvp_5f_code">git checkout master<text:line-break/>git fetch origin<text:line-break/>git merge origin/master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L’exécution d’une commande <text:span text:style-name="Teletype">pull</text:span> peut donc nécessiter de résoudre des conflits puisqu’il s’agit d’un <text:span text:style-name="Teletype">merge</text:span>.</text:p>
      <text:h text:style-name="Heading_20_2" text:outline-level="2"><text:soft-page-break/>Comment mettre à jour un dépôt distant (push) ?</text:h>
      <table:table table:name="dvp_code_bash_24" table:style-name="dvp_5f_code_5f_bash_5f_24">
        <table:table-column table:style-name="dvp_5f_code_5f_bash_5f_24.A" table:number-columns-repeated="6"/>
        <table:table-row table:style-name="dvp_5f_code_5f_bash_5f_24.1">
          <table:table-cell table:style-name="dvp_5f_code_5f_bash_5f_24.A1" office:value-type="string">
            <text:p text:style-name="Standard"/>
          </table:table-cell>
          <table:table-cell table:style-name="dvp_5f_code_5f_bash_5f_24.A1" office:value-type="string">
            <text:p text:style-name="Standard">bash</text:p>
          </table:table-cell>
          <table:table-cell table:style-name="dvp_5f_code_5f_bash_5f_24.A1" office:value-type="string">
            <text:p text:style-name="Standard"/>
          </table:table-cell>
          <table:table-cell table:style-name="dvp_5f_code_5f_bash_5f_24.A1" office:value-type="string">
            <text:p text:style-name="Standard">1</text:p>
          </table:table-cell>
          <table:table-cell table:style-name="dvp_5f_code_5f_bash_5f_24.A1" office:value-type="string">
            <text:p text:style-name="Standard">1</text:p>
          </table:table-cell>
          <table:table-cell table:style-name="dvp_5f_code_5f_bash_5f_24.A1" office:value-type="string">
            <text:p text:style-name="Standard"/>
          </table:table-cell>
        </table:table-row>
        <table:table-row table:style-name="dvp_5f_code_5f_bash_5f_24.2">
          <table:table-cell table:style-name="dvp_5f_code_5f_bash_5f_24.A1" table:number-columns-spanned="6" office:value-type="string">
            <text:p text:style-name="dvp_5f_code">git push origin tot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<text:change-start text:change-id="ct501584896"/><text:span text:style-name="T6">Cette commande a</text:span><text:change-end text:change-id="ct501584896"/><text:change text:change-id="ct501585344"/> pour effet de mettre à jour la branche <text:span text:style-name="Teletype">toto</text:span> sur le dépôt distant nommé <text:span text:style-name="Teletype">origin</text:span>.</text:p>
      <text:p text:style-name="Standard">Si la branche n’existe pas sur le dépôt distant<text:change-start text:change-id="ct501585568"/>,<text:change-end text:change-id="ct501585568"/> elle est créée.</text:p>
      <text:h text:style-name="Heading_20_1" text:outline-level="1">Le répertoire de travail (working directory)</text:h>
      <text:h text:style-name="Heading_20_2" text:outline-level="2">Qu’est-ce que le répertoire de travail (working directory) ?</text:h>
      <text:p text:style-name="Standard">Littéral<text:change text:change-id="ct501586240"/>ement, il s’agit du répertoire de travail de votre dépôt. C’est<text:line-break/>le répertoire qui contient tous les fichiers su<text:change-start text:change-id="ct501586016"/><text:span text:style-name="T6">s</text:span><text:change-end text:change-id="ct501586016"/>ceptibles d’être dans le dépôt.<text:line-break/>Il contient le dossier <text:span text:style-name="Teletype">.git</text:span> permettant à Git de sauvegarder les métadonnées.</text:p>
      <text:p text:style-name="Standard">Il expose l’état actuel d’une branche, d’un commit ou d’un tag du projet.</text:p>
      <text:p text:style-name="Standard">C’est depuis le répertoire de travail (<text:span text:style-name="Italique">working directory</text:span>) que l’on effectue les modifications souhaitées sur nos fichiers.</text:p>
      <text:h text:style-name="Heading_20_2" text:outline-level="2">Comment changer l’état du répertoire de travail (working directory) ?</text:h>
      <text:p text:style-name="Standard">La commande <text:span text:style-name="Teletype">git checkout</text:span> peut prendre en paramètre un hash de commit, un nom de branche ou un nom de tag. L’exécution de cette commande change le répertoire de travail (<text:span text:style-name="Italique">working directory</text:span>) pour exposer l’état du commit, de la branche ou du tag.</text:p>
      <table:table table:name="dvp_code_bash_25" table:style-name="dvp_5f_code_5f_bash_5f_25">
        <table:table-column table:style-name="dvp_5f_code_5f_bash_5f_25.A" table:number-columns-repeated="6"/>
        <table:table-row table:style-name="dvp_5f_code_5f_bash_5f_25.1">
          <table:table-cell table:style-name="dvp_5f_code_5f_bash_5f_25.A1" office:value-type="string">
            <text:p text:style-name="Standard"/>
          </table:table-cell>
          <table:table-cell table:style-name="dvp_5f_code_5f_bash_5f_25.A1" office:value-type="string">
            <text:p text:style-name="Standard">bash</text:p>
          </table:table-cell>
          <table:table-cell table:style-name="dvp_5f_code_5f_bash_5f_25.A1" office:value-type="string">
            <text:p text:style-name="Standard"/>
          </table:table-cell>
          <table:table-cell table:style-name="dvp_5f_code_5f_bash_5f_25.A1" office:value-type="string">
            <text:p text:style-name="Standard">1</text:p>
          </table:table-cell>
          <table:table-cell table:style-name="dvp_5f_code_5f_bash_5f_25.A1" office:value-type="string">
            <text:p text:style-name="Standard">1</text:p>
          </table:table-cell>
          <table:table-cell table:style-name="dvp_5f_code_5f_bash_5f_25.A1" office:value-type="string">
            <text:p text:style-name="Standard"/>
          </table:table-cell>
        </table:table-row>
        <table:table-row table:style-name="dvp_5f_code_5f_bash_5f_25.2">
          <table:table-cell table:style-name="dvp_5f_code_5f_bash_5f_25.A1" table:number-columns-spanned="6" office:value-type="string">
            <text:p text:style-name="dvp_5f_code">git checkout 3ffb92fe20b6785d801023783d2f18c4de6e1593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<text:change-start text:change-id="ct501586464"/><text:span text:style-name="T6">La commande ci-dessus a</text:span><text:change-end text:change-id="ct501586464"/><text:change text:change-id="ct501585792"/> pour effet de changer l’état du répertoire de travail (<text:span text:style-name="Italique">working directory</text:span>) en l’état correspondant au commit désigné. Concrètement, Git modifie les fichiers traqués pour les mettre dans l’état correspondant au commit désigné.<text:soft-page-break/></text:p>
      <text:p text:style-name="Standard">Idem avec un nom de branche :</text:p>
      <table:table table:name="dvp_code_bash_26" table:style-name="dvp_5f_code_5f_bash_5f_26">
        <table:table-column table:style-name="dvp_5f_code_5f_bash_5f_26.A" table:number-columns-repeated="6"/>
        <table:table-row table:style-name="dvp_5f_code_5f_bash_5f_26.1">
          <table:table-cell table:style-name="dvp_5f_code_5f_bash_5f_26.A1" office:value-type="string">
            <text:p text:style-name="Standard"/>
          </table:table-cell>
          <table:table-cell table:style-name="dvp_5f_code_5f_bash_5f_26.A1" office:value-type="string">
            <text:p text:style-name="Standard">bash</text:p>
          </table:table-cell>
          <table:table-cell table:style-name="dvp_5f_code_5f_bash_5f_26.A1" office:value-type="string">
            <text:p text:style-name="Standard"/>
          </table:table-cell>
          <table:table-cell table:style-name="dvp_5f_code_5f_bash_5f_26.A1" office:value-type="string">
            <text:p text:style-name="Standard">1</text:p>
          </table:table-cell>
          <table:table-cell table:style-name="dvp_5f_code_5f_bash_5f_26.A1" office:value-type="string">
            <text:p text:style-name="Standard">1</text:p>
          </table:table-cell>
          <table:table-cell table:style-name="dvp_5f_code_5f_bash_5f_26.A1" office:value-type="string">
            <text:p text:style-name="Standard"/>
          </table:table-cell>
        </table:table-row>
        <table:table-row table:style-name="dvp_5f_code_5f_bash_5f_26.2">
          <table:table-cell table:style-name="dvp_5f_code_5f_bash_5f_26.A1" table:number-columns-spanned="6" office:value-type="string">
            <text:p text:style-name="dvp_5f_code">git checkout master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Ou avec un tag :</text:p>
      <table:table table:name="dvp_code_bash_27" table:style-name="dvp_5f_code_5f_bash_5f_27">
        <table:table-column table:style-name="dvp_5f_code_5f_bash_5f_27.A" table:number-columns-repeated="6"/>
        <table:table-row table:style-name="dvp_5f_code_5f_bash_5f_27.1">
          <table:table-cell table:style-name="dvp_5f_code_5f_bash_5f_27.A1" office:value-type="string">
            <text:p text:style-name="Standard"/>
          </table:table-cell>
          <table:table-cell table:style-name="dvp_5f_code_5f_bash_5f_27.A1" office:value-type="string">
            <text:p text:style-name="Standard">bash</text:p>
          </table:table-cell>
          <table:table-cell table:style-name="dvp_5f_code_5f_bash_5f_27.A1" office:value-type="string">
            <text:p text:style-name="Standard"/>
          </table:table-cell>
          <table:table-cell table:style-name="dvp_5f_code_5f_bash_5f_27.A1" office:value-type="string">
            <text:p text:style-name="Standard">1</text:p>
          </table:table-cell>
          <table:table-cell table:style-name="dvp_5f_code_5f_bash_5f_27.A1" office:value-type="string">
            <text:p text:style-name="Standard">1</text:p>
          </table:table-cell>
          <table:table-cell table:style-name="dvp_5f_code_5f_bash_5f_27.A1" office:value-type="string">
            <text:p text:style-name="Standard"/>
          </table:table-cell>
        </table:table-row>
        <table:table-row table:style-name="dvp_5f_code_5f_bash_5f_27.2">
          <table:table-cell table:style-name="dvp_5f_code_5f_bash_5f_27.A1" table:number-columns-spanned="6" office:value-type="string">
            <text:p text:style-name="dvp_5f_code">git checkout 1.0.0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h text:style-name="Heading_20_2" text:outline-level="2">Comment connaitre l’état du répertoire de travail (working directory) selon Git ?</text:h>
      <table:table table:name="dvp_code_bash_28" table:style-name="dvp_5f_code_5f_bash_5f_28">
        <table:table-column table:style-name="dvp_5f_code_5f_bash_5f_28.A" table:number-columns-repeated="6"/>
        <table:table-row table:style-name="dvp_5f_code_5f_bash_5f_28.1">
          <table:table-cell table:style-name="dvp_5f_code_5f_bash_5f_28.A1" office:value-type="string">
            <text:p text:style-name="Standard"/>
          </table:table-cell>
          <table:table-cell table:style-name="dvp_5f_code_5f_bash_5f_28.A1" office:value-type="string">
            <text:p text:style-name="Standard">bash</text:p>
          </table:table-cell>
          <table:table-cell table:style-name="dvp_5f_code_5f_bash_5f_28.A1" office:value-type="string">
            <text:p text:style-name="Standard"/>
          </table:table-cell>
          <table:table-cell table:style-name="dvp_5f_code_5f_bash_5f_28.A1" office:value-type="string">
            <text:p text:style-name="Standard">1</text:p>
          </table:table-cell>
          <table:table-cell table:style-name="dvp_5f_code_5f_bash_5f_28.A1" office:value-type="string">
            <text:p text:style-name="Standard">1</text:p>
          </table:table-cell>
          <table:table-cell table:style-name="dvp_5f_code_5f_bash_5f_28.A1" office:value-type="string">
            <text:p text:style-name="Standard"/>
          </table:table-cell>
        </table:table-row>
        <table:table-row table:style-name="dvp_5f_code_5f_bash_5f_28.2">
          <table:table-cell table:style-name="dvp_5f_code_5f_bash_5f_28.A1" table:number-columns-spanned="6" office:value-type="string">
            <text:p text:style-name="dvp_5f_code">$ git status<text:line-break/>On branch master<text:line-break/>nothing to commit, working directory clean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<text:change-start text:change-id="ct501586912"/><text:span text:style-name="T6">Cette commande i</text:span><text:change-end text:change-id="ct501586912"/><text:change text:change-id="ct501587360"/>ndique qu’on a <text:change-start text:change-id="ct501662576"/>f<text:span text:style-name="T7">ait un </text:span><text:change-end text:change-id="ct501662576"/><text:span text:style-name="Teletype">checkout</text:span> <text:change-start text:change-id="ct501663248"/><text:span text:style-name="T7">de </text:span><text:change-end text:change-id="ct501663248"/>la branche <text:span text:style-name="Teletype">master</text:span> et que rien n’est modifié.</text:p>
      <text:p text:style-name="Standard"><text:span text:style-name="Gras">En cas de doute</text:span>, <text:change text:change-id="ct501588096"/>exécute<text:change-start text:change-id="ct501588320"/><text:span text:style-name="T6">z</text:span><text:change-end text:change-id="ct501588320"/><text:change text:change-id="ct501588768"/><text:change-start text:change-id="ct501588992"/> <text:span text:style-name="T6">toujours</text:span><text:span text:style-name="T6"><office:annotation><dc:creator>bruno barthel</dc:creator><dc:date>2019-04-24T10:31:16.623000000</dc:date><text:p text:style-name="P11"><text:span text:style-name="T40">Concordance modale avec la proposition qui suit (si </text:span><text:span text:style-name="T42">vous avez</text:span><text:span text:style-name="T40"> des fichiers...)</text:span></text:p></office:annotation></text:span><text:change-end text:change-id="ct501588992"/> un <text:span text:style-name="Teletype">git status</text:span> pour savoir dans quel état se situe Git<text:line-break/>et surtout, pour savoir si vous avez des fichiers en attente d’être commité<text:change-start text:change-id="ct501587584"/><text:span text:style-name="T6">s</text:span><text:change-end text:change-id="ct501587584"/>, à ajouter à votre commit ou<text:line-break/>non versionné<text:change-start text:change-id="ct501587136"/><text:span text:style-name="T6">s</text:span><text:change-end text:change-id="ct501587136"/>.</text:p>
      <text:h text:style-name="Heading_20_2" text:outline-level="2">Comment annuler les modifications effectuées sur un fichier du répertoire de travail ?</text:h>
      <text:p text:style-name="Standard">Si nous avons modifié le fichier <text:span text:style-name="Teletype">nom-fichier.txt</text:span> :</text:p>
      <table:table table:name="dvp_code_bash_29" table:style-name="dvp_5f_code_5f_bash_5f_29">
        <table:table-column table:style-name="dvp_5f_code_5f_bash_5f_29.A" table:number-columns-repeated="6"/>
        <text:soft-page-break/>
        <table:table-row table:style-name="dvp_5f_code_5f_bash_5f_29.1">
          <table:table-cell table:style-name="dvp_5f_code_5f_bash_5f_29.A1" office:value-type="string">
            <text:p text:style-name="Standard"/>
          </table:table-cell>
          <table:table-cell table:style-name="dvp_5f_code_5f_bash_5f_29.A1" office:value-type="string">
            <text:p text:style-name="Standard">bash</text:p>
          </table:table-cell>
          <table:table-cell table:style-name="dvp_5f_code_5f_bash_5f_29.A1" office:value-type="string">
            <text:p text:style-name="Standard"/>
          </table:table-cell>
          <table:table-cell table:style-name="dvp_5f_code_5f_bash_5f_29.A1" office:value-type="string">
            <text:p text:style-name="Standard">1</text:p>
          </table:table-cell>
          <table:table-cell table:style-name="dvp_5f_code_5f_bash_5f_29.A1" office:value-type="string">
            <text:p text:style-name="Standard">1</text:p>
          </table:table-cell>
          <table:table-cell table:style-name="dvp_5f_code_5f_bash_5f_29.A1" office:value-type="string">
            <text:p text:style-name="Standard"/>
          </table:table-cell>
        </table:table-row>
        <table:table-row table:style-name="dvp_5f_code_5f_bash_5f_29.2">
          <table:table-cell table:style-name="dvp_5f_code_5f_bash_5f_29.A1" table:number-columns-spanned="6" office:value-type="string">
            <text:p text:style-name="dvp_5f_code">git checkout -- nom-fichier.txt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<text:change-start text:change-id="ct501590560"/><text:span text:style-name="T6">Cette commande a</text:span><text:change-end text:change-id="ct501590560"/><text:change text:change-id="ct501591008"/> pour effet de supprimer toutes les modifications effectuées dans le fichier.</text:p>
      <text:h text:style-name="Heading_20_2" text:outline-level="2">Que veut dire <text:span text:style-name="T18">« detached HEAD »</text:span> state après avoir effectué un git checkout ?</text:h>
      <text:p text:style-name="Standard">Vous obtenez ce genre de message après un <text:span text:style-name="Teletype">checkout</text:span> sur un commit ou sur un tag :</text:p>
      <table:table table:name="dvp_code_bash_30" table:style-name="dvp_5f_code_5f_bash_5f_30">
        <table:table-column table:style-name="dvp_5f_code_5f_bash_5f_30.A" table:number-columns-repeated="6"/>
        <table:table-row table:style-name="dvp_5f_code_5f_bash_5f_30.1">
          <table:table-cell table:style-name="dvp_5f_code_5f_bash_5f_30.A1" office:value-type="string">
            <text:p text:style-name="Standard"/>
          </table:table-cell>
          <table:table-cell table:style-name="dvp_5f_code_5f_bash_5f_30.A1" office:value-type="string">
            <text:p text:style-name="Standard">bash</text:p>
          </table:table-cell>
          <table:table-cell table:style-name="dvp_5f_code_5f_bash_5f_30.A1" office:value-type="string">
            <text:p text:style-name="Standard"/>
          </table:table-cell>
          <table:table-cell table:style-name="dvp_5f_code_5f_bash_5f_30.A1" office:value-type="string">
            <text:p text:style-name="Standard">1</text:p>
          </table:table-cell>
          <table:table-cell table:style-name="dvp_5f_code_5f_bash_5f_30.A1" office:value-type="string">
            <text:p text:style-name="Standard">1</text:p>
          </table:table-cell>
          <table:table-cell table:style-name="dvp_5f_code_5f_bash_5f_30.A1" office:value-type="string">
            <text:p text:style-name="Standard"/>
          </table:table-cell>
        </table:table-row>
        <table:table-row table:style-name="dvp_5f_code_5f_bash_5f_30.2">
          <table:table-cell table:style-name="dvp_5f_code_5f_bash_5f_30.A1" table:number-columns-spanned="6" office:value-type="string">
            <text:p text:style-name="dvp_5f_code">$ git checkout 0.4.14<text:line-break/>Note: checking out '0.4.14'.<text:line-break/><text:line-break/>You are in 'detached HEAD' state. You can look around, make experimental<text:line-break/>changes and commit them, and you can discard any commits you make in this<text:line-break/>state without impacting any branches by performing another checkout.<text:line-break/><text:line-break/>If you want to create a new branch to retain commits you create, you may<text:line-break/>do so (now or later) by using -b with the checkout command again. Example:<text:line-break/><text:line-break/> <text:s/>git checkout -b &lt;new-branch-name&gt;<text:line-break/><text:line-break/>HEAD est maintenant sur 2ef6cee... Version bump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La variable <text:span text:style-name="Teletype">HEAD</text:span> est un alias du commit de tête de la branche courante. Lorsque vous ajoutez des commits à la branche, la variable <text:span text:style-name="Teletype">HEAD</text:span> est mise à jour.</text:p>
      <text:p text:style-name="Standard">En mode détaché ce ne sera plus le cas.</text:p>
      <text:p text:style-name="Standard">Pour ajouter des commits au dépôt<text:change-start text:change-id="ct501590784"/>,<text:change-end text:change-id="ct501590784"/> il est donc nécessaire de se trouver sur une branche<text:change-start text:change-id="ct501591232"/> ;<text:change-end text:change-id="ct501591232"/><text:change text:change-id="ct501661904"/> c’est le concept qui représente une ligne de développement.</text:p>
      <text:h text:style-name="Heading_20_2" text:outline-level="2">Quel est l’intérêt de faire un checkout sur un tag ?</text:h>
      <text:p text:style-name="Standard">Une raison courante de vouloir<text:change-start text:change-id="ct501663472"/> <text:span text:style-name="T7">exécuter un</text:span><text:change-end text:change-id="ct501663472"/> <text:span text:style-name="Teletype">checkout</text:span> <text:change-start text:change-id="ct501663024"/><text:span text:style-name="T7">sur </text:span><text:change-end text:change-id="ct501663024"/>un tag est de vouloir créer un hotfix. Dans ce cas<text:change-start text:change-id="ct501664144"/>,<text:change-end text:change-id="ct501664144"/> on va <text:change-start text:change-id="ct501663696"/><text:span text:style-name="T7">faire un </text:span><text:change-end text:change-id="ct501663696"/><text:span text:style-name="Teletype">checkout</text:span> <text:change-start text:change-id="ct501663920"/><text:span text:style-name="T7">du</text:span><text:change-end text:change-id="ct501663920"/><text:change text:change-id="ct501664368"/> tag<text:change-start text:change-id="ct501664592"/>,<text:change-end text:change-id="ct501664592"/> puis immédiatement créer une nouvelle branche :</text:p>
      <table:table table:name="dvp_code_bash_31" table:style-name="dvp_5f_code_5f_bash_5f_31">
        <table:table-column table:style-name="dvp_5f_code_5f_bash_5f_31.A" table:number-columns-repeated="6"/>
        <text:soft-page-break/>
        <table:table-row table:style-name="dvp_5f_code_5f_bash_5f_31.1">
          <table:table-cell table:style-name="dvp_5f_code_5f_bash_5f_31.A1" office:value-type="string">
            <text:p text:style-name="Standard"/>
          </table:table-cell>
          <table:table-cell table:style-name="dvp_5f_code_5f_bash_5f_31.A1" office:value-type="string">
            <text:p text:style-name="Standard">bash</text:p>
          </table:table-cell>
          <table:table-cell table:style-name="dvp_5f_code_5f_bash_5f_31.A1" office:value-type="string">
            <text:p text:style-name="Standard"/>
          </table:table-cell>
          <table:table-cell table:style-name="dvp_5f_code_5f_bash_5f_31.A1" office:value-type="string">
            <text:p text:style-name="Standard">1</text:p>
          </table:table-cell>
          <table:table-cell table:style-name="dvp_5f_code_5f_bash_5f_31.A1" office:value-type="string">
            <text:p text:style-name="Standard">1</text:p>
          </table:table-cell>
          <table:table-cell table:style-name="dvp_5f_code_5f_bash_5f_31.A1" office:value-type="string">
            <text:p text:style-name="Standard"/>
          </table:table-cell>
        </table:table-row>
        <table:table-row table:style-name="dvp_5f_code_5f_bash_5f_31.2">
          <table:table-cell table:style-name="dvp_5f_code_5f_bash_5f_31.A1" table:number-columns-spanned="6" office:value-type="string">
            <text:p text:style-name="dvp_5f_code">git checkout 0.4.14<text:line-break/>git checkout -b hotfix/0.4.1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Le développement du hotfix peut alors démarrer sur la branche <text:span text:style-name="Teletype">hotfix/0.4.15</text:span><text:line-break/>tout en repartant de <text:change-start text:change-id="ct501664816"/><text:span text:style-name="T7">l’endroit </text:span><text:change-end text:change-id="ct501664816"/>où la branche 0.4.14 était restée.</text:p>
      <text:h text:style-name="Heading_20_1" text:outline-level="1">L’index (staging area)</text:h>
      <text:h text:style-name="Heading_20_2" text:outline-level="2">Qu’est ce que l’index ?</text:h>
      <text:p text:style-name="Standard"><text:change-start text:change-id="ct501587808"/><text:span text:style-name="T7">L’index est n</text:span><text:change-end text:change-id="ct501587808"/><text:change text:change-id="ct501585120"/>ommé<text:change text:change-id="ct501665040"/> également <text:span text:style-name="Italique">zone de staging</text:span> ou encore la <text:span text:style-name="Italique">staging area</text:span>.</text:p>
      <text:p text:style-name="Standard">C’est le creuset dans lequel vous préparez le prochain commit à créer sur la branche courante.</text:p>
      <text:p text:style-name="Standard">Lorsque vous modifiez un fichier du répertoire de travail (<text:span text:style-name="Italique">working directory</text:span>), la modification doit être indexée (on dit aussi placée dans l’index) pour être embarquée dans le prochain commit.</text:p>
      <text:h text:style-name="Heading_20_2" text:outline-level="2">Comment ajouter un fichier à l’index ?</text:h>
      <text:p text:style-name="Standard">Sur la branche <text:span text:style-name="Teletype">master</text:span><text:change text:change-id="ct449622992"/><text:change-start text:change-id="ct449630608"/>, <text:change-end text:change-id="ct449630608"/>vous créez un fichier <text:span text:style-name="Teletype">nom-fichier.txt</text:span>, un <text:span text:style-name="Teletype">git status</text:span> vous indique l’état du répertoire de travail :</text:p>
      <table:table table:name="dvp_code_bash_32" table:style-name="dvp_5f_code_5f_bash_5f_32">
        <table:table-column table:style-name="dvp_5f_code_5f_bash_5f_32.A" table:number-columns-repeated="6"/>
        <table:table-row table:style-name="dvp_5f_code_5f_bash_5f_32.1">
          <table:table-cell table:style-name="dvp_5f_code_5f_bash_5f_32.A1" office:value-type="string">
            <text:p text:style-name="Standard"/>
          </table:table-cell>
          <table:table-cell table:style-name="dvp_5f_code_5f_bash_5f_32.A1" office:value-type="string">
            <text:p text:style-name="Standard">bash</text:p>
          </table:table-cell>
          <table:table-cell table:style-name="dvp_5f_code_5f_bash_5f_32.A1" office:value-type="string">
            <text:p text:style-name="Standard"/>
          </table:table-cell>
          <table:table-cell table:style-name="dvp_5f_code_5f_bash_5f_32.A1" office:value-type="string">
            <text:p text:style-name="Standard">1</text:p>
          </table:table-cell>
          <table:table-cell table:style-name="dvp_5f_code_5f_bash_5f_32.A1" office:value-type="string">
            <text:p text:style-name="Standard">1</text:p>
          </table:table-cell>
          <table:table-cell table:style-name="dvp_5f_code_5f_bash_5f_32.A1" office:value-type="string">
            <text:p text:style-name="Standard"/>
          </table:table-cell>
        </table:table-row>
        <table:table-row table:style-name="dvp_5f_code_5f_bash_5f_32.2">
          <table:table-cell table:style-name="dvp_5f_code_5f_bash_5f_32.A1" table:number-columns-spanned="6" office:value-type="string">
            <text:p text:style-name="dvp_5f_code">$ git status<text:line-break/>On branch master<text:line-break/><text:line-break/>Initial commit<text:line-break/><text:line-break/>Untracked files:<text:line-break/> <text:s/>(use "git add &lt;file&gt;..." to include in what will be committed)<text:line-break/><text:line-break/> <text:s text:c="7"/>nom-fichier.txt<text:line-break/><text:line-break/>nothing added to commit but untracked files present (use "git add" to track)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<text:soft-page-break/>Il suffit de lire la sortie de la ligne de commande pour comprendre ce qu’il faut exécuter :</text:p>
      <table:table table:name="dvp_code_bash_33" table:style-name="dvp_5f_code_5f_bash_5f_33">
        <table:table-column table:style-name="dvp_5f_code_5f_bash_5f_33.A" table:number-columns-repeated="6"/>
        <table:table-row table:style-name="dvp_5f_code_5f_bash_5f_33.1">
          <table:table-cell table:style-name="dvp_5f_code_5f_bash_5f_33.A1" office:value-type="string">
            <text:p text:style-name="Standard"/>
          </table:table-cell>
          <table:table-cell table:style-name="dvp_5f_code_5f_bash_5f_33.A1" office:value-type="string">
            <text:p text:style-name="Standard">bash</text:p>
          </table:table-cell>
          <table:table-cell table:style-name="dvp_5f_code_5f_bash_5f_33.A1" office:value-type="string">
            <text:p text:style-name="Standard"/>
          </table:table-cell>
          <table:table-cell table:style-name="dvp_5f_code_5f_bash_5f_33.A1" office:value-type="string">
            <text:p text:style-name="Standard">1</text:p>
          </table:table-cell>
          <table:table-cell table:style-name="dvp_5f_code_5f_bash_5f_33.A1" office:value-type="string">
            <text:p text:style-name="Standard">1</text:p>
          </table:table-cell>
          <table:table-cell table:style-name="dvp_5f_code_5f_bash_5f_33.A1" office:value-type="string">
            <text:p text:style-name="Standard"/>
          </table:table-cell>
        </table:table-row>
        <table:table-row table:style-name="dvp_5f_code_5f_bash_5f_33.2">
          <table:table-cell table:style-name="dvp_5f_code_5f_bash_5f_33.A1" table:number-columns-spanned="6" office:value-type="string">
            <text:p text:style-name="dvp_5f_code">git add nom-fichier.txt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<text:change-start text:change-id="ct449625680"/><text:span text:style-name="T9">La commande ci-dessus a</text:span><text:change-end text:change-id="ct449625680"/><text:change text:change-id="ct449630384"/>joute le fichier <text:span text:style-name="Teletype">nom-fichier.txt</text:span> à l’index. <text:change-start text:change-id="ct449629712"/><text:line-break/><text:change-end text:change-id="ct449629712"/>Un <text:span text:style-name="Teletype">git status</text:span> le confirme :</text:p>
      <table:table table:name="dvp_code_bash_34" table:style-name="dvp_5f_code_5f_bash_5f_34">
        <table:table-column table:style-name="dvp_5f_code_5f_bash_5f_34.A" table:number-columns-repeated="6"/>
        <table:table-row table:style-name="dvp_5f_code_5f_bash_5f_34.1">
          <table:table-cell table:style-name="dvp_5f_code_5f_bash_5f_34.A1" office:value-type="string">
            <text:p text:style-name="Standard"/>
          </table:table-cell>
          <table:table-cell table:style-name="dvp_5f_code_5f_bash_5f_34.A1" office:value-type="string">
            <text:p text:style-name="Standard">bash</text:p>
          </table:table-cell>
          <table:table-cell table:style-name="dvp_5f_code_5f_bash_5f_34.A1" office:value-type="string">
            <text:p text:style-name="Standard"/>
          </table:table-cell>
          <table:table-cell table:style-name="dvp_5f_code_5f_bash_5f_34.A1" office:value-type="string">
            <text:p text:style-name="Standard">1</text:p>
          </table:table-cell>
          <table:table-cell table:style-name="dvp_5f_code_5f_bash_5f_34.A1" office:value-type="string">
            <text:p text:style-name="Standard">1</text:p>
          </table:table-cell>
          <table:table-cell table:style-name="dvp_5f_code_5f_bash_5f_34.A1" office:value-type="string">
            <text:p text:style-name="Standard"/>
          </table:table-cell>
        </table:table-row>
        <table:table-row table:style-name="dvp_5f_code_5f_bash_5f_34.2">
          <table:table-cell table:style-name="dvp_5f_code_5f_bash_5f_34.A1" table:number-columns-spanned="6" office:value-type="string">
            <text:p text:style-name="dvp_5f_code">$ git status<text:line-break/>On branch master<text:line-break/><text:line-break/>Initial commit<text:line-break/><text:line-break/>Changes to be committed:<text:line-break/> <text:s/>(use "git rm --cached &lt;file&gt;..." to unstage)<text:line-break/><text:line-break/> <text:s text:c="7"/>new file: <text:s text:c="2"/>nom-fichier.txt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h text:style-name="Heading_20_2" text:outline-level="2">Comment retirer un fichier de l’index ?</text:h>
      <text:p text:style-name="Standard">Cela dépend s’il s’agit d’un fichier qui vient d’être créé et qui n’est donc pas déjà versionné par Git ou s’il s’agit d’une modification d’un fichier existant. Dans l’exemple précédent<text:change-start text:change-id="ct449627248"/>,<text:change-end text:change-id="ct449627248"/> nous avons créé un fichier, la commande est donc :</text:p>
      <table:table table:name="dvp_code_bash_35" table:style-name="dvp_5f_code_5f_bash_5f_35">
        <table:table-column table:style-name="dvp_5f_code_5f_bash_5f_35.A" table:number-columns-repeated="6"/>
        <table:table-row table:style-name="dvp_5f_code_5f_bash_5f_35.1">
          <table:table-cell table:style-name="dvp_5f_code_5f_bash_5f_35.A1" office:value-type="string">
            <text:p text:style-name="Standard"/>
          </table:table-cell>
          <table:table-cell table:style-name="dvp_5f_code_5f_bash_5f_35.A1" office:value-type="string">
            <text:p text:style-name="Standard">bash</text:p>
          </table:table-cell>
          <table:table-cell table:style-name="dvp_5f_code_5f_bash_5f_35.A1" office:value-type="string">
            <text:p text:style-name="Standard"/>
          </table:table-cell>
          <table:table-cell table:style-name="dvp_5f_code_5f_bash_5f_35.A1" office:value-type="string">
            <text:p text:style-name="Standard">1</text:p>
          </table:table-cell>
          <table:table-cell table:style-name="dvp_5f_code_5f_bash_5f_35.A1" office:value-type="string">
            <text:p text:style-name="Standard">1</text:p>
          </table:table-cell>
          <table:table-cell table:style-name="dvp_5f_code_5f_bash_5f_35.A1" office:value-type="string">
            <text:p text:style-name="Standard"/>
          </table:table-cell>
        </table:table-row>
        <table:table-row table:style-name="dvp_5f_code_5f_bash_5f_35.2">
          <table:table-cell table:style-name="dvp_5f_code_5f_bash_5f_35.A1" table:number-columns-spanned="6" office:value-type="string">
            <text:p text:style-name="dvp_5f_code">git rm --cached nom-fichier.text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Si le fichier existait déjà la commande :</text:p>
      <table:table table:name="dvp_code_bash_36" table:style-name="dvp_5f_code_5f_bash_5f_36">
        <table:table-column table:style-name="dvp_5f_code_5f_bash_5f_36.A" table:number-columns-repeated="6"/>
        <table:table-row table:style-name="dvp_5f_code_5f_bash_5f_36.1">
          <table:table-cell table:style-name="dvp_5f_code_5f_bash_5f_36.A1" office:value-type="string">
            <text:p text:style-name="Standard"/>
          </table:table-cell>
          <table:table-cell table:style-name="dvp_5f_code_5f_bash_5f_36.A1" office:value-type="string">
            <text:p text:style-name="Standard">bash</text:p>
          </table:table-cell>
          <table:table-cell table:style-name="dvp_5f_code_5f_bash_5f_36.A1" office:value-type="string">
            <text:p text:style-name="Standard"/>
          </table:table-cell>
          <table:table-cell table:style-name="dvp_5f_code_5f_bash_5f_36.A1" office:value-type="string">
            <text:p text:style-name="Standard">1</text:p>
          </table:table-cell>
          <table:table-cell table:style-name="dvp_5f_code_5f_bash_5f_36.A1" office:value-type="string">
            <text:p text:style-name="Standard">1</text:p>
          </table:table-cell>
          <table:table-cell table:style-name="dvp_5f_code_5f_bash_5f_36.A1" office:value-type="string">
            <text:p text:style-name="Standard"/>
          </table:table-cell>
        </table:table-row>
        <table:table-row table:style-name="dvp_5f_code_5f_bash_5f_36.2">
          <table:table-cell table:style-name="dvp_5f_code_5f_bash_5f_36.A1" table:number-columns-spanned="6" office:value-type="string">
            <text:p text:style-name="dvp_5f_code">$ git reset HEAD nom-fichier.txt<text:line-break/>Unstaged changes after reset:<text:line-break/>M <text:s text:c="6"/>nom-fichier.txt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soft-page-break/></text:p>
      <text:p text:style-name="Standard"><text:change-start text:change-id="ct449627472"/><text:span text:style-name="T9">p</text:span><text:change-end text:change-id="ct449627472"/><text:change text:change-id="ct449630160"/>ermet de retirer un fichier de l’index<text:change-start text:change-id="ct449628816"/>.<text:change-end text:change-id="ct449628816"/><text:change text:change-id="ct449627920"/> <text:span text:style-name="Gras">Les modifications ne sont pas supprimées</text:span>.</text:p>
      <text:p text:style-name="Standard">Git nous l’indique avec le <text:span text:style-name="Teletype">M</text:span> devant le nom du fichier. Il signifie qu’il y a des modifications dans le fichier <text:span text:style-name="Teletype">nom-fichier.txt</text:span> qui ne sont pas présentes dans l’index.</text:p>
      <text:h text:style-name="Heading_20_1" text:outline-level="1">Les commits</text:h>
      <text:h text:style-name="Heading_20_2" text:outline-level="2">Qu’est ce qu’un commit ?</text:h>
      <text:p text:style-name="Standard">Un <text:span text:style-name="Italique">commit</text:span> est une révision du code source. Il est identifié par une empreinte numérique générée par une fonction de hachage (algorithme SHA-1).</text:p>
      <text:p text:style-name="Standard">Un <text:span text:style-name="Italique">commit</text:span> est composé de métadonnées et du contenu (le code source) à versionner.</text:p>
      <text:p text:style-name="Standard">Les métadonnées sont :</text:p>
      <text:list xml:id="list224310987758964" text:style-name="List_20_1">
        <text:list-item>
          <text:p text:style-name="P6">le message du <text:span text:style-name="Italique">commit</text:span> ;</text:p>
        </text:list-item>
        <text:list-item>
          <text:p text:style-name="P6">le <text:span text:style-name="Italique">committer</text:span> (l’utilisateur qui a créé le <text:span text:style-name="Italique">commit</text:span>) ;</text:p>
        </text:list-item>
        <text:list-item>
          <text:p text:style-name="P6">la date de création du <text:span text:style-name="Italique">commit</text:span> (au format <text:span text:style-name="Teletype">RFC2822</text:span> par défaut, par exemple : <text:span text:style-name="Teletype">Tue Oct 9 00:58:43 2018 +0200</text:span>) ;</text:p>
        </text:list-item>
        <text:list-item>
          <text:p text:style-name="P6">l’auteur (l’utilisateur qui a créé le contenu du <text:span text:style-name="Italique">commit</text:span>) ;</text:p>
        </text:list-item>
        <text:list-item>
          <text:p text:style-name="P6">la date de création du contenu (au format <text:span text:style-name="Teletype">RFC2822</text:span>) ;</text:p>
        </text:list-item>
        <text:list-item>
          <text:p text:style-name="P6">l’identifiant (SHA<text:change-start text:change-id="ct450410016"/>-<text:change-end text:change-id="ct450410016"/>1 donc) du <text:span text:style-name="Italique">commit</text:span> parent (avec deux exceptions<text:change-start text:change-id="ct449628592"/> :<text:change-end text:change-id="ct449628592"/><text:change text:change-id="ct450410240"/> si vous créez le premier <text:span text:style-name="Italique">commit</text:span> du dépôt<text:change-start text:change-id="ct450410464"/>,<text:change-end text:change-id="ct450410464"/> alors il n’y a pas de parents et s’il s’agit d’un <text:span text:style-name="Italique">commit</text:span> de merge alors il en a deux).</text:p>
        </text:list-item>
      </text:list>
      <text:p text:style-name="Standard">Sans entrer dans les détails internes du fonctionnement de Git, retenez simplement que par <text:span text:style-name="T19">« </text:span>contenu<text:span text:style-name="T19"> »</text:span> on entend à la fois les modifications ajoutées à l’index (<text:span text:style-name="Italique">staging area</text:span>) et également les fichiers et répertoires non modifiés.</text:p>
      <text:p text:style-name="Standard">L’empreinte numérique est appliquée sur les <text:span text:style-name="Gras">métadonnées</text:span> et le <text:span text:style-name="Gras">contenu</text:span>.</text:p>
      <text:p text:style-name="Standard">Ainsi un <text:span text:style-name="Italique">commit</text:span> bénéficie des propriétés des empreintes numériques :</text:p>
      <text:list xml:id="list224310606637082" text:style-name="List_20_1">
        <text:list-item>
          <text:p text:style-name="P6">c’est rapide ;</text:p>
        </text:list-item>
        <text:list-item>
          <text:p text:style-name="P6">deux <text:span text:style-name="Italique">commits</text:span> différents ne peuvent pas avoir le même identifiant ;</text:p>
        </text:list-item>
        <text:list-item>
          <text:p text:style-name="P6"><text:soft-page-break/>il n’est pas possible de modifier les métadonnées ou le contenu d’un <text:span text:style-name="Italique">commit</text:span> sans modifier son identifiant.</text:p>
        </text:list-item>
      </text:list>
      <text:p text:style-name="Standard">Pour plus de détails, on peut se référer à <text:a xlink:type="simple" xlink:href="https://git-scm.com/book/fr/v2/Les-tripes-de-Git-Plomberie-et-porcelaine" text:style-name="Internet_20_link" text:visited-style-name="Visited_20_Internet_20_Link">la documentation officielle</text:a> ou à <text:a xlink:type="simple" xlink:href="https://alm.developpez.com/tutoriel/fonctionnement-interne-de-git/" text:style-name="Internet_20_link" text:visited-style-name="Visited_20_Internet_20_Link">un tutoriel sur developpez.com</text:a>.</text:p>
      <text:h text:style-name="Heading_20_2" text:outline-level="2">Comment créer un commit ?</text:h>
      <text:p text:style-name="Standard">Il est nécessaire d’avoir au préalable ajouté des fichiers à l’index (<text:span text:style-name="Italique">staging area</text:span>).</text:p>
      <table:table table:name="dvp_code_bash_37" table:style-name="dvp_5f_code_5f_bash_5f_37">
        <table:table-column table:style-name="dvp_5f_code_5f_bash_5f_37.A" table:number-columns-repeated="6"/>
        <table:table-row table:style-name="dvp_5f_code_5f_bash_5f_37.1">
          <table:table-cell table:style-name="dvp_5f_code_5f_bash_5f_37.A1" office:value-type="string">
            <text:p text:style-name="Standard"/>
          </table:table-cell>
          <table:table-cell table:style-name="dvp_5f_code_5f_bash_5f_37.A1" office:value-type="string">
            <text:p text:style-name="Standard">bash</text:p>
          </table:table-cell>
          <table:table-cell table:style-name="dvp_5f_code_5f_bash_5f_37.A1" office:value-type="string">
            <text:p text:style-name="Standard"/>
          </table:table-cell>
          <table:table-cell table:style-name="dvp_5f_code_5f_bash_5f_37.A1" office:value-type="string">
            <text:p text:style-name="Standard">1</text:p>
          </table:table-cell>
          <table:table-cell table:style-name="dvp_5f_code_5f_bash_5f_37.A1" office:value-type="string">
            <text:p text:style-name="Standard">1</text:p>
          </table:table-cell>
          <table:table-cell table:style-name="dvp_5f_code_5f_bash_5f_37.A1" office:value-type="string">
            <text:p text:style-name="Standard"/>
          </table:table-cell>
        </table:table-row>
        <table:table-row table:style-name="dvp_5f_code_5f_bash_5f_37.2">
          <table:table-cell table:style-name="dvp_5f_code_5f_bash_5f_37.A1" table:number-columns-spanned="6" office:value-type="string">
            <text:p text:style-name="dvp_5f_code">git commit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Utilisée seule<text:change-start text:change-id="ct450409792"/>, <text:span text:style-name="T9">cette </text:span><text:change-end text:change-id="ct450409792"/><text:change-start text:change-id="ct450409568"/><text:span text:style-name="T9">commande</text:span><text:change-end text:change-id="ct450409568"/><text:change text:change-id="ct450411360"/> permet d’ouvrir l’éditeur de texte de votre ligne de commande (<text:span text:style-name="Gras">vim</text:span> sous macOS et sous Windows via Git BASH, <text:span text:style-name="Gras">nano</text:span> sous Ubuntu par exemple) afin d’y saisir le message de <text:span text:style-name="Italique">commit</text:span>.</text:p>
      <text:p text:style-name="Standard">Si aucun fichier n’a été ajouté à l’index, il est possible de passer l’option <text:span text:style-name="Teletype">-a</text:span> qui demande à Git de prendre tous les fichiers modifiés présents dans le répertoire de travail (<text:span text:style-name="Italique">working directory</text:span>).</text:p>
      <text:p text:style-name="Standard">Une utilisation courante des options est : <text:span text:style-name="Teletype">git commit -am "message de commit"</text:span> ce qui permet de prendre toutes les modifications en cours et d’ajouter un message de <text:span text:style-name="Italique">commit</text:span> dans le même temps.</text:p>
      <text:h text:style-name="Heading_20_2" text:outline-level="2">Comment ajouter un message en créant un commit ?</text:h>
      <text:p text:style-name="Standard">L’option <text:span text:style-name="Teletype">-m</text:span> permet d’ajouter un message.</text:p>
      <text:p text:style-name="Standard">Par exemple :</text:p>
      <table:table table:name="dvp_code_bash_38" table:style-name="dvp_5f_code_5f_bash_5f_38">
        <table:table-column table:style-name="dvp_5f_code_5f_bash_5f_38.A" table:number-columns-repeated="6"/>
        <table:table-row table:style-name="dvp_5f_code_5f_bash_5f_38.1">
          <table:table-cell table:style-name="dvp_5f_code_5f_bash_5f_38.A1" office:value-type="string">
            <text:p text:style-name="Standard"/>
          </table:table-cell>
          <table:table-cell table:style-name="dvp_5f_code_5f_bash_5f_38.A1" office:value-type="string">
            <text:p text:style-name="Standard">bash</text:p>
          </table:table-cell>
          <table:table-cell table:style-name="dvp_5f_code_5f_bash_5f_38.A1" office:value-type="string">
            <text:p text:style-name="Standard"/>
          </table:table-cell>
          <table:table-cell table:style-name="dvp_5f_code_5f_bash_5f_38.A1" office:value-type="string">
            <text:p text:style-name="Standard">1</text:p>
          </table:table-cell>
          <table:table-cell table:style-name="dvp_5f_code_5f_bash_5f_38.A1" office:value-type="string">
            <text:p text:style-name="Standard">1</text:p>
          </table:table-cell>
          <table:table-cell table:style-name="dvp_5f_code_5f_bash_5f_38.A1" office:value-type="string">
            <text:p text:style-name="Standard"/>
          </table:table-cell>
        </table:table-row>
        <table:table-row table:style-name="dvp_5f_code_5f_bash_5f_38.2">
          <table:table-cell table:style-name="dvp_5f_code_5f_bash_5f_38.A1" table:number-columns-spanned="6" office:value-type="string">
            <text:p text:style-name="dvp_5f_code">git commit -m "message de commit"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h text:style-name="Heading_20_2" text:outline-level="2">Comment modifier le message d’un commit existant ?</text:h>
      <table:table table:name="dvp_code_bash_39" table:style-name="dvp_5f_code_5f_bash_5f_39">
        <table:table-column table:style-name="dvp_5f_code_5f_bash_5f_39.A" table:number-columns-repeated="6"/>
        <table:table-row table:style-name="dvp_5f_code_5f_bash_5f_39.1">
          <table:table-cell table:style-name="dvp_5f_code_5f_bash_5f_39.A1" office:value-type="string">
            <text:p text:style-name="Standard"/>
          </table:table-cell>
          <table:table-cell table:style-name="dvp_5f_code_5f_bash_5f_39.A1" office:value-type="string">
            <text:p text:style-name="Standard">bash</text:p>
          </table:table-cell>
          <table:table-cell table:style-name="dvp_5f_code_5f_bash_5f_39.A1" office:value-type="string">
            <text:p text:style-name="Standard"/>
          </table:table-cell>
          <table:table-cell table:style-name="dvp_5f_code_5f_bash_5f_39.A1" office:value-type="string">
            <text:p text:style-name="Standard">1</text:p>
          </table:table-cell>
          <table:table-cell table:style-name="dvp_5f_code_5f_bash_5f_39.A1" office:value-type="string">
            <text:p text:style-name="Standard">1</text:p>
          </table:table-cell>
          <table:table-cell table:style-name="dvp_5f_code_5f_bash_5f_39.A1" office:value-type="string">
            <text:p text:style-name="Standard"/>
          </table:table-cell>
        </table:table-row>
        <text:soft-page-break/>
        <table:table-row table:style-name="dvp_5f_code_5f_bash_5f_39.2">
          <table:table-cell table:style-name="dvp_5f_code_5f_bash_5f_39.A1" table:number-columns-spanned="6" office:value-type="string">
            <text:p text:style-name="dvp_5f_code">git commit --amend -m "nouveau message de commit"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Comme expliqué dans la première question, ceci a pour effet de modifier le SHA<text:change-start text:change-id="ct450411136"/>-<text:change-end text:change-id="ct450411136"/>1 du <text:span text:style-name="Italique">commit</text:span>.</text:p>
      <text:h text:style-name="Heading_20_2" text:outline-level="2">Comment supprimer le dernier commit de la branche courante sans perdre les modifications ?</text:h>
      <table:table table:name="dvp_code_bash_40" table:style-name="dvp_5f_code_5f_bash_5f_40">
        <table:table-column table:style-name="dvp_5f_code_5f_bash_5f_40.A" table:number-columns-repeated="6"/>
        <table:table-row table:style-name="dvp_5f_code_5f_bash_5f_40.1">
          <table:table-cell table:style-name="dvp_5f_code_5f_bash_5f_40.A1" office:value-type="string">
            <text:p text:style-name="Standard"/>
          </table:table-cell>
          <table:table-cell table:style-name="dvp_5f_code_5f_bash_5f_40.A1" office:value-type="string">
            <text:p text:style-name="Standard">bash</text:p>
          </table:table-cell>
          <table:table-cell table:style-name="dvp_5f_code_5f_bash_5f_40.A1" office:value-type="string">
            <text:p text:style-name="Standard"/>
          </table:table-cell>
          <table:table-cell table:style-name="dvp_5f_code_5f_bash_5f_40.A1" office:value-type="string">
            <text:p text:style-name="Standard">1</text:p>
          </table:table-cell>
          <table:table-cell table:style-name="dvp_5f_code_5f_bash_5f_40.A1" office:value-type="string">
            <text:p text:style-name="Standard">1</text:p>
          </table:table-cell>
          <table:table-cell table:style-name="dvp_5f_code_5f_bash_5f_40.A1" office:value-type="string">
            <text:p text:style-name="Standard"/>
          </table:table-cell>
        </table:table-row>
        <table:table-row table:style-name="dvp_5f_code_5f_bash_5f_40.2">
          <table:table-cell table:style-name="dvp_5f_code_5f_bash_5f_40.A1" table:number-columns-spanned="6" office:value-type="string">
            <text:p text:style-name="dvp_5f_code">git reset --soft HEAD^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Les modifications qui étaient présentes dans le <text:span text:style-name="Italique">commit</text:span> supprimé sont encore présente dans l’index.</text:p>
      <text:h text:style-name="Heading_20_2" text:outline-level="2">Comment supprimer le dernier commit de la branche courante avec les modifications ?</text:h>
      <table:table table:name="dvp_code_bash_41" table:style-name="dvp_5f_code_5f_bash_5f_41">
        <table:table-column table:style-name="dvp_5f_code_5f_bash_5f_41.A" table:number-columns-repeated="6"/>
        <table:table-row table:style-name="dvp_5f_code_5f_bash_5f_41.1">
          <table:table-cell table:style-name="dvp_5f_code_5f_bash_5f_41.A1" office:value-type="string">
            <text:p text:style-name="Standard"/>
          </table:table-cell>
          <table:table-cell table:style-name="dvp_5f_code_5f_bash_5f_41.A1" office:value-type="string">
            <text:p text:style-name="Standard">bash</text:p>
          </table:table-cell>
          <table:table-cell table:style-name="dvp_5f_code_5f_bash_5f_41.A1" office:value-type="string">
            <text:p text:style-name="Standard"/>
          </table:table-cell>
          <table:table-cell table:style-name="dvp_5f_code_5f_bash_5f_41.A1" office:value-type="string">
            <text:p text:style-name="Standard">1</text:p>
          </table:table-cell>
          <table:table-cell table:style-name="dvp_5f_code_5f_bash_5f_41.A1" office:value-type="string">
            <text:p text:style-name="Standard">1</text:p>
          </table:table-cell>
          <table:table-cell table:style-name="dvp_5f_code_5f_bash_5f_41.A1" office:value-type="string">
            <text:p text:style-name="Standard"/>
          </table:table-cell>
        </table:table-row>
        <table:table-row table:style-name="dvp_5f_code_5f_bash_5f_41.2">
          <table:table-cell table:style-name="dvp_5f_code_5f_bash_5f_41.A1" table:number-columns-spanned="6" office:value-type="string">
            <text:p text:style-name="dvp_5f_code">git reset --hard HEAD^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Les modifications qui étaient présentes dans le <text:span text:style-name="Italique">commit</text:span> supprimé sont supprimées.</text:p>
      <text:h text:style-name="Heading_20_2" text:outline-level="2">Comment supprimer les “n” derniers commits de la branche courante sans perdre les modifications ?</text:h>
      <table:table table:name="dvp_code_bash_42" table:style-name="dvp_5f_code_5f_bash_5f_42">
        <table:table-column table:style-name="dvp_5f_code_5f_bash_5f_42.A" table:number-columns-repeated="6"/>
        <table:table-row table:style-name="dvp_5f_code_5f_bash_5f_42.1">
          <table:table-cell table:style-name="dvp_5f_code_5f_bash_5f_42.A1" office:value-type="string">
            <text:p text:style-name="Standard"/>
          </table:table-cell>
          <table:table-cell table:style-name="dvp_5f_code_5f_bash_5f_42.A1" office:value-type="string">
            <text:p text:style-name="Standard">bash</text:p>
          </table:table-cell>
          <table:table-cell table:style-name="dvp_5f_code_5f_bash_5f_42.A1" office:value-type="string">
            <text:p text:style-name="Standard"/>
          </table:table-cell>
          <table:table-cell table:style-name="dvp_5f_code_5f_bash_5f_42.A1" office:value-type="string">
            <text:p text:style-name="Standard">1</text:p>
          </table:table-cell>
          <table:table-cell table:style-name="dvp_5f_code_5f_bash_5f_42.A1" office:value-type="string">
            <text:p text:style-name="Standard">1</text:p>
          </table:table-cell>
          <table:table-cell table:style-name="dvp_5f_code_5f_bash_5f_42.A1" office:value-type="string">
            <text:p text:style-name="Standard"/>
          </table:table-cell>
        </table:table-row>
        <table:table-row table:style-name="dvp_5f_code_5f_bash_5f_42.2">
          <table:table-cell table:style-name="dvp_5f_code_5f_bash_5f_42.A1" table:number-columns-spanned="6" office:value-type="string">
            <text:p text:style-name="dvp_5f_code">git reset --soft HEAD~3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Les trois derniers <text:span text:style-name="Italique">commits</text:span> sont supprimés. Les modifications des trois derniers <text:span text:style-name="Italique">commits</text:span> sont présentes <text:soft-page-break/>dans l’index.</text:p>
      <text:h text:style-name="Heading_20_2" text:outline-level="2">Comment supprimer les “n” derniers commits de la branche courante avec les modifications ?</text:h>
      <table:table table:name="dvp_code_bash_43" table:style-name="dvp_5f_code_5f_bash_5f_43">
        <table:table-column table:style-name="dvp_5f_code_5f_bash_5f_43.A" table:number-columns-repeated="6"/>
        <table:table-row table:style-name="dvp_5f_code_5f_bash_5f_43.1">
          <table:table-cell table:style-name="dvp_5f_code_5f_bash_5f_43.A1" office:value-type="string">
            <text:p text:style-name="Standard"/>
          </table:table-cell>
          <table:table-cell table:style-name="dvp_5f_code_5f_bash_5f_43.A1" office:value-type="string">
            <text:p text:style-name="Standard">bash</text:p>
          </table:table-cell>
          <table:table-cell table:style-name="dvp_5f_code_5f_bash_5f_43.A1" office:value-type="string">
            <text:p text:style-name="Standard"/>
          </table:table-cell>
          <table:table-cell table:style-name="dvp_5f_code_5f_bash_5f_43.A1" office:value-type="string">
            <text:p text:style-name="Standard">1</text:p>
          </table:table-cell>
          <table:table-cell table:style-name="dvp_5f_code_5f_bash_5f_43.A1" office:value-type="string">
            <text:p text:style-name="Standard">1</text:p>
          </table:table-cell>
          <table:table-cell table:style-name="dvp_5f_code_5f_bash_5f_43.A1" office:value-type="string">
            <text:p text:style-name="Standard"/>
          </table:table-cell>
        </table:table-row>
        <table:table-row table:style-name="dvp_5f_code_5f_bash_5f_43.2">
          <table:table-cell table:style-name="dvp_5f_code_5f_bash_5f_43.A1" table:number-columns-spanned="6" office:value-type="string">
            <text:p text:style-name="dvp_5f_code">git reset --hard HEAD~3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Les trois derniers <text:span text:style-name="Italique">commits</text:span> sont supprimés et les modifications qu’ils comportaient le sont avec.</text:p>
      <text:h text:style-name="Heading_20_2" text:outline-level="2">Comment ajouter un commit d’une branche A dans une branche B sans effectuer un merge (cherry-pick) ?</text:h>
      <text:p text:style-name="Standard">Vous devez avoir <text:change-start text:change-id="ct450410912"/><text:span text:style-name="T9">effectué un </text:span><text:change-end text:change-id="ct450410912"/><text:span text:style-name="Teletype">checkout</text:span> <text:change-start text:change-id="ct450411584"/><text:span text:style-name="T9">de </text:span><text:change-end text:change-id="ct450411584"/>la branche de destination, puis vous exécutez un <text:span text:style-name="Teletype">cherry-pick</text:span> en lui passant en paramètre le hash du <text:span text:style-name="Italique">commit</text:span> désiré.</text:p>
      <text:p text:style-name="Standard">Par exemple pour ajouter le <text:span text:style-name="Italique">commit</text:span> <text:span text:style-name="Teletype">1234abcd</text:span> à la branche <text:span text:style-name="Teletype">master</text:span> :</text:p>
      <table:table table:name="dvp_code_bash_44" table:style-name="dvp_5f_code_5f_bash_5f_44">
        <table:table-column table:style-name="dvp_5f_code_5f_bash_5f_44.A" table:number-columns-repeated="6"/>
        <table:table-row table:style-name="dvp_5f_code_5f_bash_5f_44.1">
          <table:table-cell table:style-name="dvp_5f_code_5f_bash_5f_44.A1" office:value-type="string">
            <text:p text:style-name="Standard"/>
          </table:table-cell>
          <table:table-cell table:style-name="dvp_5f_code_5f_bash_5f_44.A1" office:value-type="string">
            <text:p text:style-name="Standard">bash</text:p>
          </table:table-cell>
          <table:table-cell table:style-name="dvp_5f_code_5f_bash_5f_44.A1" office:value-type="string">
            <text:p text:style-name="Standard"/>
          </table:table-cell>
          <table:table-cell table:style-name="dvp_5f_code_5f_bash_5f_44.A1" office:value-type="string">
            <text:p text:style-name="Standard">1</text:p>
          </table:table-cell>
          <table:table-cell table:style-name="dvp_5f_code_5f_bash_5f_44.A1" office:value-type="string">
            <text:p text:style-name="Standard">1</text:p>
          </table:table-cell>
          <table:table-cell table:style-name="dvp_5f_code_5f_bash_5f_44.A1" office:value-type="string">
            <text:p text:style-name="Standard"/>
          </table:table-cell>
        </table:table-row>
        <table:table-row table:style-name="dvp_5f_code_5f_bash_5f_44.2">
          <table:table-cell table:style-name="dvp_5f_code_5f_bash_5f_44.A1" table:number-columns-spanned="6" office:value-type="string">
            <text:p text:style-name="dvp_5f_code">git checkout master<text:line-break/>git cherry-pick 1234abcd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h text:style-name="Heading_20_2" text:outline-level="2">Comment ajouter un commit provenant d’une branche d’un autre dépôt à la branche courante de ce dépôt ? (cherry-pick)</text:h>
      <text:p text:style-name="Standard">L’astuce consiste à ajouter le dépôt source en tant que <text:span text:style-name="Teletype">remote</text:span> du dépôt courant et à <text:change-start text:change-id="ct450411808"/><text:span text:style-name="T9">faire un </text:span><text:change-end text:change-id="ct450411808"/><text:span text:style-name="Teletype">fetch</text:span> (et seulement <text:span text:style-name="Teletype">fetch</text:span>) <text:change-start text:change-id="ct450412032"/><text:span text:style-name="T9">de </text:span><text:change-end text:change-id="ct450412032"/>ses branches.</text:p>
      <text:p text:style-name="Standard">Par exemple pour ajouter à <text:span text:style-name="Teletype">master</text:span> le <text:span text:style-name="Italique">commit</text:span> <text:span text:style-name="Teletype">1234abcd</text:span> existant sur le dépôt <text:span text:style-name="Teletype">boubou</text:span> de l’utilisateur <text:span text:style-name="Teletype">toto</text:span> la marche à suivre est la suivante :</text:p>
      <table:table table:name="dvp_code_bash_45" table:style-name="dvp_5f_code_5f_bash_5f_45">
        <table:table-column table:style-name="dvp_5f_code_5f_bash_5f_45.A" table:number-columns-repeated="6"/>
        <table:table-row table:style-name="dvp_5f_code_5f_bash_5f_45.1">
          <table:table-cell table:style-name="dvp_5f_code_5f_bash_5f_45.A1" office:value-type="string">
            <text:p text:style-name="Standard"/>
          </table:table-cell>
          <table:table-cell table:style-name="dvp_5f_code_5f_bash_5f_45.A1" office:value-type="string">
            <text:p text:style-name="Standard">bash</text:p>
          </table:table-cell>
          <table:table-cell table:style-name="dvp_5f_code_5f_bash_5f_45.A1" office:value-type="string">
            <text:p text:style-name="Standard"/>
          </table:table-cell>
          <table:table-cell table:style-name="dvp_5f_code_5f_bash_5f_45.A1" office:value-type="string">
            <text:p text:style-name="Standard">1</text:p>
          </table:table-cell>
          <table:table-cell table:style-name="dvp_5f_code_5f_bash_5f_45.A1" office:value-type="string">
            <text:p text:style-name="Standard">1</text:p>
          </table:table-cell>
          <table:table-cell table:style-name="dvp_5f_code_5f_bash_5f_45.A1" office:value-type="string">
            <text:p text:style-name="Standard"/>
          </table:table-cell>
        </table:table-row>
        <table:table-row table:style-name="dvp_5f_code_5f_bash_5f_45.2">
          <table:table-cell table:style-name="dvp_5f_code_5f_bash_5f_45.A1" table:number-columns-spanned="6" office:value-type="string">
            <text:p text:style-name="dvp_5f_code">git remote add boubou git://github.com/toto/boubou.git<text:line-break/><text:soft-page-break/>git fetch boubou<text:line-break/>git checkout master<text:line-break/>git cherry-pick 1234abcd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h text:style-name="Heading_20_2" text:outline-level="2">Comment annuler un commit existant (revert) ?</text:h>
      <text:p text:style-name="Standard"><text:change text:change-id="ct410087728"/><text:change-start text:change-id="ct410088176"/><office:annotation><dc:creator>bruno barthel</dc:creator><dc:date>2019-04-24T10:49:36.194000000</dc:date><text:p text:style-name="P11"><text:span text:style-name="T40">Le titre du § est « comment annuler un commit existant »</text:span></text:p><text:p text:style-name="P11"><text:span text:style-name="T40">Du coup cette phrase est inutile</text:span></text:p></office:annotation><text:change-end text:change-id="ct410088176"/><text:line-break/><text:change text:change-id="ct410087280"/><text:change-start text:change-id="ct410085264"/><text:span text:style-name="T10">U</text:span><text:change-end text:change-id="ct410085264"/><text:change text:change-id="ct410086384"/>ne pratique essentielle est de ne jamais réécrire ou supprimer un historique qui a été publié et qui a donc pu être récupéré par un autre utilisateur.</text:p>
      <text:p text:style-name="Standard">Le <text:span text:style-name="Teletype">revert</text:span> ne supprime rien, il crée un nouveau <text:span text:style-name="Italique">commit</text:span> qui est un miroir inverse du <text:span text:style-name="Italique">commit</text:span> source.</text:p>
      <table:table table:name="dvp_code_bash_46" table:style-name="dvp_5f_code_5f_bash_5f_46">
        <table:table-column table:style-name="dvp_5f_code_5f_bash_5f_46.A" table:number-columns-repeated="6"/>
        <table:table-row table:style-name="dvp_5f_code_5f_bash_5f_46.1">
          <table:table-cell table:style-name="dvp_5f_code_5f_bash_5f_46.A1" office:value-type="string">
            <text:p text:style-name="Standard"/>
          </table:table-cell>
          <table:table-cell table:style-name="dvp_5f_code_5f_bash_5f_46.A1" office:value-type="string">
            <text:p text:style-name="Standard">bash</text:p>
          </table:table-cell>
          <table:table-cell table:style-name="dvp_5f_code_5f_bash_5f_46.A1" office:value-type="string">
            <text:p text:style-name="Standard"/>
          </table:table-cell>
          <table:table-cell table:style-name="dvp_5f_code_5f_bash_5f_46.A1" office:value-type="string">
            <text:p text:style-name="Standard">1</text:p>
          </table:table-cell>
          <table:table-cell table:style-name="dvp_5f_code_5f_bash_5f_46.A1" office:value-type="string">
            <text:p text:style-name="Standard">1</text:p>
          </table:table-cell>
          <table:table-cell table:style-name="dvp_5f_code_5f_bash_5f_46.A1" office:value-type="string">
            <text:p text:style-name="Standard"/>
          </table:table-cell>
        </table:table-row>
        <table:table-row table:style-name="dvp_5f_code_5f_bash_5f_46.2">
          <table:table-cell table:style-name="dvp_5f_code_5f_bash_5f_46.A1" table:number-columns-spanned="6" office:value-type="string">
            <text:p text:style-name="dvp_5f_code">git revert 1234abcd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Cette commande ajoute à la branche courante un nouveau <text:span text:style-name="Italique">commit</text:span> qui sera l’exact inverse du <text:span text:style-name="Italique">commit</text:span> <text:span text:style-name="Teletype">1234abcd</text:span>.<text:change-start text:change-id="ct501590112"/> <text:span text:style-name="T10">C’est la seule b</text:span><text:change-end text:change-id="ct501590112"/><text:change-start text:change-id="ct501535072"/><text:span text:style-name="T10">onne manière d’annuler un commit existant.</text:span><text:change-end text:change-id="ct501535072"/></text:p>
      <text:h text:style-name="Heading_20_1" text:outline-level="1">Les branches</text:h>
      <text:h text:style-name="Heading_20_2" text:outline-level="2">Qu’est-ce qu’une branche ?</text:h>
      <text:p text:style-name="Standard">Conceptuellement, une branche est une ligne de développement dont le but est d’ajouter de nouveaux <text:span text:style-name="Italique">commits</text:span> à l’arbre des <text:span text:style-name="Italique">commits</text:span> constituants le dépôt.</text:p>
      <text:p text:style-name="Standard">C’est depuis une branche que l’utilisateur :</text:p>
      <text:list xml:id="list224310526773890" text:style-name="List_20_1">
        <text:list-item>
          <text:p text:style-name="P6">modifie le répertoire de travail <text:span text:style-name="Italique">working directory</text:span> (modification des sources) ;</text:p>
        </text:list-item>
        <text:list-item>
          <text:p text:style-name="P6">ajoute à l’index ces modifications ;</text:p>
        </text:list-item>
        <text:list-item>
          <text:p text:style-name="P6">et qu’il crée des <text:span text:style-name="Italique">commits</text:span>.</text:p>
        </text:list-item>
      </text:list>
      <text:p text:style-name="Standard">Techniquement, une branche est une référence sur le dernier <text:span text:style-name="Italique">commit</text:span> d’une série de <text:span text:style-name="Italique">commits</text:span>. Tous les <text:span text:style-name="Italique">commits</text:span> descendants font donc parti<text:change-start text:change-id="ct501536640"/><text:span text:style-name="T10">e</text:span><text:change-end text:change-id="ct501536640"/> de la branche.</text:p>
      <text:p text:style-name="Standard"><text:soft-page-break/>Ainsi, manipuler une branche est une opération très rapide à exécuter puisqu’il s’agit d’un pointeur et non d’un cont<text:change-start text:change-id="ct501538432"/><text:span text:style-name="T10">eneur</text:span><text:change-end text:change-id="ct501538432"/><text:change text:change-id="ct410085936"/>.</text:p>
      <text:h text:style-name="Heading_20_2" text:outline-level="2">Comment lister les branches locales ?</text:h>
      <table:table table:name="dvp_code_bash_47" table:style-name="dvp_5f_code_5f_bash_5f_47">
        <table:table-column table:style-name="dvp_5f_code_5f_bash_5f_47.A" table:number-columns-repeated="6"/>
        <table:table-row table:style-name="dvp_5f_code_5f_bash_5f_47.1">
          <table:table-cell table:style-name="dvp_5f_code_5f_bash_5f_47.A1" office:value-type="string">
            <text:p text:style-name="Standard"/>
          </table:table-cell>
          <table:table-cell table:style-name="dvp_5f_code_5f_bash_5f_47.A1" office:value-type="string">
            <text:p text:style-name="Standard">bash</text:p>
          </table:table-cell>
          <table:table-cell table:style-name="dvp_5f_code_5f_bash_5f_47.A1" office:value-type="string">
            <text:p text:style-name="Standard"/>
          </table:table-cell>
          <table:table-cell table:style-name="dvp_5f_code_5f_bash_5f_47.A1" office:value-type="string">
            <text:p text:style-name="Standard">1</text:p>
          </table:table-cell>
          <table:table-cell table:style-name="dvp_5f_code_5f_bash_5f_47.A1" office:value-type="string">
            <text:p text:style-name="Standard">1</text:p>
          </table:table-cell>
          <table:table-cell table:style-name="dvp_5f_code_5f_bash_5f_47.A1" office:value-type="string">
            <text:p text:style-name="Standard"/>
          </table:table-cell>
        </table:table-row>
        <table:table-row table:style-name="dvp_5f_code_5f_bash_5f_47.2">
          <table:table-cell table:style-name="dvp_5f_code_5f_bash_5f_47.A1" table:number-columns-spanned="6" office:value-type="string">
            <text:p text:style-name="dvp_5f_code">$ git branch -l<text:line-break/>* master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h text:style-name="Heading_20_2" text:outline-level="2">Comment lister toutes les branches (locales, distantes, traquées, non-traquées) ?</text:h>
      <table:table table:name="dvp_code_bash_48" table:style-name="dvp_5f_code_5f_bash_5f_48">
        <table:table-column table:style-name="dvp_5f_code_5f_bash_5f_48.A" table:number-columns-repeated="6"/>
        <table:table-row table:style-name="dvp_5f_code_5f_bash_5f_48.1">
          <table:table-cell table:style-name="dvp_5f_code_5f_bash_5f_48.A1" office:value-type="string">
            <text:p text:style-name="Standard"/>
          </table:table-cell>
          <table:table-cell table:style-name="dvp_5f_code_5f_bash_5f_48.A1" office:value-type="string">
            <text:p text:style-name="Standard">bash</text:p>
          </table:table-cell>
          <table:table-cell table:style-name="dvp_5f_code_5f_bash_5f_48.A1" office:value-type="string">
            <text:p text:style-name="Standard"/>
          </table:table-cell>
          <table:table-cell table:style-name="dvp_5f_code_5f_bash_5f_48.A1" office:value-type="string">
            <text:p text:style-name="Standard">1</text:p>
          </table:table-cell>
          <table:table-cell table:style-name="dvp_5f_code_5f_bash_5f_48.A1" office:value-type="string">
            <text:p text:style-name="Standard">1</text:p>
          </table:table-cell>
          <table:table-cell table:style-name="dvp_5f_code_5f_bash_5f_48.A1" office:value-type="string">
            <text:p text:style-name="Standard"/>
          </table:table-cell>
        </table:table-row>
        <table:table-row table:style-name="dvp_5f_code_5f_bash_5f_48.2">
          <table:table-cell table:style-name="dvp_5f_code_5f_bash_5f_48.A1" table:number-columns-spanned="6" office:value-type="string">
            <text:p text:style-name="dvp_5f_code">$ git remote show origin<text:line-break/><text:line-break/>* distante origin<text:line-break/> <text:s/>URL de rapatriement : https://github.com/&lt;user&gt;/&lt;repo&gt;.git<text:line-break/> <text:s/>URL push : https://github.com/&lt;user&gt;/&lt;repo&gt;.git<text:line-break/> <text:s/>Branche HEAD : master<text:line-break/> <text:s/>Branche distante :<text:line-break/> <text:s text:c="3"/>master suivi<text:line-break/> <text:s/>Branche locale configurée pour 'git pull' :<text:line-break/> <text:s text:c="3"/>master fusionne avec la distante master<text:line-break/> <text:s/>Référence locale configurée pour 'git push' :<text:line-break/> <text:s text:c="3"/>master pousse vers master (à jour)<text:line-break/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h text:style-name="Heading_20_2" text:outline-level="2">Comment créer une branche ?</text:h>
      <table:table table:name="dvp_code_bash_49" table:style-name="dvp_5f_code_5f_bash_5f_49">
        <table:table-column table:style-name="dvp_5f_code_5f_bash_5f_49.A" table:number-columns-repeated="6"/>
        <table:table-row table:style-name="dvp_5f_code_5f_bash_5f_49.1">
          <table:table-cell table:style-name="dvp_5f_code_5f_bash_5f_49.A1" office:value-type="string">
            <text:p text:style-name="Standard"/>
          </table:table-cell>
          <table:table-cell table:style-name="dvp_5f_code_5f_bash_5f_49.A1" office:value-type="string">
            <text:p text:style-name="Standard">bash</text:p>
          </table:table-cell>
          <table:table-cell table:style-name="dvp_5f_code_5f_bash_5f_49.A1" office:value-type="string">
            <text:p text:style-name="Standard"/>
          </table:table-cell>
          <table:table-cell table:style-name="dvp_5f_code_5f_bash_5f_49.A1" office:value-type="string">
            <text:p text:style-name="Standard">1</text:p>
          </table:table-cell>
          <table:table-cell table:style-name="dvp_5f_code_5f_bash_5f_49.A1" office:value-type="string">
            <text:p text:style-name="Standard">1</text:p>
          </table:table-cell>
          <table:table-cell table:style-name="dvp_5f_code_5f_bash_5f_49.A1" office:value-type="string">
            <text:p text:style-name="Standard"/>
          </table:table-cell>
        </table:table-row>
        <table:table-row table:style-name="dvp_5f_code_5f_bash_5f_49.2">
          <table:table-cell table:style-name="dvp_5f_code_5f_bash_5f_49.A1" table:number-columns-spanned="6" office:value-type="string">
            <text:p text:style-name="dvp_5f_code">git checkout -b &lt;nom-branche&gt;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Cette commande a pour effet <text:change-start text:change-id="ct410085712"/><text:span text:style-name="T10">de créer </text:span><text:change-end text:change-id="ct410085712"/>une branche sur la base de celle actuellement active<text:change-start text:change-id="ct410084816"/>,<text:change-end text:change-id="ct410084816"/> puis de<text:change-start text:change-id="ct410086160"/> <text:span text:style-name="T10">faire </text:span><text:soft-page-break/><text:span text:style-name="T10">un</text:span><text:change-end text:change-id="ct410086160"/> <text:span text:style-name="Teletype">checkout</text:span> <text:change-start text:change-id="ct410086608"/><text:span text:style-name="T10">de </text:span><text:change-end text:change-id="ct410086608"/>la branche nouvellement créée (la rendre active).</text:p>
      <text:p text:style-name="Standard">Cette création est évidemment seulement locale.</text:p>
      <text:h text:style-name="Heading_20_2" text:outline-level="2">Comment créer une branche sur une dépôt distant ?</text:h>
      <text:p text:style-name="Standard">Il faut créer la branche en local<text:change-start text:change-id="ct410087056"/>,<text:change-end text:change-id="ct410087056"/> puis la pousser sur le dépôt distant :</text:p>
      <table:table table:name="dvp_code_bash_50" table:style-name="dvp_5f_code_5f_bash_5f_50">
        <table:table-column table:style-name="dvp_5f_code_5f_bash_5f_50.A" table:number-columns-repeated="6"/>
        <table:table-row table:style-name="dvp_5f_code_5f_bash_5f_50.1">
          <table:table-cell table:style-name="dvp_5f_code_5f_bash_5f_50.A1" office:value-type="string">
            <text:p text:style-name="Standard"/>
          </table:table-cell>
          <table:table-cell table:style-name="dvp_5f_code_5f_bash_5f_50.A1" office:value-type="string">
            <text:p text:style-name="Standard">bash</text:p>
          </table:table-cell>
          <table:table-cell table:style-name="dvp_5f_code_5f_bash_5f_50.A1" office:value-type="string">
            <text:p text:style-name="Standard"/>
          </table:table-cell>
          <table:table-cell table:style-name="dvp_5f_code_5f_bash_5f_50.A1" office:value-type="string">
            <text:p text:style-name="Standard">1</text:p>
          </table:table-cell>
          <table:table-cell table:style-name="dvp_5f_code_5f_bash_5f_50.A1" office:value-type="string">
            <text:p text:style-name="Standard">1</text:p>
          </table:table-cell>
          <table:table-cell table:style-name="dvp_5f_code_5f_bash_5f_50.A1" office:value-type="string">
            <text:p text:style-name="Standard"/>
          </table:table-cell>
        </table:table-row>
        <table:table-row table:style-name="dvp_5f_code_5f_bash_5f_50.2">
          <table:table-cell table:style-name="dvp_5f_code_5f_bash_5f_50.A1" table:number-columns-spanned="6" office:value-type="string">
            <text:p text:style-name="dvp_5f_code">git checkout -b &lt;nom-branche&gt;<text:line-break/>git push &lt;nom-remote&gt; &lt;nom-branche&gt;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h text:style-name="Heading_20_2" text:outline-level="2">Comment supprimer une branche ?</text:h>
      <table:table table:name="dvp_code_bash_51" table:style-name="dvp_5f_code_5f_bash_5f_51">
        <table:table-column table:style-name="dvp_5f_code_5f_bash_5f_51.A" table:number-columns-repeated="6"/>
        <table:table-row table:style-name="dvp_5f_code_5f_bash_5f_51.1">
          <table:table-cell table:style-name="dvp_5f_code_5f_bash_5f_51.A1" office:value-type="string">
            <text:p text:style-name="Standard"/>
          </table:table-cell>
          <table:table-cell table:style-name="dvp_5f_code_5f_bash_5f_51.A1" office:value-type="string">
            <text:p text:style-name="Standard">bash</text:p>
          </table:table-cell>
          <table:table-cell table:style-name="dvp_5f_code_5f_bash_5f_51.A1" office:value-type="string">
            <text:p text:style-name="Standard"/>
          </table:table-cell>
          <table:table-cell table:style-name="dvp_5f_code_5f_bash_5f_51.A1" office:value-type="string">
            <text:p text:style-name="Standard">1</text:p>
          </table:table-cell>
          <table:table-cell table:style-name="dvp_5f_code_5f_bash_5f_51.A1" office:value-type="string">
            <text:p text:style-name="Standard">1</text:p>
          </table:table-cell>
          <table:table-cell table:style-name="dvp_5f_code_5f_bash_5f_51.A1" office:value-type="string">
            <text:p text:style-name="Standard"/>
          </table:table-cell>
        </table:table-row>
        <table:table-row table:style-name="dvp_5f_code_5f_bash_5f_51.2">
          <table:table-cell table:style-name="dvp_5f_code_5f_bash_5f_51.A1" table:number-columns-spanned="6" office:value-type="string">
            <text:p text:style-name="dvp_5f_code">git branch -D &lt;nom-branche&gt;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L’option <text:span text:style-name="Teletype">-d</text:span> peut être utilisée à la place de l’option <text:span text:style-name="Teletype">-D</text:span> mais seulement si la branche a auparavant été<text:change-start text:change-id="ct397104464"/> <text:span text:style-name="T10">fusionnée par</text:span><text:change-end text:change-id="ct397104464"/> <text:span text:style-name="Teletype">merge</text:span> dans la branche parente.</text:p>
      <text:h text:style-name="Heading_20_2" text:outline-level="2">Comment supprimer une branche distante ?</text:h>
      <table:table table:name="dvp_code_bash_52" table:style-name="dvp_5f_code_5f_bash_5f_52">
        <table:table-column table:style-name="dvp_5f_code_5f_bash_5f_52.A" table:number-columns-repeated="6"/>
        <table:table-row table:style-name="dvp_5f_code_5f_bash_5f_52.1">
          <table:table-cell table:style-name="dvp_5f_code_5f_bash_5f_52.A1" office:value-type="string">
            <text:p text:style-name="Standard"/>
          </table:table-cell>
          <table:table-cell table:style-name="dvp_5f_code_5f_bash_5f_52.A1" office:value-type="string">
            <text:p text:style-name="Standard">bash</text:p>
          </table:table-cell>
          <table:table-cell table:style-name="dvp_5f_code_5f_bash_5f_52.A1" office:value-type="string">
            <text:p text:style-name="Standard"/>
          </table:table-cell>
          <table:table-cell table:style-name="dvp_5f_code_5f_bash_5f_52.A1" office:value-type="string">
            <text:p text:style-name="Standard">1</text:p>
          </table:table-cell>
          <table:table-cell table:style-name="dvp_5f_code_5f_bash_5f_52.A1" office:value-type="string">
            <text:p text:style-name="Standard">1</text:p>
          </table:table-cell>
          <table:table-cell table:style-name="dvp_5f_code_5f_bash_5f_52.A1" office:value-type="string">
            <text:p text:style-name="Standard"/>
          </table:table-cell>
        </table:table-row>
        <table:table-row table:style-name="dvp_5f_code_5f_bash_5f_52.2">
          <table:table-cell table:style-name="dvp_5f_code_5f_bash_5f_52.A1" table:number-columns-spanned="6" office:value-type="string">
            <text:p text:style-name="dvp_5f_code">git push &lt;nom-remote&gt; --delete &lt;nom-branche&gt;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La branche à supprimer doit avoir été fusionnée dans son parent<text:change-start text:change-id="ct397106704"/>,<text:change-end text:change-id="ct397106704"/> sinon la suppression sera refusée.</text:p>
      <text:h text:style-name="Heading_20_2" text:outline-level="2"><text:soft-page-break/>Comment renommer une branche ?</text:h>
      <table:table table:name="dvp_code_bash_53" table:style-name="dvp_5f_code_5f_bash_5f_53">
        <table:table-column table:style-name="dvp_5f_code_5f_bash_5f_53.A" table:number-columns-repeated="6"/>
        <table:table-row table:style-name="dvp_5f_code_5f_bash_5f_53.1">
          <table:table-cell table:style-name="dvp_5f_code_5f_bash_5f_53.A1" office:value-type="string">
            <text:p text:style-name="Standard"/>
          </table:table-cell>
          <table:table-cell table:style-name="dvp_5f_code_5f_bash_5f_53.A1" office:value-type="string">
            <text:p text:style-name="Standard">bash</text:p>
          </table:table-cell>
          <table:table-cell table:style-name="dvp_5f_code_5f_bash_5f_53.A1" office:value-type="string">
            <text:p text:style-name="Standard"/>
          </table:table-cell>
          <table:table-cell table:style-name="dvp_5f_code_5f_bash_5f_53.A1" office:value-type="string">
            <text:p text:style-name="Standard">1</text:p>
          </table:table-cell>
          <table:table-cell table:style-name="dvp_5f_code_5f_bash_5f_53.A1" office:value-type="string">
            <text:p text:style-name="Standard">1</text:p>
          </table:table-cell>
          <table:table-cell table:style-name="dvp_5f_code_5f_bash_5f_53.A1" office:value-type="string">
            <text:p text:style-name="Standard"/>
          </table:table-cell>
        </table:table-row>
        <table:table-row table:style-name="dvp_5f_code_5f_bash_5f_53.2">
          <table:table-cell table:style-name="dvp_5f_code_5f_bash_5f_53.A1" table:number-columns-spanned="6" office:value-type="string">
            <text:p text:style-name="dvp_5f_code">git branch -m &lt;nouveau-nom&gt;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<text:change-start text:change-id="ct501586688"/><text:span text:style-name="T10">Cette commande n</text:span><text:change-end text:change-id="ct501586688"/><text:change text:change-id="ct409024544"/>e fonctionnera pas si <text:span text:style-name="Teletype">&lt;nouveau-nom&gt;</text:span> est déjà utilisé pour un nom de branche.</text:p>
      <text:h text:style-name="Heading_20_2" text:outline-level="2">Comment comparer deux branches ?</text:h>
      <text:p text:style-name="Standard">Il y a deux axes de comparaison possibles, on peut vouloir comparer :</text:p>
      <text:list xml:id="list224312022308468" text:style-name="List_20_1">
        <text:list-item>
          <text:p text:style-name="P6">les séries de <text:span text:style-name="Italique">commits</text:span> des branches (les historiques des <text:span text:style-name="Italique">commits</text:span>) ;</text:p>
        </text:list-item>
        <text:list-item>
          <text:p text:style-name="P6">l’état des fichiers (les contenus des <text:span text:style-name="Italique">commits</text:span>).</text:p>
        </text:list-item>
      </text:list>
      <text:h text:style-name="Heading_20_2" text:outline-level="2">Comment comparer deux branches pour connaître les historiques des commits ?</text:h>
      <text:p text:style-name="Standard"><text:change text:change-id="ct409022976"/></text:p>
      <text:p text:style-name="Standard">Pour comparer les historiques de deux branches, on se réf<text:change-start text:change-id="ct409022304"/><text:span text:style-name="T10">é</text:span><text:change-end text:change-id="ct409022304"/><text:change text:change-id="ct409026336"/>rera à la commande <text:span text:style-name="Teletype">git log</text:span>, pour comparer l’état des fichiers on se réf<text:change-start text:change-id="ct409028352"/><text:span text:style-name="T10">é</text:span><text:change-end text:change-id="ct409028352"/><text:change text:change-id="ct409022752"/>rera à la commande <text:span text:style-name="Teletype">git diff</text:span>.</text:p>
      <text:h text:style-name="Heading_20_2" text:outline-level="2">Comment comparer deux branches pour connaître les contenus des commits ?</text:h>
      <text:p text:style-name="Standard"><text:change text:change-id="ct409023200"/></text:p>
      <text:p text:style-name="Standard"><text:change text:change-id="ct409023872"/><text:change-start text:change-id="ct409024096"/><text:span text:style-name="T10">Le type de comparaison</text:span><text:change-end text:change-id="ct409024096"/> est déterminé par les <text:span text:style-name="Italique">range operator</text:span> <text:span text:style-name="T19">« </text:span>double dot<text:span text:style-name="T19"> »</text:span> (<text:span text:style-name="Teletype">..</text:span>) et <text:span text:style-name="T19">« </text:span>triple dot<text:span text:style-name="T19"> »</text:span> (<text:span text:style-name="Teletype">...</text:span>).</text:p>
      <text:p text:style-name="Standard">L’usage se fait de cette manière : <text:span text:style-name="Teletype">git log A..B</text:span> ou <text:span text:style-name="Teletype">git diff A..B</text:span>.</text:p>
      <text:p text:style-name="Standard">Attention, selon la commande utilisée (<text:span text:style-name="Teletype">log</text:span> ou <text:span text:style-name="Teletype">diff</text:span>), la sémantique des opérateurs est différente.</text:p>
      <text:p text:style-name="Standard">Dans le cas de <text:span text:style-name="Teletype">git log</text:span>.</text:p>
      <text:list xml:id="list224310842980349" text:style-name="List_20_1">
        <text:list-item>
          <text:p text:style-name="P6"><text:soft-page-break/><text:span text:style-name="Teletype">..</text:span> permet de conna<text:change-start text:change-id="ct500385024"/><text:span text:style-name="T11">î</text:span><text:change-end text:change-id="ct500385024"/><text:change text:change-id="ct500384576"/>tre les éléments présents dans l’un mais pas dans l’autre.</text:p>
        </text:list-item>
        <text:list-item>
          <text:p text:style-name="P6"><text:span text:style-name="Teletype">...</text:span> permet de conna<text:change-start text:change-id="ct450413824"/><text:span text:style-name="T11">î</text:span><text:change-end text:change-id="ct450413824"/><text:change text:change-id="ct450412256"/>tre tous les éléments qui ne sont pas partagés.</text:p>
        </text:list-item>
      </text:list>
      <text:p text:style-name="Standard">Dans le cas de <text:span text:style-name="Teletype">git diff</text:span>.</text:p>
      <text:list xml:id="list224312313825544" text:style-name="List_20_1">
        <text:list-item>
          <text:p text:style-name="P6"><text:span text:style-name="Teletype">..</text:span> permet de conna<text:change-start text:change-id="ct449629040"/><text:span text:style-name="T11">î</text:span><text:change-end text:change-id="ct449629040"/><text:change text:change-id="ct449623440"/>tre les différences de contenu entre les têtes (dernier <text:span text:style-name="Italique">commit</text:span>, nommé souvent <text:span text:style-name="Italique">tip</text:span> en anglais) des deux branches.</text:p>
        </text:list-item>
        <text:list-item>
          <text:p text:style-name="P6"><text:span text:style-name="Teletype">...</text:span> permet de conna<text:change-start text:change-id="ct499189904"/><text:span text:style-name="T11">î</text:span><text:change-end text:change-id="ct499189904"/><text:change text:change-id="ct499189456"/>tre les différences entre la tête de B et la <text:span text:style-name="Italique">merge base</text:span> (le dernier <text:span text:style-name="Italique">commit</text:span> commun dans l’arbre) commune avec A.</text:p>
        </text:list-item>
      </text:list>
      <text:h text:style-name="Heading_20_2" text:outline-level="2">Comment comparer les historiques de deux branches ?</text:h>
      <text:p text:style-name="Standard">Si je souhaite conna<text:change-start text:change-id="ct410085040"/><text:span text:style-name="T11">î</text:span><text:change-end text:change-id="ct410085040"/><text:change text:change-id="ct500384352"/>tre la liste des <text:span text:style-name="Italique">commits</text:span> existants dans <text:span text:style-name="Teletype">release/v1.0.0</text:span> et qui n’existent pas dans <text:span text:style-name="Teletype">master</text:span> :</text:p>
      <table:table table:name="dvp_code_bash_54" table:style-name="dvp_5f_code_5f_bash_5f_54">
        <table:table-column table:style-name="dvp_5f_code_5f_bash_5f_54.A" table:number-columns-repeated="6"/>
        <table:table-row table:style-name="dvp_5f_code_5f_bash_5f_54.1">
          <table:table-cell table:style-name="dvp_5f_code_5f_bash_5f_54.A1" office:value-type="string">
            <text:p text:style-name="Standard"/>
          </table:table-cell>
          <table:table-cell table:style-name="dvp_5f_code_5f_bash_5f_54.A1" office:value-type="string">
            <text:p text:style-name="Standard">bash</text:p>
          </table:table-cell>
          <table:table-cell table:style-name="dvp_5f_code_5f_bash_5f_54.A1" office:value-type="string">
            <text:p text:style-name="Standard"/>
          </table:table-cell>
          <table:table-cell table:style-name="dvp_5f_code_5f_bash_5f_54.A1" office:value-type="string">
            <text:p text:style-name="Standard">1</text:p>
          </table:table-cell>
          <table:table-cell table:style-name="dvp_5f_code_5f_bash_5f_54.A1" office:value-type="string">
            <text:p text:style-name="Standard">1</text:p>
          </table:table-cell>
          <table:table-cell table:style-name="dvp_5f_code_5f_bash_5f_54.A1" office:value-type="string">
            <text:p text:style-name="Standard"/>
          </table:table-cell>
        </table:table-row>
        <table:table-row table:style-name="dvp_5f_code_5f_bash_5f_54.2">
          <table:table-cell table:style-name="dvp_5f_code_5f_bash_5f_54.A1" table:number-columns-spanned="6" office:value-type="string">
            <text:p text:style-name="dvp_5f_code">git log release/v1.0.0..master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Pour conna<text:change-start text:change-id="ct409029472"/><text:span text:style-name="T11">î</text:span><text:change-end text:change-id="ct409029472"/><text:change text:change-id="ct409028576"/>tre la liste des <text:span text:style-name="Italique">commits</text:span> existants dans <text:span text:style-name="Teletype">master</text:span> et qui n’existent pas dans <text:span text:style-name="Teletype">release/v1.0.0</text:span>, on inverse simplement l’ordre :</text:p>
      <table:table table:name="dvp_code_bash_55" table:style-name="dvp_5f_code_5f_bash_5f_55">
        <table:table-column table:style-name="dvp_5f_code_5f_bash_5f_55.A" table:number-columns-repeated="6"/>
        <table:table-row table:style-name="dvp_5f_code_5f_bash_5f_55.1">
          <table:table-cell table:style-name="dvp_5f_code_5f_bash_5f_55.A1" office:value-type="string">
            <text:p text:style-name="Standard"/>
          </table:table-cell>
          <table:table-cell table:style-name="dvp_5f_code_5f_bash_5f_55.A1" office:value-type="string">
            <text:p text:style-name="Standard">bash</text:p>
          </table:table-cell>
          <table:table-cell table:style-name="dvp_5f_code_5f_bash_5f_55.A1" office:value-type="string">
            <text:p text:style-name="Standard"/>
          </table:table-cell>
          <table:table-cell table:style-name="dvp_5f_code_5f_bash_5f_55.A1" office:value-type="string">
            <text:p text:style-name="Standard">1</text:p>
          </table:table-cell>
          <table:table-cell table:style-name="dvp_5f_code_5f_bash_5f_55.A1" office:value-type="string">
            <text:p text:style-name="Standard">1</text:p>
          </table:table-cell>
          <table:table-cell table:style-name="dvp_5f_code_5f_bash_5f_55.A1" office:value-type="string">
            <text:p text:style-name="Standard"/>
          </table:table-cell>
        </table:table-row>
        <table:table-row table:style-name="dvp_5f_code_5f_bash_5f_55.2">
          <table:table-cell table:style-name="dvp_5f_code_5f_bash_5f_55.A1" table:number-columns-spanned="6" office:value-type="string">
            <text:p text:style-name="dvp_5f_code">git log master..release/v1.0.0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Certaines options de la commande <text:span text:style-name="Teletype">log</text:span> sont très pratiques pour affiner l’affichage brut de <text:span text:style-name="Teletype">git log</text:span>, elles peuvent être combinées.</text:p>
      <text:list xml:id="list224311613583602" text:style-name="List_20_1">
        <text:list-item>
          <text:p text:style-name="P6"><text:span text:style-name="Teletype">--oneline</text:span> permet de limiter l’affichage de chaque <text:span text:style-name="Italique">commit</text:span> sur une seule ligne.</text:p>
        </text:list-item>
        <text:list-item>
          <text:p text:style-name="P6"><text:span text:style-name="Teletype">--stat</text:span> affiche la liste des fichiers modifiés et le nombre d’ajouts et suppressions, par ex<text:change-start text:change-id="ct449533440"/><text:span text:style-name="T11">emple</text:span><text:change-end text:change-id="ct449533440"/> :</text:p>
        </text:list-item>
      </text:list>
      <table:table table:name="dvp_code_bash_56" table:style-name="dvp_5f_code_5f_bash_5f_56">
        <table:table-column table:style-name="dvp_5f_code_5f_bash_5f_56.A" table:number-columns-repeated="6"/>
        <table:table-row table:style-name="dvp_5f_code_5f_bash_5f_56.1">
          <table:table-cell table:style-name="dvp_5f_code_5f_bash_5f_56.A1" office:value-type="string">
            <text:p text:style-name="Standard"/>
          </table:table-cell>
          <table:table-cell table:style-name="dvp_5f_code_5f_bash_5f_56.A1" office:value-type="string">
            <text:p text:style-name="Standard">bash</text:p>
          </table:table-cell>
          <table:table-cell table:style-name="dvp_5f_code_5f_bash_5f_56.A1" office:value-type="string">
            <text:p text:style-name="Standard"/>
          </table:table-cell>
          <table:table-cell table:style-name="dvp_5f_code_5f_bash_5f_56.A1" office:value-type="string">
            <text:p text:style-name="Standard">1</text:p>
          </table:table-cell>
          <table:table-cell table:style-name="dvp_5f_code_5f_bash_5f_56.A1" office:value-type="string">
            <text:p text:style-name="Standard">1</text:p>
          </table:table-cell>
          <table:table-cell table:style-name="dvp_5f_code_5f_bash_5f_56.A1" office:value-type="string">
            <text:p text:style-name="Standard"/>
          </table:table-cell>
        </table:table-row>
        <table:table-row table:style-name="dvp_5f_code_5f_bash_5f_56.2">
          <table:table-cell table:style-name="dvp_5f_code_5f_bash_5f_56.A1" table:number-columns-spanned="6" office:value-type="string">
            <text:p text:style-name="dvp_5f_code">$ git log --oneline --stat release/v1.0.0..master<text:line-break/><text:line-break/>df76163 Logs the correct path to jsonresume.json<text:line-break/><text:soft-page-break/> lib/login/login-request.js | 2 +-<text:line-break/> 1 file changed, 1 insertion(+), 1 deletion(-)<text:line-break/>7ee2e20 update node version in engine section to drop unmaintained node version and match travis config<text:line-break/> package.json | 2 +-<text:line-break/> 1 file changed, 1 insertion(+), 1 deletion(-)<text:line-break/>e9a998f update superagent from 2.+ to 3.+<text:line-break/> package.json | 2 +-<text:line-break/> 1 file changed, 1 insertion(+), 1 deletion(-)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Dans le cas de l’usage de l’opérateur <text:span text:style-name="Italique">triple dot</text:span> (<text:span text:style-name="Teletype">...</text:span>), l’ajout des options <text:span text:style-name="Teletype">--left-right</text:span>, <text:span text:style-name="Teletype">--decorate</text:span> et <text:span text:style-name="Teletype">--graph</text:span> permet<text:change-start text:change-id="ct409023648"/><office:annotation><dc:creator>bruno barthel</dc:creator><dc:date>2019-04-24T11:01:42.113000000</dc:date><text:p text:style-name="P11"><text:span text:style-name="T40">C’est « l’ajout » qui est le sujet et non pas « les options »</text:span></text:p></office:annotation><text:change-end text:change-id="ct409023648"/><text:change text:change-id="ct409029920"/> de rendre plus lisible le résultat.</text:p>
      <text:list xml:id="list224311214011859" text:style-name="List_20_1">
        <text:list-item>
          <text:p text:style-name="P6"><text:span text:style-name="Teletype">--left-right</text:span> ajoute à chaque ligne un <text:span text:style-name="Teletype">&lt;</text:span> ou un <text:span text:style-name="Teletype">&gt;</text:span> selon <text:change text:change-id="ct449538144"/><text:change-start text:change-id="ct449537920"/><text:span text:style-name="T12">que</text:span><text:change-end text:change-id="ct449537920"/> la ligne fait référence à la première ou à la deuxième branche.</text:p>
        </text:list-item>
        <text:list-item>
          <text:p text:style-name="P6"><text:span text:style-name="Teletype">--decorate</text:span> affiche clairement les <text:span text:style-name="T19">« </text:span>refs<text:span text:style-name="T19"> »</text:span> (tags, branches, <text:span text:style-name="Teletype">HEAD</text:span>) entre parenthèses après le SHA<text:change-start text:change-id="ct449538592"/>-<text:change-end text:change-id="ct449538592"/>1 des <text:span text:style-name="Italique">commits</text:span>.</text:p>
        </text:list-item>
        <text:list-item>
          <text:p text:style-name="P6"><text:span text:style-name="Teletype">--graph</text:span> constitue un graphe en ASCII art.</text:p>
        </text:list-item>
      </text:list>
      <text:p text:style-name="Standard">Par exemple :</text:p>
      <table:table table:name="dvp_code_bash_57" table:style-name="dvp_5f_code_5f_bash_5f_57">
        <table:table-column table:style-name="dvp_5f_code_5f_bash_5f_57.A" table:number-columns-repeated="6"/>
        <table:table-row table:style-name="dvp_5f_code_5f_bash_5f_57.1">
          <table:table-cell table:style-name="dvp_5f_code_5f_bash_5f_57.A1" office:value-type="string">
            <text:p text:style-name="Standard"/>
          </table:table-cell>
          <table:table-cell table:style-name="dvp_5f_code_5f_bash_5f_57.A1" office:value-type="string">
            <text:p text:style-name="Standard">bash</text:p>
          </table:table-cell>
          <table:table-cell table:style-name="dvp_5f_code_5f_bash_5f_57.A1" office:value-type="string">
            <text:p text:style-name="Standard"/>
          </table:table-cell>
          <table:table-cell table:style-name="dvp_5f_code_5f_bash_5f_57.A1" office:value-type="string">
            <text:p text:style-name="Standard">1</text:p>
          </table:table-cell>
          <table:table-cell table:style-name="dvp_5f_code_5f_bash_5f_57.A1" office:value-type="string">
            <text:p text:style-name="Standard">1</text:p>
          </table:table-cell>
          <table:table-cell table:style-name="dvp_5f_code_5f_bash_5f_57.A1" office:value-type="string">
            <text:p text:style-name="Standard"/>
          </table:table-cell>
        </table:table-row>
        <table:table-row table:style-name="dvp_5f_code_5f_bash_5f_57.2">
          <table:table-cell table:style-name="dvp_5f_code_5f_bash_5f_57.A1" table:number-columns-spanned="6" office:value-type="string">
            <text:p text:style-name="dvp_5f_code">$ git log --oneline --decorate --left-right --graph release/v1.0.0...master<text:line-break/><text:line-break/>&gt; 332d9e9 (HEAD -&gt; master, origin/master) Fix for themes and version bump<text:line-break/>&gt; 7d5f8a7 Fixed delete account issues. removed PDF exports for now<text:line-break/>&gt; <text:s text:c="2"/>6d6c792 Merge pull request #290 from MarcLoupias/fix/security<text:line-break/>|\ <text:s/><text:line-break/>| &gt; 7ee2e20 (fork/fix/security, fix/security) update node version in engine section to drop unmaintained node version and match travis config<text:line-break/>| &gt; e9a998f update superagent from 2.+ to 3.+<text:line-break/>| &gt; be7e49d moving to an up-to-date and actively maintained package to open the browser<text:line-break/>&gt; | df76163 Logs the correct path to jsonresume.json<text:line-break/>|/ <text:s/><text:line-break/>&gt; <text:s text:c="2"/>5aaf9b8 (fork/master, fork/HEAD) Merge pull request #275 from brandenbird/pr/change-export-to-puppeteer<text:line-break/>|\ <text:s/><text:line-break/>| &gt; 6e1ec92 Fixed exports for pdfs<text:line-break/>&gt; | f0af5f6 Update node.js version to be tested on Travis CI<text:line-break/>&gt; | 4938d0e Update .nvmrc to use node.js v8.x LTS<text:line-break/>&gt; | <text:s text:c="2"/>eef87b2 Merge pull request #273 from jouk0/patch-1<text:line-break/>|\ \ <text:s/><text:line-break/>| |/ <text:s/><text:line-break/>|/|<text:line-break/><text:soft-page-break/>| &gt; fa5130e Updated resume.json path change on the process arg<text:line-break/>|/ <text:s/><text:line-break/>&gt; ed2106d Added https to all external requests<text:line-break/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h text:style-name="Heading_20_2" text:outline-level="2">Comment comparer l’état de tous les fichiers présents dans deux branches ?</text:h>
      <table:table table:name="dvp_code_bash_58" table:style-name="dvp_5f_code_5f_bash_5f_58">
        <table:table-column table:style-name="dvp_5f_code_5f_bash_5f_58.A" table:number-columns-repeated="6"/>
        <table:table-row table:style-name="dvp_5f_code_5f_bash_5f_58.1">
          <table:table-cell table:style-name="dvp_5f_code_5f_bash_5f_58.A1" office:value-type="string">
            <text:p text:style-name="Standard"/>
          </table:table-cell>
          <table:table-cell table:style-name="dvp_5f_code_5f_bash_5f_58.A1" office:value-type="string">
            <text:p text:style-name="Standard">bash</text:p>
          </table:table-cell>
          <table:table-cell table:style-name="dvp_5f_code_5f_bash_5f_58.A1" office:value-type="string">
            <text:p text:style-name="Standard"/>
          </table:table-cell>
          <table:table-cell table:style-name="dvp_5f_code_5f_bash_5f_58.A1" office:value-type="string">
            <text:p text:style-name="Standard">1</text:p>
          </table:table-cell>
          <table:table-cell table:style-name="dvp_5f_code_5f_bash_5f_58.A1" office:value-type="string">
            <text:p text:style-name="Standard">1</text:p>
          </table:table-cell>
          <table:table-cell table:style-name="dvp_5f_code_5f_bash_5f_58.A1" office:value-type="string">
            <text:p text:style-name="Standard"/>
          </table:table-cell>
        </table:table-row>
        <table:table-row table:style-name="dvp_5f_code_5f_bash_5f_58.2">
          <table:table-cell table:style-name="dvp_5f_code_5f_bash_5f_58.A1" table:number-columns-spanned="6" office:value-type="string">
            <text:p text:style-name="dvp_5f_code">git diff release/v1.0.0..master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Cet affichage risque d’être assez indigeste si vous avez beaucoup de fichiers et de différences.</text:p>
      <text:p text:style-name="Standard">Une première étape pour trier<text:change-start text:change-id="ct449537696"/>,<text:change-end text:change-id="ct449537696"/> pourrait être de ne pas afficher les différences en tant que telles<text:change-start text:change-id="ct449537472"/>,<text:change-end text:change-id="ct449537472"/> mais de liste<text:change-start text:change-id="ct449537248"/><text:span text:style-name="T12">r</text:span><text:change-end text:change-id="ct449537248"/><text:change text:change-id="ct449536800"/> les fichiers et le nombre de différences qu’ils contiennent avec l’option <text:span text:style-name="Teletype">--stat</text:span> :</text:p>
      <table:table table:name="dvp_code_bash_59" table:style-name="dvp_5f_code_5f_bash_5f_59">
        <table:table-column table:style-name="dvp_5f_code_5f_bash_5f_59.A" table:number-columns-repeated="6"/>
        <table:table-row table:style-name="dvp_5f_code_5f_bash_5f_59.1">
          <table:table-cell table:style-name="dvp_5f_code_5f_bash_5f_59.A1" office:value-type="string">
            <text:p text:style-name="Standard"/>
          </table:table-cell>
          <table:table-cell table:style-name="dvp_5f_code_5f_bash_5f_59.A1" office:value-type="string">
            <text:p text:style-name="Standard">bash</text:p>
          </table:table-cell>
          <table:table-cell table:style-name="dvp_5f_code_5f_bash_5f_59.A1" office:value-type="string">
            <text:p text:style-name="Standard"/>
          </table:table-cell>
          <table:table-cell table:style-name="dvp_5f_code_5f_bash_5f_59.A1" office:value-type="string">
            <text:p text:style-name="Standard">1</text:p>
          </table:table-cell>
          <table:table-cell table:style-name="dvp_5f_code_5f_bash_5f_59.A1" office:value-type="string">
            <text:p text:style-name="Standard">1</text:p>
          </table:table-cell>
          <table:table-cell table:style-name="dvp_5f_code_5f_bash_5f_59.A1" office:value-type="string">
            <text:p text:style-name="Standard"/>
          </table:table-cell>
        </table:table-row>
        <table:table-row table:style-name="dvp_5f_code_5f_bash_5f_59.2">
          <table:table-cell table:style-name="dvp_5f_code_5f_bash_5f_59.A1" table:number-columns-spanned="6" office:value-type="string">
            <text:p text:style-name="dvp_5f_code">$ git diff --stat release/v1.0.0..master<text:line-break/><text:line-break/> .env <text:s text:c="29"/>| <text:s text:c="3"/>2 +-<text:line-break/> .nvmrc <text:s text:c="27"/>| <text:s text:c="3"/>2 +-<text:line-break/> .travis.yml <text:s text:c="22"/>| <text:s text:c="2"/>12 +-<text:line-break/> README.md <text:s text:c="24"/>| <text:s text:c="2"/>88 ++---<text:line-break/> index.js <text:s text:c="25"/>| <text:s/>111 ++++--<text:line-break/> lib/builder/index.js <text:s text:c="13"/>| <text:s text:c="2"/>29 +-<text:line-break/> lib/export-resume/index.js <text:s text:c="7"/>| <text:s/>145 ++++----<text:line-break/> lib/export-resume/menu.js <text:s text:c="8"/>| <text:s text:c="2"/>24 --<text:line-break/> lib/init.js <text:s text:c="22"/>| <text:s/>135 ++++---<text:line-break/> lib/login/login-request.js <text:s text:c="7"/>| <text:s text:c="3"/>4 +-<text:line-break/> lib/pre-flow/check-pkg-version.js | <text:s text:c="3"/>2 +-<text:line-break/> lib/pre-flow/get-resume.js <text:s text:c="7"/>| <text:s text:c="3"/>8 +-<text:line-break/> lib/pre.js <text:s text:c="23"/>| <text:s text:c="3"/>2 +-<text:line-break/> lib/publish/menu.js <text:s text:c="14"/>| <text:s text:c="2"/>44 +--<text:line-break/> lib/publish/publish-resume.js <text:s text:c="4"/>| <text:s text:c="3"/>6 +-<text:line-break/> lib/register/register-user.js <text:s text:c="4"/>| <text:s text:c="3"/>4 +-<text:line-break/> lib/register/validate.js <text:s text:c="9"/>| <text:s text:c="3"/>2 +-<text:line-break/> lib/serve.js <text:s text:c="21"/>| <text:s text:c="2"/>33 +-<text:line-break/> lib/settings/change-password.js <text:s text:c="2"/>| <text:s text:c="3"/>2 +-<text:line-break/> lib/settings/change-theme.js <text:s text:c="5"/>| <text:s text:c="3"/>6 +-<text:line-break/> lib/settings/delete-user.js <text:s text:c="6"/>| <text:s text:c="3"/>2 +-<text:line-break/> lib/settings/menu.js <text:s text:c="13"/>| <text:s text:c="2"/>70 ++--<text:line-break/><text:soft-page-break/> lib/test.js <text:s text:c="22"/>| <text:s text:c="3"/>6 +-<text:line-break/> lib/version.js <text:s text:c="19"/>| <text:s text:c="3"/>2 +-<text:line-break/> package-lock.json <text:s text:c="16"/>| 1621 ++++++++++++++++++++++++++++++++++++++++++++++++++++++++++++++++++++++++++++++++++++<text:line-break/> package.json <text:s text:c="21"/>| <text:s text:c="2"/>29 +-<text:line-break/> test/index.js <text:s text:c="20"/>| <text:s text:c="3"/>7 +-<text:line-break/> 27 files changed, 2027 insertions(+), 371 deletions(-)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h text:style-name="Heading_20_2" text:outline-level="2">Comment comparer l’état d’un fichier présent dans deux branches ?</text:h>
      <text:p text:style-name="Standard">On ajoute simplement le chemin relatif du fichier à comparer :</text:p>
      <table:table table:name="dvp_code_bash_60" table:style-name="dvp_5f_code_5f_bash_5f_60">
        <table:table-column table:style-name="dvp_5f_code_5f_bash_5f_60.A" table:number-columns-repeated="6"/>
        <table:table-row table:style-name="dvp_5f_code_5f_bash_5f_60.1">
          <table:table-cell table:style-name="dvp_5f_code_5f_bash_5f_60.A1" office:value-type="string">
            <text:p text:style-name="Standard"/>
          </table:table-cell>
          <table:table-cell table:style-name="dvp_5f_code_5f_bash_5f_60.A1" office:value-type="string">
            <text:p text:style-name="Standard">bash</text:p>
          </table:table-cell>
          <table:table-cell table:style-name="dvp_5f_code_5f_bash_5f_60.A1" office:value-type="string">
            <text:p text:style-name="Standard"/>
          </table:table-cell>
          <table:table-cell table:style-name="dvp_5f_code_5f_bash_5f_60.A1" office:value-type="string">
            <text:p text:style-name="Standard">1</text:p>
          </table:table-cell>
          <table:table-cell table:style-name="dvp_5f_code_5f_bash_5f_60.A1" office:value-type="string">
            <text:p text:style-name="Standard">1</text:p>
          </table:table-cell>
          <table:table-cell table:style-name="dvp_5f_code_5f_bash_5f_60.A1" office:value-type="string">
            <text:p text:style-name="Standard"/>
          </table:table-cell>
        </table:table-row>
        <table:table-row table:style-name="dvp_5f_code_5f_bash_5f_60.2">
          <table:table-cell table:style-name="dvp_5f_code_5f_bash_5f_60.A1" table:number-columns-spanned="6" office:value-type="string">
            <text:p text:style-name="dvp_5f_code">git diff release/v1.0.0..master lib/builder/index.js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h text:style-name="Heading_20_1" text:outline-level="1">Les fusions de branches (merge)</text:h>
      <text:h text:style-name="Heading_20_2" text:outline-level="2">Qu’est-ce qu’une fusion (merge) ?</text:h>
      <text:p text:style-name="Standard">C’est <text:change text:change-id="ct449535456"/><text:change text:change-id="ct449534336"/><text:change-start text:change-id="ct449540384"/><office:annotation><dc:creator>bruno barthel</dc:creator><dc:date>2019-04-24T11:07:15.380000000</dc:date><text:p text:style-name="P11"><text:span text:style-name="T40">Titre « qu’est-ce qu’une fusion »</text:span></text:p><text:p text:style-name="P11"><text:span text:style-name="T40">Texte « c’est l’action de fusionner »</text:span></text:p><text:p text:style-name="P11"><text:span text:style-name="T40">Lapalisse n’aurait pas dit mieux ;-)</text:span></text:p></office:annotation><text:change-end text:change-id="ct449540384"/><text:change-start text:change-id="ct449535008"/><text:span text:style-name="T12">la réunion de deux branches</text:span><text:change-end text:change-id="ct449535008"/><text:change text:change-id="ct449537024"/>, généralement d’une branche enfant <text:change text:change-id="ct449539936"/><text:change-start text:change-id="ct409025664"/><text:span text:style-name="T13">avec</text:span><text:change-end text:change-id="ct409025664"/> une branche parente.</text:p>
      <text:p text:style-name="Standard">Par exemple :</text:p>
      <text:p text:style-name="Standard">Ici nous avons une seule branche <text:span text:style-name="Teletype">master</text:span> avec un seul <text:span text:style-name="Italique">commit</text:span> <text:span text:style-name="Teletype">M1</text:span>.</text:p>
      <table:table table:name="dvp_code_text_61" table:style-name="dvp_5f_code_5f_text_5f_61">
        <table:table-column table:style-name="dvp_5f_code_5f_text_5f_61.A" table:number-columns-repeated="6"/>
        <table:table-row table:style-name="dvp_5f_code_5f_text_5f_61.1">
          <table:table-cell table:style-name="dvp_5f_code_5f_text_5f_61.A1" office:value-type="string">
            <text:p text:style-name="Standard"/>
          </table:table-cell>
          <table:table-cell table:style-name="dvp_5f_code_5f_text_5f_61.A1" office:value-type="string">
            <text:p text:style-name="Standard">text</text:p>
          </table:table-cell>
          <table:table-cell table:style-name="dvp_5f_code_5f_text_5f_61.A1" office:value-type="string">
            <text:p text:style-name="Standard"/>
          </table:table-cell>
          <table:table-cell table:style-name="dvp_5f_code_5f_text_5f_61.A1" office:value-type="string">
            <text:p text:style-name="Standard">0</text:p>
          </table:table-cell>
          <table:table-cell table:style-name="dvp_5f_code_5f_text_5f_61.A1" office:value-type="string">
            <text:p text:style-name="Standard">1</text:p>
          </table:table-cell>
          <table:table-cell table:style-name="dvp_5f_code_5f_text_5f_61.A1" office:value-type="string">
            <text:p text:style-name="Standard"/>
          </table:table-cell>
        </table:table-row>
        <table:table-row table:style-name="dvp_5f_code_5f_text_5f_61.2">
          <table:table-cell table:style-name="dvp_5f_code_5f_text_5f_61.A1" table:number-columns-spanned="6" office:value-type="string">
            <text:p text:style-name="dvp_5f_code">---M1 master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Nous créons une branche <text:span text:style-name="Teletype">toto</text:span>, à la création ces deux branches pointent sur le <text:span text:style-name="Italique">commit</text:span> <text:span text:style-name="Teletype">M1</text:span> :</text:p>
      <table:table table:name="dvp_code_text_62" table:style-name="dvp_5f_code_5f_text_5f_62">
        <table:table-column table:style-name="dvp_5f_code_5f_text_5f_62.A" table:number-columns-repeated="6"/>
        <text:soft-page-break/>
        <table:table-row table:style-name="dvp_5f_code_5f_text_5f_62.1">
          <table:table-cell table:style-name="dvp_5f_code_5f_text_5f_62.A1" office:value-type="string">
            <text:p text:style-name="Standard"/>
          </table:table-cell>
          <table:table-cell table:style-name="dvp_5f_code_5f_text_5f_62.A1" office:value-type="string">
            <text:p text:style-name="Standard">text</text:p>
          </table:table-cell>
          <table:table-cell table:style-name="dvp_5f_code_5f_text_5f_62.A1" office:value-type="string">
            <text:p text:style-name="Standard"/>
          </table:table-cell>
          <table:table-cell table:style-name="dvp_5f_code_5f_text_5f_62.A1" office:value-type="string">
            <text:p text:style-name="Standard">0</text:p>
          </table:table-cell>
          <table:table-cell table:style-name="dvp_5f_code_5f_text_5f_62.A1" office:value-type="string">
            <text:p text:style-name="Standard">1</text:p>
          </table:table-cell>
          <table:table-cell table:style-name="dvp_5f_code_5f_text_5f_62.A1" office:value-type="string">
            <text:p text:style-name="Standard"/>
          </table:table-cell>
        </table:table-row>
        <table:table-row table:style-name="dvp_5f_code_5f_text_5f_62.2">
          <table:table-cell table:style-name="dvp_5f_code_5f_text_5f_62.A1" table:number-columns-spanned="6" office:value-type="string">
            <text:p text:style-name="dvp_5f_code">---M1 master, tot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Nous ajoutons un <text:span text:style-name="Italique">commit</text:span> à la branche <text:span text:style-name="Teletype">toto</text:span> :</text:p>
      <table:table table:name="dvp_code_text_63" table:style-name="dvp_5f_code_5f_text_5f_63">
        <table:table-column table:style-name="dvp_5f_code_5f_text_5f_63.A" table:number-columns-repeated="6"/>
        <table:table-row table:style-name="dvp_5f_code_5f_text_5f_63.1">
          <table:table-cell table:style-name="dvp_5f_code_5f_text_5f_63.A1" office:value-type="string">
            <text:p text:style-name="Standard"/>
          </table:table-cell>
          <table:table-cell table:style-name="dvp_5f_code_5f_text_5f_63.A1" office:value-type="string">
            <text:p text:style-name="Standard">text</text:p>
          </table:table-cell>
          <table:table-cell table:style-name="dvp_5f_code_5f_text_5f_63.A1" office:value-type="string">
            <text:p text:style-name="Standard"/>
          </table:table-cell>
          <table:table-cell table:style-name="dvp_5f_code_5f_text_5f_63.A1" office:value-type="string">
            <text:p text:style-name="Standard">0</text:p>
          </table:table-cell>
          <table:table-cell table:style-name="dvp_5f_code_5f_text_5f_63.A1" office:value-type="string">
            <text:p text:style-name="Standard">1</text:p>
          </table:table-cell>
          <table:table-cell table:style-name="dvp_5f_code_5f_text_5f_63.A1" office:value-type="string">
            <text:p text:style-name="Standard"/>
          </table:table-cell>
        </table:table-row>
        <table:table-row table:style-name="dvp_5f_code_5f_text_5f_63.2">
          <table:table-cell table:style-name="dvp_5f_code_5f_text_5f_63.A1" table:number-columns-spanned="6" office:value-type="string">
            <text:p text:style-name="dvp_5f_code">---M1 master<text:line-break/> <text:s text:c="2"/>\<text:line-break/> <text:s text:c="2"/>B1 tot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La branche <text:span text:style-name="Teletype">master</text:span> est toujours constituée seulement du <text:span text:style-name="Italique">commit</text:span> <text:span text:style-name="Teletype">M1</text:span>, la branche <text:span text:style-name="Teletype">toto</text:span> elle<text:change-start text:change-id="ct409026560"/>,<text:change-end text:change-id="ct409026560"/> est constituée du <text:span text:style-name="Italique">commit</text:span> <text:span text:style-name="Teletype">M1</text:span> suivi du <text:span text:style-name="Italique">commit</text:span> <text:span text:style-name="Teletype">B1</text:span> qui a pour parent le <text:span text:style-name="Italique">commit</text:span> <text:span text:style-name="Teletype">M1</text:span>.</text:p>
      <text:p text:style-name="Standard">Nous ajoutons de nouveaux <text:span text:style-name="Italique">commits</text:span> sur la branche <text:span text:style-name="Teletype">toto</text:span> :</text:p>
      <table:table table:name="dvp_code_text_64" table:style-name="dvp_5f_code_5f_text_5f_64">
        <table:table-column table:style-name="dvp_5f_code_5f_text_5f_64.A" table:number-columns-repeated="6"/>
        <table:table-row table:style-name="dvp_5f_code_5f_text_5f_64.1">
          <table:table-cell table:style-name="dvp_5f_code_5f_text_5f_64.A1" office:value-type="string">
            <text:p text:style-name="Standard"/>
          </table:table-cell>
          <table:table-cell table:style-name="dvp_5f_code_5f_text_5f_64.A1" office:value-type="string">
            <text:p text:style-name="Standard">text</text:p>
          </table:table-cell>
          <table:table-cell table:style-name="dvp_5f_code_5f_text_5f_64.A1" office:value-type="string">
            <text:p text:style-name="Standard"/>
          </table:table-cell>
          <table:table-cell table:style-name="dvp_5f_code_5f_text_5f_64.A1" office:value-type="string">
            <text:p text:style-name="Standard">0</text:p>
          </table:table-cell>
          <table:table-cell table:style-name="dvp_5f_code_5f_text_5f_64.A1" office:value-type="string">
            <text:p text:style-name="Standard">1</text:p>
          </table:table-cell>
          <table:table-cell table:style-name="dvp_5f_code_5f_text_5f_64.A1" office:value-type="string">
            <text:p text:style-name="Standard"/>
          </table:table-cell>
        </table:table-row>
        <table:table-row table:style-name="dvp_5f_code_5f_text_5f_64.2">
          <table:table-cell table:style-name="dvp_5f_code_5f_text_5f_64.A1" table:number-columns-spanned="6" office:value-type="string">
            <text:p text:style-name="dvp_5f_code">---M1 master<text:line-break/> <text:s text:c="2"/>\<text:line-break/> <text:s text:c="2"/>B1---B2---B3 tot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La branche <text:span text:style-name="Teletype">master</text:span> est toujours constituée seulement du <text:span text:style-name="Italique">commit</text:span> <text:span text:style-name="Teletype">M1</text:span>, la branche <text:span text:style-name="Teletype">toto</text:span> elle<text:change-start text:change-id="ct409024768"/>,<text:change-end text:change-id="ct409024768"/> est constituée des <text:span text:style-name="Italique">commits</text:span> <text:span text:style-name="Teletype">M1</text:span>, <text:span text:style-name="Teletype">B1</text:span>, <text:span text:style-name="Teletype">B2</text:span> et <text:span text:style-name="Teletype">B3</text:span>.</text:p>
      <text:p text:style-name="Standard">L’action de fusionner les <text:span text:style-name="Italique">commits</text:span> de <text:span text:style-name="Teletype">toto</text:span> dans <text:span text:style-name="Teletype">master</text:span> est l’action pour obtenir par défaut (<text:span text:style-name="Italique">merge fast-forward</text:span>) cet historique :</text:p>
      <table:table table:name="dvp_code_text_65" table:style-name="dvp_5f_code_5f_text_5f_65">
        <table:table-column table:style-name="dvp_5f_code_5f_text_5f_65.A" table:number-columns-repeated="6"/>
        <table:table-row table:style-name="dvp_5f_code_5f_text_5f_65.1">
          <table:table-cell table:style-name="dvp_5f_code_5f_text_5f_65.A1" office:value-type="string">
            <text:p text:style-name="Standard"/>
          </table:table-cell>
          <table:table-cell table:style-name="dvp_5f_code_5f_text_5f_65.A1" office:value-type="string">
            <text:p text:style-name="Standard">text</text:p>
          </table:table-cell>
          <table:table-cell table:style-name="dvp_5f_code_5f_text_5f_65.A1" office:value-type="string">
            <text:p text:style-name="Standard"/>
          </table:table-cell>
          <table:table-cell table:style-name="dvp_5f_code_5f_text_5f_65.A1" office:value-type="string">
            <text:p text:style-name="Standard">0</text:p>
          </table:table-cell>
          <table:table-cell table:style-name="dvp_5f_code_5f_text_5f_65.A1" office:value-type="string">
            <text:p text:style-name="Standard">1</text:p>
          </table:table-cell>
          <table:table-cell table:style-name="dvp_5f_code_5f_text_5f_65.A1" office:value-type="string">
            <text:p text:style-name="Standard"/>
          </table:table-cell>
        </table:table-row>
        <table:table-row table:style-name="dvp_5f_code_5f_text_5f_65.2">
          <table:table-cell table:style-name="dvp_5f_code_5f_text_5f_65.A1" table:number-columns-spanned="6" office:value-type="string">
            <text:p text:style-name="dvp_5f_code">M1---B1---B2---B3 master, tot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La branche <text:span text:style-name="Teletype">toto</text:span> qui n’a plus de raisons d’être peut être alors supprimée :</text:p>
      <table:table table:name="dvp_code_text_66" table:style-name="dvp_5f_code_5f_text_5f_66">
        <table:table-column table:style-name="dvp_5f_code_5f_text_5f_66.A" table:number-columns-repeated="6"/>
        <text:soft-page-break/>
        <table:table-row table:style-name="dvp_5f_code_5f_text_5f_66.1">
          <table:table-cell table:style-name="dvp_5f_code_5f_text_5f_66.A1" office:value-type="string">
            <text:p text:style-name="Standard"/>
          </table:table-cell>
          <table:table-cell table:style-name="dvp_5f_code_5f_text_5f_66.A1" office:value-type="string">
            <text:p text:style-name="Standard">text</text:p>
          </table:table-cell>
          <table:table-cell table:style-name="dvp_5f_code_5f_text_5f_66.A1" office:value-type="string">
            <text:p text:style-name="Standard"/>
          </table:table-cell>
          <table:table-cell table:style-name="dvp_5f_code_5f_text_5f_66.A1" office:value-type="string">
            <text:p text:style-name="Standard">0</text:p>
          </table:table-cell>
          <table:table-cell table:style-name="dvp_5f_code_5f_text_5f_66.A1" office:value-type="string">
            <text:p text:style-name="Standard">1</text:p>
          </table:table-cell>
          <table:table-cell table:style-name="dvp_5f_code_5f_text_5f_66.A1" office:value-type="string">
            <text:p text:style-name="Standard"/>
          </table:table-cell>
        </table:table-row>
        <table:table-row table:style-name="dvp_5f_code_5f_text_5f_66.2">
          <table:table-cell table:style-name="dvp_5f_code_5f_text_5f_66.A1" table:number-columns-spanned="6" office:value-type="string">
            <text:p text:style-name="dvp_5f_code">M1---B1---B2---B3 master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h text:style-name="Heading_20_2" text:outline-level="2">Comment fusionner une branche toto dans une branche master ?</text:h>
      <text:p text:style-name="Standard">Il faut se positionner sur la branche de destination au préalable (<text:span text:style-name="Italique">checkout</text:span>) :</text:p>
      <table:table table:name="dvp_code_text_67" table:style-name="dvp_5f_code_5f_text_5f_67">
        <table:table-column table:style-name="dvp_5f_code_5f_text_5f_67.A" table:number-columns-repeated="6"/>
        <table:table-row table:style-name="dvp_5f_code_5f_text_5f_67.1">
          <table:table-cell table:style-name="dvp_5f_code_5f_text_5f_67.A1" office:value-type="string">
            <text:p text:style-name="Standard"/>
          </table:table-cell>
          <table:table-cell table:style-name="dvp_5f_code_5f_text_5f_67.A1" office:value-type="string">
            <text:p text:style-name="Standard">text</text:p>
          </table:table-cell>
          <table:table-cell table:style-name="dvp_5f_code_5f_text_5f_67.A1" office:value-type="string">
            <text:p text:style-name="Standard"/>
          </table:table-cell>
          <table:table-cell table:style-name="dvp_5f_code_5f_text_5f_67.A1" office:value-type="string">
            <text:p text:style-name="Standard">0</text:p>
          </table:table-cell>
          <table:table-cell table:style-name="dvp_5f_code_5f_text_5f_67.A1" office:value-type="string">
            <text:p text:style-name="Standard">1</text:p>
          </table:table-cell>
          <table:table-cell table:style-name="dvp_5f_code_5f_text_5f_67.A1" office:value-type="string">
            <text:p text:style-name="Standard"/>
          </table:table-cell>
        </table:table-row>
        <table:table-row table:style-name="dvp_5f_code_5f_text_5f_67.2">
          <table:table-cell table:style-name="dvp_5f_code_5f_text_5f_67.A1" table:number-columns-spanned="6" office:value-type="string">
            <text:p text:style-name="dvp_5f_code">git checkout master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Il est également important de n’avoir aucune modification<text:change text:change-id="ct409029248"/> en cours dans le répertoire de travail (<text:span text:style-name="Italique">working directory</text:span>) sinon Git refusera la fusion.</text:p>
      <text:p text:style-name="Standard">Ceci fait<text:change-start text:change-id="ct409027904"/>,<text:change-end text:change-id="ct409027904"/> la fusion des deux branches est possible :</text:p>
      <table:table table:name="dvp_code_text_68" table:style-name="dvp_5f_code_5f_text_5f_68">
        <table:table-column table:style-name="dvp_5f_code_5f_text_5f_68.A" table:number-columns-repeated="6"/>
        <table:table-row table:style-name="dvp_5f_code_5f_text_5f_68.1">
          <table:table-cell table:style-name="dvp_5f_code_5f_text_5f_68.A1" office:value-type="string">
            <text:p text:style-name="Standard"/>
          </table:table-cell>
          <table:table-cell table:style-name="dvp_5f_code_5f_text_5f_68.A1" office:value-type="string">
            <text:p text:style-name="Standard">text</text:p>
          </table:table-cell>
          <table:table-cell table:style-name="dvp_5f_code_5f_text_5f_68.A1" office:value-type="string">
            <text:p text:style-name="Standard"/>
          </table:table-cell>
          <table:table-cell table:style-name="dvp_5f_code_5f_text_5f_68.A1" office:value-type="string">
            <text:p text:style-name="Standard">0</text:p>
          </table:table-cell>
          <table:table-cell table:style-name="dvp_5f_code_5f_text_5f_68.A1" office:value-type="string">
            <text:p text:style-name="Standard">1</text:p>
          </table:table-cell>
          <table:table-cell table:style-name="dvp_5f_code_5f_text_5f_68.A1" office:value-type="string">
            <text:p text:style-name="Standard"/>
          </table:table-cell>
        </table:table-row>
        <table:table-row table:style-name="dvp_5f_code_5f_text_5f_68.2">
          <table:table-cell table:style-name="dvp_5f_code_5f_text_5f_68.A1" table:number-columns-spanned="6" office:value-type="string">
            <text:p text:style-name="dvp_5f_code">git merge tot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C’est tout.</text:p>
      <text:h text:style-name="Heading_20_2" text:outline-level="2">Quelle est la différence entre un merge fast-forward et un merge no-fast-forward ?</text:h>
      <text:p text:style-name="Standard">Un <text:span text:style-name="Italique">merge fast-forward</text:span> peut avoir lieu lorsque la branche parente n’a pas évolué depuis la création de la branche à fusionner.</text:p>
      <text:p text:style-name="Standard">Par exemple dans cette situation :</text:p>
      <table:table table:name="dvp_code_text_69" table:style-name="dvp_5f_code_5f_text_5f_69">
        <table:table-column table:style-name="dvp_5f_code_5f_text_5f_69.A" table:number-columns-repeated="6"/>
        <table:table-row table:style-name="dvp_5f_code_5f_text_5f_69.1">
          <table:table-cell table:style-name="dvp_5f_code_5f_text_5f_69.A1" office:value-type="string">
            <text:p text:style-name="Standard"/>
          </table:table-cell>
          <table:table-cell table:style-name="dvp_5f_code_5f_text_5f_69.A1" office:value-type="string">
            <text:p text:style-name="Standard">text</text:p>
          </table:table-cell>
          <table:table-cell table:style-name="dvp_5f_code_5f_text_5f_69.A1" office:value-type="string">
            <text:p text:style-name="Standard"/>
          </table:table-cell>
          <table:table-cell table:style-name="dvp_5f_code_5f_text_5f_69.A1" office:value-type="string">
            <text:p text:style-name="Standard">0</text:p>
          </table:table-cell>
          <table:table-cell table:style-name="dvp_5f_code_5f_text_5f_69.A1" office:value-type="string">
            <text:p text:style-name="Standard">1</text:p>
          </table:table-cell>
          <table:table-cell table:style-name="dvp_5f_code_5f_text_5f_69.A1" office:value-type="string">
            <text:p text:style-name="Standard"/>
          </table:table-cell>
        </table:table-row>
        <table:table-row table:style-name="dvp_5f_code_5f_text_5f_69.2">
          <table:table-cell table:style-name="dvp_5f_code_5f_text_5f_69.A1" table:number-columns-spanned="6" office:value-type="string">
            <text:p text:style-name="dvp_5f_code">---M1 master<text:line-break/><text:soft-page-break/> <text:s text:c="2"/>\<text:line-break/> <text:s text:c="2"/>B1---B2---B3 tot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L’exécution de <text:span text:style-name="Teletype">git merge toto</text:span> aboutira à un historique linéaire :</text:p>
      <table:table table:name="dvp_code_text_70" table:style-name="dvp_5f_code_5f_text_5f_70">
        <table:table-column table:style-name="dvp_5f_code_5f_text_5f_70.A" table:number-columns-repeated="6"/>
        <table:table-row table:style-name="dvp_5f_code_5f_text_5f_70.1">
          <table:table-cell table:style-name="dvp_5f_code_5f_text_5f_70.A1" office:value-type="string">
            <text:p text:style-name="Standard"/>
          </table:table-cell>
          <table:table-cell table:style-name="dvp_5f_code_5f_text_5f_70.A1" office:value-type="string">
            <text:p text:style-name="Standard">text</text:p>
          </table:table-cell>
          <table:table-cell table:style-name="dvp_5f_code_5f_text_5f_70.A1" office:value-type="string">
            <text:p text:style-name="Standard"/>
          </table:table-cell>
          <table:table-cell table:style-name="dvp_5f_code_5f_text_5f_70.A1" office:value-type="string">
            <text:p text:style-name="Standard">0</text:p>
          </table:table-cell>
          <table:table-cell table:style-name="dvp_5f_code_5f_text_5f_70.A1" office:value-type="string">
            <text:p text:style-name="Standard">1</text:p>
          </table:table-cell>
          <table:table-cell table:style-name="dvp_5f_code_5f_text_5f_70.A1" office:value-type="string">
            <text:p text:style-name="Standard"/>
          </table:table-cell>
        </table:table-row>
        <table:table-row table:style-name="dvp_5f_code_5f_text_5f_70.2">
          <table:table-cell table:style-name="dvp_5f_code_5f_text_5f_70.A1" table:number-columns-spanned="6" office:value-type="string">
            <text:p text:style-name="dvp_5f_code">M1---B1---B2---B3 master, tot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Notez que par défaut, Git essaiera d’effectuer un <text:span text:style-name="Italique">merge fast-forward</text:span> sauf configuration ou option explicite pour forcer un <text:span text:style-name="Italique">merge non fast-forward</text:span>.</text:p>
      <text:p text:style-name="Standard">Un <text:span text:style-name="Italique">merge non fast-forward</text:span> a lieu lorsque la branche parente a évolué après la création de la branche enfant<text:change text:change-id="ct409025216"/>.</text:p>
      <text:p text:style-name="Standard">Par exemple avec la situation précédente :</text:p>
      <table:table table:name="dvp_code_text_71" table:style-name="dvp_5f_code_5f_text_5f_71">
        <table:table-column table:style-name="dvp_5f_code_5f_text_5f_71.A" table:number-columns-repeated="6"/>
        <table:table-row table:style-name="dvp_5f_code_5f_text_5f_71.1">
          <table:table-cell table:style-name="dvp_5f_code_5f_text_5f_71.A1" office:value-type="string">
            <text:p text:style-name="Standard"/>
          </table:table-cell>
          <table:table-cell table:style-name="dvp_5f_code_5f_text_5f_71.A1" office:value-type="string">
            <text:p text:style-name="Standard">text</text:p>
          </table:table-cell>
          <table:table-cell table:style-name="dvp_5f_code_5f_text_5f_71.A1" office:value-type="string">
            <text:p text:style-name="Standard"/>
          </table:table-cell>
          <table:table-cell table:style-name="dvp_5f_code_5f_text_5f_71.A1" office:value-type="string">
            <text:p text:style-name="Standard">0</text:p>
          </table:table-cell>
          <table:table-cell table:style-name="dvp_5f_code_5f_text_5f_71.A1" office:value-type="string">
            <text:p text:style-name="Standard">1</text:p>
          </table:table-cell>
          <table:table-cell table:style-name="dvp_5f_code_5f_text_5f_71.A1" office:value-type="string">
            <text:p text:style-name="Standard"/>
          </table:table-cell>
        </table:table-row>
        <table:table-row table:style-name="dvp_5f_code_5f_text_5f_71.2">
          <table:table-cell table:style-name="dvp_5f_code_5f_text_5f_71.A1" table:number-columns-spanned="6" office:value-type="string">
            <text:p text:style-name="dvp_5f_code">---M1 master<text:line-break/> <text:s text:c="2"/>\<text:line-break/> <text:s text:c="2"/>B1---B2---B3 toto <text:s/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Avant de fusionner <text:span text:style-name="Teletype">toto</text:span> dans <text:span text:style-name="Teletype">master</text:span>, admettons que <text:span text:style-name="Teletype">master</text:span> ait reçu des <text:span text:style-name="Italique">commits</text:span>, la situation devient :</text:p>
      <table:table table:name="dvp_code_text_72" table:style-name="dvp_5f_code_5f_text_5f_72">
        <table:table-column table:style-name="dvp_5f_code_5f_text_5f_72.A" table:number-columns-repeated="6"/>
        <table:table-row table:style-name="dvp_5f_code_5f_text_5f_72.1">
          <table:table-cell table:style-name="dvp_5f_code_5f_text_5f_72.A1" office:value-type="string">
            <text:p text:style-name="Standard"/>
          </table:table-cell>
          <table:table-cell table:style-name="dvp_5f_code_5f_text_5f_72.A1" office:value-type="string">
            <text:p text:style-name="Standard">text</text:p>
          </table:table-cell>
          <table:table-cell table:style-name="dvp_5f_code_5f_text_5f_72.A1" office:value-type="string">
            <text:p text:style-name="Standard"/>
          </table:table-cell>
          <table:table-cell table:style-name="dvp_5f_code_5f_text_5f_72.A1" office:value-type="string">
            <text:p text:style-name="Standard">0</text:p>
          </table:table-cell>
          <table:table-cell table:style-name="dvp_5f_code_5f_text_5f_72.A1" office:value-type="string">
            <text:p text:style-name="Standard">1</text:p>
          </table:table-cell>
          <table:table-cell table:style-name="dvp_5f_code_5f_text_5f_72.A1" office:value-type="string">
            <text:p text:style-name="Standard"/>
          </table:table-cell>
        </table:table-row>
        <table:table-row table:style-name="dvp_5f_code_5f_text_5f_72.2">
          <table:table-cell table:style-name="dvp_5f_code_5f_text_5f_72.A1" table:number-columns-spanned="6" office:value-type="string">
            <text:p text:style-name="dvp_5f_code">---M1---M2---M3 master<text:line-break/> <text:s text:c="2"/>\<text:line-break/> <text:s text:c="2"/>B1---B2---B3 toto <text:s/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Dans ce cas<text:change-start text:change-id="ct409029696"/>,<text:change-end text:change-id="ct409029696"/> Git rajoute un <text:span text:style-name="Italique">commit</text:span> dit <text:span text:style-name="T19">« </text:span>de merge<text:span text:style-name="T19"> »</text:span> qui aura la particularité d’avoir deux parents, ici <text:span text:style-name="Teletype">M3</text:span> et <text:span text:style-name="Teletype">B3</text:span> :</text:p>
      <table:table table:name="dvp_code_text_73" table:style-name="dvp_5f_code_5f_text_5f_73">
        <table:table-column table:style-name="dvp_5f_code_5f_text_5f_73.A" table:number-columns-repeated="6"/>
        <table:table-row table:style-name="dvp_5f_code_5f_text_5f_73.1">
          <table:table-cell table:style-name="dvp_5f_code_5f_text_5f_73.A1" office:value-type="string">
            <text:p text:style-name="Standard"/>
          </table:table-cell>
          <table:table-cell table:style-name="dvp_5f_code_5f_text_5f_73.A1" office:value-type="string">
            <text:p text:style-name="Standard">text</text:p>
          </table:table-cell>
          <table:table-cell table:style-name="dvp_5f_code_5f_text_5f_73.A1" office:value-type="string">
            <text:p text:style-name="Standard"/>
          </table:table-cell>
          <table:table-cell table:style-name="dvp_5f_code_5f_text_5f_73.A1" office:value-type="string">
            <text:p text:style-name="Standard">0</text:p>
          </table:table-cell>
          <table:table-cell table:style-name="dvp_5f_code_5f_text_5f_73.A1" office:value-type="string">
            <text:p text:style-name="Standard">1</text:p>
          </table:table-cell>
          <table:table-cell table:style-name="dvp_5f_code_5f_text_5f_73.A1" office:value-type="string">
            <text:p text:style-name="Standard"/>
          </table:table-cell>
        </table:table-row>
        <text:soft-page-break/>
        <table:table-row table:style-name="dvp_5f_code_5f_text_5f_73.2">
          <table:table-cell table:style-name="dvp_5f_code_5f_text_5f_73.A1" table:number-columns-spanned="6" office:value-type="string">
            <text:p text:style-name="dvp_5f_code">---M1---M2---M3---M4 master, toto<text:line-break/> <text:s text:c="3"/>\ <text:s text:c="11"/>/<text:line-break/> <text:s text:c="3"/>B1---B2---B3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Le <text:span text:style-name="Italique">commit</text:span> de <text:span text:style-name="Italique">merge</text:span> est noté <text:span text:style-name="Teletype">M4</text:span>, il contient la somme des modifications de <text:span text:style-name="Teletype">B1</text:span>, <text:span text:style-name="Teletype">B2</text:span> et <text:span text:style-name="Teletype">B3</text:span>.</text:p>
      <text:p text:style-name="Standard">Même lorsque une branche peut être fusionnée en <text:span text:style-name="Italique">merge fast-forward</text:span><text:change-start text:change-id="ct409023424"/><text:span text:style-name="Italique">,</text:span><text:change-end text:change-id="ct409023424"/> on peut forcer la création du <text:span text:style-name="Italique">commit</text:span> de <text:span text:style-name="Italique">merge</text:span>, par exemple avec cette situation :</text:p>
      <table:table table:name="dvp_code_text_74" table:style-name="dvp_5f_code_5f_text_5f_74">
        <table:table-column table:style-name="dvp_5f_code_5f_text_5f_74.A" table:number-columns-repeated="6"/>
        <table:table-row table:style-name="dvp_5f_code_5f_text_5f_74.1">
          <table:table-cell table:style-name="dvp_5f_code_5f_text_5f_74.A1" office:value-type="string">
            <text:p text:style-name="Standard"/>
          </table:table-cell>
          <table:table-cell table:style-name="dvp_5f_code_5f_text_5f_74.A1" office:value-type="string">
            <text:p text:style-name="Standard">text</text:p>
          </table:table-cell>
          <table:table-cell table:style-name="dvp_5f_code_5f_text_5f_74.A1" office:value-type="string">
            <text:p text:style-name="Standard"/>
          </table:table-cell>
          <table:table-cell table:style-name="dvp_5f_code_5f_text_5f_74.A1" office:value-type="string">
            <text:p text:style-name="Standard">0</text:p>
          </table:table-cell>
          <table:table-cell table:style-name="dvp_5f_code_5f_text_5f_74.A1" office:value-type="string">
            <text:p text:style-name="Standard">1</text:p>
          </table:table-cell>
          <table:table-cell table:style-name="dvp_5f_code_5f_text_5f_74.A1" office:value-type="string">
            <text:p text:style-name="Standard"/>
          </table:table-cell>
        </table:table-row>
        <table:table-row table:style-name="dvp_5f_code_5f_text_5f_74.2">
          <table:table-cell table:style-name="dvp_5f_code_5f_text_5f_74.A1" table:number-columns-spanned="6" office:value-type="string">
            <text:p text:style-name="dvp_5f_code">---M1 master<text:line-break/> <text:s text:c="2"/>\<text:line-break/> <text:s text:c="2"/>B1---B2---B3 tot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L’exécution de la commande <text:span text:style-name="Teletype">git merge --no-ff toto</text:span> abouti à cet<text:change text:change-id="ct449539488"/> historique :</text:p>
      <table:table table:name="dvp_code_text_75" table:style-name="dvp_5f_code_5f_text_5f_75">
        <table:table-column table:style-name="dvp_5f_code_5f_text_5f_75.A" table:number-columns-repeated="6"/>
        <table:table-row table:style-name="dvp_5f_code_5f_text_5f_75.1">
          <table:table-cell table:style-name="dvp_5f_code_5f_text_5f_75.A1" office:value-type="string">
            <text:p text:style-name="Standard"/>
          </table:table-cell>
          <table:table-cell table:style-name="dvp_5f_code_5f_text_5f_75.A1" office:value-type="string">
            <text:p text:style-name="Standard">text</text:p>
          </table:table-cell>
          <table:table-cell table:style-name="dvp_5f_code_5f_text_5f_75.A1" office:value-type="string">
            <text:p text:style-name="Standard"/>
          </table:table-cell>
          <table:table-cell table:style-name="dvp_5f_code_5f_text_5f_75.A1" office:value-type="string">
            <text:p text:style-name="Standard">0</text:p>
          </table:table-cell>
          <table:table-cell table:style-name="dvp_5f_code_5f_text_5f_75.A1" office:value-type="string">
            <text:p text:style-name="Standard">1</text:p>
          </table:table-cell>
          <table:table-cell table:style-name="dvp_5f_code_5f_text_5f_75.A1" office:value-type="string">
            <text:p text:style-name="Standard"/>
          </table:table-cell>
        </table:table-row>
        <table:table-row table:style-name="dvp_5f_code_5f_text_5f_75.2">
          <table:table-cell table:style-name="dvp_5f_code_5f_text_5f_75.A1" table:number-columns-spanned="6" office:value-type="string">
            <text:p text:style-name="dvp_5f_code">---M1-------------M4 master, toto<text:line-break/> <text:s text:c="3"/>\ <text:s text:c="11"/>/<text:line-break/> <text:s text:c="3"/>B1---B2---B3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Certains utilisateurs aiment conserver la visibilité de l’exist<text:change-start text:change-id="ct449539264"/><text:span text:style-name="T13">e</text:span><text:change-end text:change-id="ct449539264"/><text:change text:change-id="ct449539040"/>nce des branches<text:change-start text:change-id="ct449538368"/>,<text:change-end text:change-id="ct449538368"/> même après leur fusion et leur suppression :</text:p>
      <table:table table:name="dvp_code_text_76" table:style-name="dvp_5f_code_5f_text_5f_76">
        <table:table-column table:style-name="dvp_5f_code_5f_text_5f_76.A" table:number-columns-repeated="6"/>
        <table:table-row table:style-name="dvp_5f_code_5f_text_5f_76.1">
          <table:table-cell table:style-name="dvp_5f_code_5f_text_5f_76.A1" office:value-type="string">
            <text:p text:style-name="Standard"/>
          </table:table-cell>
          <table:table-cell table:style-name="dvp_5f_code_5f_text_5f_76.A1" office:value-type="string">
            <text:p text:style-name="Standard">text</text:p>
          </table:table-cell>
          <table:table-cell table:style-name="dvp_5f_code_5f_text_5f_76.A1" office:value-type="string">
            <text:p text:style-name="Standard"/>
          </table:table-cell>
          <table:table-cell table:style-name="dvp_5f_code_5f_text_5f_76.A1" office:value-type="string">
            <text:p text:style-name="Standard">0</text:p>
          </table:table-cell>
          <table:table-cell table:style-name="dvp_5f_code_5f_text_5f_76.A1" office:value-type="string">
            <text:p text:style-name="Standard">1</text:p>
          </table:table-cell>
          <table:table-cell table:style-name="dvp_5f_code_5f_text_5f_76.A1" office:value-type="string">
            <text:p text:style-name="Standard"/>
          </table:table-cell>
        </table:table-row>
        <table:table-row table:style-name="dvp_5f_code_5f_text_5f_76.2">
          <table:table-cell table:style-name="dvp_5f_code_5f_text_5f_76.A1" table:number-columns-spanned="6" office:value-type="string">
            <text:p text:style-name="dvp_5f_code">---M1-------------M4 master<text:line-break/> <text:s text:c="3"/>\ <text:s text:c="11"/>/<text:line-break/> <text:s text:c="3"/>B1---B2---B3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h text:style-name="Heading_20_2" text:outline-level="2">Comment annuler une fusion terminée ?</text:h>
      <text:p text:style-name="Standard">La solution la plus simple consiste à supprimer les <text:span text:style-name="Italique">commits</text:span> sur la branche de destination. Par exemple <text:soft-page-break/>dans cette situation :</text:p>
      <table:table table:name="dvp_code_text_77" table:style-name="dvp_5f_code_5f_text_5f_77">
        <table:table-column table:style-name="dvp_5f_code_5f_text_5f_77.A" table:number-columns-repeated="6"/>
        <table:table-row table:style-name="dvp_5f_code_5f_text_5f_77.1">
          <table:table-cell table:style-name="dvp_5f_code_5f_text_5f_77.A1" office:value-type="string">
            <text:p text:style-name="Standard"/>
          </table:table-cell>
          <table:table-cell table:style-name="dvp_5f_code_5f_text_5f_77.A1" office:value-type="string">
            <text:p text:style-name="Standard">text</text:p>
          </table:table-cell>
          <table:table-cell table:style-name="dvp_5f_code_5f_text_5f_77.A1" office:value-type="string">
            <text:p text:style-name="Standard"/>
          </table:table-cell>
          <table:table-cell table:style-name="dvp_5f_code_5f_text_5f_77.A1" office:value-type="string">
            <text:p text:style-name="Standard">0</text:p>
          </table:table-cell>
          <table:table-cell table:style-name="dvp_5f_code_5f_text_5f_77.A1" office:value-type="string">
            <text:p text:style-name="Standard">1</text:p>
          </table:table-cell>
          <table:table-cell table:style-name="dvp_5f_code_5f_text_5f_77.A1" office:value-type="string">
            <text:p text:style-name="Standard"/>
          </table:table-cell>
        </table:table-row>
        <table:table-row table:style-name="dvp_5f_code_5f_text_5f_77.2">
          <table:table-cell table:style-name="dvp_5f_code_5f_text_5f_77.A1" table:number-columns-spanned="6" office:value-type="string">
            <text:p text:style-name="dvp_5f_code">---M1-------------M4 master, toto<text:line-break/> <text:s text:c="3"/>\ <text:s text:c="11"/>/<text:line-break/> <text:s text:c="3"/>B1---B2---B3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En se positionnant (<text:span text:style-name="Italique">checkout</text:span>) sur la branche <text:span text:style-name="Teletype">master</text:span><text:change text:change-id="ct449538816"/><text:change-start text:change-id="ct449534784"/>, <text:change-end text:change-id="ct449534784"/>on peut soit supprimer le dernier <text:span text:style-name="Italique">commit</text:span> :</text:p>
      <table:table table:name="dvp_code_text_78" table:style-name="dvp_5f_code_5f_text_5f_78">
        <table:table-column table:style-name="dvp_5f_code_5f_text_5f_78.A" table:number-columns-repeated="6"/>
        <table:table-row table:style-name="dvp_5f_code_5f_text_5f_78.1">
          <table:table-cell table:style-name="dvp_5f_code_5f_text_5f_78.A1" office:value-type="string">
            <text:p text:style-name="Standard"/>
          </table:table-cell>
          <table:table-cell table:style-name="dvp_5f_code_5f_text_5f_78.A1" office:value-type="string">
            <text:p text:style-name="Standard">text</text:p>
          </table:table-cell>
          <table:table-cell table:style-name="dvp_5f_code_5f_text_5f_78.A1" office:value-type="string">
            <text:p text:style-name="Standard"/>
          </table:table-cell>
          <table:table-cell table:style-name="dvp_5f_code_5f_text_5f_78.A1" office:value-type="string">
            <text:p text:style-name="Standard">0</text:p>
          </table:table-cell>
          <table:table-cell table:style-name="dvp_5f_code_5f_text_5f_78.A1" office:value-type="string">
            <text:p text:style-name="Standard">1</text:p>
          </table:table-cell>
          <table:table-cell table:style-name="dvp_5f_code_5f_text_5f_78.A1" office:value-type="string">
            <text:p text:style-name="Standard"/>
          </table:table-cell>
        </table:table-row>
        <table:table-row table:style-name="dvp_5f_code_5f_text_5f_78.2">
          <table:table-cell table:style-name="dvp_5f_code_5f_text_5f_78.A1" table:number-columns-spanned="6" office:value-type="string">
            <text:p text:style-name="dvp_5f_code">git reset HEAD^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<text:change-start text:change-id="ct449536128"/><text:span text:style-name="T13">s</text:span><text:change-end text:change-id="ct449536128"/><text:change text:change-id="ct449536352"/>oit donner à la commande <text:span text:style-name="Teletype">reset</text:span> le SHA<text:change-start text:change-id="ct449535680"/>-<text:change-end text:change-id="ct449535680"/>1 du <text:span text:style-name="Italique">commit</text:span> <text:span text:style-name="Teletype">M1</text:span> :</text:p>
      <table:table table:name="dvp_code_text_79" table:style-name="dvp_5f_code_5f_text_5f_79">
        <table:table-column table:style-name="dvp_5f_code_5f_text_5f_79.A" table:number-columns-repeated="6"/>
        <table:table-row table:style-name="dvp_5f_code_5f_text_5f_79.1">
          <table:table-cell table:style-name="dvp_5f_code_5f_text_5f_79.A1" office:value-type="string">
            <text:p text:style-name="Standard"/>
          </table:table-cell>
          <table:table-cell table:style-name="dvp_5f_code_5f_text_5f_79.A1" office:value-type="string">
            <text:p text:style-name="Standard">text</text:p>
          </table:table-cell>
          <table:table-cell table:style-name="dvp_5f_code_5f_text_5f_79.A1" office:value-type="string">
            <text:p text:style-name="Standard"/>
          </table:table-cell>
          <table:table-cell table:style-name="dvp_5f_code_5f_text_5f_79.A1" office:value-type="string">
            <text:p text:style-name="Standard">0</text:p>
          </table:table-cell>
          <table:table-cell table:style-name="dvp_5f_code_5f_text_5f_79.A1" office:value-type="string">
            <text:p text:style-name="Standard">1</text:p>
          </table:table-cell>
          <table:table-cell table:style-name="dvp_5f_code_5f_text_5f_79.A1" office:value-type="string">
            <text:p text:style-name="Standard"/>
          </table:table-cell>
        </table:table-row>
        <table:table-row table:style-name="dvp_5f_code_5f_text_5f_79.2">
          <table:table-cell table:style-name="dvp_5f_code_5f_text_5f_79.A1" table:number-columns-spanned="6" office:value-type="string">
            <text:p text:style-name="dvp_5f_code">git reset --hard 1234abcd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On revient alors à la situation précédant la fusion :</text:p>
      <table:table table:name="dvp_code_text_80" table:style-name="dvp_5f_code_5f_text_5f_80">
        <table:table-column table:style-name="dvp_5f_code_5f_text_5f_80.A" table:number-columns-repeated="6"/>
        <table:table-row table:style-name="dvp_5f_code_5f_text_5f_80.1">
          <table:table-cell table:style-name="dvp_5f_code_5f_text_5f_80.A1" office:value-type="string">
            <text:p text:style-name="Standard"/>
          </table:table-cell>
          <table:table-cell table:style-name="dvp_5f_code_5f_text_5f_80.A1" office:value-type="string">
            <text:p text:style-name="Standard">text</text:p>
          </table:table-cell>
          <table:table-cell table:style-name="dvp_5f_code_5f_text_5f_80.A1" office:value-type="string">
            <text:p text:style-name="Standard"/>
          </table:table-cell>
          <table:table-cell table:style-name="dvp_5f_code_5f_text_5f_80.A1" office:value-type="string">
            <text:p text:style-name="Standard">0</text:p>
          </table:table-cell>
          <table:table-cell table:style-name="dvp_5f_code_5f_text_5f_80.A1" office:value-type="string">
            <text:p text:style-name="Standard">1</text:p>
          </table:table-cell>
          <table:table-cell table:style-name="dvp_5f_code_5f_text_5f_80.A1" office:value-type="string">
            <text:p text:style-name="Standard"/>
          </table:table-cell>
        </table:table-row>
        <table:table-row table:style-name="dvp_5f_code_5f_text_5f_80.2">
          <table:table-cell table:style-name="dvp_5f_code_5f_text_5f_80.A1" table:number-columns-spanned="6" office:value-type="string">
            <text:p text:style-name="dvp_5f_code">---M1 master<text:line-break/> <text:s text:c="2"/>\<text:line-break/> <text:s text:c="2"/>B1---B2---B3 tot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h text:style-name="Heading_20_2" text:outline-level="2">Qu’est-ce qu’un conflit ?</text:h>
      <text:p text:style-name="Standard">Un conflit appara<text:change-start text:change-id="ct449535904"/><text:span text:style-name="T13">î</text:span><text:change-end text:change-id="ct449535904"/><text:change text:change-id="ct449536576"/>t lors d’une fusion<text:change-start text:change-id="ct449540608"/>,<text:change-end text:change-id="ct449540608"/> lorsque deux fichiers ont évolué sur la même ligne de code<text:change-start text:change-id="ct449540832"/>,<text:change-end text:change-id="ct449540832"/> mais différemment.</text:p>
      <text:p text:style-name="Standard">Git ne peut pas savoir où est la vérité, il demande donc à l’utilisateur de trancher en modifiant le fichier source à fusionner<text:change-start text:change-id="ct449541056"/>.<text:change-end text:change-id="ct449541056"/> <text:change-start text:change-id="ct449541280"/><text:span text:style-name="T13">Git met en évidence </text:span><text:change-end text:change-id="ct449541280"/><text:change text:change-id="ct499365888"/>les deux versions possibles <text:change-start text:change-id="ct410087952"/><text:span text:style-name="T13">en les </text:span><text:change-end text:change-id="ct410087952"/>encadr<text:change-start text:change-id="ct501588544"/><text:span text:style-name="T13">rant</text:span><text:change-end text:change-id="ct501588544"/><text:change text:change-id="ct455144288"/> par des marqueurs.</text:p>
      <text:h text:style-name="Heading_20_2" text:outline-level="2">Comment gérer un conflit ?</text:h>
      <text:p text:style-name="Standard">Par exemple<text:change-start text:change-id="ct455144736"/>,<text:change-end text:change-id="ct455144736"/> avec un conflit sur le fichier <text:span text:style-name="Teletype">index.html</text:span> lors d’une fusion de <text:span text:style-name="Teletype">toto</text:span> dans <text:span text:style-name="Teletype">master</text:span><text:change-start text:change-id="ct455144512"/><text:span text:style-name="Teletype">,</text:span><text:change-end text:change-id="ct455144512"/> on aurait :</text:p>
      <text:list xml:id="list224310815259806" text:style-name="List_20_1">
        <text:list-item>
          <text:p text:style-name="P6"><text:span text:style-name="Teletype">&lt;&lt;&lt;&lt;&lt;&lt;&lt; HEAD</text:span> qui désigne le début de la version de <text:span text:style-name="Teletype">master</text:span><text:change-start text:change-id="ct455148320"/><text:span text:style-name="Teletype"> </text:span><text:change-end text:change-id="ct455148320"/><text:change-start text:change-id="ct455148544"/><text:span text:style-name="Teletype">;</text:span><text:change-end text:change-id="ct455148544"/><text:change text:change-id="ct455148768"/></text:p>
        </text:list-item>
        <text:list-item>
          <text:p text:style-name="P6"><text:span text:style-name="Teletype">=======</text:span> qui sépare les deux versions et <text:change text:change-id="ct455149440"/><text:change-start text:change-id="ct455149664"/><office:annotation><dc:creator>bruno barthel</dc:creator><dc:date>2019-04-24T11:15:36.656000000</dc:date><text:p text:style-name="P11"><text:span text:style-name="T40">L’usage transitif de « débuter » est controversé, à éviter donc.</text:span><text:span text:style-name="T40"><text:line-break/></text:span><text:span text:style-name="T40">cf . http://www.academie-francaise.fr/debuter-demarrer</text:span></text:p></office:annotation><text:span text:style-name="T13">commence</text:span><text:change-end text:change-id="ct455149664"/> donc la version de <text:span text:style-name="Teletype">toto</text:span><text:change-start text:change-id="ct455149216"/><text:span text:style-name="Teletype"> ;</text:span><text:change-end text:change-id="ct455149216"/><text:change text:change-id="ct455148992"/></text:p>
        </text:list-item>
        <text:list-item>
          <text:p text:style-name="P6"><text:span text:style-name="Teletype">&gt;&gt;&gt;&gt;&gt;&gt;&gt; refs/heads/toto</text:span> qui désigne la fin de la version de <text:span text:style-name="Teletype">toto</text:span>.</text:p>
        </text:list-item>
      </text:list>
      <text:p text:style-name="Standard">Il convient ici de faire le tri et de supprimer ces marqueurs<text:change-start text:change-id="ct455147424"/>,<text:change-end text:change-id="ct455147424"/> puis d’ajouter le fichier à l’index via un simple <text:span text:style-name="Teletype">git add index.html</text:span>.</text:p>
      <text:p text:style-name="Standard">Pour terminer la résolution de conflits<text:change-start text:change-id="ct455145856"/>,<text:change-end text:change-id="ct455145856"/> vous pouvez utiliser la commande <text:span text:style-name="Teletype">git merge --continue</text:span> si votre version de Git est supérieure ou égale à la 2.12 sinon exécutez simplement un <text:span text:style-name="Teletype">git commit</text:span> sans aucune option.</text:p>
      <text:h text:style-name="Heading_20_2" text:outline-level="2">Comment annuler une fusion en cours ?</text:h>
      <text:p text:style-name="Standard">Pendant la résolution des conflits exécutez simplement un <text:span text:style-name="Teletype">git merge --abort</text:span>.</text:p>
      <text:h text:style-name="Heading_20_1" text:outline-level="1">Réécriture de l’historique (rebase)</text:h>
      <text:h text:style-name="Heading_20_2" text:outline-level="2">Qu’est-ce qu’un rebase ?</text:h>
      <text:p text:style-name="Standard">Conceptuellement il s’agit d’une réécriture de l’historique.</text:p>
      <text:p text:style-name="Standard">Techniquement il s’agit de changer le parent du <text:span text:style-name="Italique">commit</text:span> à la base de la branche <text:change-start text:change-id="ct455146080"/><text:span text:style-name="T13">dont </text:span><text:change-end text:change-id="ct455146080"/><text:change-start text:change-id="ct455147872"/><text:span text:style-name="T13">on veut faire un</text:span><text:change-end text:change-id="ct455147872"/><text:change text:change-id="ct455146528"/> <text:span text:style-name="Italique">rebase</text:span><text:change-start text:change-id="ct455144960"/><text:span text:style-name="Italique">,</text:span><text:change-end text:change-id="ct455144960"/> ce qui a pour conséquence de recréer tous les <text:span text:style-name="Italique">commits</text:span> descendants (du fait du nouveau <text:span text:style-name="Italique">timestamp</text:span>).</text:p>
      <text:p text:style-name="Standard">De ce fait il ne faut <text:span text:style-name="Gras">jamais</text:span><text:change-start text:change-id="ct455145184"/><text:span text:style-name="Gras"> </text:span><text:span text:style-name="Gras"><text:span text:style-name="T33">faire un</text:span></text:span><text:change-end text:change-id="ct455145184"/> <text:span text:style-name="Italique">rebase</text:span> <text:change-start text:change-id="ct455146976"/><text:span text:style-name="T13">d’</text:span><text:change-end text:change-id="ct455146976"/>une branche qui a été publiée quelque part et donc le <text:span text:style-name="Italique">rebase</text:span> ne doit s’appliquer qu’à des branches privées, c’est à dire qui n’existe que sur votre machine.</text:p>
      <text:h text:style-name="Heading_20_2" text:outline-level="2">Pourquoi effectuer un rebase ?</text:h>
      <text:p text:style-name="Standard">Principalement pour conserver un historique propre et lisible.</text:p>
      <text:p text:style-name="Standard"><text:soft-page-break/>La bonne pratique est de systématiquement <text:change-start text:change-id="ct455147648"/><text:span text:style-name="T13">faire un </text:span><text:change-end text:change-id="ct455147648"/><text:span text:style-name="Italique">rebase</text:span> <text:change-start text:change-id="ct455145408"/><text:span text:style-name="T13">d’</text:span><text:change-end text:change-id="ct455145408"/>une branche de travail avant de chercher à la fusionner avec une branche de collaboration (nommée généralement <text:span text:style-name="Teletype">master</text:span>).</text:p>
      <text:p text:style-name="Standard">Prenons la situation suivante :</text:p>
      <table:table table:name="dvp_code_text_81" table:style-name="dvp_5f_code_5f_text_5f_81">
        <table:table-column table:style-name="dvp_5f_code_5f_text_5f_81.A" table:number-columns-repeated="6"/>
        <table:table-row table:style-name="dvp_5f_code_5f_text_5f_81.1">
          <table:table-cell table:style-name="dvp_5f_code_5f_text_5f_81.A1" office:value-type="string">
            <text:p text:style-name="Standard"/>
          </table:table-cell>
          <table:table-cell table:style-name="dvp_5f_code_5f_text_5f_81.A1" office:value-type="string">
            <text:p text:style-name="Standard">text</text:p>
          </table:table-cell>
          <table:table-cell table:style-name="dvp_5f_code_5f_text_5f_81.A1" office:value-type="string">
            <text:p text:style-name="Standard"/>
          </table:table-cell>
          <table:table-cell table:style-name="dvp_5f_code_5f_text_5f_81.A1" office:value-type="string">
            <text:p text:style-name="Standard">0</text:p>
          </table:table-cell>
          <table:table-cell table:style-name="dvp_5f_code_5f_text_5f_81.A1" office:value-type="string">
            <text:p text:style-name="Standard">1</text:p>
          </table:table-cell>
          <table:table-cell table:style-name="dvp_5f_code_5f_text_5f_81.A1" office:value-type="string">
            <text:p text:style-name="Standard"/>
          </table:table-cell>
        </table:table-row>
        <table:table-row table:style-name="dvp_5f_code_5f_text_5f_81.2">
          <table:table-cell table:style-name="dvp_5f_code_5f_text_5f_81.A1" table:number-columns-spanned="6" office:value-type="string">
            <text:p text:style-name="dvp_5f_code">---M1 master<text:line-break/> <text:s text:c="2"/>\<text:line-break/> <text:s text:c="2"/>B1---B2---B3 tot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Dans ce cas de figure vous avez créé une branche <text:span text:style-name="Teletype">toto</text:span> sur la base d’une branche <text:span text:style-name="Teletype">master</text:span> qui est la branche de collaboration du projet (là où tout le monde déverse ses contributions).</text:p>
      <text:p text:style-name="Standard">Vous avez fini de travailler et vous allez fusionner votre branche avec <text:span text:style-name="Teletype">master</text:span>.</text:p>
      <text:p text:style-name="Standard">Or, d’autres utilisateurs ont fait avanc<text:change-start text:change-id="ct455146304"/><text:span text:style-name="T14">er</text:span><text:change-end text:change-id="ct455146304"/><text:change text:change-id="ct455148096"/> <text:span text:style-name="Teletype">master</text:span> et la situation sur le dépôt distant est en réalité :</text:p>
      <table:table table:name="dvp_code_text_82" table:style-name="dvp_5f_code_5f_text_5f_82">
        <table:table-column table:style-name="dvp_5f_code_5f_text_5f_82.A" table:number-columns-repeated="6"/>
        <table:table-row table:style-name="dvp_5f_code_5f_text_5f_82.1">
          <table:table-cell table:style-name="dvp_5f_code_5f_text_5f_82.A1" office:value-type="string">
            <text:p text:style-name="Standard"/>
          </table:table-cell>
          <table:table-cell table:style-name="dvp_5f_code_5f_text_5f_82.A1" office:value-type="string">
            <text:p text:style-name="Standard">text</text:p>
          </table:table-cell>
          <table:table-cell table:style-name="dvp_5f_code_5f_text_5f_82.A1" office:value-type="string">
            <text:p text:style-name="Standard"/>
          </table:table-cell>
          <table:table-cell table:style-name="dvp_5f_code_5f_text_5f_82.A1" office:value-type="string">
            <text:p text:style-name="Standard">0</text:p>
          </table:table-cell>
          <table:table-cell table:style-name="dvp_5f_code_5f_text_5f_82.A1" office:value-type="string">
            <text:p text:style-name="Standard">1</text:p>
          </table:table-cell>
          <table:table-cell table:style-name="dvp_5f_code_5f_text_5f_82.A1" office:value-type="string">
            <text:p text:style-name="Standard"/>
          </table:table-cell>
        </table:table-row>
        <table:table-row table:style-name="dvp_5f_code_5f_text_5f_82.2">
          <table:table-cell table:style-name="dvp_5f_code_5f_text_5f_82.A1" table:number-columns-spanned="6" office:value-type="string">
            <text:p text:style-name="dvp_5f_code">---M1---M2---M3 origin/master <text:s/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Si vous fusionnez en l’état<text:change-start text:change-id="ct455150560"/>,<text:change-end text:change-id="ct455150560"/> vous ne pourrez pas obtenir un <text:span text:style-name="Italique">merge fast-forward</text:span> et vous aurez peut être même des conflits lors de la fusion.</text:p>
      <text:p text:style-name="Standard">Que vous fassiez un <text:span text:style-name="Italique">rebase</text:span> ou non<text:change-start text:change-id="ct455151232"/>,<text:change-end text:change-id="ct455151232"/> vous allez d’abord devoir récupérer les modifications du dépôt distant :</text:p>
      <table:table table:name="dvp_code_bash_83" table:style-name="dvp_5f_code_5f_bash_5f_83">
        <table:table-column table:style-name="dvp_5f_code_5f_bash_5f_83.A" table:number-columns-repeated="6"/>
        <table:table-row table:style-name="dvp_5f_code_5f_bash_5f_83.1">
          <table:table-cell table:style-name="dvp_5f_code_5f_bash_5f_83.A1" office:value-type="string">
            <text:p text:style-name="Standard"/>
          </table:table-cell>
          <table:table-cell table:style-name="dvp_5f_code_5f_bash_5f_83.A1" office:value-type="string">
            <text:p text:style-name="Standard">bash</text:p>
          </table:table-cell>
          <table:table-cell table:style-name="dvp_5f_code_5f_bash_5f_83.A1" office:value-type="string">
            <text:p text:style-name="Standard"/>
          </table:table-cell>
          <table:table-cell table:style-name="dvp_5f_code_5f_bash_5f_83.A1" office:value-type="string">
            <text:p text:style-name="Standard">1</text:p>
          </table:table-cell>
          <table:table-cell table:style-name="dvp_5f_code_5f_bash_5f_83.A1" office:value-type="string">
            <text:p text:style-name="Standard">1</text:p>
          </table:table-cell>
          <table:table-cell table:style-name="dvp_5f_code_5f_bash_5f_83.A1" office:value-type="string">
            <text:p text:style-name="Standard"/>
          </table:table-cell>
        </table:table-row>
        <table:table-row table:style-name="dvp_5f_code_5f_bash_5f_83.2">
          <table:table-cell table:style-name="dvp_5f_code_5f_bash_5f_83.A1" table:number-columns-spanned="6" office:value-type="string">
            <text:p text:style-name="dvp_5f_code">git checkout master<text:line-break/>git pull origin master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Ceci fait<text:change-start text:change-id="ct455151904"/>,<text:change-end text:change-id="ct455151904"/> votre historique local est désormais :</text:p>
      <table:table table:name="dvp_code_text_84" table:style-name="dvp_5f_code_5f_text_5f_84">
        <table:table-column table:style-name="dvp_5f_code_5f_text_5f_84.A" table:number-columns-repeated="6"/>
        <table:table-row table:style-name="dvp_5f_code_5f_text_5f_84.1">
          <table:table-cell table:style-name="dvp_5f_code_5f_text_5f_84.A1" office:value-type="string">
            <text:p text:style-name="Standard"/>
          </table:table-cell>
          <table:table-cell table:style-name="dvp_5f_code_5f_text_5f_84.A1" office:value-type="string">
            <text:p text:style-name="Standard">text</text:p>
          </table:table-cell>
          <table:table-cell table:style-name="dvp_5f_code_5f_text_5f_84.A1" office:value-type="string">
            <text:p text:style-name="Standard"/>
          </table:table-cell>
          <table:table-cell table:style-name="dvp_5f_code_5f_text_5f_84.A1" office:value-type="string">
            <text:p text:style-name="Standard">0</text:p>
          </table:table-cell>
          <table:table-cell table:style-name="dvp_5f_code_5f_text_5f_84.A1" office:value-type="string">
            <text:p text:style-name="Standard">1</text:p>
          </table:table-cell>
          <table:table-cell table:style-name="dvp_5f_code_5f_text_5f_84.A1" office:value-type="string">
            <text:p text:style-name="Standard"/>
          </table:table-cell>
        </table:table-row>
        <table:table-row table:style-name="dvp_5f_code_5f_text_5f_84.2">
          <table:table-cell table:style-name="dvp_5f_code_5f_text_5f_84.A1" table:number-columns-spanned="6" office:value-type="string">
            <text:p text:style-name="dvp_5f_code">---M1---M2---M3 master<text:line-break/> <text:s text:c="2"/>\<text:line-break/><text:soft-page-break/> <text:s text:c="2"/>B1---B2---B3 tot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Si vous choisissez de <text:change-start text:change-id="ct455151680"/><text:span text:style-name="T14">faire un </text:span><text:change-end text:change-id="ct455151680"/><text:span text:style-name="Italique">rebase</text:span><text:change-start text:change-id="ct455151456"/><text:span text:style-name="Italique">,</text:span><text:change-end text:change-id="ct455151456"/> vous allez obtenir ceci :</text:p>
      <table:table table:name="dvp_code_text_85" table:style-name="dvp_5f_code_5f_text_5f_85">
        <table:table-column table:style-name="dvp_5f_code_5f_text_5f_85.A" table:number-columns-repeated="6"/>
        <table:table-row table:style-name="dvp_5f_code_5f_text_5f_85.1">
          <table:table-cell table:style-name="dvp_5f_code_5f_text_5f_85.A1" office:value-type="string">
            <text:p text:style-name="Standard"/>
          </table:table-cell>
          <table:table-cell table:style-name="dvp_5f_code_5f_text_5f_85.A1" office:value-type="string">
            <text:p text:style-name="Standard">text</text:p>
          </table:table-cell>
          <table:table-cell table:style-name="dvp_5f_code_5f_text_5f_85.A1" office:value-type="string">
            <text:p text:style-name="Standard"/>
          </table:table-cell>
          <table:table-cell table:style-name="dvp_5f_code_5f_text_5f_85.A1" office:value-type="string">
            <text:p text:style-name="Standard">0</text:p>
          </table:table-cell>
          <table:table-cell table:style-name="dvp_5f_code_5f_text_5f_85.A1" office:value-type="string">
            <text:p text:style-name="Standard">1</text:p>
          </table:table-cell>
          <table:table-cell table:style-name="dvp_5f_code_5f_text_5f_85.A1" office:value-type="string">
            <text:p text:style-name="Standard"/>
          </table:table-cell>
        </table:table-row>
        <table:table-row table:style-name="dvp_5f_code_5f_text_5f_85.2">
          <table:table-cell table:style-name="dvp_5f_code_5f_text_5f_85.A1" table:number-columns-spanned="6" office:value-type="string">
            <text:p text:style-name="dvp_5f_code">---M1---M2---M3 master<text:line-break/> <text:s text:c="13"/>\<text:line-break/> <text:s text:c="13"/>B1'---B2'---B3' tot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Le commit parent de <text:span text:style-name="Teletype">B1</text:span> était <text:span text:style-name="Teletype">M1</text:span> avant le <text:span text:style-name="Italique">rebase</text:span>, il sera <text:span text:style-name="Teletype">M3</text:span> après.</text:p>
      <text:p text:style-name="Standard">De ce fait, Git va rejouer chaque <text:span text:style-name="Italique">commit</text:span> en respectant l’ordre de filiation, d’abord <text:span text:style-name="Teletype">B1</text:span>, puis <text:span text:style-name="Teletype">B2</text:span>, etc<text:change text:change-id="ct449535232"/>.</text:p>
      <text:p text:style-name="Standard">À chaque étape, si Git rencontre un conflit, il vous laissera la main pour le résoudre.</text:p>
      <text:p text:style-name="Standard"><text:span text:style-name="Gras">Important</text:span> : les <text:span text:style-name="Italique">commits</text:span> après <text:span text:style-name="Italique">rebase</text:span> sont identifiés avec un prime (<text:span text:style-name="Teletype">'</text:span>), <text:span text:style-name="Teletype">B1</text:span> devient <text:span text:style-name="Teletype">B1'</text:span>, <text:span text:style-name="Teletype">B2</text:span> devient <text:span text:style-name="Teletype">B2'</text:span> etc.</text:p>
      <text:p text:style-name="Standard">En effet<text:change-start text:change-id="ct409024992"/>,<text:change-end text:change-id="ct409024992"/> Git recrée de nouveaux commits même en l’absence d’un conflit, donc avec un <text:span text:style-name="Italique">timestamp</text:span> différent, donc le SHA<text:change-start text:change-id="ct449540160"/>-<text:change-end text:change-id="ct449540160"/>1 identifiant le <text:span text:style-name="Italique">commit</text:span> est différent.</text:p>
      <text:h text:style-name="Heading_20_2" text:outline-level="2">Comment effectuer un rebase ?</text:h>
      <text:p text:style-name="Standard">Commencez par récupérer l’état de la branche parente sur le dépôt distant :</text:p>
      <table:table table:name="dvp_code_bash_86" table:style-name="dvp_5f_code_5f_bash_5f_86">
        <table:table-column table:style-name="dvp_5f_code_5f_bash_5f_86.A" table:number-columns-repeated="6"/>
        <table:table-row table:style-name="dvp_5f_code_5f_bash_5f_86.1">
          <table:table-cell table:style-name="dvp_5f_code_5f_bash_5f_86.A1" office:value-type="string">
            <text:p text:style-name="Standard"/>
          </table:table-cell>
          <table:table-cell table:style-name="dvp_5f_code_5f_bash_5f_86.A1" office:value-type="string">
            <text:p text:style-name="Standard">bash</text:p>
          </table:table-cell>
          <table:table-cell table:style-name="dvp_5f_code_5f_bash_5f_86.A1" office:value-type="string">
            <text:p text:style-name="Standard"/>
          </table:table-cell>
          <table:table-cell table:style-name="dvp_5f_code_5f_bash_5f_86.A1" office:value-type="string">
            <text:p text:style-name="Standard">1</text:p>
          </table:table-cell>
          <table:table-cell table:style-name="dvp_5f_code_5f_bash_5f_86.A1" office:value-type="string">
            <text:p text:style-name="Standard">1</text:p>
          </table:table-cell>
          <table:table-cell table:style-name="dvp_5f_code_5f_bash_5f_86.A1" office:value-type="string">
            <text:p text:style-name="Standard"/>
          </table:table-cell>
        </table:table-row>
        <table:table-row table:style-name="dvp_5f_code_5f_bash_5f_86.2">
          <table:table-cell table:style-name="dvp_5f_code_5f_bash_5f_86.A1" table:number-columns-spanned="6" office:value-type="string">
            <text:p text:style-name="dvp_5f_code">git checkout master<text:line-break/>git pull origin master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Ensuite<text:change-start text:change-id="ct455152128"/>,<text:change-end text:change-id="ct455152128"/> placez vous sur la branche <text:change text:change-id="ct501657136"/><text:change-start text:change-id="ct501657360"/><text:span text:style-name="T14">concernée par le</text:span><text:change-end text:change-id="ct501657360"/> <text:span text:style-name="Italique">rebase</text:span> et exécutez-le (la commande <text:span text:style-name="Teletype">rebase</text:span> prend en argument la branche servant de base, c’est à dire la branche parente) :</text:p>
      <table:table table:name="dvp_code_bash_87" table:style-name="dvp_5f_code_5f_bash_5f_87">
        <table:table-column table:style-name="dvp_5f_code_5f_bash_5f_87.A" table:number-columns-repeated="6"/>
        <table:table-row table:style-name="dvp_5f_code_5f_bash_5f_87.1">
          <table:table-cell table:style-name="dvp_5f_code_5f_bash_5f_87.A1" office:value-type="string">
            <text:p text:style-name="Standard"/>
          </table:table-cell>
          <table:table-cell table:style-name="dvp_5f_code_5f_bash_5f_87.A1" office:value-type="string">
            <text:p text:style-name="Standard">bash</text:p>
          </table:table-cell>
          <table:table-cell table:style-name="dvp_5f_code_5f_bash_5f_87.A1" office:value-type="string">
            <text:p text:style-name="Standard"/>
          </table:table-cell>
          <table:table-cell table:style-name="dvp_5f_code_5f_bash_5f_87.A1" office:value-type="string">
            <text:p text:style-name="Standard">1</text:p>
          </table:table-cell>
          <table:table-cell table:style-name="dvp_5f_code_5f_bash_5f_87.A1" office:value-type="string">
            <text:p text:style-name="Standard">1</text:p>
          </table:table-cell>
          <table:table-cell table:style-name="dvp_5f_code_5f_bash_5f_87.A1" office:value-type="string">
            <text:p text:style-name="Standard"/>
          </table:table-cell>
        </table:table-row>
        <table:table-row table:style-name="dvp_5f_code_5f_bash_5f_87.2">
          <table:table-cell table:style-name="dvp_5f_code_5f_bash_5f_87.A1" table:number-columns-spanned="6" office:value-type="string">
            <text:p text:style-name="dvp_5f_code">git checkout toto<text:line-break/><text:soft-page-break/>git rebase master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h text:style-name="Heading_20_2" text:outline-level="2">Qu’est-ce qu’un rebase int<text:change-start text:change-id="ct501657584"/><text:span text:style-name="T14">e</text:span><text:change-end text:change-id="ct501657584"/><text:change text:change-id="ct501657808"/>ractif ?</text:h>
      <text:p text:style-name="Standard">C’est un <text:span text:style-name="Italique">rebase</text:span> étendu qui va vous permettre de définir quelle opération effectuer à chaque <text:span text:style-name="Italique">commit</text:span> de votre branche subissant le <text:span text:style-name="Italique">rebase</text:span>.</text:p>
      <text:p text:style-name="Standard">Les options à chaque étape sont les suivantes :</text:p>
      <text:list xml:id="list224311755332931" text:style-name="List_20_1">
        <text:list-item>
          <text:p text:style-name="P6"><text:span text:style-name="Teletype">pick</text:span> pour utiliser le <text:span text:style-name="Italique">commit</text:span> ;</text:p>
        </text:list-item>
        <text:list-item>
          <text:p text:style-name="P6"><text:span text:style-name="Teletype">reword</text:span> pour utiliser le <text:span text:style-name="Italique">commit</text:span> et changer son message ;</text:p>
        </text:list-item>
        <text:list-item>
          <text:p text:style-name="P6"><text:span text:style-name="Teletype">edit</text:span> pour utiliser le <text:span text:style-name="Italique">commit</text:span> mais pour pouvoir le modifier ;</text:p>
        </text:list-item>
        <text:list-item>
          <text:p text:style-name="P6"><text:span text:style-name="Teletype">squash</text:span> pour fusionner le <text:span text:style-name="Italique">commit</text:span> avec le précédent ;</text:p>
        </text:list-item>
        <text:list-item>
          <text:p text:style-name="P6"><text:span text:style-name="Teletype">fixup</text:span> comme squash mais en supprimant le message de <text:span text:style-name="Italique">commit</text:span> du <text:span text:style-name="Italique">commit</text:span> fusionné ;</text:p>
        </text:list-item>
        <text:list-item>
          <text:p text:style-name="P6"><text:span text:style-name="Teletype">exec</text:span> pour exécuter une commande shell ;</text:p>
        </text:list-item>
        <text:list-item>
          <text:p text:style-name="P6"><text:span text:style-name="Teletype">drop</text:span> pour ignorer le <text:span text:style-name="Italique">commit</text:span> qui n’existera donc plus dans votre historique au terme de l’opération.</text:p>
        </text:list-item>
      </text:list>
      <text:h text:style-name="Heading_20_2" text:outline-level="2">Pourquoi effectuer un rebase int<text:change-start text:change-id="ct397053328"/><text:span text:style-name="T14">e</text:span><text:change-end text:change-id="ct397053328"/><text:change text:change-id="ct397053552"/>ractif ?</text:h>
      <text:p text:style-name="Standard"><text:change-start text:change-id="ct397049968"/><text:span text:style-name="T14">On effectue un rebase interactif p</text:span><text:change-end text:change-id="ct397049968"/><text:change text:change-id="ct397052880"/>our nettoyer son historique avant de le publier.</text:p>
      <text:p text:style-name="Standard">Fusionner les <text:span text:style-name="Italique">commits</text:span> qui n’ont pas lieu d’exister indépendamment, nettoyer les messages de <text:span text:style-name="Italique">commits</text:span>, supprimer des configurations temporaires, modifier leur ordre, etc.</text:p>
      <text:h text:style-name="Heading_20_2" text:outline-level="2">Comment effectuer un rebase intéractif ?</text:h>
      <text:p text:style-name="Standard">Il suffit d’ajouter le paramètre <text:span text:style-name="Teletype">-i</text:span> à la commande et d’y adjoindre la profondeur (combien de commits depuis la tête de la branche seront concernés).</text:p>
      <text:p text:style-name="Standard">Par exemple :</text:p>
      <table:table table:name="dvp_code_bash_88" table:style-name="dvp_5f_code_5f_bash_5f_88">
        <table:table-column table:style-name="dvp_5f_code_5f_bash_5f_88.A" table:number-columns-repeated="6"/>
        <table:table-row table:style-name="dvp_5f_code_5f_bash_5f_88.1">
          <table:table-cell table:style-name="dvp_5f_code_5f_bash_5f_88.A1" office:value-type="string">
            <text:p text:style-name="Standard"/>
          </table:table-cell>
          <table:table-cell table:style-name="dvp_5f_code_5f_bash_5f_88.A1" office:value-type="string">
            <text:p text:style-name="Standard">bash</text:p>
          </table:table-cell>
          <table:table-cell table:style-name="dvp_5f_code_5f_bash_5f_88.A1" office:value-type="string">
            <text:p text:style-name="Standard"/>
          </table:table-cell>
          <table:table-cell table:style-name="dvp_5f_code_5f_bash_5f_88.A1" office:value-type="string">
            <text:p text:style-name="Standard">1</text:p>
          </table:table-cell>
          <table:table-cell table:style-name="dvp_5f_code_5f_bash_5f_88.A1" office:value-type="string">
            <text:p text:style-name="Standard">1</text:p>
          </table:table-cell>
          <table:table-cell table:style-name="dvp_5f_code_5f_bash_5f_88.A1" office:value-type="string">
            <text:p text:style-name="Standard"/>
          </table:table-cell>
        </table:table-row>
        <text:soft-page-break/>
        <table:table-row table:style-name="dvp_5f_code_5f_bash_5f_88.2">
          <table:table-cell table:style-name="dvp_5f_code_5f_bash_5f_88.A1" table:number-columns-spanned="6" office:value-type="string">
            <text:p text:style-name="dvp_5f_code">git rebase -i HEAD~3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<text:change-start text:change-id="ct397052208"/><text:span text:style-name="T14">a</text:span><text:change-end text:change-id="ct397052208"/><text:change text:change-id="ct397052432"/>ura pour effet de <text:change-start text:change-id="ct397052656"/><text:span text:style-name="T14">faire un </text:span><text:change-end text:change-id="ct397052656"/><text:span text:style-name="Italique">rebase</text:span> <text:change-start text:change-id="ct397050864"/><text:span text:style-name="T14">d</text:span><text:change-end text:change-id="ct397050864"/><text:change text:change-id="ct397051312"/>es trois derniers <text:span text:style-name="Italique">commits</text:span> de votre branche.</text:p>
      <text:p text:style-name="Standard">L’exécution de cette commande entra<text:change-start text:change-id="ct397050192"/><text:span text:style-name="T14">î</text:span><text:change-end text:change-id="ct397050192"/><text:change text:change-id="ct397050416"/>ne l’ouverture d’un éditeur de texte depuis votre shell<text:change-start text:change-id="ct397051760"/>.<text:change-end text:change-id="ct397051760"/><text:change text:change-id="ct397051984"/> <text:change-start text:change-id="ct397051536"/><text:span text:style-name="T14">S</text:span><text:change-end text:change-id="ct397051536"/><text:change text:change-id="ct397051088"/>ous Windows avec Git BASH c’est <text:a xlink:type="simple" xlink:href="https://www.vim.org/" text:style-name="Internet_20_link" text:visited-style-name="Visited_20_Internet_20_Link">VIM</text:a>, sur macOS c’est <text:a xlink:type="simple" xlink:href="https://www.vim.org/" text:style-name="Internet_20_link" text:visited-style-name="Visited_20_Internet_20_Link">VIM</text:a> également et sur Ubuntu c’est <text:a xlink:type="simple" xlink:href="https://www.nano-editor.org/" text:style-name="Internet_20_link" text:visited-style-name="Visited_20_Internet_20_Link">nano</text:a>.</text:p>
      <text:p text:style-name="Standard">L’éditeur de texte contient un fichier de configuration du <text:span text:style-name="Italique">rebase</text:span> à effectuer, pour dire à chaque étape quelle opération vous souhaitez effectuer.</text:p>
      <text:p text:style-name="Standard">Par défaut on obtient <text:span text:style-name="Teletype">pick</text:span> pour chaque <text:span text:style-name="Italique">commit</text:span>, par exemple :</text:p>
      <table:table table:name="dvp_code_text_89" table:style-name="dvp_5f_code_5f_text_5f_89">
        <table:table-column table:style-name="dvp_5f_code_5f_text_5f_89.A" table:number-columns-repeated="6"/>
        <table:table-row table:style-name="dvp_5f_code_5f_text_5f_89.1">
          <table:table-cell table:style-name="dvp_5f_code_5f_text_5f_89.A1" office:value-type="string">
            <text:p text:style-name="Standard"/>
          </table:table-cell>
          <table:table-cell table:style-name="dvp_5f_code_5f_text_5f_89.A1" office:value-type="string">
            <text:p text:style-name="Standard">text</text:p>
          </table:table-cell>
          <table:table-cell table:style-name="dvp_5f_code_5f_text_5f_89.A1" office:value-type="string">
            <text:p text:style-name="Standard"/>
          </table:table-cell>
          <table:table-cell table:style-name="dvp_5f_code_5f_text_5f_89.A1" office:value-type="string">
            <text:p text:style-name="Standard">0</text:p>
          </table:table-cell>
          <table:table-cell table:style-name="dvp_5f_code_5f_text_5f_89.A1" office:value-type="string">
            <text:p text:style-name="Standard">1</text:p>
          </table:table-cell>
          <table:table-cell table:style-name="dvp_5f_code_5f_text_5f_89.A1" office:value-type="string">
            <text:p text:style-name="Standard"/>
          </table:table-cell>
        </table:table-row>
        <table:table-row table:style-name="dvp_5f_code_5f_text_5f_89.2">
          <table:table-cell table:style-name="dvp_5f_code_5f_text_5f_89.A1" table:number-columns-spanned="6" office:value-type="string">
            <text:p text:style-name="dvp_5f_code">pick d1fdf88 cypress - video recording on<text:line-break/>pick b065479 travis and cypress - some fix in e2e tests + baseUrl conf + http-server devDeps + travis conf<text:line-break/>pick 933cf95 migration from old webapp to jsonresume generated website<text:line-break/><text:line-break/># Rebase 10f5b97..933cf95 onto 10f5b97 (3 command(s))<text:line-break/>#<text:line-break/># Commands:<text:line-break/># p, pick = use commit<text:line-break/># r, reword = use commit, but edit the commit message<text:line-break/># e, edit = use commit, but stop for amending<text:line-break/># s, squash = use commit, but meld into previous commit<text:line-break/># f, fixup = like "squash", but discard this commit's log message<text:line-break/># x, exec = run command (the rest of the line) using shell<text:line-break/># d, drop = remove commit<text:line-break/>#<text:line-break/># These lines can be re-ordered; they are executed from top to bottom.<text:line-break/>#<text:line-break/># If you remove a line here THAT COMMIT WILL BE LOST.<text:line-break/>#<text:line-break/># However, if you remove everything, the rebase will be aborted.<text:line-break/>#<text:line-break/># Note that empty commits are commented out<text:line-break/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Il suffit de changer la commande à effectuer, d’enregistrer ce fichier et de quitter l’éditeur et Git démarrera l’opération de <text:span text:style-name="Italique">rebase</text:span> int<text:change-start text:change-id="ct501659376"/><text:span text:style-name="T14">e</text:span><text:change-end text:change-id="ct501659376"/><text:change text:change-id="ct501660720"/>ractif.</text:p>
      <text:p text:style-name="Standard">Si par exemple je veux changer les messages de <text:span text:style-name="Italique">commit</text:span> des trois commits de ma branche<text:change-start text:change-id="ct501658256"/>,<text:change-end text:change-id="ct501658256"/> je vais configurer ainsi :</text:p>
      <table:table table:name="dvp_code_text_90" table:style-name="dvp_5f_code_5f_text_5f_90">
        <table:table-column table:style-name="dvp_5f_code_5f_text_5f_90.A" table:number-columns-repeated="6"/>
        <text:soft-page-break/>
        <table:table-row table:style-name="dvp_5f_code_5f_text_5f_90.1">
          <table:table-cell table:style-name="dvp_5f_code_5f_text_5f_90.A1" office:value-type="string">
            <text:p text:style-name="Standard"/>
          </table:table-cell>
          <table:table-cell table:style-name="dvp_5f_code_5f_text_5f_90.A1" office:value-type="string">
            <text:p text:style-name="Standard">text</text:p>
          </table:table-cell>
          <table:table-cell table:style-name="dvp_5f_code_5f_text_5f_90.A1" office:value-type="string">
            <text:p text:style-name="Standard"/>
          </table:table-cell>
          <table:table-cell table:style-name="dvp_5f_code_5f_text_5f_90.A1" office:value-type="string">
            <text:p text:style-name="Standard">0</text:p>
          </table:table-cell>
          <table:table-cell table:style-name="dvp_5f_code_5f_text_5f_90.A1" office:value-type="string">
            <text:p text:style-name="Standard">1</text:p>
          </table:table-cell>
          <table:table-cell table:style-name="dvp_5f_code_5f_text_5f_90.A1" office:value-type="string">
            <text:p text:style-name="Standard"/>
          </table:table-cell>
        </table:table-row>
        <table:table-row table:style-name="dvp_5f_code_5f_text_5f_90.2">
          <table:table-cell table:style-name="dvp_5f_code_5f_text_5f_90.A1" table:number-columns-spanned="6" office:value-type="string">
            <text:p text:style-name="dvp_5f_code">reword d1fdf88 cypress - video recording on<text:line-break/>reword b065479 travis and cypress - some fix in e2e tests + baseUrl conf + http-server devDeps + travis conf<text:line-break/>reword 933cf95 migration from old webapp to jsonresume generated website<text:line-break/><text:line-break/># Rebase 10f5b97..933cf95 onto 10f5b97 (3 command(s))<text:line-break/><text:line-break/>...<text:line-break/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Ceci fait, à chaque étape du <text:span text:style-name="Italique">rebase</text:span><text:change-start text:change-id="ct501658032"/><text:span text:style-name="Italique">,</text:span><text:change-end text:change-id="ct501658032"/> Git me proposera de saisir un nouveau message de <text:span text:style-name="Italique">commit</text:span> via l’éditeur de texte du shell par défaut.</text:p>
      <text:h text:style-name="Heading_20_2" text:outline-level="2">Comment annuler un rebase en cours ?</text:h>
      <text:p text:style-name="Standard">Comme pour annuler une fusion :</text:p>
      <table:table table:name="dvp_code_bash_91" table:style-name="dvp_5f_code_5f_bash_5f_91">
        <table:table-column table:style-name="dvp_5f_code_5f_bash_5f_91.A" table:number-columns-repeated="6"/>
        <table:table-row table:style-name="dvp_5f_code_5f_bash_5f_91.1">
          <table:table-cell table:style-name="dvp_5f_code_5f_bash_5f_91.A1" office:value-type="string">
            <text:p text:style-name="Standard"/>
          </table:table-cell>
          <table:table-cell table:style-name="dvp_5f_code_5f_bash_5f_91.A1" office:value-type="string">
            <text:p text:style-name="Standard">bash</text:p>
          </table:table-cell>
          <table:table-cell table:style-name="dvp_5f_code_5f_bash_5f_91.A1" office:value-type="string">
            <text:p text:style-name="Standard"/>
          </table:table-cell>
          <table:table-cell table:style-name="dvp_5f_code_5f_bash_5f_91.A1" office:value-type="string">
            <text:p text:style-name="Standard">1</text:p>
          </table:table-cell>
          <table:table-cell table:style-name="dvp_5f_code_5f_bash_5f_91.A1" office:value-type="string">
            <text:p text:style-name="Standard">1</text:p>
          </table:table-cell>
          <table:table-cell table:style-name="dvp_5f_code_5f_bash_5f_91.A1" office:value-type="string">
            <text:p text:style-name="Standard"/>
          </table:table-cell>
        </table:table-row>
        <table:table-row table:style-name="dvp_5f_code_5f_bash_5f_91.2">
          <table:table-cell table:style-name="dvp_5f_code_5f_bash_5f_91.A1" table:number-columns-spanned="6" office:value-type="string">
            <text:p text:style-name="dvp_5f_code">git rebase --abort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Cette commande fonctionne pour le <text:span text:style-name="Italique">rebase</text:span> standard comme pour le <text:span text:style-name="Italique">rebase</text:span> int<text:change-start text:change-id="ct501660048"/><text:span text:style-name="T14">e</text:span><text:change-end text:change-id="ct501660048"/><text:change text:change-id="ct501660272"/>ractif.</text:p>
      <text:h text:style-name="Heading_20_2" text:outline-level="2">Comment résoudre un conflit lors d’un rebase ?</text:h>
      <text:p text:style-name="Standard">Comme pour annuler une fusion.</text:p>
      <text:p text:style-name="Standard">Une fois les conflits traités et ajoutés à l’index il vous suffira de dire à Git de poursuivre le <text:span text:style-name="Italique">rebase</text:span> (surtout pas de <text:span text:style-name="Italique">commit</text:span> !)</text:p>
      <table:table table:name="dvp_code_bash_92" table:style-name="dvp_5f_code_5f_bash_5f_92">
        <table:table-column table:style-name="dvp_5f_code_5f_bash_5f_92.A" table:number-columns-repeated="6"/>
        <table:table-row table:style-name="dvp_5f_code_5f_bash_5f_92.1">
          <table:table-cell table:style-name="dvp_5f_code_5f_bash_5f_92.A1" office:value-type="string">
            <text:p text:style-name="Standard"/>
          </table:table-cell>
          <table:table-cell table:style-name="dvp_5f_code_5f_bash_5f_92.A1" office:value-type="string">
            <text:p text:style-name="Standard">bash</text:p>
          </table:table-cell>
          <table:table-cell table:style-name="dvp_5f_code_5f_bash_5f_92.A1" office:value-type="string">
            <text:p text:style-name="Standard"/>
          </table:table-cell>
          <table:table-cell table:style-name="dvp_5f_code_5f_bash_5f_92.A1" office:value-type="string">
            <text:p text:style-name="Standard">1</text:p>
          </table:table-cell>
          <table:table-cell table:style-name="dvp_5f_code_5f_bash_5f_92.A1" office:value-type="string">
            <text:p text:style-name="Standard">1</text:p>
          </table:table-cell>
          <table:table-cell table:style-name="dvp_5f_code_5f_bash_5f_92.A1" office:value-type="string">
            <text:p text:style-name="Standard"/>
          </table:table-cell>
        </table:table-row>
        <table:table-row table:style-name="dvp_5f_code_5f_bash_5f_92.2">
          <table:table-cell table:style-name="dvp_5f_code_5f_bash_5f_92.A1" table:number-columns-spanned="6" office:value-type="string">
            <text:p text:style-name="dvp_5f_code">git rebase --continue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<text:soft-page-break/>Vous pouvez très bien obtenir des conflits à chaque étape, tout dépend des modifications effectu<text:change-start text:change-id="ct501659824"/><text:span text:style-name="T14">ées</text:span><text:change-end text:change-id="ct501659824"/><text:change text:change-id="ct501660496"/> par vous et <text:change-start text:change-id="ct501658928"/><text:span text:style-name="T14">par </text:span><text:change-end text:change-id="ct501658928"/>les autres utilisateurs.</text:p>
      <text:p text:style-name="Standard">Cette commande fonctionne pour le <text:span text:style-name="Italique">rebase</text:span> standard comme pour le <text:span text:style-name="Italique">rebase</text:span> int<text:change-start text:change-id="ct501659600"/><text:span text:style-name="T14">e</text:span><text:change-end text:change-id="ct501659600"/><text:change text:change-id="ct501658480"/>ractif.</text:p>
      <text:h text:style-name="Heading_20_1" text:outline-level="1">Les tags</text:h>
      <text:h text:style-name="Heading_20_2" text:outline-level="2">Qu’est-ce qu’un tag ?</text:h>
      <text:p text:style-name="Standard">C’est un <text:span text:style-name="Italique">label</text:span> (une chaîne de caractères) pointant sur un et un seul <text:span text:style-name="Italique">commit</text:span>.</text:p>
      <text:p text:style-name="Standard">Son rôle est d’identifier un <text:span text:style-name="Italique">commit</text:span>, c’est-à-dire une révision du code source, correspondant à une version précise du livrable obtenu depuis ce <text:span text:style-name="Italique">commit</text:span>.</text:p>
      <text:p text:style-name="Standard">Le nommage d’un <text:span text:style-name="Italique">tag</text:span> obéit généralement à une convention, la spécification <text:a xlink:type="simple" xlink:href="https://semver.org/" text:style-name="Internet_20_link" text:visited-style-name="Visited_20_Internet_20_Link">semver</text:a> est de loin la plus utilisée.</text:p>
      <text:p text:style-name="Standard">Un tag peut être annoté pour donner des informations complémentaires en langage naturel.</text:p>
      <text:h text:style-name="Heading_20_2" text:outline-level="2">Comment créer un<text:change text:change-id="ct452233232"/> tag ?</text:h>
      <text:p text:style-name="Standard">En ligne de commande :</text:p>
      <table:table table:name="dvp_code_bash_93" table:style-name="dvp_5f_code_5f_bash_5f_93">
        <table:table-column table:style-name="dvp_5f_code_5f_bash_5f_93.A" table:number-columns-repeated="6"/>
        <table:table-row table:style-name="dvp_5f_code_5f_bash_5f_93.1">
          <table:table-cell table:style-name="dvp_5f_code_5f_bash_5f_93.A1" office:value-type="string">
            <text:p text:style-name="Standard"/>
          </table:table-cell>
          <table:table-cell table:style-name="dvp_5f_code_5f_bash_5f_93.A1" office:value-type="string">
            <text:p text:style-name="Standard">bash</text:p>
          </table:table-cell>
          <table:table-cell table:style-name="dvp_5f_code_5f_bash_5f_93.A1" office:value-type="string">
            <text:p text:style-name="Standard"/>
          </table:table-cell>
          <table:table-cell table:style-name="dvp_5f_code_5f_bash_5f_93.A1" office:value-type="string">
            <text:p text:style-name="Standard">1</text:p>
          </table:table-cell>
          <table:table-cell table:style-name="dvp_5f_code_5f_bash_5f_93.A1" office:value-type="string">
            <text:p text:style-name="Standard">1</text:p>
          </table:table-cell>
          <table:table-cell table:style-name="dvp_5f_code_5f_bash_5f_93.A1" office:value-type="string">
            <text:p text:style-name="Standard"/>
          </table:table-cell>
        </table:table-row>
        <table:table-row table:style-name="dvp_5f_code_5f_bash_5f_93.2">
          <table:table-cell table:style-name="dvp_5f_code_5f_bash_5f_93.A1" table:number-columns-spanned="6" office:value-type="string">
            <text:p text:style-name="dvp_5f_code">git tag -a v1.4.0 -m 'my version 1.4.0'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A pour effet de créer un <text:span text:style-name="Italique">tag</text:span> identifiant le <text:span text:style-name="Italique">commit</text:span> actuellement <text:span text:style-name="Teletype">checkout</text:span>.</text:p>
      <text:p text:style-name="Standard">Ce <text:span text:style-name="Italique">tag</text:span> est créé localement, pour l’ajouter à un dépôt distant<text:change-start text:change-id="ct455145632"/>,<text:change-end text:change-id="ct455145632"/> il est nécessaire de le pousser :</text:p>
      <table:table table:name="dvp_code_bash_94" table:style-name="dvp_5f_code_5f_bash_5f_94">
        <table:table-column table:style-name="dvp_5f_code_5f_bash_5f_94.A" table:number-columns-repeated="6"/>
        <table:table-row table:style-name="dvp_5f_code_5f_bash_5f_94.1">
          <table:table-cell table:style-name="dvp_5f_code_5f_bash_5f_94.A1" office:value-type="string">
            <text:p text:style-name="Standard"/>
          </table:table-cell>
          <table:table-cell table:style-name="dvp_5f_code_5f_bash_5f_94.A1" office:value-type="string">
            <text:p text:style-name="Standard">bash</text:p>
          </table:table-cell>
          <table:table-cell table:style-name="dvp_5f_code_5f_bash_5f_94.A1" office:value-type="string">
            <text:p text:style-name="Standard"/>
          </table:table-cell>
          <table:table-cell table:style-name="dvp_5f_code_5f_bash_5f_94.A1" office:value-type="string">
            <text:p text:style-name="Standard">1</text:p>
          </table:table-cell>
          <table:table-cell table:style-name="dvp_5f_code_5f_bash_5f_94.A1" office:value-type="string">
            <text:p text:style-name="Standard">1</text:p>
          </table:table-cell>
          <table:table-cell table:style-name="dvp_5f_code_5f_bash_5f_94.A1" office:value-type="string">
            <text:p text:style-name="Standard"/>
          </table:table-cell>
        </table:table-row>
        <table:table-row table:style-name="dvp_5f_code_5f_bash_5f_94.2">
          <table:table-cell table:style-name="dvp_5f_code_5f_bash_5f_94.A1" table:number-columns-spanned="6" office:value-type="string">
            <text:p text:style-name="dvp_5f_code">git push origin v1.4.0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h text:style-name="Heading_20_2" text:outline-level="2"><text:soft-page-break/>Comment supprimer un<text:change text:change-id="ct452230544"/> tag ?</text:h>
      <table:table table:name="dvp_code_bash_95" table:style-name="dvp_5f_code_5f_bash_5f_95">
        <table:table-column table:style-name="dvp_5f_code_5f_bash_5f_95.A" table:number-columns-repeated="6"/>
        <table:table-row table:style-name="dvp_5f_code_5f_bash_5f_95.1">
          <table:table-cell table:style-name="dvp_5f_code_5f_bash_5f_95.A1" office:value-type="string">
            <text:p text:style-name="Standard"/>
          </table:table-cell>
          <table:table-cell table:style-name="dvp_5f_code_5f_bash_5f_95.A1" office:value-type="string">
            <text:p text:style-name="Standard">bash</text:p>
          </table:table-cell>
          <table:table-cell table:style-name="dvp_5f_code_5f_bash_5f_95.A1" office:value-type="string">
            <text:p text:style-name="Standard"/>
          </table:table-cell>
          <table:table-cell table:style-name="dvp_5f_code_5f_bash_5f_95.A1" office:value-type="string">
            <text:p text:style-name="Standard">1</text:p>
          </table:table-cell>
          <table:table-cell table:style-name="dvp_5f_code_5f_bash_5f_95.A1" office:value-type="string">
            <text:p text:style-name="Standard">1</text:p>
          </table:table-cell>
          <table:table-cell table:style-name="dvp_5f_code_5f_bash_5f_95.A1" office:value-type="string">
            <text:p text:style-name="Standard"/>
          </table:table-cell>
        </table:table-row>
        <table:table-row table:style-name="dvp_5f_code_5f_bash_5f_95.2">
          <table:table-cell table:style-name="dvp_5f_code_5f_bash_5f_95.A1" table:number-columns-spanned="6" office:value-type="string">
            <text:p text:style-name="dvp_5f_code">git tag -d v1.4.0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La suppression est seulement locale.</text:p>
      <text:p text:style-name="Standard">Supprimer un <text:span text:style-name="Italique">tag</text:span> rendu public est une <text:span text:style-name="Gras">très</text:span> mauvaise pratique.<text:change text:change-id="ct452219344"/><text:change-start text:change-id="ct409026784"/><text:line-break/><text:change-end text:change-id="ct409026784"/>La bonne pratique est de créer un nouveau <text:span text:style-name="Italique">tag</text:span> !</text:p>
      <text:h text:style-name="Heading_20_2" text:outline-level="2">Comment renommer un<text:change text:change-id="ct452230096"/> tag ?</text:h>
      <text:p text:style-name="Standard">Supprimez le <text:span text:style-name="Italique">tag</text:span> et créez-en un nouveau.</text:p>
      <text:p text:style-name="Standard">Comme pour la suppression de <text:span text:style-name="Italique">tag</text:span>, renommer un tag rendu public est une <text:span text:style-name="Gras">très</text:span> mauvaise pratique.</text:p>
      <text:h text:style-name="Heading_20_2" text:outline-level="2">Comment lister les tags existants ?</text:h>
      <table:table table:name="dvp_code_bash_96" table:style-name="dvp_5f_code_5f_bash_5f_96">
        <table:table-column table:style-name="dvp_5f_code_5f_bash_5f_96.A" table:number-columns-repeated="6"/>
        <table:table-row table:style-name="dvp_5f_code_5f_bash_5f_96.1">
          <table:table-cell table:style-name="dvp_5f_code_5f_bash_5f_96.A1" office:value-type="string">
            <text:p text:style-name="Standard"/>
          </table:table-cell>
          <table:table-cell table:style-name="dvp_5f_code_5f_bash_5f_96.A1" office:value-type="string">
            <text:p text:style-name="Standard">bash</text:p>
          </table:table-cell>
          <table:table-cell table:style-name="dvp_5f_code_5f_bash_5f_96.A1" office:value-type="string">
            <text:p text:style-name="Standard"/>
          </table:table-cell>
          <table:table-cell table:style-name="dvp_5f_code_5f_bash_5f_96.A1" office:value-type="string">
            <text:p text:style-name="Standard">1</text:p>
          </table:table-cell>
          <table:table-cell table:style-name="dvp_5f_code_5f_bash_5f_96.A1" office:value-type="string">
            <text:p text:style-name="Standard">1</text:p>
          </table:table-cell>
          <table:table-cell table:style-name="dvp_5f_code_5f_bash_5f_96.A1" office:value-type="string">
            <text:p text:style-name="Standard"/>
          </table:table-cell>
        </table:table-row>
        <table:table-row table:style-name="dvp_5f_code_5f_bash_5f_96.2">
          <table:table-cell table:style-name="dvp_5f_code_5f_bash_5f_96.A1" table:number-columns-spanned="6" office:value-type="string">
            <text:p text:style-name="dvp_5f_code">git tag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h text:style-name="Heading_20_2" text:outline-level="2">Comment comparer deux tags ?</text:h>
      <text:p text:style-name="Standard">Exactement comme avec les branches, remplacez simplement les noms des branches par les noms des tags.</text:p>
      <text:h text:style-name="Heading_20_2" text:outline-level="2">Comment comparer l’état d’un fichier présent dans deux tags ?</text:h>
      <text:p text:style-name="Standard">Exactement comme avec les branches, remplacez simplement les noms des branches par les noms des <text:span text:style-name="Italique">tags</text:span>.</text:p>
      <text:h text:style-name="Heading_20_1" text:outline-level="1"><text:soft-page-break/>Les <text:change text:change-id="ct452230320"/><text:change-start text:change-id="ct452227184"/><text:span text:style-name="T15">traces (logs)</text:span><text:change-end text:change-id="ct452227184"/><text:change-start text:change-id="ct452231664"/><text:span text:style-name="T15"><office:annotation><dc:creator>bruno barthel</dc:creator><dc:date>2019-04-24T11:43:58.312000000</dc:date><text:p text:style-name="P11"><text:span text:style-name="T40">L’usage du terme « trace » est préférable à l’anglicisme « log » qui par ailleurs est plus souvent rencontré au féminin</text:span></text:p></office:annotation></text:span><text:change-end text:change-id="ct452231664"/></text:h>
      <text:h text:style-name="Heading_20_2" text:outline-level="2">Qu’est-ce que l<text:change-start text:change-id="ct452231888"/><text:span text:style-name="T15">a trace</text:span><text:change-end text:change-id="ct452231888"/><text:change text:change-id="ct452232336"/> ?</text:h>
      <text:p text:style-name="Standard">L<text:change-start text:change-id="ct452229872"/><text:span text:style-name="T15">a trace</text:span><text:change-end text:change-id="ct452229872"/><text:change text:change-id="ct452224272"/><text:span text:style-name="T15"> </text:span><text:change-start text:change-id="ct452228304"/><text:span text:style-name="T15">(</text:span><text:change-end text:change-id="ct452228304"/><text:span text:style-name="T15">log</text:span><text:change-start text:change-id="ct452232784"/><text:span text:style-name="T15">)</text:span><text:change-end text:change-id="ct452232784"/> permet d’explorer l’historique des commits du dépôt.</text:p>
      <text:p text:style-name="Standard">Les options et possibilités sont très nombreuses, on peut filtrer l’affichage de beaucoup de manières, par références (branches, tags), par auteur de commit, par date<text:change text:change-id="ct452227856"/><text:change-start text:change-id="ct452222704"/><office:annotation><dc:creator>bruno barthel</dc:creator><dc:date>2019-04-24T11:40:34.373000000</dc:date><text:p text:style-name="P11"><text:span text:style-name="T40">Soit <text:s/>« par plage de dates » (pluriel) soit « par date » (singulier) si une seule date est paramétrée</text:span></text:p></office:annotation><text:change-end text:change-id="ct452222704"/>, etc<text:change-start text:change-id="ct452220912"/>.<text:change-end text:change-id="ct452220912"/><text:change text:change-id="ct452228528"/></text:p>
      <text:p text:style-name="Standard">On peut aussi comparer les références entre elles (branches, tags) afin d’afficher un CHANGELOG des commits entre différentes versions par exemple.</text:p>
      <text:p text:style-name="Standard">C’est un outil indispensable pour comprendre l’historique, il est également très utile pour la maintenance.</text:p>
      <text:h text:style-name="Heading_20_2" text:outline-level="2">Comment afficher l<text:change-start text:change-id="ct452232112"/><text:span text:style-name="T16">a trace</text:span><text:change-end text:change-id="ct452232112"/><text:change text:change-id="ct452235024"/> ?</text:h>
      <text:p text:style-name="Standard">Dans sa forme la plus simple :</text:p>
      <table:table table:name="dvp_code_bash_97" table:style-name="dvp_5f_code_5f_bash_5f_97">
        <table:table-column table:style-name="dvp_5f_code_5f_bash_5f_97.A" table:number-columns-repeated="6"/>
        <table:table-row table:style-name="dvp_5f_code_5f_bash_5f_97.1">
          <table:table-cell table:style-name="dvp_5f_code_5f_bash_5f_97.A1" office:value-type="string">
            <text:p text:style-name="Standard"/>
          </table:table-cell>
          <table:table-cell table:style-name="dvp_5f_code_5f_bash_5f_97.A1" office:value-type="string">
            <text:p text:style-name="Standard">bash</text:p>
          </table:table-cell>
          <table:table-cell table:style-name="dvp_5f_code_5f_bash_5f_97.A1" office:value-type="string">
            <text:p text:style-name="Standard"/>
          </table:table-cell>
          <table:table-cell table:style-name="dvp_5f_code_5f_bash_5f_97.A1" office:value-type="string">
            <text:p text:style-name="Standard">1</text:p>
          </table:table-cell>
          <table:table-cell table:style-name="dvp_5f_code_5f_bash_5f_97.A1" office:value-type="string">
            <text:p text:style-name="Standard">1</text:p>
          </table:table-cell>
          <table:table-cell table:style-name="dvp_5f_code_5f_bash_5f_97.A1" office:value-type="string">
            <text:p text:style-name="Standard"/>
          </table:table-cell>
        </table:table-row>
        <table:table-row table:style-name="dvp_5f_code_5f_bash_5f_97.2">
          <table:table-cell table:style-name="dvp_5f_code_5f_bash_5f_97.A1" table:number-columns-spanned="6" office:value-type="string">
            <text:p text:style-name="dvp_5f_code">$ git log<text:line-break/><text:line-break/>commit df76163ff6c90e8c62c588a06d82fb3d3f3aca66<text:line-break/>Author: Thomas Davis &lt;thomasalwyndavis@gmail.com&gt;<text:line-break/>Date: <text:s text:c="2"/>Wed Oct 10 21:37:16 2018 +1100<text:line-break/><text:line-break/> <text:s text:c="3"/>Logs the correct path to jsonresume.json<text:line-break/><text:line-break/>commit 7ee2e20e767a979b0d0113133e045f3fe44a6735<text:line-break/>Author: marlou &lt;pro@marc-loupias.fr&gt;<text:line-break/>Date: <text:s text:c="2"/>Thu Oct 4 10:51:51 2018 +0200<text:line-break/><text:line-break/> <text:s text:c="3"/>update node version in engine section to drop unmaintained node version and match travis config<text:line-break/><text:line-break/>commit e9a998f5b02fd2e9a01def86a8ebb470c1d246d4<text:line-break/>Author: marlou &lt;pro@marc-loupias.fr&gt;<text:line-break/>Date: <text:s text:c="2"/>Thu Oct 4 10:50:59 2018 +0200<text:line-break/><text:line-break/> <text:s text:c="3"/>update superagent from 2.+ to 3.+<text:line-break/><text:line-break/>commit be7e49d14e11620f8a37b4d65f8790eeae188b38<text:line-break/>Author: marlou &lt;pro@marc-loupias.fr&gt;<text:line-break/>Date: <text:s text:c="2"/>Thu Oct 4 10:21:06 2018 +0200<text:line-break/><text:line-break/> <text:s text:c="3"/>moving to an up-to-date and actively maintained package to open the browser<text:line-break/><text:soft-page-break/><text:line-break/> <text:s text:c="3"/>- open@0.0.5 removed<text:line-break/> <text:s text:c="3"/>- opn@5.4.0 sindresorhus package added<text:line-break/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On navigue avec les flèches du clavier et on sort en appuyant sur la touche <text:span text:style-name="Teletype">q</text:span>.</text:p>
      <text:h text:style-name="Heading_20_2" text:outline-level="2">Comment afficher <text:change text:change-id="ct452234576"/><text:change-start text:change-id="ct397053104"/><text:span text:style-name="T16">la trace</text:span><text:change-end text:change-id="ct397053104"/> sous forme graphique dans la console ?</text:h>
      <table:table table:name="dvp_code_bash_98" table:style-name="dvp_5f_code_5f_bash_5f_98">
        <table:table-column table:style-name="dvp_5f_code_5f_bash_5f_98.A" table:number-columns-repeated="6"/>
        <table:table-row table:style-name="dvp_5f_code_5f_bash_5f_98.1">
          <table:table-cell table:style-name="dvp_5f_code_5f_bash_5f_98.A1" office:value-type="string">
            <text:p text:style-name="Standard"/>
          </table:table-cell>
          <table:table-cell table:style-name="dvp_5f_code_5f_bash_5f_98.A1" office:value-type="string">
            <text:p text:style-name="Standard">bash</text:p>
          </table:table-cell>
          <table:table-cell table:style-name="dvp_5f_code_5f_bash_5f_98.A1" office:value-type="string">
            <text:p text:style-name="Standard"/>
          </table:table-cell>
          <table:table-cell table:style-name="dvp_5f_code_5f_bash_5f_98.A1" office:value-type="string">
            <text:p text:style-name="Standard">1</text:p>
          </table:table-cell>
          <table:table-cell table:style-name="dvp_5f_code_5f_bash_5f_98.A1" office:value-type="string">
            <text:p text:style-name="Standard">1</text:p>
          </table:table-cell>
          <table:table-cell table:style-name="dvp_5f_code_5f_bash_5f_98.A1" office:value-type="string">
            <text:p text:style-name="Standard"/>
          </table:table-cell>
        </table:table-row>
        <table:table-row table:style-name="dvp_5f_code_5f_bash_5f_98.2">
          <table:table-cell table:style-name="dvp_5f_code_5f_bash_5f_98.A1" table:number-columns-spanned="6" office:value-type="string">
            <text:p text:style-name="dvp_5f_code">git log --graph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h text:style-name="Heading_20_2" text:outline-level="2">Comment afficher <text:change text:change-id="ct501659152"/><text:change-start text:change-id="ct501658704"/><text:span text:style-name="T16">la trace</text:span><text:change-end text:change-id="ct501658704"/> sur une seule ligne pour chaque commit ?</text:h>
      <table:table table:name="dvp_code_bash_99" table:style-name="dvp_5f_code_5f_bash_5f_99">
        <table:table-column table:style-name="dvp_5f_code_5f_bash_5f_99.A" table:number-columns-repeated="6"/>
        <table:table-row table:style-name="dvp_5f_code_5f_bash_5f_99.1">
          <table:table-cell table:style-name="dvp_5f_code_5f_bash_5f_99.A1" office:value-type="string">
            <text:p text:style-name="Standard"/>
          </table:table-cell>
          <table:table-cell table:style-name="dvp_5f_code_5f_bash_5f_99.A1" office:value-type="string">
            <text:p text:style-name="Standard">bash</text:p>
          </table:table-cell>
          <table:table-cell table:style-name="dvp_5f_code_5f_bash_5f_99.A1" office:value-type="string">
            <text:p text:style-name="Standard"/>
          </table:table-cell>
          <table:table-cell table:style-name="dvp_5f_code_5f_bash_5f_99.A1" office:value-type="string">
            <text:p text:style-name="Standard">1</text:p>
          </table:table-cell>
          <table:table-cell table:style-name="dvp_5f_code_5f_bash_5f_99.A1" office:value-type="string">
            <text:p text:style-name="Standard">1</text:p>
          </table:table-cell>
          <table:table-cell table:style-name="dvp_5f_code_5f_bash_5f_99.A1" office:value-type="string">
            <text:p text:style-name="Standard"/>
          </table:table-cell>
        </table:table-row>
        <table:table-row table:style-name="dvp_5f_code_5f_bash_5f_99.2">
          <table:table-cell table:style-name="dvp_5f_code_5f_bash_5f_99.A1" table:number-columns-spanned="6" office:value-type="string">
            <text:p text:style-name="dvp_5f_code">git log --oneline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h text:style-name="Heading_20_2" text:outline-level="2">Comment afficher <text:change text:change-id="ct454869792"/><text:change-start text:change-id="ct454873824"/>l’<text:span text:style-name="T38">historique des modifications</text:span><text:change-end text:change-id="ct454873824"/> entre deux tags ?</text:h>
      <table:table table:name="dvp_code_bash_100" table:style-name="dvp_5f_code_5f_bash_5f_100">
        <table:table-column table:style-name="dvp_5f_code_5f_bash_5f_100.A" table:number-columns-repeated="6"/>
        <table:table-row table:style-name="dvp_5f_code_5f_bash_5f_100.1">
          <table:table-cell table:style-name="dvp_5f_code_5f_bash_5f_100.A1" office:value-type="string">
            <text:p text:style-name="Standard"/>
          </table:table-cell>
          <table:table-cell table:style-name="dvp_5f_code_5f_bash_5f_100.A1" office:value-type="string">
            <text:p text:style-name="Standard">bash</text:p>
          </table:table-cell>
          <table:table-cell table:style-name="dvp_5f_code_5f_bash_5f_100.A1" office:value-type="string">
            <text:p text:style-name="Standard"/>
          </table:table-cell>
          <table:table-cell table:style-name="dvp_5f_code_5f_bash_5f_100.A1" office:value-type="string">
            <text:p text:style-name="Standard">1</text:p>
          </table:table-cell>
          <table:table-cell table:style-name="dvp_5f_code_5f_bash_5f_100.A1" office:value-type="string">
            <text:p text:style-name="Standard">1</text:p>
          </table:table-cell>
          <table:table-cell table:style-name="dvp_5f_code_5f_bash_5f_100.A1" office:value-type="string">
            <text:p text:style-name="Standard"/>
          </table:table-cell>
        </table:table-row>
        <table:table-row table:style-name="dvp_5f_code_5f_bash_5f_100.2">
          <table:table-cell table:style-name="dvp_5f_code_5f_bash_5f_100.A1" table:number-columns-spanned="6" office:value-type="string">
            <text:p text:style-name="dvp_5f_code">git log 0.11.0..0.12.0 --oneline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h text:style-name="Heading_20_2" text:outline-level="2"><text:soft-page-break/>Comment filtrer <text:change text:change-id="ct454866656"/><text:change-start text:change-id="ct454870016"/><text:span text:style-name="T37">la trace</text:span><text:change-end text:change-id="ct454870016"/> sur la base des messages de commit ?</text:h>
      <table:table table:name="dvp_code_bash_101" table:style-name="dvp_5f_code_5f_bash_5f_101">
        <table:table-column table:style-name="dvp_5f_code_5f_bash_5f_101.A" table:number-columns-repeated="6"/>
        <table:table-row table:style-name="dvp_5f_code_5f_bash_5f_101.1">
          <table:table-cell table:style-name="dvp_5f_code_5f_bash_5f_101.A1" office:value-type="string">
            <text:p text:style-name="Standard"/>
          </table:table-cell>
          <table:table-cell table:style-name="dvp_5f_code_5f_bash_5f_101.A1" office:value-type="string">
            <text:p text:style-name="Standard">bash</text:p>
          </table:table-cell>
          <table:table-cell table:style-name="dvp_5f_code_5f_bash_5f_101.A1" office:value-type="string">
            <text:p text:style-name="Standard"/>
          </table:table-cell>
          <table:table-cell table:style-name="dvp_5f_code_5f_bash_5f_101.A1" office:value-type="string">
            <text:p text:style-name="Standard">1</text:p>
          </table:table-cell>
          <table:table-cell table:style-name="dvp_5f_code_5f_bash_5f_101.A1" office:value-type="string">
            <text:p text:style-name="Standard">1</text:p>
          </table:table-cell>
          <table:table-cell table:style-name="dvp_5f_code_5f_bash_5f_101.A1" office:value-type="string">
            <text:p text:style-name="Standard"/>
          </table:table-cell>
        </table:table-row>
        <table:table-row table:style-name="dvp_5f_code_5f_bash_5f_101.2">
          <table:table-cell table:style-name="dvp_5f_code_5f_bash_5f_101.A1" table:number-columns-spanned="6" office:value-type="string">
            <text:p text:style-name="dvp_5f_code">git log --grep 'regex'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Le contenu de <text:span text:style-name="Teletype">'regex'</text:span> doit être une regex POSIX valide.</text:p>
      <text:h text:style-name="Heading_20_2" text:outline-level="2">Comment filtrer <text:change text:change-id="ct454870240"/><text:change-start text:change-id="ct454870464"/><text:span text:style-name="T37">la trace</text:span><text:change-end text:change-id="ct454870464"/> sur la base de l’auteur des commits ?</text:h>
      <table:table table:name="dvp_code_bash_102" table:style-name="dvp_5f_code_5f_bash_5f_102">
        <table:table-column table:style-name="dvp_5f_code_5f_bash_5f_102.A" table:number-columns-repeated="6"/>
        <table:table-row table:style-name="dvp_5f_code_5f_bash_5f_102.1">
          <table:table-cell table:style-name="dvp_5f_code_5f_bash_5f_102.A1" office:value-type="string">
            <text:p text:style-name="Standard"/>
          </table:table-cell>
          <table:table-cell table:style-name="dvp_5f_code_5f_bash_5f_102.A1" office:value-type="string">
            <text:p text:style-name="Standard">bash</text:p>
          </table:table-cell>
          <table:table-cell table:style-name="dvp_5f_code_5f_bash_5f_102.A1" office:value-type="string">
            <text:p text:style-name="Standard"/>
          </table:table-cell>
          <table:table-cell table:style-name="dvp_5f_code_5f_bash_5f_102.A1" office:value-type="string">
            <text:p text:style-name="Standard">1</text:p>
          </table:table-cell>
          <table:table-cell table:style-name="dvp_5f_code_5f_bash_5f_102.A1" office:value-type="string">
            <text:p text:style-name="Standard">1</text:p>
          </table:table-cell>
          <table:table-cell table:style-name="dvp_5f_code_5f_bash_5f_102.A1" office:value-type="string">
            <text:p text:style-name="Standard"/>
          </table:table-cell>
        </table:table-row>
        <table:table-row table:style-name="dvp_5f_code_5f_bash_5f_102.2">
          <table:table-cell table:style-name="dvp_5f_code_5f_bash_5f_102.A1" table:number-columns-spanned="6" office:value-type="string">
            <text:p text:style-name="dvp_5f_code">git log --author="robert"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h text:style-name="Heading_20_2" text:outline-level="2">Comment afficher la liste des fichiers modifiés pour chaque commit <text:change text:change-id="ct454870688"/><text:change-start text:change-id="ct454870912"/><text:span text:style-name="T37">de la trace</text:span><text:change-end text:change-id="ct454870912"/> ?</text:h>
      <table:table table:name="dvp_code_bash_103" table:style-name="dvp_5f_code_5f_bash_5f_103">
        <table:table-column table:style-name="dvp_5f_code_5f_bash_5f_103.A" table:number-columns-repeated="6"/>
        <table:table-row table:style-name="dvp_5f_code_5f_bash_5f_103.1">
          <table:table-cell table:style-name="dvp_5f_code_5f_bash_5f_103.A1" office:value-type="string">
            <text:p text:style-name="Standard"/>
          </table:table-cell>
          <table:table-cell table:style-name="dvp_5f_code_5f_bash_5f_103.A1" office:value-type="string">
            <text:p text:style-name="Standard">bash</text:p>
          </table:table-cell>
          <table:table-cell table:style-name="dvp_5f_code_5f_bash_5f_103.A1" office:value-type="string">
            <text:p text:style-name="Standard"/>
          </table:table-cell>
          <table:table-cell table:style-name="dvp_5f_code_5f_bash_5f_103.A1" office:value-type="string">
            <text:p text:style-name="Standard">1</text:p>
          </table:table-cell>
          <table:table-cell table:style-name="dvp_5f_code_5f_bash_5f_103.A1" office:value-type="string">
            <text:p text:style-name="Standard">1</text:p>
          </table:table-cell>
          <table:table-cell table:style-name="dvp_5f_code_5f_bash_5f_103.A1" office:value-type="string">
            <text:p text:style-name="Standard"/>
          </table:table-cell>
        </table:table-row>
        <table:table-row table:style-name="dvp_5f_code_5f_bash_5f_103.2">
          <table:table-cell table:style-name="dvp_5f_code_5f_bash_5f_103.A1" table:number-columns-spanned="6" office:value-type="string">
            <text:p text:style-name="dvp_5f_code">git log --stat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h text:style-name="Heading_20_2" text:outline-level="2">Comment trouver qui a modifié quelle ligne dans un fichier donné ? (blame)</text:h>
      <text:p text:style-name="Standard">La commande <text:span text:style-name="Teletype">blame</text:span> permet d’explorer l’historique à l’intérieur d’un fichier.</text:p>
      <table:table table:name="dvp_code_bash_104" table:style-name="dvp_5f_code_5f_bash_5f_104">
        <table:table-column table:style-name="dvp_5f_code_5f_bash_5f_104.A" table:number-columns-repeated="6"/>
        <table:table-row table:style-name="dvp_5f_code_5f_bash_5f_104.1">
          <table:table-cell table:style-name="dvp_5f_code_5f_bash_5f_104.A1" office:value-type="string">
            <text:p text:style-name="Standard"/>
          </table:table-cell>
          <table:table-cell table:style-name="dvp_5f_code_5f_bash_5f_104.A1" office:value-type="string">
            <text:p text:style-name="Standard">bash</text:p>
          </table:table-cell>
          <table:table-cell table:style-name="dvp_5f_code_5f_bash_5f_104.A1" office:value-type="string">
            <text:p text:style-name="Standard"/>
          </table:table-cell>
          <table:table-cell table:style-name="dvp_5f_code_5f_bash_5f_104.A1" office:value-type="string">
            <text:p text:style-name="Standard">1</text:p>
          </table:table-cell>
          <table:table-cell table:style-name="dvp_5f_code_5f_bash_5f_104.A1" office:value-type="string">
            <text:p text:style-name="Standard">1</text:p>
          </table:table-cell>
          <table:table-cell table:style-name="dvp_5f_code_5f_bash_5f_104.A1" office:value-type="string">
            <text:p text:style-name="Standard"/>
          </table:table-cell>
        </table:table-row>
        <table:table-row table:style-name="dvp_5f_code_5f_bash_5f_104.2">
          <table:table-cell table:style-name="dvp_5f_code_5f_bash_5f_104.A1" table:number-columns-spanned="6" office:value-type="string">
            <text:p text:style-name="dvp_5f_code">$ git blame sha1_file.c<text:line-break/><text:soft-page-break/>0fcfd160 (Linus Torvalds <text:s/>2005-04-18 13:04:43 -0700 <text:s text:c="3"/>8) <text:s/>*/<text:line-break/>0fcfd160 (Linus Torvalds <text:s/>2005-04-18 13:04:43 -0700 <text:s text:c="3"/>9) #include "cache.h"<text:line-break/>1f688557 (Junio C Hamano <text:s/>2005-06-27 03:35:33 -0700 <text:s text:c="2"/>10) #include "delta.h"<text:line-break/>a733cb60 (Linus Torvalds <text:s/>2005-06-28 14:21:02 -0700 <text:s text:c="2"/>11) #include "pack.h"<text:line-break/>8e440259 (Peter Eriksen <text:s text:c="2"/>2006-04-02 14:44:09 +0200 <text:s text:c="2"/>12) #include "blob.h"<text:line-break/>8e440259 (Peter Eriksen <text:s text:c="2"/>2006-04-02 14:44:09 +0200 <text:s text:c="2"/>13) #include "commit.h"<text:line-break/>8e440259 (Peter Eriksen <text:s text:c="2"/>2006-04-02 14:44:09 +0200 <text:s text:c="2"/>14) #include "tag.h"<text:line-break/>8e440259 (Peter Eriksen <text:s text:c="2"/>2006-04-02 14:44:09 +0200 <text:s text:c="2"/>15) #include "tree.h"<text:line-break/>f35a6d3b (Linus Torvalds <text:s/>2007-04-09 21:20:29 -0700 <text:s text:c="2"/>16) #include "refs.h"<text:line-break/>70f5d5d3 (Nicolas Pitre <text:s text:c="2"/>2008-02-28 00:25:19 -0500 <text:s text:c="2"/>17) #include "pack-revindex.h"628522ec (Junio C Hamano <text:s text:c="13"/>2007-12-29 02:05:47 -0800 <text:s text:c="2"/>18) #include "sha1-lookup.h"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Chaque ligne du fichier est affichée, devant chaque ligne on a le SHA<text:change-start text:change-id="ct454866208"/>-<text:change-end text:change-id="ct454866208"/>1 en version courte, le nom de l’auteur et le timestamp de création du commit.</text:p>
      <text:p text:style-name="Standard">On navigue comme avec les logs avec les flèches du clavier et on sort avec la touche <text:span text:style-name="Teletype">q</text:span>.</text:p>
      <text:h text:style-name="Heading_20_1" text:outline-level="1">Outils</text:h>
      <text:h text:style-name="Heading_20_2" text:outline-level="2">GitHub</text:h>
      <text:p text:style-name="Standard">GitHub est la plus grosse plate<text:change-start text:change-id="ct454869568"/>-<text:change-end text:change-id="ct454869568"/>forme mondiale d’hébergement web de dépôts Git.</text:p>
      <text:p text:style-name="Standard">L’entreprise <text:a xlink:type="simple" xlink:href="https://www.developpez.com/actu/207383/C-est-officiel-Microsoft-debourse-7-5-milliards-pour-s-offrir-GitHub-le-geant-de-Redmond-se-montre-plus-genereux-que-ce-que-disaient-les-rumeurs/" text:style-name="Internet_20_link" text:visited-style-name="Visited_20_Internet_20_Link">a été rachetée en juin 2018 par Microsoft</text:a>.</text:p>
      <text:p text:style-name="Standard">GitHub s’utilise comme une solution SaaS hébergée dans le cloud. Il est possible d’héberger un serveur sur son réseau local<text:change-start text:change-id="ct452233904"/>,<text:change-end text:change-id="ct452233904"/> mais cette solution est payante et relativement chère (plusieurs dizaines d’euros par utilisateur).</text:p>
      <text:p text:style-name="Standard">Par défaut<text:change-start text:change-id="ct455151008"/>,<text:change-end text:change-id="ct455151008"/> tous les dépôts sont publics, il faut payer pour disposer de dépôts privés.</text:p>
      <text:p text:style-name="Standard">La solution propose un grand nombre de fonctionnalités, de manière non-exhaustive on trouve :</text:p>
      <text:list xml:id="list224312175224464" text:style-name="List_20_1">
        <text:list-item>
          <text:p text:style-name="P6">les <text:span text:style-name="Italique">issues</text:span> qui peuvent être utilisées comme un bug tracker ou/et comme un planificateur de tâches<text:change-start text:change-id="ct454873152"/> ;<text:change-end text:change-id="ct454873152"/><text:change text:change-id="ct454872480"/></text:p>
        </text:list-item>
        <text:list-item>
          <text:p text:style-name="P6">les <text:span text:style-name="Italique">milestones</text:span> qui permettent de relier les <text:span text:style-name="Italique">issues</text:span> à une version en devenir<text:change-start text:change-id="ct454872928"/> ;<text:change-end text:change-id="ct454872928"/><text:change text:change-id="ct454873600"/></text:p>
        </text:list-item>
        <text:list-item>
          <text:p text:style-name="P6">les <text:span text:style-name="Italique">releases</text:span> qui permettent d’associer des tags à un <text:span text:style-name="Italique">CHANGELOG</text:span> (bon de livraison).</text:p>
        </text:list-item>
      </text:list>
      <text:p text:style-name="Standard">La solution s’intègre aussi avec une grande quantité de services externes, intégration continue, code coverage, etc …</text:p>
      <text:p text:style-name="Standard"><text:soft-page-break/>Les tarifs de GitHub se trouvent <text:a xlink:type="simple" xlink:href="https://github.com/pricing" text:style-name="Internet_20_link" text:visited-style-name="Visited_20_Internet_20_Link">à cette adresse</text:a>.</text:p>
      <text:h text:style-name="Heading_20_2" text:outline-level="2">GitLab</text:h>
      <text:p text:style-name="Standard">GitLab est le concurrent direct de GitHub bien qu’il couvre une surface fonctionnelle plus importante mais moins flexible (intégration moins importante avec les autres fournisseurs de services).</text:p>
      <text:p text:style-name="Standard">En effet<text:change-start text:change-id="ct454873376"/>,<text:change-end text:change-id="ct454873376"/> GitLab ne se limite pas à la gestion du code source, il inclut tout le cycle de vie du projet, de la gestion du dépôt jusqu’au déploiement.</text:p>
      <text:p text:style-name="Standard">GitLab propose un service SaaS similaire à celui de GitHub<text:change-start text:change-id="ct454871808"/>,<text:change-end text:change-id="ct454871808"/> mais il est également possible de le déployer sur un réseau local gratuitement.</text:p>
      <text:p text:style-name="Standard">Les tarifs de GitLab se trouvent <text:a xlink:type="simple" xlink:href="https://about.gitlab.com/pricing/" text:style-name="Internet_20_link" text:visited-style-name="Visited_20_Internet_20_Link">à cette adresse</text:a>. L’hébergement de dépôts privés est gratuit.</text:p>
      <text:h text:style-name="Heading_20_2" text:outline-level="2">Qu’elle est la différence entre une pull request (GitHub) et une merge request (GitLab) ?</text:h>
      <text:p text:style-name="Standard">Conceptuellement<text:change-start text:change-id="ct454871584"/>,<text:change-end text:change-id="ct454871584"/> il n’y a aucune différence, il s’agit simplement d’une question de point de vue pour nommer cette opération.</text:p>
      <text:p text:style-name="Standard">Sur une “pull request” on demande au mainteneur de tirer (<text:span text:style-name="Teletype">pull</text:span>) sa branche pour une relecture suivie d’une fusion (<text:span text:style-name="Teletype">merge</text:span>). La notion de fusion est implicite.</text:p>
      <text:p text:style-name="Standard">Sur une “merge request” on demande explicitement au mainteneur de gérer la demande de fusion.</text:p>
      <text:h text:style-name="Heading_20_1" text:outline-level="1">Contribuer à un projet OpenSource</text:h>
      <text:h text:style-name="Heading_20_2" text:outline-level="2">Quels sont les usages à respecter habituellement avant de proposer une contribution ?</text:h>
      <text:p text:style-name="Standard">Le fichier <text:span text:style-name="Teletype">README.md</text:span> du dépôt doit être lu en intégralité et très attentivement. Par convention<text:change-start text:change-id="ct454872032"/>,<text:change-end text:change-id="ct454872032"/> c’est le point d’entrée documentaire de tout projet.<text:line-break/>Il est affiché par défaut par les outils web type GitHub / GitLab lorsqu’on accède au dépôt du projet.<text:line-break/>Les premières instructions pour utiliser le projet (installation des dépendances, compilation, exécution…) sont souvent rédigées dans ce fichier.<text:line-break/>Ces informations sont généralement reprises sur le wiki du projet et sur le site de présentation si il en dispose.</text:p>
      <text:p text:style-name="Standard">Certains projets ont d’autres fichiers servant à rentrer plus dans le détail, souvent au format markdown, qu’il est utile de lire.<text:line-break/><text:soft-page-break/>Parmi ces fichiers ont peut trouver :</text:p>
      <text:list xml:id="list224312250868608" text:style-name="List_20_1">
        <text:list-item>
          <text:p text:style-name="P6"><text:span text:style-name="Teletype">CONTRIBUTE.md</text:span> ou <text:span text:style-name="Teletype">CONTRIBUTING.md</text:span>, certains projets proposent un fichier dédié aux informations liées aux contributions<text:change-start text:change-id="ct454874944"/> ;<text:change-end text:change-id="ct454874944"/><text:change text:change-id="ct454875168"/></text:p>
        </text:list-item>
        <text:list-item>
          <text:p text:style-name="P6"><text:span text:style-name="Teletype">LICENSE.md</text:span>, important de savoir quelle sera la licence de votre contribution<text:change text:change-id="ct454875392"/><text:change-start text:change-id="ct454875616"/> ;<text:change-end text:change-id="ct454875616"/></text:p>
        </text:list-item>
        <text:list-item>
          <text:p text:style-name="P6"><text:span text:style-name="Teletype">ISSUE_TEMPLATE.md</text:span>, un template pour la création d’issue. Il est de bon ton de le respecter<text:change-start text:change-id="ct454876064"/> ;<text:change-end text:change-id="ct454876064"/><text:change text:change-id="ct454875840"/></text:p>
        </text:list-item>
        <text:list-item>
          <text:p text:style-name="P6"><text:span text:style-name="Teletype">PULL_REQUEST_TEMPLATE.md</text:span>, un template pour la création des Pull Request. De même il est de bon ton de le respecter<text:change-start text:change-id="ct454876288"/> ;<text:change-end text:change-id="ct454876288"/><text:change text:change-id="ct454876512"/></text:p>
        </text:list-item>
        <text:list-item>
          <text:p text:style-name="P6"><text:span text:style-name="Teletype">CODE_OF_CONDUCT.md</text:span>, un code de conduite à tenir dans vos échanges avec les autres contributeurs. Il est parfois nécessaire de l’accepter en même temps que la première Pull Request<text:change-start text:change-id="ct454877408"/> ;<text:change-end text:change-id="ct454877408"/><text:change text:change-id="ct454876736"/></text:p>
        </text:list-item>
        <text:list-item>
          <text:p text:style-name="P6"><text:span text:style-name="Teletype">CODING_STYLE.md</text:span>, décrit ou donne des liens décrivant le style de code à utiliser. Ce fichier est parfois associé à un linter qui sera exécuté dans l’intégration continue avec les tests.</text:p>
        </text:list-item>
      </text:list>
      <text:h text:style-name="Heading_20_2" text:outline-level="2">Comment proposer un sujet de contribution ?</text:h>
      <text:p text:style-name="Standard">Ouvrez une issue ! C’est le canal de discussion principal et c’est en quelque sorte la liste des tâches (le <text:span text:style-name="Italique">backlog</text:span>) du projet.</text:p>
      <text:p text:style-name="Standard">Il vaut mieux proposer une contribution par ce biais avant de se lancer dans le code.<text:line-break/>Inutile de perdre du temps à écrire du code si les mainteneurs du projet ne sont pas d’accord avec votre proposition.</text:p>
      <text:p text:style-name="Standard">Toutefois, s’il s’agit d’une modification mineure<text:change-start text:change-id="ct454874720"/>,<text:change-end text:change-id="ct454874720"/> n’hésitez pas à proposer directement une Pull Request.</text:p>
      <text:p text:style-name="Standard">Certains projets utilisent beaucoup les outils communautaires type Discord, Slack, IRC. Il existe aussi <text:a xlink:type="simple" xlink:href="https://gitter.im/" text:style-name="Internet_20_link" text:visited-style-name="Visited_20_Internet_20_Link">Gitter</text:a> qui bénéficie d’une excellente intégration avec GitHub.<text:line-break/>C’est un excellent moyen de prendre la température d’autant que les historiques de discussion sont souvent publics.</text:p>
      <text:h text:style-name="Heading_20_2" text:outline-level="2">Pourquoi est-il nécessaire de forker<text:change-start text:change-id="ct454872256"/><office:annotation><dc:creator>bruno barthel</dc:creator><dc:date>2019-04-24T11:54:06.574000000</dc:date><text:p text:style-name="P11"><text:span text:style-name="T41">Forker </text:span><text:span text:style-name="T40">?</text:span><text:span text:style-name="T40"><text:line-break/></text:span><text:span text:style-name="T40">à remplacer dans le titre par un terme français avec, entre parenthèses, son équivalent anglais</text:span></text:p></office:annotation><text:change-end text:change-id="ct454872256"/> le projet sur lequel on souhaite contribuer ?</text:h>
      <text:p text:style-name="Standard">Cela simplifie considérablement la gestion des droits du dépôt principal pour les mainteneurs du projet.<text:line-break/>Avec un fork<text:change-start text:change-id="ct454874272"/>,<text:change-end text:change-id="ct454874272"/> les contributeurs n’écrivent pas sur le dépôt principal, ils écrivent des commits sur leur fork et la Pull Request est un merge de ce fork vers le dépôt central.</text:p>
      <text:h text:style-name="Heading_20_2" text:outline-level="2"><text:soft-page-break/>Comment initialiser son dépôt local pour préparer une contribution ?</text:h>
      <text:p text:style-name="P2">Après avoir lu entièrement la documentation et <office:annotation office:name="__Annotation__7444_1284351148"><dc:creator>bruno barthel</dc:creator><dc:date>2019-04-24T11:55:37.538000000</dc:date><text:p text:style-name="P11"><text:span text:style-name="T40">idem</text:span></text:p></office:annotation>forké<text:change-start text:change-id="ct454877184"/><office:annotation-end office:name="__Annotation__7444_1284351148"/><text:change-end text:change-id="ct454877184"/> le dépôt principal<text:change-start text:change-id="ct454866432"/>,<text:change-end text:change-id="ct454866432"/> il faut cloner sur votre machine le dépôt central : <text:span text:style-name="Teletype">git clone &lt;url-depot&gt;</text:span>.<text:line-break/>Ensuite<text:change-start text:change-id="ct454868000"/>,<text:change-end text:change-id="ct454868000"/> il faut ajouter <text:change-start text:change-id="ct454868224"/>votre fork <text:change-end text:change-id="ct454868224"/>à votre dépôt local <text:change text:change-id="ct454871136"/>en tant que dépôt distant : <text:span text:style-name="Teletype">git remote add &lt;alias&gt; &lt;chemin/url&gt;</text:span>.</text:p>
      <text:p text:style-name="Standard">Si vous fonctionnez de cette manière<text:change-start text:change-id="ct454868672"/>,<text:change-end text:change-id="ct454868672"/> l’alias du dépôt distant principal sera <text:span text:style-name="Teletype">origin</text:span> et votre fork aura le nom que vous lui donnerez.<text:line-break/>Personnellement<text:change-start text:change-id="ct454867552"/>,<text:change-end text:change-id="ct454867552"/> j’appelle mon fork tout simplement <text:span text:style-name="Teletype">fork</text:span>.</text:p>
      <text:p text:style-name="Standard">On peut tout à fait faire l’inverse, c’est à dire cloner votre fork et ajouter le dépôt distant de référence.<text:line-break/>C’est une question de nommage qui n’affecte que votre dépôt local. Faites comme vous le souhaitez.</text:p>
      <text:h text:style-name="Heading_20_2" text:outline-level="2">Quelles sont les étapes habituelles d’une contribution de code ?</text:h>
      <text:p text:style-name="Standard">Après avoir lu entièrement la documentation, forké<text:change-start text:change-id="ct454865984"/><office:annotation><dc:creator>bruno barthel</dc:creator><dc:date>2019-04-24T11:57:28.533000000</dc:date><text:p text:style-name="P11"><text:span text:style-name="T40">+1</text:span></text:p></office:annotation><text:change-end text:change-id="ct454865984"/> le dépôt principal et initialisé votre dépôt local, vous pouvez commencer à écrire du code.</text:p>
      <text:p text:style-name="Standard">Attention, <text:span text:style-name="Gras">on n’ajoute jamais de commit sur la branche de collaboration</text:span>. Si vous voyez une branche <text:span text:style-name="Teletype">master</text:span> ou parfois <text:span text:style-name="Teletype">develop</text:span>, n’écrivez pas dessus.<text:line-break/>Vous devez créer une branche dédiée à vos modifications. Tout ceci est généralement documenté par le projet.</text:p>
      <text:p text:style-name="Standard">Si vous n’avez pas mis à jour votre dépôt local depuis quelques temps ou que le projet est très actif<text:change-start text:change-id="ct454877856"/>,<text:change-end text:change-id="ct454877856"/> il faut commencer par récupérer les dernières mises à jour.</text:p>
      <text:p text:style-name="Standard">Si la branche de collaboration est <text:span text:style-name="Teletype">master</text:span>, assurez-vous d’être positionné sur <text:span text:style-name="Teletype">master</text:span> (<text:span text:style-name="Teletype">git checkout master</text:span>) puis récupérez l’état de cette branche via <text:span text:style-name="Teletype">git pull origin master</text:span>.</text:p>
      <text:p text:style-name="Standard">Créez ensuite votre branche de travail : <text:span text:style-name="Teletype">git checkout -b &lt;nom-de-votre-branche</text:span>.</text:p>
      <text:p text:style-name="Standard">A ce stade<text:change-start text:change-id="ct454878976"/>,<text:change-end text:change-id="ct454878976"/> vous pouvez librement écrire vos commits.</text:p>
      <text:p text:style-name="Standard">Une fois terminé, il faut rebaser votre travail. En effet vous avez pu passer plusieurs jours ou semaines à préparer votre contribution<text:change text:change-id="ct454878080"/> et donc d’autres personnes auront probablement fait avancer <text:span text:style-name="Teletype">master</text:span>.</text:p>
      <text:p text:style-name="Standard">Il convient donc de récupérer leur travail : <text:span text:style-name="Teletype">git checkout master</text:span> puis <text:span text:style-name="Teletype">git pull origin master</text:span>.</text:p>
      <text:p text:style-name="Standard">Ceci fait<text:change-start text:change-id="ct454878528"/>,<text:change-end text:change-id="ct454878528"/> retournez sur votre branche de travail (<text:span text:style-name="Teletype">git checkout &lt;nom-de-votre-branche&gt;</text:span>) et rebasez là avec master : <text:span text:style-name="Teletype">git rebase master</text:span>.</text:p>
      <text:p text:style-name="Standard"><text:soft-page-break/>On peut également rebaser directement sa branche de travail sans tirer master via <text:span text:style-name="Teletype">git rebase origin/master</text:span>.<text:line-break/>Attention<text:change-start text:change-id="ct454879200"/> :<text:change-end text:change-id="ct454879200"/> il sera nécessaire de mettre à jour votre représentation locale du dépôt distant au préalable via <text:span text:style-name="Teletype">git fetch origin</text:span>.</text:p>
      <text:p text:style-name="Standard">Si vous avez des conflits<text:change-start text:change-id="ct454879424"/>,<text:change-end text:change-id="ct454879424"/> fixez les, puis vous pouvez pousser votre branche sur votre fork : <text:span text:style-name="Teletype">git push fork &lt;nom-de-votre-branche&gt;</text:span>.</text:p>
      <text:p text:style-name="Standard"><text:change-start text:change-id="ct454879648"/>À <text:change-end text:change-id="ct454879648"/><text:change text:change-id="ct454880096"/>ce stade, l’outil que vous utilisez pour collaborer vous proposera de créer une Pull Request (si GitHub) ou une Merge Request (si GitLab).</text:p>
      <text:p text:style-name="Standard">Une fois <text:change-start text:change-id="ct454879872"/><text:span text:style-name="T17">la Pull Request </text:span><text:change-end text:change-id="ct454879872"/>créée, c’est aux mainteneurs de travailler.<text:line-break/>Selon <text:change text:change-id="ct454874048"/><text:change-start text:change-id="ct454880320"/><text:span text:style-name="T17">leur mode de</text:span><text:change-end text:change-id="ct454880320"/> fonctionnent et <text:change-start text:change-id="ct454880544"/><text:span text:style-name="T17">la manière dont ils </text:span><text:change-end text:change-id="ct454880544"/>ont configuré leur projet, le fait d’avoir proposé une contribution a pu déclencher un job dans l’intégration continue.<text:line-break/>Il convient de vérifier son résultat<text:change-start text:change-id="ct454880768"/>,<text:change-end text:change-id="ct454880768"/> car si il est en erreur<text:change-start text:change-id="ct454880992"/>,<text:change-end text:change-id="ct454880992"/> c’est à vous qu’il revient d’effectuer la correction, la Pull Request restera bloquée tant que la correction n’aura pas été effectuée.</text:p>
      <text:p text:style-name="Standard">Si tout va bien, les mainteneurs vont effectuer une revue de code de votre contribution. Restez attentif<text:change-start text:change-id="ct454881216"/>,<text:change-end text:change-id="ct454881216"/> ils pourront vous proposer ou exiger des améliorations.</text:p>
      <text:p text:style-name="Standard">Notez qu’il est rare qu’une contribution (surtout les premières) soit acceptée au premier essai<text:change-start text:change-id="ct454881664"/>.<text:change-end text:change-id="ct454881664"/><text:change text:change-id="ct454881440"/> <text:change-start text:change-id="ct452220688"/><text:span text:style-name="T17">I</text:span><text:change-end text:change-id="ct452220688"/><text:change text:change-id="ct452233008"/>l ne faut pas s’en offusquer<text:change-start text:change-id="ct452233680"/>,<text:change-end text:change-id="ct452233680"/> le propre des Pull Request est d’échanger sur la collaboration apportée.</text:p>
      <text:p text:style-name="Standard">Si tout va bien<text:change-start text:change-id="ct452234352"/>,<text:change-end text:change-id="ct452234352"/> vos commits seront ajoutés à la branche de collaboration.</text:p>
      <text:p text:style-name="Standard">Notez également que les mainteneurs demandent parfois de<text:change-start text:change-id="ct452230992"/> <text:change-end text:change-id="ct452230992"/><text:change-start text:change-id="ct452231216"/><text:span text:style-name="T17">faire un</text:span><text:change-end text:change-id="ct452231216"/> <text:span text:style-name="Teletype">squash</text:span> <text:change-start text:change-id="ct452228752"/><text:span text:style-name="T17">de </text:span><text:change-end text:change-id="ct452228752"/>vos commits en un seul, un rebase intéractif suivi d’un <text:span text:style-name="Teletype">git push --force fork &lt;nom-de-votre-branche&gt;</text:span> sera nécessaire.<text:line-break/>Sinon<text:change-start text:change-id="ct452226512"/>,<text:change-end text:change-id="ct452226512"/> depuis peu<text:change-start text:change-id="ct452229200"/>,<text:change-end text:change-id="ct452229200"/> les mainteneurs peuvent <text:change-start text:change-id="ct452228080"/><text:span text:style-name="T17">faire un </text:span><text:change-end text:change-id="ct452228080"/><text:span text:style-name="Teletype">squash</text:span> <text:change-start text:change-id="ct452225392"/><text:span text:style-name="T17">d</text:span><text:change-end text:change-id="ct452225392"/><text:change text:change-id="ct452233456"/>es commits eux-mêmes via l’interface web (sur GitHub comme sur GitLab).</text:p>
      <text:h text:style-name="Heading_20_2" text:outline-level="2">Qu’est-ce que cela m’apporte de contribuer à un projet OpenSource ?</text:h>
      <text:p text:style-name="Standard">Indépendamment de la fonctionnalité que vous ajoutez et de la contribution technique pure, cela améliorera sensiblement vos compétences sur Git.</text:p>
      <text:p text:style-name="Standard">Pouvoir montrer une contribution effectuée à un projet OpenSource<text:change-start text:change-id="ct448092512"/>,<text:change-end text:change-id="ct448092512"/> c’est aussi mettre en avant :</text:p>
      <text:list xml:id="list224312935516894" text:style-name="List_20_1">
        <text:list-item>
          <text:p text:style-name="P6">votre autonomie et votre esprit d’initiative<text:change-start text:change-id="ct448096320"/>,<text:change-end text:change-id="ct448096320"/> notamment dans l’optique d’un télétravail<text:change-start text:change-id="ct448096768"/> ;<text:change-end text:change-id="ct448096768"/><text:change text:change-id="ct448096544"/></text:p>
        </text:list-item>
        <text:list-item>
          <text:p text:style-name="P6">une capacité à s’adapter à un contexte de travail spécifique (les règles spécifiques du projet)<text:change-start text:change-id="ct448097664"/> ;<text:change-end text:change-id="ct448097664"/><text:change text:change-id="ct448097216"/></text:p>
        </text:list-item>
        <text:list-item>
          <text:p text:style-name="P6">une capacité à travailler à l’international (principalement en anglais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499cm" fo:margin-bottom="0cm" loext:contextual-spacing="false" fo:line-height="100%" style:page-number="auto"/>
      <style:text-properties style:font-name="Verdana" fo:font-family="Verdana" style:font-style-name="Normal" style:font-family-generic="swiss" style:font-pitch="variable" fo:font-size="10pt"/>
    </style:style>
    <style:style style:name="modele_20_kitodt" style:display-name="modele kitodt" style:family="paragraph" style:class="text" style:master-page-name="ModeleDePage">
      <style:paragraph-properties fo:text-align="center" style:justify-single-word="false" style:page-number="auto"/>
    </style:style>
    <style:style style:name="_5f_dvp_5f_inline_5f_" style:display-name="_dvp_inline_" style:family="paragraph" style:class="text">
      <loext:graphic-properties draw:fill="solid" draw:fill-color="#99cccc" draw:opacity="100%"/>
      <style:paragraph-properties fo:background-color="#99cccc"/>
    </style:style>
    <style:style style:name="_5f_dvp_5f_latex_5f_" style:display-name="_dvp_latex_" style:family="paragraph" style:class="text">
      <loext:graphic-properties draw:fill="solid" draw:fill-color="#ffffcc" draw:opacity="100%"/>
      <style:paragraph-properties fo:background-color="#ffffcc"/>
    </style:style>
    <style:style style:name="soustitre_5f_page" style:display-name="soustitre_page" style:family="paragraph" style:class="text">
      <style:paragraph-properties fo:text-align="center" style:justify-single-word="false"/>
    </style:style>
    <style:style style:name="commentaire" style:family="paragraph" style:class="text"/>
    <style:style style:name="titre_5f_page" style:display-name="titre_page" style:family="paragraph" style:class="text">
      <style:paragraph-properties fo:text-align="center" style:justify-single-word="false"/>
    </style:style>
    <style:style style:name="petit_5f_gauche" style:display-name="petit_gauche" style:family="paragraph" style:class="text">
      <style:paragraph-properties fo:text-align="start" style:justify-single-word="false"/>
      <style:text-properties fo:font-size="70%"/>
    </style:style>
    <style:style style:name="petit_5f_center" style:display-name="petit_center" style:family="paragraph" style:class="text">
      <style:paragraph-properties fo:text-align="center" style:justify-single-word="false"/>
      <style:text-properties fo:font-size="70%"/>
    </style:style>
    <style:style style:name="center" style:family="paragraph" style:parent-style-name="Standard" style:class="text">
      <style:paragraph-properties fo:text-align="center" style:justify-single-word="false"/>
    </style:style>
    <style:style style:name="sautdepage_5f_apres" style:display-name="sautdepage_apres" style:family="paragraph" style:class="text">
      <style:paragraph-properties fo:break-after="page"/>
    </style:style>
    <style:style style:name="sautdepage" style:family="paragraph" style:class="text">
      <style:paragraph-properties fo:break-before="page"/>
    </style:style>
    <style:style style:name="position_5f_texte_5f_justify" style:display-name="position_texte_justify" style:family="paragraph" style:class="text">
      <style:paragraph-properties fo:text-align="justify" style:justify-single-word="false"/>
    </style:style>
    <style:style style:name="position_5f_image_5f_justify" style:display-name="position_image_justify" style:family="paragraph" style:class="text">
      <style:paragraph-properties fo:text-align="justify" style:justify-single-word="false"/>
    </style:style>
    <style:style style:name="position_5f_texte_5f_right" style:display-name="position_texte_right" style:family="paragraph" style:class="text">
      <style:paragraph-properties fo:text-align="end" style:justify-single-word="false"/>
    </style:style>
    <style:style style:name="position_5f_image_5f_right" style:display-name="position_image_right" style:family="paragraph" style:class="text">
      <style:paragraph-properties fo:text-align="end" style:justify-single-word="false"/>
    </style:style>
    <style:style style:name="position_5f_texte_5f_center" style:display-name="position_texte_center" style:family="paragraph" style:class="text">
      <style:paragraph-properties fo:text-align="center" style:justify-single-word="false"/>
    </style:style>
    <style:style style:name="position_5f_image_5f_center" style:display-name="position_image_center" style:family="paragraph" style:class="text">
      <style:paragraph-properties fo:text-align="center" style:justify-single-word="false"/>
    </style:style>
    <style:style style:name="position_5f_texte_5f_left" style:display-name="position_texte_left" style:family="paragraph" style:class="text">
      <style:paragraph-properties fo:text-align="start" style:justify-single-word="false"/>
    </style:style>
    <style:style style:name="position_5f_image_5f_left" style:display-name="position_image_left" style:family="paragraph" style:class="text">
      <style:paragraph-properties fo:text-align="start" style:justify-single-word="false"/>
    </style:style>
    <style:style style:name="Heading" style:family="paragraph" style:parent-style-name="Standard" style:next-style-name="Text_20_body" style:class="text">
      <loext:graphic-properties draw:fill="solid" draw:fill-color="#280099" draw:opacity="100%"/>
      <style:paragraph-properties fo:margin-top="0.499cm" fo:margin-bottom="0.499cm" loext:contextual-spacing="false" fo:background-color="#280099" fo:keep-with-next="always"/>
      <style:text-properties fo:color="#ffffff" style:font-name="Verdana1" fo:font-family="Verdana" style:font-style-name="Gras" style:font-family-generic="swiss" style:font-pitch="variable" fo:font-size="14pt" fo:font-weight="bold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Verdana" fo:font-family="Verdana" style:font-style-name="Normal" style:font-family-generic="swiss" style:font-pitch="variable" fo:font-size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fo:text-align="center" style:justify-single-word="false" text:number-lines="false" text:line-number="0"/>
      <style:text-properties fo:font-size="10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fo:margin-top="0cm" fo:margin-bottom="0cm" loext:contextual-spacing="false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4700b8" draw:opacity="100%"/>
      <style:paragraph-properties fo:background-color="#4700b8" style:shadow="non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solid" draw:fill-color="#2300dc" draw:opacity="100%"/>
      <style:paragraph-properties fo:background-color="#2300dc"/>
      <style:text-properties fo:font-size="13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solid" draw:fill-color="#2323dc" draw:opacity="100%"/>
      <style:paragraph-properties fo:background-color="#2323dc"/>
      <style:text-properties fo:font-size="13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loext:graphic-properties draw:fill="solid" draw:fill-color="#0047ff" draw:opacity="100%"/>
      <style:paragraph-properties fo:background-color="#0047ff"/>
      <style:text-properties fo:font-size="12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loext:graphic-properties draw:fill="solid" draw:fill-color="#0099ff" draw:opacity="100%"/>
      <style:paragraph-properties fo:background-color="#0099ff"/>
      <style:text-properties fo:font-size="12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loext:graphic-properties draw:fill="solid" draw:fill-color="#00b8ff" draw:opacity="100%"/>
      <style:paragraph-properties fo:background-color="#00b8ff" style:shadow="none"/>
      <style:text-properties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loext:graphic-properties draw:fill="solid" draw:fill-color="#99ccff" draw:opacity="100%"/>
      <style:paragraph-properties fo:background-color="#99ccff"/>
      <style:text-properties fo:font-size="11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loext:graphic-properties draw:fill="solid" draw:fill-color="#99ccff" draw:opacity="100%"/>
      <style:paragraph-properties fo:background-color="#99ccff"/>
      <style:text-properties fo:font-size="10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loext:graphic-properties draw:fill="solid" draw:fill-color="#99ccff" draw:opacity="100%"/>
      <style:paragraph-properties fo:background-color="#99ccff"/>
      <style:text-properties fo:font-size="10pt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vp_5f_code" style:display-name="dvp_code" style:family="paragraph" style:master-page-name="">
      <loext:graphic-properties draw:fill="solid" draw:fill-color="#ffffcc" draw:opacity="100%"/>
      <style:paragraph-properties style:page-number="auto" fo:background-color="#ffffcc" style:shadow="none">
        <style:tab-stops/>
      </style:paragraph-properties>
      <style:text-properties fo:color="#000000" style:font-name="Courier New" fo:font-family="'Courier New'" style:font-style-name="Normal" style:font-family-generic="modern" style:font-pitch="fixed" fo:font-size="10pt"/>
    </style:style>
    <style:style style:name="dvp_5f_code_5f_titre" style:display-name="dvp_code_titre" style:family="paragraph" style:next-style-name="Text_20_body">
      <loext:graphic-properties draw:fill="solid" draw:fill-color="#9999cc" draw:opacity="100%"/>
      <style:paragraph-properties fo:background-color="#9999cc"/>
      <style:text-properties fo:color="#000000" style:font-name="Verdana1" fo:font-family="Verdana" style:font-style-name="Gras" style:font-family-generic="swiss" style:font-pitch="variable" fo:font-size="10pt" fo:font-weight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color="#000000" fo:font-size="14pt" fo:font-style="italic" style:font-size-asian="14pt" style:font-style-asian="italic" style:font-size-complex="14pt" style:font-style-complex="italic"/>
    </style:style>
    <style:style style:name="dvp_5f_licence" style:display-name="dvp_licence" style:family="paragraph" style:auto-update="true" style:master-page-name="">
      <loext:graphic-properties draw:fill="solid" draw:fill-color="#99ccff" draw:opacity="100%"/>
      <style:paragraph-properties fo:text-align="center" style:justify-single-word="false" style:page-number="auto" fo:background-color="#99ccff" fo:padding="0.15cm" fo:border="0.06pt solid #000000" style:shadow="#808080 -0.18cm -0.18cm">
        <style:tab-stops/>
      </style:paragraph-properties>
      <style:text-properties fo:font-size="9pt" style:text-scale="100%"/>
    </style:style>
    <style:style style:name="Quotations" style:family="paragraph" style:parent-style-name="Standard" style:class="html">
      <style:paragraph-properties fo:margin-left="1cm" fo:margin-right="1cm" fo:margin-top="0.499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_5f_dvp_5f_inline_5f_" style:display-name="_dvp_inline_" style:family="text">
      <style:text-properties style:font-name="Courier New" fo:font-family="'Courier New'" style:font-style-name="Normal" style:font-family-generic="modern" style:font-pitch="fixed" fo:font-size="10pt"/>
    </style:style>
    <style:style style:name="_5f_dvp_5f_latex_5f_" style:display-name="_dvp_latex_" style:family="text">
      <style:text-properties style:font-name="Courier New" fo:font-family="'Courier New'" style:font-style-name="Normal" style:font-family-generic="modern" style:font-pitch="fixed" fo:font-size="10pt"/>
    </style:style>
    <style:style style:name="date_5f_article" style:display-name="date_article" style:family="text">
      <style:text-properties fo:font-size="10pt"/>
    </style:style>
    <style:style style:name="soustitre_5f_page" style:display-name="soustitre_page" style:family="text">
      <style:text-properties style:font-name="Verdana" fo:font-family="Verdana" style:font-style-name="Normal" style:font-family-generic="swiss" style:font-pitch="variable" fo:font-size="14pt" fo:font-weight="bold"/>
    </style:style>
    <style:style style:name="commentaire" style:family="text">
      <style:text-properties fo:font-size="10pt" fo:font-style="italic" fo:font-weight="bold" fo:background-color="#ebebeb"/>
    </style:style>
    <style:style style:name="titre_5f_page" style:display-name="titre_page" style:family="text">
      <style:text-properties style:font-name="Verdana" fo:font-family="Verdana" style:font-style-name="Normal" style:font-family-generic="swiss" style:font-pitch="variable" fo:font-size="18pt" fo:font-weight="bold"/>
    </style:style>
    <style:style style:name="sautdepage_5f_apres" style:display-name="sautdepage_apres" style:family="text"/>
    <style:style style:name="sautdepage" style:family="text"/>
    <style:style style:name="Barre" style:family="text">
      <style:text-properties style:text-line-through-style="solid" style:text-line-through-type="single" style:text-underline-style="none"/>
    </style:style>
    <style:style style:name="Souligne" style:family="text">
      <style:text-properties style:text-underline-style="solid" style:text-underline-width="auto" style:text-underline-color="font-color"/>
    </style:style>
    <style:style style:name="Italique" style:family="text">
      <style:text-properties fo:font-style="italic"/>
    </style:style>
    <style:style style:name="Gras" style:family="text">
      <style:text-properties fo:font-weight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dvp_5f_exposant" style:display-name="dvp_exposant" style:family="text">
      <style:text-properties style:text-position="super 58%" style:font-name="Verdana" fo:font-family="Verdana" style:font-style-name="Normal" style:font-family-generic="swiss" style:font-pitch="variable" fo:font-size="10pt"/>
    </style:style>
    <style:style style:name="dvp_5f_indice" style:display-name="dvp_indice" style:family="text" style:parent-style-name="dvp_5f_exposant">
      <style:text-properties style:text-position="sub 58%" style:font-name="Verdana" fo:font-family="Verdana" style:font-style-name="Normal" style:font-family-generic="swiss" style:font-pitch="variable" fo:font-size="10pt"/>
    </style:style>
    <style:style style:name="dvp_5f_latex" style:display-name="dvp_latex" style:family="text" style:parent-style-name="dvp_5f_indice">
      <style:text-properties fo:color="#000000" style:text-position="0% 100%" style:font-name="Verdana" fo:font-family="Verdana" style:font-style-name="Normal" style:font-family-generic="swiss" style:font-pitch="variable" fo:font-size="10pt" fo:background-color="#ffcc99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Courier New1" fo:font-family="'Courier New'" style:font-family-generic="modern" style:font-pitch="fixed" fo:language="zxx" fo:country="none" fo:background-color="#99cccc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frame_5f_image_5f_justify" style:display-name="frame_image_justify" style:family="graphic">
      <style:graphic-properties svg:x="0cm" svg:y="0cm" style:wrap="none" style:vertical-pos="from-top" style:vertical-rel="page" style:horizontal-pos="from-left" style:horizontal-rel="paragraph"/>
    </style:style>
    <style:style style:name="frame_5f_image_5f_right" style:display-name="frame_image_right" style:family="graphic">
      <style:graphic-properties svg:x="0cm" svg:y="0cm" style:wrap="none" style:vertical-pos="from-top" style:vertical-rel="page" style:horizontal-pos="right" style:horizontal-rel="paragraph"/>
    </style:style>
    <style:style style:name="frame_5f_image_5f_center" style:display-name="frame_image_center" style:family="graphic">
      <style:graphic-properties svg:x="0cm" svg:y="0cm" style:wrap="none" style:vertical-pos="from-top" style:vertical-rel="page" style:horizontal-pos="center" style:horizontal-rel="paragraph"/>
    </style:style>
    <style:style style:name="frame_5f_image_5f_left" style:display-name="frame_image_left" style:family="graphic">
      <style:graphic-properties svg:x="0cm" svg:y="0cm" style:wrap="none" style:vertical-pos="from-top" style:vertical-rel="page" style:horizontal-pos="left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I">
        <style:list-level-properties text:min-label-distance="0.381cm"/>
      </text:outline-level-style>
      <text:outline-level-style text:level="2" style:num-format="A" text:display-levels="2">
        <style:list-level-properties text:space-before="0.101cm" text:min-label-distance="0.381cm"/>
      </text:outline-level-style>
      <text:outline-level-style text:level="3" style:num-format="1" text:display-levels="3">
        <style:list-level-properties text:space-before="0.199cm" text:min-label-distance="0.381cm"/>
      </text:outline-level-style>
      <text:outline-level-style text:level="4" style:num-format="a" text:display-levels="4">
        <style:list-level-properties text:space-before="0.3cm" text:min-label-distance="0.381cm"/>
      </text:outline-level-style>
      <text:outline-level-style text:level="5" style:num-format="i" text:display-levels="5">
        <style:list-level-properties text:space-before="0.4cm" text:min-label-distance="0.381cm"/>
      </text:outline-level-style>
      <text:outline-level-style text:level="6" style:num-format="I" text:display-levels="6">
        <style:list-level-properties text:space-before="0.499cm" text:min-label-distance="0.381cm"/>
      </text:outline-level-style>
      <text:outline-level-style text:level="7" style:num-format="A" text:display-levels="7">
        <style:list-level-properties text:space-before="0.6cm" text:min-label-distance="0.381cm"/>
      </text:outline-level-style>
      <text:outline-level-style text:level="8" style:num-format="1" text:display-levels="8">
        <style:list-level-properties text:space-before="0.7cm" text:min-label-distance="0.381cm"/>
      </text:outline-level-style>
      <text:outline-level-style text:level="9" style:num-format="a" text:display-levels="9">
        <style:list-level-properties text:space-before="0.801cm" text:min-label-distance="0.381cm"/>
      </text:outline-level-style>
      <text:outline-level-style text:level="10" style:num-format="i" text:display-levels="10">
        <style:list-level-properties text:space-before="0.9cm"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e_20_a_20_dvp" style:display-name="liste a dvp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e_20_A_20_dvp" style:display-name="liste A dvp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e_20_1_20_dvp" style:display-name="liste 1 dvp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e_20_i_20_dvp" style:display-name="liste i dvp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e_20_I_20_dvp" style:display-name="liste I dvp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e_20_none_20_dvp" style:display-name="liste none dvp">
      <text:list-level-style-number text:level="1" style:num-prefix="non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non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non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non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non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non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non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non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non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non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ModeleDePage" style:page-layout-name="Mpm2">
      <style:header>
        <text:p text:style-name="position_5f_image_5f_center"><draw:frame draw:style-name="Mfr1" draw:name="Image1" text:anchor-type="as-char" svg:width="5.539cm" svg:height="1.235cm" draw:z-index="49"><draw:image xlink:href="Pictures/100002000000009D000000237A702FEA8C9702C9.gif" xlink:type="simple" xlink:show="embed" xlink:actuate="onLoad" loext:mime-type="image/gif"/><svg:title>KitOOoDVP.gif</svg:title><svg:desc>Logo du KitOOoDVP</svg:desc></draw:frame><text:s/></text:p>
      </style:header>
      <style:footer>
        <text:section text:style-name="MSect1" text:name="dvp_sec_licence">
          <text:p text:style-name="dvp_5f_licence">Les sources présentées sur cette page sont libres de droits et vous pouvez les utiliser à votre convenance. Par contre, la page de présentation de ces sources constitue une œuvre intellectuelle protégée par les droits d'auteurs. Copyright © 2018 Developpez LLC. Tous droits réservés Developpez LLC. Aucune reproduction, même partielle, ne peut être faite de ce site et de l'ensemble de son contenu : textes, documents et images sans l'autorisation expresse de Developpez LLC. Sinon vous encourez selon la loi jusqu'à trois ans de prison et jusqu'à 300 000 € de dommages et intérêts.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creation-date>2013-03-26T08:45:13.29</meta:creation-date>
    <meta:editing-cycles>40</meta:editing-cycles>
    <meta:editing-duration>PT1H12M24S</meta:editing-duration>
    <dc:title>FAQ Git</dc:title>
    <dc:description>Cet article a été conçu grâce au KitODT version 16 et au modèle d'article du KitOOoDVP le 20/04/2019 22:36:49.</dc:description>
    <dc:date>2019-04-24T12:06:10.942000000</dc:date>
    <meta:keyword>faq</meta:keyword>
    <meta:keyword>SCM</meta:keyword>
    <meta:keyword>Git</meta:keyword>
    <meta:initial-creator>Marc Loupias</meta:initial-creator>
    <dc:creator>bruno barthel</dc:creator>
    <meta:document-statistic meta:table-count="105" meta:image-count="1" meta:object-count="0" meta:page-count="50" meta:paragraph-count="863" meta:word-count="9648" meta:character-count="59106" meta:non-whitespace-character-count="49431"/>
    <meta:user-defined meta:name="Info 1"/>
    <meta:user-defined meta:name="Info 2"/>
    <meta:user-defined meta:name="Info 3"/>
    <meta:user-defined meta:name="Info 4"/>
    <meta:template xlink:type="simple" xlink:actuate="onRequest" xlink:title="Template du KitODT pour developpez.com" xlink:href="../../../../Users/Bruno/KitOOoDVP/KitOOoDVP/modeles/Developpez/article.ott" meta:date="2013-03-26T08:45:13.140000000"/>
  </office:meta>
</office:document-meta>
</file>